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34.21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244.15pt"/>
    </style:style>
    <style:style style:name="co5" style:family="table-column">
      <style:table-column-properties fo:break-before="auto" style:column-width="20.3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79.74pt"/>
    </style:style>
    <style:style style:name="co8" style:family="table-column">
      <style:table-column-properties fo:break-before="auto" style:column-width="70.44pt"/>
    </style:style>
    <style:style style:name="co9" style:family="table-column">
      <style:table-column-properties fo:break-before="auto" style:column-width="81.3pt"/>
    </style:style>
    <style:style style:name="co10" style:family="table-column">
      <style:table-column-properties fo:break-before="auto" style:column-width="86.71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2.59pt"/>
    </style:style>
    <style:style style:name="co13" style:family="table-column">
      <style:table-column-properties fo:break-before="auto" style:column-width="28.01pt"/>
    </style:style>
    <style:style style:name="co14" style:family="table-column">
      <style:table-column-properties fo:break-before="auto" style:column-width="35.74pt"/>
    </style:style>
    <style:style style:name="co15" style:family="table-column">
      <style:table-column-properties fo:break-before="auto" style:column-width="48.84pt"/>
    </style:style>
    <style:style style:name="co16" style:family="table-column">
      <style:table-column-properties fo:break-before="auto" style:column-width="59.81pt"/>
    </style:style>
    <style:style style:name="co17" style:family="table-column">
      <style:table-column-properties fo:break-before="auto" style:column-width="99.04pt"/>
    </style:style>
    <style:style style:name="co18" style:family="table-column">
      <style:table-column-properties fo:break-before="auto" style:column-width="45.01pt"/>
    </style:style>
    <style:style style:name="co19" style:family="table-column">
      <style:table-column-properties fo:break-before="auto" style:column-width="45.75pt"/>
    </style:style>
    <style:style style:name="co20" style:family="table-column">
      <style:table-column-properties fo:break-before="auto" style:column-width="51.96pt"/>
    </style:style>
    <style:style style:name="co21" style:family="table-column">
      <style:table-column-properties fo:break-before="auto" style:column-width="53.49pt"/>
    </style:style>
    <style:style style:name="co22" style:family="table-column">
      <style:table-column-properties fo:break-before="auto" style:column-width="46.54pt"/>
    </style:style>
    <style:style style:name="co23" style:family="table-column">
      <style:table-column-properties fo:break-before="auto" style:column-width="41.16pt"/>
    </style:style>
    <style:style style:name="co24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2.01pt"/>
    </style:style>
    <style:style style:name="ce7" style:family="table-cell" style:parent-style-name="Default">
      <style:table-cell-properties style:text-align-source="fix" style:repeat-content="false" fo:padding="2.01pt" style:vertical-align="middle"/>
      <style:paragraph-properties fo:text-align="center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9" style:family="table-cell" style:parent-style-name="Default" style:data-style-name="N2">
      <style:table-cell-properties style:text-align-source="fix" style:repeat-content="false" fo:padding="2.01pt" style:vertical-align="middle"/>
      <style:paragraph-properties fo:text-align="end" fo:margin-left="0pt"/>
    </style:style>
    <style:style style:name="ce10" style:family="table-cell" style:parent-style-name="Default" style:data-style-name="N2">
      <style:table-cell-properties style:text-align-source="fix" style:repeat-content="false" fo:padding="2.01pt"/>
      <style:paragraph-properties fo:text-align="center" fo:margin-left="0pt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 style:data-style-name="N2">
      <style:table-cell-properties style:text-align-source="fix" style:repeat-content="false" fo:padding="2.01pt"/>
      <style:paragraph-properties fo:text-align="end" fo:margin-left="0pt"/>
    </style:style>
    <style:style style:name="ce1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end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end"/>
    </style:style>
    <style:style style:name="ce16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pt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00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result (3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10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encoder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ret</text:p>
          </table:table-cell>
          <table:table-cell table:style-name="Default" office:value-type="string" calcext:value-type="string">
            <text:p>solved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sat_runtm/0/0</text:p>
          </table:table-cell>
          <table:table-cell office:value-type="string" calcext:value-type="string">
            <text:p>sat_runtm/0/1</text:p>
          </table:table-cell>
          <table:table-cell office:value-type="string" calcext:value-type="string">
            <text:p>unsat_runtm/0/1</text:p>
          </table:table-cell>
          <table:table-cell office:value-type="string" calcext:value-type="string">
            <text:p>unsat_runtm/1/1</text:p>
          </table:table-cell>
          <table:table-cell office:value-type="string" calcext:value-type="string">
            <text:p>unsat_runtm/2/1</text:p>
          </table:table-cell>
          <table:table-cell office:value-type="string" calcext:value-type="string">
            <text:p>unsat_runtm/3/1</text:p>
          </table:table-cell>
          <table:table-cell office:value-type="string" calcext:value-type="string">
            <text:p>unsat_runtm/4/1</text:p>
          </table:table-cell>
          <table:table-cell office:value-type="string" calcext:value-type="string">
            <text:p>unsat_runtm/5/1</text:p>
          </table:table-cell>
          <table:table-cell office:value-type="string" calcext:value-type="string">
            <text:p>unsat_runtm/6/1</text:p>
          </table:table-cell>
          <table:table-cell office:value-type="string" calcext:value-type="string">
            <text:p>unsat_runtm/7/1</text:p>
          </table:table-cell>
          <table:table-cell office:value-type="string" calcext:value-type="string">
            <text:p>unsat_runtm/8/1</text:p>
          </table:table-cell>
          <table:table-cell office:value-type="string" calcext:value-type="string">
            <text:p>unsat_runtm/9/1</text:p>
          </table:table-cell>
          <table:table-cell office:value-type="string" calcext:value-type="string">
            <text:p>unsat_runtm/10/1</text:p>
          </table:table-cell>
        </table:table-row>
        <table:table-row table:style-name="ro1">
          <table:table-cell table:formula="of:=SUM([.I2:.T2])" office:value-type="float" office:value="1549.0567" calcext:value-type="float">
            <text:p>1549.05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B10Cag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nisat</text:p>
          </table:table-cell>
          <table:table-cell table:number-columns-repeated="2"/>
          <table:table-cell office:value-type="float" office:value="1.0613" calcext:value-type="float">
            <text:p>1.0613</text:p>
          </table:table-cell>
          <table:table-cell office:value-type="float" office:value="5.2328" calcext:value-type="float">
            <text:p>5.2328</text:p>
          </table:table-cell>
          <table:table-cell office:value-type="float" office:value="32.6275" calcext:value-type="float">
            <text:p>32.6275</text:p>
          </table:table-cell>
          <table:table-cell office:value-type="float" office:value="180.0878" calcext:value-type="float">
            <text:p>180.0878</text:p>
          </table:table-cell>
          <table:table-cell office:value-type="float" office:value="330.0119" calcext:value-type="float">
            <text:p>330.0119</text:p>
          </table:table-cell>
          <table:table-cell office:value-type="float" office:value="1000.0354" calcext:value-type="float">
            <text:p>1000.0354</text:p>
          </table:table-cell>
          <table:table-cell table:number-columns-repeated="5"/>
        </table:table-row>
        <table:table-row table:style-name="ro1">
          <table:table-cell table:style-name="ce1" table:formula="of:=SUM([.I3:.T3])" office:value-type="float" office:value="1613.5228" calcext:value-type="float">
            <text:p>1613.52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B10Cag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pleCOMSPS</text:p>
          </table:table-cell>
          <table:table-cell table:number-columns-repeated="2"/>
          <table:table-cell office:value-type="float" office:value="2.0027" calcext:value-type="float">
            <text:p>2.0027</text:p>
          </table:table-cell>
          <table:table-cell office:value-type="float" office:value="32.4234" calcext:value-type="float">
            <text:p>32.4234</text:p>
          </table:table-cell>
          <table:table-cell office:value-type="float" office:value="114.2967" calcext:value-type="float">
            <text:p>114.2967</text:p>
          </table:table-cell>
          <table:table-cell office:value-type="float" office:value="464.7639" calcext:value-type="float">
            <text:p>464.7639</text:p>
          </table:table-cell>
          <table:table-cell office:value-type="float" office:value="1000.0361" calcext:value-type="float">
            <text:p>1000.0361</text:p>
          </table:table-cell>
          <table:table-cell table:number-columns-repeated="6"/>
        </table:table-row>
        <table:table-row table:style-name="ro1">
          <table:table-cell table:formula="of:=SUM([.I4:.T4])" office:value-type="float" office:value="1832.8766" calcext:value-type="float">
            <text:p>1832.87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B10Cag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lucose</text:p>
          </table:table-cell>
          <table:table-cell table:number-columns-repeated="2"/>
          <table:table-cell office:value-type="float" office:value="1.7384" calcext:value-type="float">
            <text:p>1.7384</text:p>
          </table:table-cell>
          <table:table-cell office:value-type="float" office:value="10.7941" calcext:value-type="float">
            <text:p>10.7941</text:p>
          </table:table-cell>
          <table:table-cell office:value-type="float" office:value="39.3002" calcext:value-type="float">
            <text:p>39.3002</text:p>
          </table:table-cell>
          <table:table-cell office:value-type="float" office:value="78.8543" calcext:value-type="float">
            <text:p>78.8543</text:p>
          </table:table-cell>
          <table:table-cell office:value-type="float" office:value="181.0621" calcext:value-type="float">
            <text:p>181.0621</text:p>
          </table:table-cell>
          <table:table-cell office:value-type="float" office:value="521.0809" calcext:value-type="float">
            <text:p>521.0809</text:p>
          </table:table-cell>
          <table:table-cell office:value-type="float" office:value="1000.0466" calcext:value-type="float">
            <text:p>1000.0466</text:p>
          </table:table-cell>
          <table:table-cell table:number-columns-repeated="4"/>
        </table:table-row>
        <table:table-row table:style-name="ro1">
          <table:table-cell table:formula="of:=SUM([.I5:.T5])" office:value-type="float" office:value="83.9396" calcext:value-type="float">
            <text:p>83.93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Brinkman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9" calcext:value-type="float">
            <text:p>9</text:p>
          </table:table-cell>
          <table:table-cell office:value-type="float" office:value="0.564" calcext:value-type="float">
            <text:p>0.564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0777" calcext:value-type="float">
            <text:p>0.0777</text:p>
          </table:table-cell>
          <table:table-cell office:value-type="float" office:value="0.2031" calcext:value-type="float">
            <text:p>0.2031</text:p>
          </table:table-cell>
          <table:table-cell office:value-type="float" office:value="1.0249" calcext:value-type="float">
            <text:p>1.0249</text:p>
          </table:table-cell>
          <table:table-cell office:value-type="float" office:value="2.0013" calcext:value-type="float">
            <text:p>2.0013</text:p>
          </table:table-cell>
          <table:table-cell office:value-type="float" office:value="15.5731" calcext:value-type="float">
            <text:p>15.5731</text:p>
          </table:table-cell>
          <table:table-cell office:value-type="float" office:value="64.4153" calcext:value-type="float">
            <text:p>64.4153</text:p>
          </table:table-cell>
          <table:table-cell table:number-columns-repeated="4"/>
        </table:table-row>
        <table:table-row table:style-name="ro1">
          <table:table-cell table:formula="of:=SUM([.I6:.T6])" office:value-type="float" office:value="81.6532" calcext:value-type="float">
            <text:p>81.65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Brinkman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9" calcext:value-type="float">
            <text:p>9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0951" calcext:value-type="float">
            <text:p>0.0951</text:p>
          </table:table-cell>
          <table:table-cell office:value-type="float" office:value="0.1977" calcext:value-type="float">
            <text:p>0.1977</text:p>
          </table:table-cell>
          <table:table-cell office:value-type="float" office:value="0.329" calcext:value-type="float">
            <text:p>0.329</text:p>
          </table:table-cell>
          <table:table-cell office:value-type="float" office:value="2.3984" calcext:value-type="float">
            <text:p>2.3984</text:p>
          </table:table-cell>
          <table:table-cell office:value-type="float" office:value="7.4655" calcext:value-type="float">
            <text:p>7.4655</text:p>
          </table:table-cell>
          <table:table-cell office:value-type="float" office:value="18.5086" calcext:value-type="float">
            <text:p>18.5086</text:p>
          </table:table-cell>
          <table:table-cell office:value-type="float" office:value="52.4541" calcext:value-type="float">
            <text:p>52.4541</text:p>
          </table:table-cell>
          <table:table-cell table:number-columns-repeated="4"/>
        </table:table-row>
        <table:table-row table:style-name="ro1">
          <table:table-cell table:style-name="ce1" table:formula="of:=SUM([.I7:.T7])" office:value-type="float" office:value="63.71" calcext:value-type="float">
            <text:p>63.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Brinkman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9" calcext:value-type="float">
            <text:p>9</text:p>
          </table:table-cell>
          <table:table-cell office:value-type="float" office:value="0.4991" calcext:value-type="float">
            <text:p>0.4991</text:p>
          </table:table-cell>
          <table:table-cell office:value-type="float" office:value="0.0797" calcext:value-type="float">
            <text:p>0.0797</text:p>
          </table:table-cell>
          <table:table-cell office:value-type="float" office:value="0.1674" calcext:value-type="float">
            <text:p>0.1674</text:p>
          </table:table-cell>
          <table:table-cell office:value-type="float" office:value="0.2683" calcext:value-type="float">
            <text:p>0.2683</text:p>
          </table:table-cell>
          <table:table-cell office:value-type="float" office:value="1.7943" calcext:value-type="float">
            <text:p>1.7943</text:p>
          </table:table-cell>
          <table:table-cell office:value-type="float" office:value="4.8586" calcext:value-type="float">
            <text:p>4.8586</text:p>
          </table:table-cell>
          <table:table-cell office:value-type="float" office:value="11.5716" calcext:value-type="float">
            <text:p>11.5716</text:p>
          </table:table-cell>
          <table:table-cell office:value-type="float" office:value="44.471" calcext:value-type="float">
            <text:p>44.471</text:p>
          </table:table-cell>
          <table:table-cell table:number-columns-repeated="4"/>
        </table:table-row>
        <table:table-row table:style-name="ro1">
          <table:table-cell table:formula="of:=SUM([.I8:.T8])" office:value-type="float" office:value="0.0873" calcext:value-type="float">
            <text:p>0.08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B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3" calcext:value-type="float">
            <text:p>3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415" calcext:value-type="float">
            <text:p>0.0415</text:p>
          </table:table-cell>
          <table:table-cell table:number-columns-repeated="10"/>
        </table:table-row>
        <table:table-row table:style-name="ro1">
          <table:table-cell table:formula="of:=SUM([.I9:.T9])" office:value-type="float" office:value="0.104" calcext:value-type="float">
            <text:p>0.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B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3" calcext:value-type="float">
            <text:p>3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0508" calcext:value-type="float">
            <text:p>0.0508</text:p>
          </table:table-cell>
          <table:table-cell table:number-columns-repeated="10"/>
        </table:table-row>
        <table:table-row table:style-name="ro1">
          <table:table-cell table:formula="of:=SUM([.I10:.T10])" office:value-type="float" office:value="0.1138" calcext:value-type="float">
            <text:p>0.11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B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3" calcext:value-type="float">
            <text:p>3</text:p>
          </table:table-cell>
          <table:table-cell office:value-type="float" office:value="0.0695" calcext:value-type="float">
            <text:p>0.0695</text:p>
          </table:table-cell>
          <table:table-cell office:value-type="float" office:value="0.0443" calcext:value-type="float">
            <text:p>0.0443</text:p>
          </table:table-cell>
          <table:table-cell table:number-columns-repeated="10"/>
        </table:table-row>
        <table:table-row table:style-name="ro1">
          <table:table-cell table:formula="of:=SUM([.I11:.T11])" office:value-type="float" office:value="0.1154" calcext:value-type="float">
            <text:p>0.1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Butterfl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3" calcext:value-type="float">
            <text:p>3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65" calcext:value-type="float">
            <text:p>0.065</text:p>
          </table:table-cell>
          <table:table-cell table:number-columns-repeated="10"/>
        </table:table-row>
        <table:table-row table:style-name="ro1">
          <table:table-cell table:formula="of:=SUM([.I12:.T12])" office:value-type="float" office:value="0.1051" calcext:value-type="float">
            <text:p>0.10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Butterfl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3" calcext:value-type="float">
            <text:p>3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563" calcext:value-type="float">
            <text:p>0.0563</text:p>
          </table:table-cell>
          <table:table-cell table:number-columns-repeated="10"/>
        </table:table-row>
        <table:table-row table:style-name="ro1">
          <table:table-cell table:formula="of:=SUM([.I13:.T13])" office:value-type="float" office:value="0.1287" calcext:value-type="float">
            <text:p>0.12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Butterfl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3" calcext:value-type="float">
            <text:p>3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0478" calcext:value-type="float">
            <text:p>0.0478</text:p>
          </table:table-cell>
          <table:table-cell table:number-columns-repeated="10"/>
        </table:table-row>
        <table:table-row table:style-name="ro1">
          <table:table-cell table:formula="of:=SUM([.I14:.T14])" office:value-type="float" office:value="0.7158" calcext:value-type="float">
            <text:p>0.71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Chvat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7" calcext:value-type="float">
            <text:p>7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957" calcext:value-type="float">
            <text:p>0.0957</text:p>
          </table:table-cell>
          <table:table-cell office:value-type="float" office:value="0.1655" calcext:value-type="float">
            <text:p>0.1655</text:p>
          </table:table-cell>
          <table:table-cell office:value-type="float" office:value="0.286" calcext:value-type="float">
            <text:p>0.286</text:p>
          </table:table-cell>
          <table:table-cell table:number-columns-repeated="6"/>
        </table:table-row>
        <table:table-row table:style-name="ro1">
          <table:table-cell table:formula="of:=SUM([.I15:.T15])" office:value-type="float" office:value="0.693" calcext:value-type="float">
            <text:p>0.6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Chvat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7" calcext:value-type="float">
            <text:p>7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751" calcext:value-type="float">
            <text:p>0.0751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269" calcext:value-type="float">
            <text:p>0.269</text:p>
          </table:table-cell>
          <table:table-cell table:number-columns-repeated="6"/>
        </table:table-row>
        <table:table-row table:style-name="ro1">
          <table:table-cell table:formula="of:=SUM([.I16:.T16])" office:value-type="float" office:value="0.8801" calcext:value-type="float">
            <text:p>0.88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Chvat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7" calcext:value-type="float">
            <text:p>7</text:p>
          </table:table-cell>
          <table:table-cell office:value-type="float" office:value="0.0731" calcext:value-type="float">
            <text:p>0.0731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1961" calcext:value-type="float">
            <text:p>0.1961</text:p>
          </table:table-cell>
          <table:table-cell office:value-type="float" office:value="0.4077" calcext:value-type="float">
            <text:p>0.4077</text:p>
          </table:table-cell>
          <table:table-cell table:number-columns-repeated="6"/>
        </table:table-row>
        <table:table-row table:style-name="ro1">
          <table:table-cell table:formula="of:=SUM([.I17:.T17])" office:value-type="float" office:value="21.2742" calcext:value-type="float">
            <text:p>21.27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Clebs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10" calcext:value-type="float">
            <text:p>10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0748" calcext:value-type="float">
            <text:p>0.0748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1196" calcext:value-type="float">
            <text:p>0.1196</text:p>
          </table:table-cell>
          <table:table-cell office:value-type="float" office:value="0.1397" calcext:value-type="float">
            <text:p>0.1397</text:p>
          </table:table-cell>
          <table:table-cell office:value-type="float" office:value="0.2922" calcext:value-type="float">
            <text:p>0.2922</text:p>
          </table:table-cell>
          <table:table-cell office:value-type="float" office:value="1.071" calcext:value-type="float">
            <text:p>1.071</text:p>
          </table:table-cell>
          <table:table-cell office:value-type="float" office:value="2.9484" calcext:value-type="float">
            <text:p>2.9484</text:p>
          </table:table-cell>
          <table:table-cell office:value-type="float" office:value="16.4529" calcext:value-type="float">
            <text:p>16.4529</text:p>
          </table:table-cell>
          <table:table-cell table:number-columns-repeated="3"/>
        </table:table-row>
        <table:table-row table:style-name="ro1">
          <table:table-cell table:formula="of:=SUM([.I18:.T18])" office:value-type="float" office:value="17.1685" calcext:value-type="float">
            <text:p>17.16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Clebs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10" calcext:value-type="float">
            <text:p>10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1887" calcext:value-type="float">
            <text:p>0.1887</text:p>
          </table:table-cell>
          <table:table-cell office:value-type="float" office:value="0.6502" calcext:value-type="float">
            <text:p>0.6502</text:p>
          </table:table-cell>
          <table:table-cell office:value-type="float" office:value="1.1963" calcext:value-type="float">
            <text:p>1.1963</text:p>
          </table:table-cell>
          <table:table-cell office:value-type="float" office:value="3.2606" calcext:value-type="float">
            <text:p>3.2606</text:p>
          </table:table-cell>
          <table:table-cell office:value-type="float" office:value="11.4926" calcext:value-type="float">
            <text:p>11.4926</text:p>
          </table:table-cell>
          <table:table-cell table:number-columns-repeated="3"/>
        </table:table-row>
        <table:table-row table:style-name="ro1">
          <table:table-cell table:formula="of:=SUM([.I19:.T19])" office:value-type="float" office:value="23.8042" calcext:value-type="float">
            <text:p>23.80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Clebs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10" calcext:value-type="float">
            <text:p>10</text:p>
          </table:table-cell>
          <table:table-cell office:value-type="float" office:value="0.0759" calcext:value-type="float">
            <text:p>0.0759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1334" calcext:value-type="float">
            <text:p>0.1334</text:p>
          </table:table-cell>
          <table:table-cell office:value-type="float" office:value="0.1668" calcext:value-type="float">
            <text:p>0.1668</text:p>
          </table:table-cell>
          <table:table-cell office:value-type="float" office:value="1.0109" calcext:value-type="float">
            <text:p>1.0109</text:p>
          </table:table-cell>
          <table:table-cell office:value-type="float" office:value="1.9147" calcext:value-type="float">
            <text:p>1.9147</text:p>
          </table:table-cell>
          <table:table-cell office:value-type="float" office:value="3.8301" calcext:value-type="float">
            <text:p>3.8301</text:p>
          </table:table-cell>
          <table:table-cell office:value-type="float" office:value="16.5127" calcext:value-type="float">
            <text:p>16.5127</text:p>
          </table:table-cell>
          <table:table-cell table:number-columns-repeated="3"/>
        </table:table-row>
        <table:table-row table:style-name="ro1">
          <table:table-cell table:formula="of:=SUM([.I20:.T20])" office:value-type="float" office:value="10.1618" calcext:value-type="float">
            <text:p>10.16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Desargu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7" calcext:value-type="float">
            <text:p>7</text:p>
          </table:table-cell>
          <table:table-cell office:value-type="float" office:value="0.0717" calcext:value-type="float">
            <text:p>0.0717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1116" calcext:value-type="float">
            <text:p>0.1116</text:p>
          </table:table-cell>
          <table:table-cell office:value-type="float" office:value="0.3228" calcext:value-type="float">
            <text:p>0.3228</text:p>
          </table:table-cell>
          <table:table-cell office:value-type="float" office:value="1.8486" calcext:value-type="float">
            <text:p>1.8486</text:p>
          </table:table-cell>
          <table:table-cell office:value-type="float" office:value="7.7276" calcext:value-type="float">
            <text:p>7.7276</text:p>
          </table:table-cell>
          <table:table-cell table:number-columns-repeated="6"/>
        </table:table-row>
        <table:table-row table:style-name="ro1">
          <table:table-cell table:formula="of:=SUM([.I21:.T21])" office:value-type="float" office:value="24.8694" calcext:value-type="float">
            <text:p>24.86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Desargu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7" calcext:value-type="float">
            <text:p>7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1632" calcext:value-type="float">
            <text:p>0.1632</text:p>
          </table:table-cell>
          <table:table-cell office:value-type="float" office:value="1.155" calcext:value-type="float">
            <text:p>1.155</text:p>
          </table:table-cell>
          <table:table-cell office:value-type="float" office:value="5.1257" calcext:value-type="float">
            <text:p>5.1257</text:p>
          </table:table-cell>
          <table:table-cell office:value-type="float" office:value="18.2155" calcext:value-type="float">
            <text:p>18.2155</text:p>
          </table:table-cell>
          <table:table-cell table:number-columns-repeated="6"/>
        </table:table-row>
        <table:table-row table:style-name="ro1">
          <table:table-cell table:formula="of:=SUM([.I22:.T22])" office:value-type="float" office:value="11.1129" calcext:value-type="float">
            <text:p>11.11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Desargu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7" calcext:value-type="float">
            <text:p>7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185" calcext:value-type="float">
            <text:p>0.185</text:p>
          </table:table-cell>
          <table:table-cell office:value-type="float" office:value="0.7266" calcext:value-type="float">
            <text:p>0.7266</text:p>
          </table:table-cell>
          <table:table-cell office:value-type="float" office:value="2.5958" calcext:value-type="float">
            <text:p>2.5958</text:p>
          </table:table-cell>
          <table:table-cell office:value-type="float" office:value="7.4473" calcext:value-type="float">
            <text:p>7.4473</text:p>
          </table:table-cell>
          <table:table-cell table:number-columns-repeated="6"/>
        </table:table-row>
        <table:table-row table:style-name="ro1">
          <table:table-cell table:formula="of:=SUM([.I23:.T23])" office:value-type="float" office:value="0.1161" calcext:value-type="float">
            <text:p>0.1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Diamo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3" calcext:value-type="float">
            <text:p>3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0592" calcext:value-type="float">
            <text:p>0.0592</text:p>
          </table:table-cell>
          <table:table-cell table:number-columns-repeated="10"/>
        </table:table-row>
        <table:table-row table:style-name="ro1">
          <table:table-cell table:formula="of:=SUM([.I24:.T24])" office:value-type="float" office:value="0.1101" calcext:value-type="float">
            <text:p>0.1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Diamo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3" calcext:value-type="float">
            <text:p>3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049" calcext:value-type="float">
            <text:p>0.049</text:p>
          </table:table-cell>
          <table:table-cell table:number-columns-repeated="10"/>
        </table:table-row>
        <table:table-row table:style-name="ro1">
          <table:table-cell table:formula="of:=SUM([.I25:.T25])" office:value-type="float" office:value="0.0861" calcext:value-type="float">
            <text:p>0.08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Diamo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3" calcext:value-type="float">
            <text:p>3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0443" calcext:value-type="float">
            <text:p>0.0443</text:p>
          </table:table-cell>
          <table:table-cell table:number-columns-repeated="10"/>
        </table:table-row>
        <table:table-row table:style-name="ro1">
          <table:table-cell table:formula="of:=SUM([.I26:.T26])" office:value-type="float" office:value="42.502" calcext:value-type="float">
            <text:p>42.5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Dodecahedr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7" calcext:value-type="float">
            <text:p>7</text:p>
          </table:table-cell>
          <table:table-cell office:value-type="float" office:value="0.09" calcext:value-type="float">
            <text:p>0.09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867" calcext:value-type="float">
            <text:p>0.0867</text:p>
          </table:table-cell>
          <table:table-cell office:value-type="float" office:value="0.5163" calcext:value-type="float">
            <text:p>0.5163</text:p>
          </table:table-cell>
          <table:table-cell office:value-type="float" office:value="5.6938" calcext:value-type="float">
            <text:p>5.6938</text:p>
          </table:table-cell>
          <table:table-cell office:value-type="float" office:value="36.0735" calcext:value-type="float">
            <text:p>36.0735</text:p>
          </table:table-cell>
          <table:table-cell table:number-columns-repeated="6"/>
        </table:table-row>
        <table:table-row table:style-name="ro1">
          <table:table-cell table:formula="of:=SUM([.I27:.T27])" office:value-type="float" office:value="44.2607" calcext:value-type="float">
            <text:p>44.26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Dodecahedr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7" calcext:value-type="float">
            <text:p>7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083" calcext:value-type="float">
            <text:p>0.083</text:p>
          </table:table-cell>
          <table:table-cell office:value-type="float" office:value="0.1734" calcext:value-type="float">
            <text:p>0.1734</text:p>
          </table:table-cell>
          <table:table-cell office:value-type="float" office:value="1.2898" calcext:value-type="float">
            <text:p>1.2898</text:p>
          </table:table-cell>
          <table:table-cell office:value-type="float" office:value="7.877" calcext:value-type="float">
            <text:p>7.877</text:p>
          </table:table-cell>
          <table:table-cell office:value-type="float" office:value="34.722" calcext:value-type="float">
            <text:p>34.722</text:p>
          </table:table-cell>
          <table:table-cell table:number-columns-repeated="6"/>
        </table:table-row>
        <table:table-row table:style-name="ro1">
          <table:table-cell table:formula="of:=SUM([.I28:.T28])" office:value-type="float" office:value="38.5174" calcext:value-type="float">
            <text:p>38.51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Dodecahedr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7" calcext:value-type="float">
            <text:p>7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1562" calcext:value-type="float">
            <text:p>0.1562</text:p>
          </table:table-cell>
          <table:table-cell office:value-type="float" office:value="1.2836" calcext:value-type="float">
            <text:p>1.2836</text:p>
          </table:table-cell>
          <table:table-cell office:value-type="float" office:value="6.1862" calcext:value-type="float">
            <text:p>6.1862</text:p>
          </table:table-cell>
          <table:table-cell office:value-type="float" office:value="30.7156" calcext:value-type="float">
            <text:p>30.7156</text:p>
          </table:table-cell>
          <table:table-cell table:number-columns-repeated="6"/>
        </table:table-row>
        <table:table-row table:style-name="ro1">
          <table:table-cell table:formula="of:=SUM([.I29:.T29])" office:value-type="float" office:value="0.326" calcext:value-type="float">
            <text:p>0.3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Dur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5" calcext:value-type="float">
            <text:p>5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706" calcext:value-type="float">
            <text:p>0.0706</text:p>
          </table:table-cell>
          <table:table-cell office:value-type="float" office:value="0.1371" calcext:value-type="float">
            <text:p>0.1371</text:p>
          </table:table-cell>
          <table:table-cell table:number-columns-repeated="8"/>
        </table:table-row>
        <table:table-row table:style-name="ro1">
          <table:table-cell table:formula="of:=SUM([.I30:.T30])" office:value-type="float" office:value="0.3976" calcext:value-type="float">
            <text:p>0.39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Dur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5" calcext:value-type="float">
            <text:p>5</text:p>
          </table:table-cell>
          <table:table-cell office:value-type="float" office:value="0.09" calcext:value-type="float">
            <text:p>0.09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1" calcext:value-type="float">
            <text:p>0.1</text:p>
          </table:table-cell>
          <table:table-cell office:value-type="float" office:value="0.142" calcext:value-type="float">
            <text:p>0.142</text:p>
          </table:table-cell>
          <table:table-cell table:number-columns-repeated="8"/>
        </table:table-row>
        <table:table-row table:style-name="ro1">
          <table:table-cell table:formula="of:=SUM([.I31:.T31])" office:value-type="float" office:value="0.3859" calcext:value-type="float">
            <text:p>0.38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Dur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5" calcext:value-type="float">
            <text:p>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644" calcext:value-type="float">
            <text:p>0.0644</text:p>
          </table:table-cell>
          <table:table-cell office:value-type="float" office:value="0.1906" calcext:value-type="float">
            <text:p>0.1906</text:p>
          </table:table-cell>
          <table:table-cell table:number-columns-repeated="8"/>
        </table:table-row>
        <table:table-row table:style-name="ro1">
          <table:table-cell table:formula="of:=SUM([.I32:.T32])" office:value-type="float" office:value="1535.7672" calcext:value-type="float">
            <text:p>1535.76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Ellingha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nisat</text:p>
          </table:table-cell>
          <table:table-cell table:number-columns-repeated="2"/>
          <table:table-cell office:value-type="float" office:value="0.6409" calcext:value-type="float">
            <text:p>0.6409</text:p>
          </table:table-cell>
          <table:table-cell office:value-type="float" office:value="4.7897" calcext:value-type="float">
            <text:p>4.7897</text:p>
          </table:table-cell>
          <table:table-cell office:value-type="float" office:value="44.7538" calcext:value-type="float">
            <text:p>44.7538</text:p>
          </table:table-cell>
          <table:table-cell office:value-type="float" office:value="485.5352" calcext:value-type="float">
            <text:p>485.5352</text:p>
          </table:table-cell>
          <table:table-cell office:value-type="float" office:value="1000.0476" calcext:value-type="float">
            <text:p>1000.0476</text:p>
          </table:table-cell>
          <table:table-cell table:number-columns-repeated="6"/>
        </table:table-row>
        <table:table-row table:style-name="ro1">
          <table:table-cell table:formula="of:=SUM([.I33:.T33])" office:value-type="float" office:value="1073.8327" calcext:value-type="float">
            <text:p>1073.8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Ellingha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pleCOMSPS</text:p>
          </table:table-cell>
          <table:table-cell table:number-columns-repeated="2"/>
          <table:table-cell office:value-type="float" office:value="1.0292" calcext:value-type="float">
            <text:p>1.0292</text:p>
          </table:table-cell>
          <table:table-cell office:value-type="float" office:value="11.9087" calcext:value-type="float">
            <text:p>11.9087</text:p>
          </table:table-cell>
          <table:table-cell office:value-type="float" office:value="60.8557" calcext:value-type="float">
            <text:p>60.8557</text:p>
          </table:table-cell>
          <table:table-cell office:value-type="float" office:value="1000.0391" calcext:value-type="float">
            <text:p>1000.0391</text:p>
          </table:table-cell>
          <table:table-cell table:number-columns-repeated="7"/>
        </table:table-row>
        <table:table-row table:style-name="ro1">
          <table:table-cell table:formula="of:=SUM([.I34:.T34])" office:value-type="float" office:value="1610.1815" calcext:value-type="float">
            <text:p>1610.18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Ellingha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lucose</text:p>
          </table:table-cell>
          <table:table-cell table:number-columns-repeated="2"/>
          <table:table-cell office:value-type="float" office:value="0.6757" calcext:value-type="float">
            <text:p>0.6757</text:p>
          </table:table-cell>
          <table:table-cell office:value-type="float" office:value="3.574" calcext:value-type="float">
            <text:p>3.574</text:p>
          </table:table-cell>
          <table:table-cell office:value-type="float" office:value="25.4536" calcext:value-type="float">
            <text:p>25.4536</text:p>
          </table:table-cell>
          <table:table-cell office:value-type="float" office:value="77.6834" calcext:value-type="float">
            <text:p>77.6834</text:p>
          </table:table-cell>
          <table:table-cell office:value-type="float" office:value="502.7694" calcext:value-type="float">
            <text:p>502.7694</text:p>
          </table:table-cell>
          <table:table-cell office:value-type="float" office:value="1000.0254" calcext:value-type="float">
            <text:p>1000.0254</text:p>
          </table:table-cell>
          <table:table-cell table:number-columns-repeated="5"/>
        </table:table-row>
        <table:table-row table:style-name="ro1">
          <table:table-cell table:formula="of:=SUM([.I35:.T35])" office:value-type="float" office:value="0.7573" calcext:value-type="float">
            <text:p>0.75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Erre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7" calcext:value-type="float">
            <text:p>7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1491" calcext:value-type="float">
            <text:p>0.1491</text:p>
          </table:table-cell>
          <table:table-cell office:value-type="float" office:value="0.3361" calcext:value-type="float">
            <text:p>0.3361</text:p>
          </table:table-cell>
          <table:table-cell table:number-columns-repeated="6"/>
        </table:table-row>
        <table:table-row table:style-name="ro1">
          <table:table-cell table:formula="of:=SUM([.I36:.T36])" office:value-type="float" office:value="1.533" calcext:value-type="float">
            <text:p>1.5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Erre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7" calcext:value-type="float">
            <text:p>7</text:p>
          </table:table-cell>
          <table:table-cell office:value-type="float" office:value="0.0922" calcext:value-type="float">
            <text:p>0.0922</text:p>
          </table:table-cell>
          <table:table-cell office:value-type="float" office:value="0.0896" calcext:value-type="float">
            <text:p>0.0896</text:p>
          </table:table-cell>
          <table:table-cell office:value-type="float" office:value="0.1285" calcext:value-type="float">
            <text:p>0.128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939" calcext:value-type="float">
            <text:p>0.1939</text:p>
          </table:table-cell>
          <table:table-cell office:value-type="float" office:value="0.8828" calcext:value-type="float">
            <text:p>0.8828</text:p>
          </table:table-cell>
          <table:table-cell table:number-columns-repeated="6"/>
        </table:table-row>
        <table:table-row table:style-name="ro1">
          <table:table-cell table:formula="of:=SUM([.I37:.T37])" office:value-type="float" office:value="1.4347" calcext:value-type="float">
            <text:p>1.43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Erre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7" calcext:value-type="float">
            <text:p>7</text:p>
          </table:table-cell>
          <table:table-cell office:value-type="float" office:value="0.0883" calcext:value-type="float">
            <text:p>0.0883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1443" calcext:value-type="float">
            <text:p>0.1443</text:p>
          </table:table-cell>
          <table:table-cell office:value-type="float" office:value="0.2" calcext:value-type="float">
            <text:p>0.2</text:p>
          </table:table-cell>
          <table:table-cell office:value-type="float" office:value="0.8791" calcext:value-type="float">
            <text:p>0.8791</text:p>
          </table:table-cell>
          <table:table-cell table:number-columns-repeated="6"/>
        </table:table-row>
        <table:table-row table:style-name="ro1">
          <table:table-cell table:formula="of:=SUM([.I38:.T38])" office:value-type="float" office:value="1.4431" calcext:value-type="float">
            <text:p>1.44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Fivex5-gri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5" calcext:value-type="float">
            <text:p>5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0851" calcext:value-type="float">
            <text:p>0.0851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5893" calcext:value-type="float">
            <text:p>0.5893</text:p>
          </table:table-cell>
          <table:table-cell table:number-columns-repeated="8"/>
        </table:table-row>
        <table:table-row table:style-name="ro1">
          <table:table-cell table:formula="of:=SUM([.I39:.T39])" office:value-type="float" office:value="2.2037" calcext:value-type="float">
            <text:p>2.20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Fivex5-gri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5" calcext:value-type="float">
            <text:p>5</text:p>
          </table:table-cell>
          <table:table-cell office:value-type="float" office:value="0.4797" calcext:value-type="float">
            <text:p>0.4797</text:p>
          </table:table-cell>
          <table:table-cell office:value-type="float" office:value="0.113" calcext:value-type="float">
            <text:p>0.113</text:p>
          </table:table-cell>
          <table:table-cell office:value-type="float" office:value="0.2762" calcext:value-type="float">
            <text:p>0.2762</text:p>
          </table:table-cell>
          <table:table-cell office:value-type="float" office:value="1.3348" calcext:value-type="float">
            <text:p>1.3348</text:p>
          </table:table-cell>
          <table:table-cell table:number-columns-repeated="8"/>
        </table:table-row>
        <table:table-row table:style-name="ro1">
          <table:table-cell table:formula="of:=SUM([.I40:.T40])" office:value-type="float" office:value="2.2076" calcext:value-type="float">
            <text:p>2.20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Fivex5-gri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5" calcext:value-type="float">
            <text:p>5</text:p>
          </table:table-cell>
          <table:table-cell office:value-type="float" office:value="1.1697" calcext:value-type="float">
            <text:p>1.1697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2021" calcext:value-type="float">
            <text:p>0.2021</text:p>
          </table:table-cell>
          <table:table-cell office:value-type="float" office:value="0.739" calcext:value-type="float">
            <text:p>0.739</text:p>
          </table:table-cell>
          <table:table-cell table:number-columns-repeated="8"/>
        </table:table-row>
        <table:table-row table:style-name="ro1">
          <table:table-cell table:formula="of:=SUM([.I41:.T41])" office:value-type="float" office:value="10.9925" calcext:value-type="float">
            <text:p>10.99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FlowerSn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7" calcext:value-type="float">
            <text:p>7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3882" calcext:value-type="float">
            <text:p>0.3882</text:p>
          </table:table-cell>
          <table:table-cell office:value-type="float" office:value="1.6143" calcext:value-type="float">
            <text:p>1.6143</text:p>
          </table:table-cell>
          <table:table-cell office:value-type="float" office:value="8.7713" calcext:value-type="float">
            <text:p>8.7713</text:p>
          </table:table-cell>
          <table:table-cell table:number-columns-repeated="6"/>
        </table:table-row>
        <table:table-row table:style-name="ro1">
          <table:table-cell table:formula="of:=SUM([.I42:.T42])" office:value-type="float" office:value="24.3169" calcext:value-type="float">
            <text:p>24.31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FlowerSn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7" calcext:value-type="float">
            <text:p>7</text:p>
          </table:table-cell>
          <table:table-cell office:value-type="float" office:value="0.3679" calcext:value-type="float">
            <text:p>0.3679</text:p>
          </table:table-cell>
          <table:table-cell office:value-type="float" office:value="0.0906" calcext:value-type="float">
            <text:p>0.0906</text:p>
          </table:table-cell>
          <table:table-cell office:value-type="float" office:value="0.1935" calcext:value-type="float">
            <text:p>0.1935</text:p>
          </table:table-cell>
          <table:table-cell office:value-type="float" office:value="1.029" calcext:value-type="float">
            <text:p>1.029</text:p>
          </table:table-cell>
          <table:table-cell office:value-type="float" office:value="4.7614" calcext:value-type="float">
            <text:p>4.7614</text:p>
          </table:table-cell>
          <table:table-cell office:value-type="float" office:value="17.8745" calcext:value-type="float">
            <text:p>17.8745</text:p>
          </table:table-cell>
          <table:table-cell table:number-columns-repeated="6"/>
        </table:table-row>
        <table:table-row table:style-name="ro1">
          <table:table-cell table:formula="of:=SUM([.I43:.T43])" office:value-type="float" office:value="12.0724" calcext:value-type="float">
            <text:p>12.07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FlowerSn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7" calcext:value-type="float">
            <text:p>7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0748" calcext:value-type="float">
            <text:p>0.0748</text:p>
          </table:table-cell>
          <table:table-cell office:value-type="float" office:value="0.1609" calcext:value-type="float">
            <text:p>0.1609</text:p>
          </table:table-cell>
          <table:table-cell office:value-type="float" office:value="0.6884" calcext:value-type="float">
            <text:p>0.6884</text:p>
          </table:table-cell>
          <table:table-cell office:value-type="float" office:value="2.7661" calcext:value-type="float">
            <text:p>2.7661</text:p>
          </table:table-cell>
          <table:table-cell office:value-type="float" office:value="8.1994" calcext:value-type="float">
            <text:p>8.1994</text:p>
          </table:table-cell>
          <table:table-cell table:number-columns-repeated="6"/>
        </table:table-row>
        <table:table-row table:style-name="ro1">
          <table:table-cell table:formula="of:=SUM([.I44:.T44])" office:value-type="float" office:value="23.1481" calcext:value-type="float">
            <text:p>23.14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Folk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8" calcext:value-type="float">
            <text:p>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7823" calcext:value-type="float">
            <text:p>0.7823</text:p>
          </table:table-cell>
          <table:table-cell office:value-type="float" office:value="3.2153" calcext:value-type="float">
            <text:p>3.2153</text:p>
          </table:table-cell>
          <table:table-cell office:value-type="float" office:value="18.7501" calcext:value-type="float">
            <text:p>18.7501</text:p>
          </table:table-cell>
          <table:table-cell table:number-columns-repeated="5"/>
        </table:table-row>
        <table:table-row table:style-name="ro1">
          <table:table-cell table:formula="of:=SUM([.I45:.T45])" office:value-type="float" office:value="23.1956" calcext:value-type="float">
            <text:p>23.19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Folk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8" calcext:value-type="float">
            <text:p>8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1728" calcext:value-type="float">
            <text:p>0.1728</text:p>
          </table:table-cell>
          <table:table-cell office:value-type="float" office:value="0.2459" calcext:value-type="float">
            <text:p>0.2459</text:p>
          </table:table-cell>
          <table:table-cell office:value-type="float" office:value="1.8414" calcext:value-type="float">
            <text:p>1.8414</text:p>
          </table:table-cell>
          <table:table-cell office:value-type="float" office:value="4.7513" calcext:value-type="float">
            <text:p>4.7513</text:p>
          </table:table-cell>
          <table:table-cell office:value-type="float" office:value="16.0108" calcext:value-type="float">
            <text:p>16.0108</text:p>
          </table:table-cell>
          <table:table-cell table:number-columns-repeated="5"/>
        </table:table-row>
        <table:table-row table:style-name="ro1">
          <table:table-cell table:formula="of:=SUM([.I46:.T46])" office:value-type="float" office:value="24.2598" calcext:value-type="float">
            <text:p>24.25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Folk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8" calcext:value-type="float">
            <text:p>8</text:p>
          </table:table-cell>
          <table:table-cell office:value-type="float" office:value="0.0883" calcext:value-type="float">
            <text:p>0.0883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1419" calcext:value-type="float">
            <text:p>0.1419</text:p>
          </table:table-cell>
          <table:table-cell office:value-type="float" office:value="0.2505" calcext:value-type="float">
            <text:p>0.2505</text:p>
          </table:table-cell>
          <table:table-cell office:value-type="float" office:value="1.2085" calcext:value-type="float">
            <text:p>1.2085</text:p>
          </table:table-cell>
          <table:table-cell office:value-type="float" office:value="3.816" calcext:value-type="float">
            <text:p>3.816</text:p>
          </table:table-cell>
          <table:table-cell office:value-type="float" office:value="18.6691" calcext:value-type="float">
            <text:p>18.6691</text:p>
          </table:table-cell>
          <table:table-cell table:number-columns-repeated="5"/>
        </table:table-row>
        <table:table-row table:style-name="ro1">
          <table:table-cell table:formula="of:=SUM([.I47:.T47])" office:value-type="float" office:value="0.3904" calcext:value-type="float">
            <text:p>0.39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Fourx4-gri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5" calcext:value-type="float">
            <text:p>5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0866" calcext:value-type="float">
            <text:p>0.0866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151" calcext:value-type="float">
            <text:p>0.151</text:p>
          </table:table-cell>
          <table:table-cell table:number-columns-repeated="8"/>
        </table:table-row>
        <table:table-row table:style-name="ro1">
          <table:table-cell table:formula="of:=SUM([.I48:.T48])" office:value-type="float" office:value="0.5185" calcext:value-type="float">
            <text:p>0.5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Fourx4-gri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5" calcext:value-type="float">
            <text:p>5</text:p>
          </table:table-cell>
          <table:table-cell office:value-type="float" office:value="0.0761" calcext:value-type="float">
            <text:p>0.0761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153" calcext:value-type="float">
            <text:p>0.153</text:p>
          </table:table-cell>
          <table:table-cell office:value-type="float" office:value="0.2078" calcext:value-type="float">
            <text:p>0.2078</text:p>
          </table:table-cell>
          <table:table-cell table:number-columns-repeated="8"/>
        </table:table-row>
        <table:table-row table:style-name="ro1">
          <table:table-cell table:formula="of:=SUM([.I49:.T49])" office:value-type="float" office:value="0.5412" calcext:value-type="float">
            <text:p>0.54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Fourx4-gri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5" calcext:value-type="float">
            <text:p>5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1244" calcext:value-type="float">
            <text:p>0.1244</text:p>
          </table:table-cell>
          <table:table-cell office:value-type="float" office:value="0.2712" calcext:value-type="float">
            <text:p>0.2712</text:p>
          </table:table-cell>
          <table:table-cell table:number-columns-repeated="8"/>
        </table:table-row>
        <table:table-row table:style-name="ro1">
          <table:table-cell table:formula="of:=SUM([.I50:.T50])" office:value-type="float" office:value="0.6038" calcext:value-type="float">
            <text:p>0.60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Frankl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6" calcext:value-type="float">
            <text:p>6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0801" calcext:value-type="float">
            <text:p>0.0801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2257" calcext:value-type="float">
            <text:p>0.2257</text:p>
          </table:table-cell>
          <table:table-cell table:number-columns-repeated="7"/>
        </table:table-row>
        <table:table-row table:style-name="ro1">
          <table:table-cell table:formula="of:=SUM([.I51:.T51])" office:value-type="float" office:value="0.7187" calcext:value-type="float">
            <text:p>0.71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Frankl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6" calcext:value-type="float">
            <text:p>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131" calcext:value-type="float">
            <text:p>0.131</text:p>
          </table:table-cell>
          <table:table-cell office:value-type="float" office:value="0.3831" calcext:value-type="float">
            <text:p>0.3831</text:p>
          </table:table-cell>
          <table:table-cell table:number-columns-repeated="7"/>
        </table:table-row>
        <table:table-row table:style-name="ro1">
          <table:table-cell table:formula="of:=SUM([.I52:.T52])" office:value-type="float" office:value="0.8073" calcext:value-type="float">
            <text:p>0.80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Frankl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6" calcext:value-type="float">
            <text:p>6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682" calcext:value-type="float">
            <text:p>0.0682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4642" calcext:value-type="float">
            <text:p>0.4642</text:p>
          </table:table-cell>
          <table:table-cell table:number-columns-repeated="7"/>
        </table:table-row>
        <table:table-row table:style-name="ro1">
          <table:table-cell table:formula="of:=SUM([.I53:.T53])" office:value-type="float" office:value="0.3208" calcext:value-type="float">
            <text:p>0.3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Fruch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5" calcext:value-type="float">
            <text:p>5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1215" calcext:value-type="float">
            <text:p>0.1215</text:p>
          </table:table-cell>
          <table:table-cell table:number-columns-repeated="8"/>
        </table:table-row>
        <table:table-row table:style-name="ro1">
          <table:table-cell table:formula="of:=SUM([.I54:.T54])" office:value-type="float" office:value="0.3087" calcext:value-type="float">
            <text:p>0.30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Fruch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5" calcext:value-type="float">
            <text:p>5</text:p>
          </table:table-cell>
          <table:table-cell office:value-type="float" office:value="0.0685" calcext:value-type="float">
            <text:p>0.0685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1362" calcext:value-type="float">
            <text:p>0.1362</text:p>
          </table:table-cell>
          <table:table-cell table:number-columns-repeated="8"/>
        </table:table-row>
        <table:table-row table:style-name="ro1">
          <table:table-cell table:formula="of:=SUM([.I55:.T55])" office:value-type="float" office:value="0.384" calcext:value-type="float">
            <text:p>0.3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Fruch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5" calcext:value-type="float">
            <text:p>5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2165" calcext:value-type="float">
            <text:p>0.2165</text:p>
          </table:table-cell>
          <table:table-cell table:number-columns-repeated="8"/>
        </table:table-row>
        <table:table-row table:style-name="ro1">
          <table:table-cell table:formula="of:=SUM([.I56:.T56])" office:value-type="float" office:value="0.173" calcext:value-type="float">
            <text:p>0.1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Goldn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5" calcext:value-type="float">
            <text:p>5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37" calcext:value-type="float">
            <text:p>0.037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349" calcext:value-type="float">
            <text:p>0.0349</text:p>
          </table:table-cell>
          <table:table-cell table:number-columns-repeated="8"/>
        </table:table-row>
        <table:table-row table:style-name="ro1">
          <table:table-cell table:formula="of:=SUM([.I57:.T57])" office:value-type="float" office:value="0.2466" calcext:value-type="float">
            <text:p>0.24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Goldn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5" calcext:value-type="float">
            <text:p>5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88" calcext:value-type="float">
            <text:p>0.0688</text:p>
          </table:table-cell>
          <table:table-cell table:number-columns-repeated="8"/>
        </table:table-row>
        <table:table-row table:style-name="ro1">
          <table:table-cell table:formula="of:=SUM([.I58:.T58])" office:value-type="float" office:value="0.2778" calcext:value-type="float">
            <text:p>0.27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Goldn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5" calcext:value-type="float">
            <text:p>5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795" calcext:value-type="float">
            <text:p>0.0795</text:p>
          </table:table-cell>
          <table:table-cell table:number-columns-repeated="8"/>
        </table:table-row>
        <table:table-row table:style-name="ro1">
          <table:table-cell table:formula="of:=SUM([.I59:.T59])" office:value-type="float" office:value="0.3641" calcext:value-type="float">
            <text:p>0.3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Grotzs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6" calcext:value-type="float">
            <text:p>6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0838" calcext:value-type="float">
            <text:p>0.0838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25" calcext:value-type="float">
            <text:p>0.0825</text:p>
          </table:table-cell>
          <table:table-cell table:number-columns-repeated="7"/>
        </table:table-row>
        <table:table-row table:style-name="ro1">
          <table:table-cell table:formula="of:=SUM([.I60:.T60])" office:value-type="float" office:value="0.4211" calcext:value-type="float">
            <text:p>0.42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Grotzs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6" calcext:value-type="float">
            <text:p>6</text:p>
          </table:table-cell>
          <table:table-cell office:value-type="float" office:value="0.0752" calcext:value-type="float">
            <text:p>0.0752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689" calcext:value-type="float">
            <text:p>0.0689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1247" calcext:value-type="float">
            <text:p>0.1247</text:p>
          </table:table-cell>
          <table:table-cell table:number-columns-repeated="7"/>
        </table:table-row>
        <table:table-row table:style-name="ro1">
          <table:table-cell table:formula="of:=SUM([.I61:.T61])" office:value-type="float" office:value="0.4458" calcext:value-type="float">
            <text:p>0.44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Grotzs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6" calcext:value-type="float">
            <text:p>6</text:p>
          </table:table-cell>
          <table:table-cell office:value-type="float" office:value="0.0821" calcext:value-type="float">
            <text:p>0.0821</text:p>
          </table:table-cell>
          <table:table-cell office:value-type="float" office:value="0.0906" calcext:value-type="float">
            <text:p>0.0906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1317" calcext:value-type="float">
            <text:p>0.1317</text:p>
          </table:table-cell>
          <table:table-cell table:number-columns-repeated="7"/>
        </table:table-row>
        <table:table-row table:style-name="ro1">
          <table:table-cell table:formula="of:=SUM([.I62:.T62])" office:value-type="float" office:value="0.2014" calcext:value-type="float">
            <text:p>0.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Hersch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5" calcext:value-type="float">
            <text:p>5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0515" calcext:value-type="float">
            <text:p>0.0515</text:p>
          </table:table-cell>
          <table:table-cell table:number-columns-repeated="8"/>
        </table:table-row>
        <table:table-row table:style-name="ro1">
          <table:table-cell table:formula="of:=SUM([.I63:.T63])" office:value-type="float" office:value="0.2626" calcext:value-type="float">
            <text:p>0.26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Hersch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5" calcext:value-type="float">
            <text:p>5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0609" calcext:value-type="float">
            <text:p>0.0609</text:p>
          </table:table-cell>
          <table:table-cell office:value-type="float" office:value="0.097" calcext:value-type="float">
            <text:p>0.097</text:p>
          </table:table-cell>
          <table:table-cell table:number-columns-repeated="8"/>
        </table:table-row>
        <table:table-row table:style-name="ro1">
          <table:table-cell table:formula="of:=SUM([.I64:.T64])" office:value-type="float" office:value="0.2411" calcext:value-type="float">
            <text:p>0.24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Hersch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5" calcext:value-type="float">
            <text:p>5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726" calcext:value-type="float">
            <text:p>0.072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91" calcext:value-type="float">
            <text:p>0.0691</text:p>
          </table:table-cell>
          <table:table-cell table:number-columns-repeated="8"/>
        </table:table-row>
        <table:table-row table:style-name="ro1">
          <table:table-cell table:formula="of:=SUM([.I65:.T65])" office:value-type="float" office:value="8.2128" calcext:value-type="float">
            <text:p>8.2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Hoff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8" calcext:value-type="float">
            <text:p>8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0903" calcext:value-type="float">
            <text:p>0.0903</text:p>
          </table:table-cell>
          <table:table-cell office:value-type="float" office:value="0.2789" calcext:value-type="float">
            <text:p>0.2789</text:p>
          </table:table-cell>
          <table:table-cell office:value-type="float" office:value="1.1845" calcext:value-type="float">
            <text:p>1.1845</text:p>
          </table:table-cell>
          <table:table-cell office:value-type="float" office:value="6.4424" calcext:value-type="float">
            <text:p>6.4424</text:p>
          </table:table-cell>
          <table:table-cell table:number-columns-repeated="5"/>
        </table:table-row>
        <table:table-row table:style-name="ro1">
          <table:table-cell table:formula="of:=SUM([.I66:.T66])" office:value-type="float" office:value="9.7595" calcext:value-type="float">
            <text:p>9.759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Hoff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8" calcext:value-type="float">
            <text:p>8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0717" calcext:value-type="float">
            <text:p>0.0717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1472" calcext:value-type="float">
            <text:p>0.1472</text:p>
          </table:table-cell>
          <table:table-cell office:value-type="float" office:value="0.9008" calcext:value-type="float">
            <text:p>0.9008</text:p>
          </table:table-cell>
          <table:table-cell office:value-type="float" office:value="2.1821" calcext:value-type="float">
            <text:p>2.1821</text:p>
          </table:table-cell>
          <table:table-cell office:value-type="float" office:value="6.2832" calcext:value-type="float">
            <text:p>6.2832</text:p>
          </table:table-cell>
          <table:table-cell table:number-columns-repeated="5"/>
        </table:table-row>
        <table:table-row table:style-name="ro1">
          <table:table-cell table:formula="of:=SUM([.I67:.T67])" office:value-type="float" office:value="11.4192" calcext:value-type="float">
            <text:p>11.41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Hoff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8" calcext:value-type="float">
            <text:p>8</text:p>
          </table:table-cell>
          <table:table-cell office:value-type="float" office:value="0.0879" calcext:value-type="float">
            <text:p>0.0879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771" calcext:value-type="float">
            <text:p>0.0771</text:p>
          </table:table-cell>
          <table:table-cell office:value-type="float" office:value="0.1274" calcext:value-type="float">
            <text:p>0.1274</text:p>
          </table:table-cell>
          <table:table-cell office:value-type="float" office:value="0.7348" calcext:value-type="float">
            <text:p>0.7348</text:p>
          </table:table-cell>
          <table:table-cell office:value-type="float" office:value="2.0336" calcext:value-type="float">
            <text:p>2.0336</text:p>
          </table:table-cell>
          <table:table-cell office:value-type="float" office:value="8.3038" calcext:value-type="float">
            <text:p>8.3038</text:p>
          </table:table-cell>
          <table:table-cell table:number-columns-repeated="5"/>
        </table:table-row>
        <table:table-row table:style-name="ro1">
          <table:table-cell table:formula="of:=SUM([.I68:.T68])" office:value-type="float" office:value="1846.0131" calcext:value-type="float">
            <text:p>1846.01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Hol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nisat</text:p>
          </table:table-cell>
          <table:table-cell table:number-columns-repeated="2"/>
          <table:table-cell office:value-type="float" office:value="0.0992" calcext:value-type="float">
            <text:p>0.0992</text:p>
          </table:table-cell>
          <table:table-cell office:value-type="float" office:value="0.122" calcext:value-type="float">
            <text:p>0.122</text:p>
          </table:table-cell>
          <table:table-cell office:value-type="float" office:value="0.4739" calcext:value-type="float">
            <text:p>0.4739</text:p>
          </table:table-cell>
          <table:table-cell office:value-type="float" office:value="2.4784" calcext:value-type="float">
            <text:p>2.4784</text:p>
          </table:table-cell>
          <table:table-cell office:value-type="float" office:value="9.7758" calcext:value-type="float">
            <text:p>9.7758</text:p>
          </table:table-cell>
          <table:table-cell office:value-type="float" office:value="29.3514" calcext:value-type="float">
            <text:p>29.3514</text:p>
          </table:table-cell>
          <table:table-cell office:value-type="float" office:value="143.1142" calcext:value-type="float">
            <text:p>143.1142</text:p>
          </table:table-cell>
          <table:table-cell office:value-type="float" office:value="660.5696" calcext:value-type="float">
            <text:p>660.5696</text:p>
          </table:table-cell>
          <table:table-cell office:value-type="float" office:value="1000.0286" calcext:value-type="float">
            <text:p>1000.0286</text:p>
          </table:table-cell>
          <table:table-cell table:number-columns-repeated="2"/>
        </table:table-row>
        <table:table-row table:style-name="ro1">
          <table:table-cell table:formula="of:=SUM([.I69:.T69])" office:value-type="float" office:value="1332.9493" calcext:value-type="float">
            <text:p>1332.94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Hol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pleCOMSPS</text:p>
          </table:table-cell>
          <table:table-cell table:number-columns-repeated="2"/>
          <table:table-cell office:value-type="float" office:value="0.0992" calcext:value-type="float">
            <text:p>0.0992</text:p>
          </table:table-cell>
          <table:table-cell office:value-type="float" office:value="0.5224" calcext:value-type="float">
            <text:p>0.5224</text:p>
          </table:table-cell>
          <table:table-cell office:value-type="float" office:value="1.1786" calcext:value-type="float">
            <text:p>1.1786</text:p>
          </table:table-cell>
          <table:table-cell office:value-type="float" office:value="8.2524" calcext:value-type="float">
            <text:p>8.2524</text:p>
          </table:table-cell>
          <table:table-cell office:value-type="float" office:value="19.2954" calcext:value-type="float">
            <text:p>19.2954</text:p>
          </table:table-cell>
          <table:table-cell office:value-type="float" office:value="54.5021" calcext:value-type="float">
            <text:p>54.5021</text:p>
          </table:table-cell>
          <table:table-cell office:value-type="float" office:value="249.0614" calcext:value-type="float">
            <text:p>249.0614</text:p>
          </table:table-cell>
          <table:table-cell office:value-type="float" office:value="1000.0378" calcext:value-type="float">
            <text:p>1000.0378</text:p>
          </table:table-cell>
          <table:table-cell table:number-columns-repeated="3"/>
        </table:table-row>
        <table:table-row table:style-name="ro1">
          <table:table-cell table:formula="of:=SUM([.I70:.T70])" office:value-type="float" office:value="1571.0891" calcext:value-type="float">
            <text:p>1571.08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Hol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lucose</text:p>
          </table:table-cell>
          <table:table-cell table:number-columns-repeated="2"/>
          <table:table-cell office:value-type="float" office:value="0.0963" calcext:value-type="float">
            <text:p>0.0963</text:p>
          </table:table-cell>
          <table:table-cell office:value-type="float" office:value="0.2313" calcext:value-type="float">
            <text:p>0.2313</text:p>
          </table:table-cell>
          <table:table-cell office:value-type="float" office:value="0.6296" calcext:value-type="float">
            <text:p>0.6296</text:p>
          </table:table-cell>
          <table:table-cell office:value-type="float" office:value="3.4403" calcext:value-type="float">
            <text:p>3.4403</text:p>
          </table:table-cell>
          <table:table-cell office:value-type="float" office:value="9.676" calcext:value-type="float">
            <text:p>9.676</text:p>
          </table:table-cell>
          <table:table-cell office:value-type="float" office:value="33.6961" calcext:value-type="float">
            <text:p>33.6961</text:p>
          </table:table-cell>
          <table:table-cell office:value-type="float" office:value="106.2874" calcext:value-type="float">
            <text:p>106.2874</text:p>
          </table:table-cell>
          <table:table-cell office:value-type="float" office:value="416.9703" calcext:value-type="float">
            <text:p>416.9703</text:p>
          </table:table-cell>
          <table:table-cell office:value-type="float" office:value="1000.0618" calcext:value-type="float">
            <text:p>1000.0618</text:p>
          </table:table-cell>
          <table:table-cell table:number-columns-repeated="2"/>
        </table:table-row>
        <table:table-row table:style-name="ro1">
          <table:table-cell table:formula="of:=SUM([.I71:.T71])" office:value-type="float" office:value="8.2848" calcext:value-type="float">
            <text:p>8.28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Kitt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8" calcext:value-type="float">
            <text:p>8</text:p>
          </table:table-cell>
          <table:table-cell office:value-type="float" office:value="0.2056" calcext:value-type="float">
            <text:p>0.2056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1363" calcext:value-type="float">
            <text:p>0.1363</text:p>
          </table:table-cell>
          <table:table-cell office:value-type="float" office:value="0.3708" calcext:value-type="float">
            <text:p>0.3708</text:p>
          </table:table-cell>
          <table:table-cell office:value-type="float" office:value="1.0987" calcext:value-type="float">
            <text:p>1.0987</text:p>
          </table:table-cell>
          <table:table-cell office:value-type="float" office:value="6.3298" calcext:value-type="float">
            <text:p>6.3298</text:p>
          </table:table-cell>
          <table:table-cell table:number-columns-repeated="5"/>
        </table:table-row>
        <table:table-row table:style-name="ro1">
          <table:table-cell table:formula="of:=SUM([.I72:.T72])" office:value-type="float" office:value="16.4895" calcext:value-type="float">
            <text:p>16.489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Kitt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8" calcext:value-type="float">
            <text:p>8</text:p>
          </table:table-cell>
          <table:table-cell office:value-type="float" office:value="0.5639" calcext:value-type="float">
            <text:p>0.5639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1971" calcext:value-type="float">
            <text:p>0.1971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5673" calcext:value-type="float">
            <text:p>0.5673</text:p>
          </table:table-cell>
          <table:table-cell office:value-type="float" office:value="3.3218" calcext:value-type="float">
            <text:p>3.3218</text:p>
          </table:table-cell>
          <table:table-cell office:value-type="float" office:value="11.4257" calcext:value-type="float">
            <text:p>11.4257</text:p>
          </table:table-cell>
          <table:table-cell table:number-columns-repeated="5"/>
        </table:table-row>
        <table:table-row table:style-name="ro1">
          <table:table-cell table:formula="of:=SUM([.I73:.T73])" office:value-type="float" office:value="9.0433" calcext:value-type="float">
            <text:p>9.04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Kitt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8" calcext:value-type="float">
            <text:p>8</text:p>
          </table:table-cell>
          <table:table-cell office:value-type="float" office:value="0.1274" calcext:value-type="float">
            <text:p>0.1274</text:p>
          </table:table-cell>
          <table:table-cell office:value-type="float" office:value="0.0782" calcext:value-type="float">
            <text:p>0.0782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2005" calcext:value-type="float">
            <text:p>0.2005</text:p>
          </table:table-cell>
          <table:table-cell office:value-type="float" office:value="0.4505" calcext:value-type="float">
            <text:p>0.4505</text:p>
          </table:table-cell>
          <table:table-cell office:value-type="float" office:value="1.9103" calcext:value-type="float">
            <text:p>1.9103</text:p>
          </table:table-cell>
          <table:table-cell office:value-type="float" office:value="6.1636" calcext:value-type="float">
            <text:p>6.1636</text:p>
          </table:table-cell>
          <table:table-cell table:number-columns-repeated="5"/>
        </table:table-row>
        <table:table-row table:style-name="ro1">
          <table:table-cell table:formula="of:=SUM([.I74:.T74])" office:value-type="float" office:value="1254.0555" calcext:value-type="float">
            <text:p>1254.05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McGe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nisat</text:p>
          </table:table-cell>
          <table:table-cell table:number-columns-repeated="2"/>
          <table:table-cell office:value-type="float" office:value="0.0969" calcext:value-type="float">
            <text:p>0.0969</text:p>
          </table:table-cell>
          <table:table-cell office:value-type="float" office:value="0.1989" calcext:value-type="float">
            <text:p>0.1989</text:p>
          </table:table-cell>
          <table:table-cell office:value-type="float" office:value="0.7686" calcext:value-type="float">
            <text:p>0.7686</text:p>
          </table:table-cell>
          <table:table-cell office:value-type="float" office:value="3.5484" calcext:value-type="float">
            <text:p>3.5484</text:p>
          </table:table-cell>
          <table:table-cell office:value-type="float" office:value="23.05" calcext:value-type="float">
            <text:p>23.05</text:p>
          </table:table-cell>
          <table:table-cell office:value-type="float" office:value="226.3522" calcext:value-type="float">
            <text:p>226.3522</text:p>
          </table:table-cell>
          <table:table-cell office:value-type="float" office:value="1000.0405" calcext:value-type="float">
            <text:p>1000.0405</text:p>
          </table:table-cell>
          <table:table-cell table:number-columns-repeated="4"/>
        </table:table-row>
        <table:table-row table:style-name="ro1">
          <table:table-cell table:formula="of:=SUM([.I75:.T75])" office:value-type="float" office:value="1210.4419" calcext:value-type="float">
            <text:p>1210.44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McGe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pleCOMSPS</text:p>
          </table:table-cell>
          <table:table-cell table:number-columns-repeated="2"/>
          <table:table-cell office:value-type="float" office:value="0.0971" calcext:value-type="float">
            <text:p>0.0971</text:p>
          </table:table-cell>
          <table:table-cell office:value-type="float" office:value="0.3209" calcext:value-type="float">
            <text:p>0.3209</text:p>
          </table:table-cell>
          <table:table-cell office:value-type="float" office:value="2.4594" calcext:value-type="float">
            <text:p>2.4594</text:p>
          </table:table-cell>
          <table:table-cell office:value-type="float" office:value="8.3167" calcext:value-type="float">
            <text:p>8.3167</text:p>
          </table:table-cell>
          <table:table-cell office:value-type="float" office:value="25.6961" calcext:value-type="float">
            <text:p>25.6961</text:p>
          </table:table-cell>
          <table:table-cell office:value-type="float" office:value="173.5058" calcext:value-type="float">
            <text:p>173.5058</text:p>
          </table:table-cell>
          <table:table-cell office:value-type="float" office:value="1000.0459" calcext:value-type="float">
            <text:p>1000.0459</text:p>
          </table:table-cell>
          <table:table-cell table:number-columns-repeated="4"/>
        </table:table-row>
        <table:table-row table:style-name="ro1">
          <table:table-cell table:formula="of:=SUM([.I76:.T76])" office:value-type="float" office:value="524.2105" calcext:value-type="float">
            <text:p>524.21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McGe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9" calcext:value-type="float">
            <text:p>9</text:p>
          </table:table-cell>
          <table:table-cell office:value-type="float" office:value="0.264" calcext:value-type="float">
            <text:p>0.264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2413" calcext:value-type="float">
            <text:p>0.2413</text:p>
          </table:table-cell>
          <table:table-cell office:value-type="float" office:value="1.2185" calcext:value-type="float">
            <text:p>1.2185</text:p>
          </table:table-cell>
          <table:table-cell office:value-type="float" office:value="3.4309" calcext:value-type="float">
            <text:p>3.4309</text:p>
          </table:table-cell>
          <table:table-cell office:value-type="float" office:value="10.9704" calcext:value-type="float">
            <text:p>10.9704</text:p>
          </table:table-cell>
          <table:table-cell office:value-type="float" office:value="56.5327" calcext:value-type="float">
            <text:p>56.5327</text:p>
          </table:table-cell>
          <table:table-cell office:value-type="float" office:value="451.4534" calcext:value-type="float">
            <text:p>451.4534</text:p>
          </table:table-cell>
          <table:table-cell table:number-columns-repeated="4"/>
        </table:table-row>
        <table:table-row table:style-name="ro1">
          <table:table-cell table:formula="of:=SUM([.I77:.T77])" office:value-type="float" office:value="0.2246" calcext:value-type="float">
            <text:p>0.22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Mos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4" calcext:value-type="float">
            <text:p>4</text:p>
          </table:table-cell>
          <table:table-cell office:value-type="float" office:value="0.0937" calcext:value-type="float">
            <text:p>0.0937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0608" calcext:value-type="float">
            <text:p>0.0608</text:p>
          </table:table-cell>
          <table:table-cell table:number-columns-repeated="9"/>
        </table:table-row>
        <table:table-row table:style-name="ro1">
          <table:table-cell table:formula="of:=SUM([.I78:.T78])" office:value-type="float" office:value="0.2028" calcext:value-type="float">
            <text:p>0.20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Mos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4" calcext:value-type="float">
            <text:p>4</text:p>
          </table:table-cell>
          <table:table-cell office:value-type="float" office:value="0.0644" calcext:value-type="float">
            <text:p>0.0644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07" calcext:value-type="float">
            <text:p>0.07</text:p>
          </table:table-cell>
          <table:table-cell table:number-columns-repeated="9"/>
        </table:table-row>
        <table:table-row table:style-name="ro1">
          <table:table-cell table:formula="of:=SUM([.I79:.T79])" office:value-type="float" office:value="0.2263" calcext:value-type="float">
            <text:p>0.22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Mos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4" calcext:value-type="float">
            <text:p>4</text:p>
          </table:table-cell>
          <table:table-cell office:value-type="float" office:value="0.0733" calcext:value-type="float">
            <text:p>0.0733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754" calcext:value-type="float">
            <text:p>0.0754</text:p>
          </table:table-cell>
          <table:table-cell table:number-columns-repeated="9"/>
        </table:table-row>
        <table:table-row table:style-name="ro1">
          <table:table-cell table:formula="of:=SUM([.I80:.T80])" office:value-type="float" office:value="1443.2483" calcext:value-type="float">
            <text:p>1443.24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Nauru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nisat</text:p>
          </table:table-cell>
          <table:table-cell table:number-columns-repeated="2"/>
          <table:table-cell office:value-type="float" office:value="0.069" calcext:value-type="float">
            <text:p>0.069</text:p>
          </table:table-cell>
          <table:table-cell office:value-type="float" office:value="0.2696" calcext:value-type="float">
            <text:p>0.2696</text:p>
          </table:table-cell>
          <table:table-cell office:value-type="float" office:value="1.0374" calcext:value-type="float">
            <text:p>1.0374</text:p>
          </table:table-cell>
          <table:table-cell office:value-type="float" office:value="3.8216" calcext:value-type="float">
            <text:p>3.8216</text:p>
          </table:table-cell>
          <table:table-cell office:value-type="float" office:value="27.3882" calcext:value-type="float">
            <text:p>27.3882</text:p>
          </table:table-cell>
          <table:table-cell office:value-type="float" office:value="410.6243" calcext:value-type="float">
            <text:p>410.6243</text:p>
          </table:table-cell>
          <table:table-cell office:value-type="float" office:value="1000.0382" calcext:value-type="float">
            <text:p>1000.0382</text:p>
          </table:table-cell>
          <table:table-cell table:number-columns-repeated="4"/>
        </table:table-row>
        <table:table-row table:style-name="ro1">
          <table:table-cell table:formula="of:=SUM([.I81:.T81])" office:value-type="float" office:value="1546.7389" calcext:value-type="float">
            <text:p>1546.73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Nauru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pleCOMSPS</text:p>
          </table:table-cell>
          <table:table-cell table:number-columns-repeated="2"/>
          <table:table-cell office:value-type="float" office:value="0.1346" calcext:value-type="float">
            <text:p>0.1346</text:p>
          </table:table-cell>
          <table:table-cell office:value-type="float" office:value="0.3188" calcext:value-type="float">
            <text:p>0.3188</text:p>
          </table:table-cell>
          <table:table-cell office:value-type="float" office:value="2.9919" calcext:value-type="float">
            <text:p>2.9919</text:p>
          </table:table-cell>
          <table:table-cell office:value-type="float" office:value="17.6556" calcext:value-type="float">
            <text:p>17.6556</text:p>
          </table:table-cell>
          <table:table-cell office:value-type="float" office:value="55.1558" calcext:value-type="float">
            <text:p>55.1558</text:p>
          </table:table-cell>
          <table:table-cell office:value-type="float" office:value="470.4409" calcext:value-type="float">
            <text:p>470.4409</text:p>
          </table:table-cell>
          <table:table-cell office:value-type="float" office:value="1000.0413" calcext:value-type="float">
            <text:p>1000.0413</text:p>
          </table:table-cell>
          <table:table-cell table:number-columns-repeated="4"/>
        </table:table-row>
        <table:table-row table:style-name="ro1">
          <table:table-cell table:formula="of:=SUM([.I82:.T82])" office:value-type="float" office:value="1183.0039" calcext:value-type="float">
            <text:p>1183.00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Nauru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lucose</text:p>
          </table:table-cell>
          <table:table-cell table:number-columns-repeated="2"/>
          <table:table-cell office:value-type="float" office:value="0.1024" calcext:value-type="float">
            <text:p>0.1024</text:p>
          </table:table-cell>
          <table:table-cell office:value-type="float" office:value="0.3426" calcext:value-type="float">
            <text:p>0.3426</text:p>
          </table:table-cell>
          <table:table-cell office:value-type="float" office:value="1.5256" calcext:value-type="float">
            <text:p>1.5256</text:p>
          </table:table-cell>
          <table:table-cell office:value-type="float" office:value="6.1214" calcext:value-type="float">
            <text:p>6.1214</text:p>
          </table:table-cell>
          <table:table-cell office:value-type="float" office:value="29.369" calcext:value-type="float">
            <text:p>29.369</text:p>
          </table:table-cell>
          <table:table-cell office:value-type="float" office:value="145.5117" calcext:value-type="float">
            <text:p>145.5117</text:p>
          </table:table-cell>
          <table:table-cell office:value-type="float" office:value="1000.0312" calcext:value-type="float">
            <text:p>1000.0312</text:p>
          </table:table-cell>
          <table:table-cell table:number-columns-repeated="4"/>
        </table:table-row>
        <table:table-row table:style-name="ro1">
          <table:table-cell table:formula="of:=SUM([.I83:.T83])" office:value-type="float" office:value="1.2255" calcext:value-type="float">
            <text:p>1.22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Paley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9" calcext:value-type="float">
            <text:p>9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0614" calcext:value-type="float">
            <text:p>0.0614</text:p>
          </table:table-cell>
          <table:table-cell office:value-type="float" office:value="0.0799" calcext:value-type="float">
            <text:p>0.0799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81" calcext:value-type="float">
            <text:p>0.081</text:p>
          </table:table-cell>
          <table:table-cell office:value-type="float" office:value="0.1852" calcext:value-type="float">
            <text:p>0.1852</text:p>
          </table:table-cell>
          <table:table-cell office:value-type="float" office:value="0.6145" calcext:value-type="float">
            <text:p>0.6145</text:p>
          </table:table-cell>
          <table:table-cell table:number-columns-repeated="4"/>
        </table:table-row>
        <table:table-row table:style-name="ro1">
          <table:table-cell table:formula="of:=SUM([.I84:.T84])" office:value-type="float" office:value="1.2537" calcext:value-type="float">
            <text:p>1.25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Paley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9" calcext:value-type="float">
            <text:p>9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579" calcext:value-type="float">
            <text:p>0.0579</text:p>
          </table:table-cell>
          <table:table-cell office:value-type="float" office:value="0.0884" calcext:value-type="float">
            <text:p>0.0884</text:p>
          </table:table-cell>
          <table:table-cell office:value-type="float" office:value="0.0848" calcext:value-type="float">
            <text:p>0.0848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319" calcext:value-type="float">
            <text:p>0.319</text:p>
          </table:table-cell>
          <table:table-cell office:value-type="float" office:value="0.4949" calcext:value-type="float">
            <text:p>0.4949</text:p>
          </table:table-cell>
          <table:table-cell table:number-columns-repeated="4"/>
        </table:table-row>
        <table:table-row table:style-name="ro1">
          <table:table-cell table:formula="of:=SUM([.I85:.T85])" office:value-type="float" office:value="1.4332" calcext:value-type="float">
            <text:p>1.43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Paley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9" calcext:value-type="float">
            <text:p>9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83" calcext:value-type="float">
            <text:p>0.083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0832" calcext:value-type="float">
            <text:p>0.0832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3814" calcext:value-type="float">
            <text:p>0.3814</text:p>
          </table:table-cell>
          <table:table-cell office:value-type="float" office:value="0.5691" calcext:value-type="float">
            <text:p>0.5691</text:p>
          </table:table-cell>
          <table:table-cell table:number-columns-repeated="4"/>
        </table:table-row>
        <table:table-row table:style-name="ro1">
          <table:table-cell table:formula="of:=SUM([.I86:.T86])" office:value-type="float" office:value="58.6846" calcext:value-type="float">
            <text:p>58.68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Paley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13" calcext:value-type="float">
            <text:p>13</text:p>
          </table:table-cell>
          <table:table-cell office:value-type="float" office:value="0.074" calcext:value-type="float">
            <text:p>0.074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0937" calcext:value-type="float">
            <text:p>0.0937</text:p>
          </table:table-cell>
          <table:table-cell office:value-type="float" office:value="0.1077" calcext:value-type="float">
            <text:p>0.1077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1358" calcext:value-type="float">
            <text:p>0.1358</text:p>
          </table:table-cell>
          <table:table-cell office:value-type="float" office:value="0.1623" calcext:value-type="float">
            <text:p>0.1623</text:p>
          </table:table-cell>
          <table:table-cell office:value-type="float" office:value="0.1779" calcext:value-type="float">
            <text:p>0.1779</text:p>
          </table:table-cell>
          <table:table-cell office:value-type="float" office:value="0.9709" calcext:value-type="float">
            <text:p>0.9709</text:p>
          </table:table-cell>
          <table:table-cell office:value-type="float" office:value="2.4229" calcext:value-type="float">
            <text:p>2.4229</text:p>
          </table:table-cell>
          <table:table-cell office:value-type="float" office:value="8.9348" calcext:value-type="float">
            <text:p>8.9348</text:p>
          </table:table-cell>
          <table:table-cell office:value-type="float" office:value="45.4205" calcext:value-type="float">
            <text:p>45.4205</text:p>
          </table:table-cell>
        </table:table-row>
        <table:table-row table:style-name="ro1">
          <table:table-cell table:formula="of:=SUM([.I87:.T87])" office:value-type="float" office:value="27.5192" calcext:value-type="float">
            <text:p>27.519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Paley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13" calcext:value-type="float">
            <text:p>13</text:p>
          </table:table-cell>
          <table:table-cell office:value-type="float" office:value="0.0743" calcext:value-type="float">
            <text:p>0.0743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1204" calcext:value-type="float">
            <text:p>0.1204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3576" calcext:value-type="float">
            <text:p>0.3576</text:p>
          </table:table-cell>
          <table:table-cell office:value-type="float" office:value="2.0044" calcext:value-type="float">
            <text:p>2.0044</text:p>
          </table:table-cell>
          <table:table-cell office:value-type="float" office:value="2.6331" calcext:value-type="float">
            <text:p>2.6331</text:p>
          </table:table-cell>
          <table:table-cell office:value-type="float" office:value="7.1023" calcext:value-type="float">
            <text:p>7.1023</text:p>
          </table:table-cell>
          <table:table-cell office:value-type="float" office:value="14.4676" calcext:value-type="float">
            <text:p>14.4676</text:p>
          </table:table-cell>
        </table:table-row>
        <table:table-row table:style-name="ro1">
          <table:table-cell table:formula="of:=SUM([.I88:.T88])" office:value-type="float" office:value="33.3033" calcext:value-type="float">
            <text:p>33.30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Paley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13" calcext:value-type="float">
            <text:p>13</text:p>
          </table:table-cell>
          <table:table-cell office:value-type="float" office:value="0.0838" calcext:value-type="float">
            <text:p>0.0838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684" calcext:value-type="float">
            <text:p>0.0684</text:p>
          </table:table-cell>
          <table:table-cell office:value-type="float" office:value="0.1185" calcext:value-type="float">
            <text:p>0.1185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229" calcext:value-type="float">
            <text:p>0.229</text:p>
          </table:table-cell>
          <table:table-cell office:value-type="float" office:value="0.2932" calcext:value-type="float">
            <text:p>0.2932</text:p>
          </table:table-cell>
          <table:table-cell office:value-type="float" office:value="2.1504" calcext:value-type="float">
            <text:p>2.1504</text:p>
          </table:table-cell>
          <table:table-cell office:value-type="float" office:value="3.1983" calcext:value-type="float">
            <text:p>3.1983</text:p>
          </table:table-cell>
          <table:table-cell office:value-type="float" office:value="5.1003" calcext:value-type="float">
            <text:p>5.1003</text:p>
          </table:table-cell>
          <table:table-cell office:value-type="float" office:value="21.6966" calcext:value-type="float">
            <text:p>21.6966</text:p>
          </table:table-cell>
        </table:table-row>
        <table:table-row table:style-name="ro1">
          <table:table-cell table:formula="of:=SUM([.I89:.T89])" office:value-type="float" office:value="232.4633" calcext:value-type="float">
            <text:p>232.46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Papp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8" calcext:value-type="float">
            <text:p>8</text:p>
          </table:table-cell>
          <table:table-cell office:value-type="float" office:value="0.0831" calcext:value-type="float">
            <text:p>0.0831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292" calcext:value-type="float">
            <text:p>0.292</text:p>
          </table:table-cell>
          <table:table-cell office:value-type="float" office:value="1.0802" calcext:value-type="float">
            <text:p>1.0802</text:p>
          </table:table-cell>
          <table:table-cell office:value-type="float" office:value="9.1154" calcext:value-type="float">
            <text:p>9.1154</text:p>
          </table:table-cell>
          <table:table-cell office:value-type="float" office:value="221.743" calcext:value-type="float">
            <text:p>221.743</text:p>
          </table:table-cell>
          <table:table-cell table:number-columns-repeated="5"/>
        </table:table-row>
        <table:table-row table:style-name="ro1">
          <table:table-cell table:formula="of:=SUM([.I90:.T90])" office:value-type="float" office:value="93.7652" calcext:value-type="float">
            <text:p>93.76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Papp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8" calcext:value-type="float">
            <text:p>8</text:p>
          </table:table-cell>
          <table:table-cell office:value-type="float" office:value="0.0957" calcext:value-type="float">
            <text:p>0.0957</text:p>
          </table:table-cell>
          <table:table-cell office:value-type="float" office:value="0.0847" calcext:value-type="float">
            <text:p>0.0847</text:p>
          </table:table-cell>
          <table:table-cell office:value-type="float" office:value="0.1549" calcext:value-type="float">
            <text:p>0.1549</text:p>
          </table:table-cell>
          <table:table-cell office:value-type="float" office:value="0.6439" calcext:value-type="float">
            <text:p>0.6439</text:p>
          </table:table-cell>
          <table:table-cell office:value-type="float" office:value="3.3439" calcext:value-type="float">
            <text:p>3.3439</text:p>
          </table:table-cell>
          <table:table-cell office:value-type="float" office:value="13.0211" calcext:value-type="float">
            <text:p>13.0211</text:p>
          </table:table-cell>
          <table:table-cell office:value-type="float" office:value="76.421" calcext:value-type="float">
            <text:p>76.421</text:p>
          </table:table-cell>
          <table:table-cell table:number-columns-repeated="5"/>
        </table:table-row>
        <table:table-row table:style-name="ro1">
          <table:table-cell table:formula="of:=SUM([.I91:.T91])" office:value-type="float" office:value="54.6227" calcext:value-type="float">
            <text:p>54.62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Papp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8" calcext:value-type="float">
            <text:p>8</text:p>
          </table:table-cell>
          <table:table-cell office:value-type="float" office:value="0.0682" calcext:value-type="float">
            <text:p>0.0682</text:p>
          </table:table-cell>
          <table:table-cell office:value-type="float" office:value="0.0882" calcext:value-type="float">
            <text:p>0.0882</text:p>
          </table:table-cell>
          <table:table-cell office:value-type="float" office:value="0.1337" calcext:value-type="float">
            <text:p>0.1337</text:p>
          </table:table-cell>
          <table:table-cell office:value-type="float" office:value="0.5748" calcext:value-type="float">
            <text:p>0.5748</text:p>
          </table:table-cell>
          <table:table-cell office:value-type="float" office:value="1.8339" calcext:value-type="float">
            <text:p>1.8339</text:p>
          </table:table-cell>
          <table:table-cell office:value-type="float" office:value="8.3256" calcext:value-type="float">
            <text:p>8.3256</text:p>
          </table:table-cell>
          <table:table-cell office:value-type="float" office:value="43.5983" calcext:value-type="float">
            <text:p>43.5983</text:p>
          </table:table-cell>
          <table:table-cell table:number-columns-repeated="5"/>
        </table:table-row>
        <table:table-row table:style-name="ro1">
          <table:table-cell table:formula="of:=SUM([.I92:.T92])" office:value-type="float" office:value="0.3465" calcext:value-type="float">
            <text:p>0.34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Peters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6" calcext:value-type="float">
            <text:p>6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1418" calcext:value-type="float">
            <text:p>0.1418</text:p>
          </table:table-cell>
          <table:table-cell table:number-columns-repeated="7"/>
        </table:table-row>
        <table:table-row table:style-name="ro1">
          <table:table-cell table:formula="of:=SUM([.I93:.T93])" office:value-type="float" office:value="0.4198" calcext:value-type="float">
            <text:p>0.41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Peters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6" calcext:value-type="float">
            <text:p>6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0831" calcext:value-type="float">
            <text:p>0.0831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1576" calcext:value-type="float">
            <text:p>0.1576</text:p>
          </table:table-cell>
          <table:table-cell table:number-columns-repeated="7"/>
        </table:table-row>
        <table:table-row table:style-name="ro1">
          <table:table-cell table:formula="of:=SUM([.I94:.T94])" office:value-type="float" office:value="0.4254" calcext:value-type="float">
            <text:p>0.42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Peters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6" calcext:value-type="float">
            <text:p>6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1408" calcext:value-type="float">
            <text:p>0.1408</text:p>
          </table:table-cell>
          <table:table-cell table:number-columns-repeated="7"/>
        </table:table-row>
        <table:table-row table:style-name="ro1">
          <table:table-cell table:formula="of:=SUM([.I95:.T95])" office:value-type="float" office:value="0.1792" calcext:value-type="float">
            <text:p>0.17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Pm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5" calcext:value-type="float">
            <text:p>5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448" calcext:value-type="float">
            <text:p>0.0448</text:p>
          </table:table-cell>
          <table:table-cell table:number-columns-repeated="8"/>
        </table:table-row>
        <table:table-row table:style-name="ro1">
          <table:table-cell table:formula="of:=SUM([.I96:.T96])" office:value-type="float" office:value="0.2514" calcext:value-type="float">
            <text:p>0.25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Pm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5" calcext:value-type="float">
            <text:p>5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0888" calcext:value-type="float">
            <text:p>0.0888</text:p>
          </table:table-cell>
          <table:table-cell table:number-columns-repeated="8"/>
        </table:table-row>
        <table:table-row table:style-name="ro1">
          <table:table-cell table:formula="of:=SUM([.I97:.T97])" office:value-type="float" office:value="0.202" calcext:value-type="float">
            <text:p>0.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Pm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5" calcext:value-type="float">
            <text:p>5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715" calcext:value-type="float">
            <text:p>0.0715</text:p>
          </table:table-cell>
          <table:table-cell table:number-columns-repeated="8"/>
        </table:table-row>
        <table:table-row table:style-name="ro1">
          <table:table-cell table:formula="of:=SUM([.I98:.T98])" office:value-type="float" office:value="0.6537" calcext:value-type="float">
            <text:p>0.65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Pouss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7" calcext:value-type="float">
            <text:p>7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93" calcext:value-type="float">
            <text:p>0.0893</text:p>
          </table:table-cell>
          <table:table-cell office:value-type="float" office:value="0.0673" calcext:value-type="float">
            <text:p>0.0673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2421" calcext:value-type="float">
            <text:p>0.2421</text:p>
          </table:table-cell>
          <table:table-cell table:number-columns-repeated="6"/>
        </table:table-row>
        <table:table-row table:style-name="ro1">
          <table:table-cell table:formula="of:=SUM([.I99:.T99])" office:value-type="float" office:value="1.0271" calcext:value-type="float">
            <text:p>1.02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Pouss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7" calcext:value-type="float">
            <text:p>7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1262" calcext:value-type="float">
            <text:p>0.1262</text:p>
          </table:table-cell>
          <table:table-cell office:value-type="float" office:value="0.074" calcext:value-type="float">
            <text:p>0.074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1642" calcext:value-type="float">
            <text:p>0.1642</text:p>
          </table:table-cell>
          <table:table-cell office:value-type="float" office:value="0.4893" calcext:value-type="float">
            <text:p>0.4893</text:p>
          </table:table-cell>
          <table:table-cell table:number-columns-repeated="6"/>
        </table:table-row>
        <table:table-row table:style-name="ro1">
          <table:table-cell table:formula="of:=SUM([.I100:.T100])" office:value-type="float" office:value="0.846" calcext:value-type="float">
            <text:p>0.8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Pouss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7" calcext:value-type="float">
            <text:p>7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884" calcext:value-type="float">
            <text:p>0.0884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4539" calcext:value-type="float">
            <text:p>0.4539</text:p>
          </table:table-cell>
          <table:table-cell table:number-columns-repeated="6"/>
        </table:table-row>
        <table:table-row table:style-name="ro1">
          <table:table-cell table:formula="of:=SUM([.I101:.T101])" office:value-type="float" office:value="0.1253" calcext:value-type="float">
            <text:p>0.12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Pri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4" calcext:value-type="float">
            <text:p>4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43" calcext:value-type="float">
            <text:p>0.043</text:p>
          </table:table-cell>
          <table:table-cell table:number-columns-repeated="9"/>
        </table:table-row>
        <table:table-row table:style-name="ro1">
          <table:table-cell table:formula="of:=SUM([.I102:.T102])" office:value-type="float" office:value="0.1696" calcext:value-type="float">
            <text:p>0.16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Pri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4" calcext:value-type="float">
            <text:p>4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638" calcext:value-type="float">
            <text:p>0.0638</text:p>
          </table:table-cell>
          <table:table-cell table:number-columns-repeated="9"/>
        </table:table-row>
        <table:table-row table:style-name="ro1">
          <table:table-cell table:formula="of:=SUM([.I103:.T103])" office:value-type="float" office:value="0.1438" calcext:value-type="float">
            <text:p>0.14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Pri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4" calcext:value-type="float">
            <text:p>4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664" calcext:value-type="float">
            <text:p>0.0664</text:p>
          </table:table-cell>
          <table:table-cell office:value-type="float" office:value="0.052" calcext:value-type="float">
            <text:p>0.052</text:p>
          </table:table-cell>
          <table:table-cell table:number-columns-repeated="9"/>
        </table:table-row>
        <table:table-row table:style-name="ro1">
          <table:table-cell table:formula="of:=SUM([.I104:.T104])" office:value-type="float" office:value="48.1885" calcext:value-type="float">
            <text:p>48.18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Robert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9" calcext:value-type="float">
            <text:p>9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0751" calcext:value-type="float">
            <text:p>0.0751</text:p>
          </table:table-cell>
          <table:table-cell office:value-type="float" office:value="0.0869" calcext:value-type="float">
            <text:p>0.0869</text:p>
          </table:table-cell>
          <table:table-cell office:value-type="float" office:value="0.1188" calcext:value-type="float">
            <text:p>0.1188</text:p>
          </table:table-cell>
          <table:table-cell office:value-type="float" office:value="0.5047" calcext:value-type="float">
            <text:p>0.5047</text:p>
          </table:table-cell>
          <table:table-cell office:value-type="float" office:value="1.0534" calcext:value-type="float">
            <text:p>1.0534</text:p>
          </table:table-cell>
          <table:table-cell office:value-type="float" office:value="5.6311" calcext:value-type="float">
            <text:p>5.6311</text:p>
          </table:table-cell>
          <table:table-cell office:value-type="float" office:value="40.6446" calcext:value-type="float">
            <text:p>40.6446</text:p>
          </table:table-cell>
          <table:table-cell table:number-columns-repeated="4"/>
        </table:table-row>
        <table:table-row table:style-name="ro1">
          <table:table-cell table:formula="of:=SUM([.I105:.T105])" office:value-type="float" office:value="38.3986" calcext:value-type="float">
            <text:p>38.39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Robert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9" calcext:value-type="float">
            <text:p>9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2035" calcext:value-type="float">
            <text:p>0.2035</text:p>
          </table:table-cell>
          <table:table-cell office:value-type="float" office:value="1.0962" calcext:value-type="float">
            <text:p>1.0962</text:p>
          </table:table-cell>
          <table:table-cell office:value-type="float" office:value="3.5163" calcext:value-type="float">
            <text:p>3.5163</text:p>
          </table:table-cell>
          <table:table-cell office:value-type="float" office:value="6.2769" calcext:value-type="float">
            <text:p>6.2769</text:p>
          </table:table-cell>
          <table:table-cell office:value-type="float" office:value="27.0329" calcext:value-type="float">
            <text:p>27.0329</text:p>
          </table:table-cell>
          <table:table-cell table:number-columns-repeated="4"/>
        </table:table-row>
        <table:table-row table:style-name="ro1">
          <table:table-cell table:formula="of:=SUM([.I106:.T106])" office:value-type="float" office:value="36.0195" calcext:value-type="float">
            <text:p>36.01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Robert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9" calcext:value-type="float">
            <text:p>9</text:p>
          </table:table-cell>
          <table:table-cell office:value-type="float" office:value="0.1252" calcext:value-type="float">
            <text:p>0.1252</text:p>
          </table:table-cell>
          <table:table-cell office:value-type="float" office:value="0.0839" calcext:value-type="float">
            <text:p>0.0839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2047" calcext:value-type="float">
            <text:p>0.2047</text:p>
          </table:table-cell>
          <table:table-cell office:value-type="float" office:value="1.0512" calcext:value-type="float">
            <text:p>1.0512</text:p>
          </table:table-cell>
          <table:table-cell office:value-type="float" office:value="2.9273" calcext:value-type="float">
            <text:p>2.9273</text:p>
          </table:table-cell>
          <table:table-cell office:value-type="float" office:value="7.7758" calcext:value-type="float">
            <text:p>7.7758</text:p>
          </table:table-cell>
          <table:table-cell office:value-type="float" office:value="23.7401" calcext:value-type="float">
            <text:p>23.7401</text:p>
          </table:table-cell>
          <table:table-cell table:number-columns-repeated="4"/>
        </table:table-row>
        <table:table-row table:style-name="ro1">
          <table:table-cell table:formula="of:=SUM([.I107:.T107])" office:value-type="float" office:value="8.0362" calcext:value-type="float">
            <text:p>8.03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Shrikhan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10" calcext:value-type="float">
            <text:p>10</text:p>
          </table:table-cell>
          <table:table-cell office:value-type="float" office:value="0.0847" calcext:value-type="float">
            <text:p>0.0847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47" calcext:value-type="float">
            <text:p>0.47</text:p>
          </table:table-cell>
          <table:table-cell office:value-type="float" office:value="1.3023" calcext:value-type="float">
            <text:p>1.3023</text:p>
          </table:table-cell>
          <table:table-cell office:value-type="float" office:value="5.6985" calcext:value-type="float">
            <text:p>5.6985</text:p>
          </table:table-cell>
          <table:table-cell table:number-columns-repeated="3"/>
        </table:table-row>
        <table:table-row table:style-name="ro1">
          <table:table-cell table:formula="of:=SUM([.I108:.T108])" office:value-type="float" office:value="10.4584" calcext:value-type="float">
            <text:p>10.45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Shrikhan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10" calcext:value-type="float">
            <text:p>10</text:p>
          </table:table-cell>
          <table:table-cell office:value-type="float" office:value="0.0965" calcext:value-type="float">
            <text:p>0.0965</text:p>
          </table:table-cell>
          <table:table-cell office:value-type="float" office:value="0.0665" calcext:value-type="float">
            <text:p>0.0665</text:p>
          </table:table-cell>
          <table:table-cell office:value-type="float" office:value="0.0793" calcext:value-type="float">
            <text:p>0.0793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1555" calcext:value-type="float">
            <text:p>0.1555</text:p>
          </table:table-cell>
          <table:table-cell office:value-type="float" office:value="0.1869" calcext:value-type="float">
            <text:p>0.1869</text:p>
          </table:table-cell>
          <table:table-cell office:value-type="float" office:value="1.2427" calcext:value-type="float">
            <text:p>1.2427</text:p>
          </table:table-cell>
          <table:table-cell office:value-type="float" office:value="2.1823" calcext:value-type="float">
            <text:p>2.1823</text:p>
          </table:table-cell>
          <table:table-cell office:value-type="float" office:value="6.3488" calcext:value-type="float">
            <text:p>6.3488</text:p>
          </table:table-cell>
          <table:table-cell table:number-columns-repeated="3"/>
        </table:table-row>
        <table:table-row table:style-name="ro1">
          <table:table-cell table:formula="of:=SUM([.I109:.T109])" office:value-type="float" office:value="10.5787" calcext:value-type="float">
            <text:p>10.57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Shrikhan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10" calcext:value-type="float">
            <text:p>10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0839" calcext:value-type="float">
            <text:p>0.0839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1601" calcext:value-type="float">
            <text:p>0.1601</text:p>
          </table:table-cell>
          <table:table-cell office:value-type="float" office:value="0.2077" calcext:value-type="float">
            <text:p>0.2077</text:p>
          </table:table-cell>
          <table:table-cell office:value-type="float" office:value="1.3245" calcext:value-type="float">
            <text:p>1.3245</text:p>
          </table:table-cell>
          <table:table-cell office:value-type="float" office:value="2.3206" calcext:value-type="float">
            <text:p>2.3206</text:p>
          </table:table-cell>
          <table:table-cell office:value-type="float" office:value="6.2162" calcext:value-type="float">
            <text:p>6.2162</text:p>
          </table:table-cell>
          <table:table-cell table:number-columns-repeated="3"/>
        </table:table-row>
        <table:table-row table:style-name="ro1">
          <table:table-cell table:formula="of:=SUM([.I110:.T110])" office:value-type="float" office:value="0.6223" calcext:value-type="float">
            <text:p>0.62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Soussel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6" calcext:value-type="float">
            <text:p>6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2793" calcext:value-type="float">
            <text:p>0.2793</text:p>
          </table:table-cell>
          <table:table-cell table:number-columns-repeated="7"/>
        </table:table-row>
        <table:table-row table:style-name="ro1">
          <table:table-cell table:formula="of:=SUM([.I111:.T111])" office:value-type="float" office:value="1.0321" calcext:value-type="float">
            <text:p>1.03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Soussel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6" calcext:value-type="float">
            <text:p>6</text:p>
          </table:table-cell>
          <table:table-cell office:value-type="float" office:value="0.1222" calcext:value-type="float">
            <text:p>0.1222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2368" calcext:value-type="float">
            <text:p>0.2368</text:p>
          </table:table-cell>
          <table:table-cell office:value-type="float" office:value="0.5292" calcext:value-type="float">
            <text:p>0.5292</text:p>
          </table:table-cell>
          <table:table-cell table:number-columns-repeated="7"/>
        </table:table-row>
        <table:table-row table:style-name="ro1">
          <table:table-cell table:formula="of:=SUM([.I112:.T112])" office:value-type="float" office:value="1.1199" calcext:value-type="float">
            <text:p>1.11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Soussel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6" calcext:value-type="float">
            <text:p>6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881" calcext:value-type="float">
            <text:p>0.0881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6487" calcext:value-type="float">
            <text:p>0.6487</text:p>
          </table:table-cell>
          <table:table-cell table:number-columns-repeated="7"/>
        </table:table-row>
        <table:table-row table:style-name="ro1">
          <table:table-cell table:formula="of:=SUM([.I113:.T113])" office:value-type="float" office:value="0.1137" calcext:value-type="float">
            <text:p>0.1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Threex3-gri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4" calcext:value-type="float">
            <text:p>4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335" calcext:value-type="float">
            <text:p>0.0335</text:p>
          </table:table-cell>
          <table:table-cell table:number-columns-repeated="9"/>
        </table:table-row>
        <table:table-row table:style-name="ro1">
          <table:table-cell table:formula="of:=SUM([.I114:.T114])" office:value-type="float" office:value="0.1115" calcext:value-type="float">
            <text:p>0.1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Threex3-gri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4" calcext:value-type="float">
            <text:p>4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399" calcext:value-type="float">
            <text:p>0.0399</text:p>
          </table:table-cell>
          <table:table-cell table:number-columns-repeated="9"/>
        </table:table-row>
        <table:table-row table:style-name="ro1">
          <table:table-cell table:formula="of:=SUM([.I115:.T115])" office:value-type="float" office:value="0.1543" calcext:value-type="float">
            <text:p>0.15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Threex3-gri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4" calcext:value-type="float">
            <text:p>4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0451" calcext:value-type="float">
            <text:p>0.0451</text:p>
          </table:table-cell>
          <table:table-cell table:number-columns-repeated="9"/>
        </table:table-row>
        <table:table-row table:style-name="ro1">
          <table:table-cell table:formula="of:=SUM([.I116:.T116])" office:value-type="float" office:value="0.5343" calcext:value-type="float">
            <text:p>0.53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Tiet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6" calcext:value-type="float">
            <text:p>6</text:p>
          </table:table-cell>
          <table:table-cell office:value-type="float" office:value="0.0657" calcext:value-type="float">
            <text:p>0.0657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9" calcext:value-type="float">
            <text:p>0.09</text:p>
          </table:table-cell>
          <table:table-cell office:value-type="float" office:value="0.0859" calcext:value-type="float">
            <text:p>0.0859</text:p>
          </table:table-cell>
          <table:table-cell office:value-type="float" office:value="0.2588" calcext:value-type="float">
            <text:p>0.2588</text:p>
          </table:table-cell>
          <table:table-cell table:number-columns-repeated="7"/>
        </table:table-row>
        <table:table-row table:style-name="ro1">
          <table:table-cell table:formula="of:=SUM([.I117:.T117])" office:value-type="float" office:value="0.6433" calcext:value-type="float">
            <text:p>0.64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Tiet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6" calcext:value-type="float">
            <text:p>6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3374" calcext:value-type="float">
            <text:p>0.3374</text:p>
          </table:table-cell>
          <table:table-cell table:number-columns-repeated="7"/>
        </table:table-row>
        <table:table-row table:style-name="ro1">
          <table:table-cell table:formula="of:=SUM([.I118:.T118])" office:value-type="float" office:value="0.6874" calcext:value-type="float">
            <text:p>0.68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Tietz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6" calcext:value-type="float">
            <text:p>6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06" calcext:value-type="float">
            <text:p>0.06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127" calcext:value-type="float">
            <text:p>0.127</text:p>
          </table:table-cell>
          <table:table-cell office:value-type="float" office:value="0.3838" calcext:value-type="float">
            <text:p>0.3838</text:p>
          </table:table-cell>
          <table:table-cell table:number-columns-repeated="7"/>
        </table:table-row>
        <table:table-row table:style-name="ro1">
          <table:table-cell table:formula="of:=SUM([.I119:.T119])" office:value-type="float" office:value="0.142" calcext:value-type="float">
            <text:p>0.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Wagn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5" calcext:value-type="float">
            <text:p>5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368" calcext:value-type="float">
            <text:p>0.0368</text:p>
          </table:table-cell>
          <table:table-cell table:number-columns-repeated="8"/>
        </table:table-row>
        <table:table-row table:style-name="ro1">
          <table:table-cell table:formula="of:=SUM([.I120:.T120])" office:value-type="float" office:value="0.2161" calcext:value-type="float">
            <text:p>0.21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Wagn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" calcext:value-type="float">
            <text:p>0.03</text:p>
          </table:table-cell>
          <table:table-cell office:value-type="float" office:value="0.1021" calcext:value-type="float">
            <text:p>0.1021</text:p>
          </table:table-cell>
          <table:table-cell table:number-columns-repeated="8"/>
        </table:table-row>
        <table:table-row table:style-name="ro1">
          <table:table-cell table:formula="of:=SUM([.I121:.T121])" office:value-type="float" office:value="0.2018" calcext:value-type="float">
            <text:p>0.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Wagn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5" calcext:value-type="float">
            <text:p>5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39" calcext:value-type="float">
            <text:p>0.039</text:p>
          </table:table-cell>
          <table:table-cell table:number-columns-repeated="8"/>
        </table:table-row>
        <table:table-row table:style-name="ro1">
          <table:table-cell table:formula="of:=SUM([.I122:.T122])" office:value-type="float" office:value="1879.7838" calcext:value-type="float">
            <text:p>1879.78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Watsi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nisat</text:p>
          </table:table-cell>
          <table:table-cell table:number-columns-repeated="2"/>
          <table:table-cell office:value-type="float" office:value="0.1308" calcext:value-type="float">
            <text:p>0.1308</text:p>
          </table:table-cell>
          <table:table-cell office:value-type="float" office:value="0.8558" calcext:value-type="float">
            <text:p>0.8558</text:p>
          </table:table-cell>
          <table:table-cell office:value-type="float" office:value="10.5931" calcext:value-type="float">
            <text:p>10.5931</text:p>
          </table:table-cell>
          <table:table-cell office:value-type="float" office:value="133.3313" calcext:value-type="float">
            <text:p>133.3313</text:p>
          </table:table-cell>
          <table:table-cell office:value-type="float" office:value="734.8384" calcext:value-type="float">
            <text:p>734.8384</text:p>
          </table:table-cell>
          <table:table-cell office:value-type="float" office:value="1000.0344" calcext:value-type="float">
            <text:p>1000.0344</text:p>
          </table:table-cell>
          <table:table-cell table:number-columns-repeated="5"/>
        </table:table-row>
        <table:table-row table:style-name="ro1">
          <table:table-cell table:formula="of:=SUM([.I123:.T123])" office:value-type="float" office:value="1277.0373" calcext:value-type="float">
            <text:p>1277.03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Watsi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pleCOMSPS</text:p>
          </table:table-cell>
          <table:table-cell table:number-columns-repeated="2"/>
          <table:table-cell office:value-type="float" office:value="0.2141" calcext:value-type="float">
            <text:p>0.2141</text:p>
          </table:table-cell>
          <table:table-cell office:value-type="float" office:value="5.1283" calcext:value-type="float">
            <text:p>5.1283</text:p>
          </table:table-cell>
          <table:table-cell office:value-type="float" office:value="43.4891" calcext:value-type="float">
            <text:p>43.4891</text:p>
          </table:table-cell>
          <table:table-cell office:value-type="float" office:value="228.1652" calcext:value-type="float">
            <text:p>228.1652</text:p>
          </table:table-cell>
          <table:table-cell office:value-type="float" office:value="1000.0406" calcext:value-type="float">
            <text:p>1000.0406</text:p>
          </table:table-cell>
          <table:table-cell table:number-columns-repeated="6"/>
        </table:table-row>
        <table:table-row table:style-name="ro1">
          <table:table-cell table:formula="of:=SUM([.I124:.T124])" office:value-type="float" office:value="1199.6749" calcext:value-type="float">
            <text:p>1199.67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hset2sat</text:p>
          </table:table-cell>
          <table:table-cell office:value-type="string" calcext:value-type="string">
            <text:p>Watsi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lucose</text:p>
          </table:table-cell>
          <table:table-cell table:number-columns-repeated="2"/>
          <table:table-cell office:value-type="float" office:value="0.2344" calcext:value-type="float">
            <text:p>0.2344</text:p>
          </table:table-cell>
          <table:table-cell office:value-type="float" office:value="1.1383" calcext:value-type="float">
            <text:p>1.1383</text:p>
          </table:table-cell>
          <table:table-cell office:value-type="float" office:value="8.9781" calcext:value-type="float">
            <text:p>8.9781</text:p>
          </table:table-cell>
          <table:table-cell office:value-type="float" office:value="30.8599" calcext:value-type="float">
            <text:p>30.8599</text:p>
          </table:table-cell>
          <table:table-cell office:value-type="float" office:value="158.4335" calcext:value-type="float">
            <text:p>158.4335</text:p>
          </table:table-cell>
          <table:table-cell office:value-type="float" office:value="1000.0307" calcext:value-type="float">
            <text:p>1000.0307</text:p>
          </table:table-cell>
          <table:table-cell table:number-columns-repeated="5"/>
        </table:table-row>
      </table:table>
      <table:table table:name="all solvers and all encodings" table:style-name="ta1">
        <table:table-column table:style-name="co11" table:number-columns-repeated="4" table:default-cell-style-name="Default"/>
        <table:table-column table:style-name="co11" table:default-cell-style-name="ce4"/>
        <table:table-column table:style-name="co11" table:default-cell-style-name="Default"/>
        <table:table-column table:style-name="co11" table:default-cell-style-name="ce4"/>
        <table:table-column table:style-name="co11" table:number-columns-repeated="18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3" office:value-type="string" calcext:value-type="string" table:number-columns-spanned="12" table:number-rows-spanned="1">
            <text:p>Pathwidth</text:p>
          </table:table-cell>
          <table:covered-table-cell table:number-columns-repeated="2"/>
          <table:covered-table-cell table:style-name="Default"/>
          <table:covered-table-cell/>
          <table:covered-table-cell table:style-name="Default"/>
          <table:covered-table-cell table:number-columns-repeated="6"/>
          <table:table-cell table:style-name="ce3" office:value-type="string" calcext:value-type="string" table:number-columns-spanned="12" table:number-rows-spanned="1">
            <text:p>Special treewidth</text:p>
          </table:table-cell>
          <table:covered-table-cell table:number-columns-repeated="11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Partition</text:p>
          </table:table-cell>
          <table:covered-table-cell table:number-columns-repeated="2"/>
          <table:covered-table-cell table:style-name="Default"/>
          <table:covered-table-cell/>
          <table:covered-table-cell table:style-name="Default"/>
          <table:table-cell table:style-name="ce3" office:value-type="string" calcext:value-type="string" table:number-columns-spanned="6" table:number-rows-spanned="1">
            <text:p>ordering</text:p>
          </table:table-cell>
          <table:covered-table-cell table:number-columns-repeated="5"/>
          <table:table-cell table:style-name="ce3" office:value-type="string" calcext:value-type="string" table:number-columns-spanned="6" table:number-rows-spanned="1">
            <text:p>ordering</text:p>
          </table:table-cell>
          <table:covered-table-cell table:number-columns-repeated="5"/>
          <table:table-cell table:style-name="ce3" office:value-type="string" calcext:value-type="string" table:number-columns-spanned="6" table:number-rows-spanned="1">
            <text:p>partition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minisat</text:p>
          </table:table-cell>
          <table:table-cell office:value-type="string" calcext:value-type="string">
            <text:p>MapleSAT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Fastest solver runtime</text:p>
          </table:table-cell>
          <table:table-cell office:value-type="string" calcext:value-type="string">
            <text:p>Fastest solver</text:p>
          </table:table-cell>
          <table:table-cell/>
          <table:table-cell office:value-type="string" calcext:value-type="string">
            <text:p>minisat</text:p>
          </table:table-cell>
          <table:table-cell office:value-type="string" calcext:value-type="string">
            <text:p>MapleSAT</text:p>
          </table:table-cell>
          <table:table-cell office:value-type="string" calcext:value-type="string">
            <text:p>Glucose</text:p>
          </table:table-cell>
          <table:table-cell table:style-name="ce4" office:value-type="string" calcext:value-type="string">
            <text:p>Fastest solver runtime</text:p>
          </table:table-cell>
          <table:table-cell office:value-type="string" calcext:value-type="string">
            <text:p>Fastest solver</text:p>
          </table:table-cell>
          <table:table-cell/>
          <table:table-cell office:value-type="string" calcext:value-type="string">
            <text:p>minisat</text:p>
          </table:table-cell>
          <table:table-cell office:value-type="string" calcext:value-type="string">
            <text:p>MapleSAT</text:p>
          </table:table-cell>
          <table:table-cell office:value-type="string" calcext:value-type="string">
            <text:p>Glucose</text:p>
          </table:table-cell>
          <table:table-cell table:style-name="ce4" office:value-type="string" calcext:value-type="string">
            <text:p>Fastest solver runtime</text:p>
          </table:table-cell>
          <table:table-cell office:value-type="string" calcext:value-type="string">
            <text:p>Fastest solver</text:p>
          </table:table-cell>
          <table:table-cell/>
          <table:table-cell office:value-type="string" calcext:value-type="string">
            <text:p>minisat</text:p>
          </table:table-cell>
          <table:table-cell office:value-type="string" calcext:value-type="string">
            <text:p>MapleSAT</text:p>
          </table:table-cell>
          <table:table-cell office:value-type="string" calcext:value-type="string">
            <text:p>Glucose</text:p>
          </table:table-cell>
          <table:table-cell table:style-name="ce4" office:value-type="string" calcext:value-type="string">
            <text:p>Fastest solver runtime</text:p>
          </table:table-cell>
          <table:table-cell office:value-type="string" calcext:value-type="string">
            <text:p>Fastest solver</text:p>
          </table:table-cell>
          <table:table-cell/>
        </table:table-row>
        <table:table-row table:style-name="ro1">
          <table:table-cell office:value-type="string" calcext:value-type="string">
            <text:p>B10Cage</text:p>
          </table:table-cell>
          <table:table-cell office:value-type="float" office:value="1549.0567" calcext:value-type="float">
            <text:p>1549.0567</text:p>
          </table:table-cell>
          <table:table-cell office:value-type="float" office:value="1613.5228" calcext:value-type="float">
            <text:p>1613.5228</text:p>
          </table:table-cell>
          <table:table-cell office:value-type="float" office:value="1832.8766" calcext:value-type="float">
            <text:p>1832.8766</text:p>
          </table:table-cell>
          <table:table-cell table:formula="of:=MIN([.B4:.D4])" office:value-type="float" office:value="1549.0567" calcext:value-type="float">
            <text:p>1549.06</text:p>
          </table:table-cell>
          <table:table-cell table:formula="of:=INDEX([.B3:.D3];;MATCH(MIN([.B4:.D4]);[.B4:.D4];0))" office:value-type="string" office:string-value="minisat" calcext:value-type="string">
            <text:p>minisat</text:p>
          </table:table-cell>
          <table:table-cell table:formula="of:=CONCATENATE(&quot;$&quot;;ROUND( [.E4];2);&quot;^&quot;;[.F4];&quot;$&quot;)" office:value-type="string" office:string-value="$1549.06^minisat$" calcext:value-type="string">
            <text:p>$1549.06^minisat$</text:p>
          </table:table-cell>
          <table:table-cell office:value-type="float" office:value="1068.5856" calcext:value-type="float">
            <text:p>1068.5856</text:p>
          </table:table-cell>
          <table:table-cell office:value-type="float" office:value="1307.9822" calcext:value-type="float">
            <text:p>1307.9822</text:p>
          </table:table-cell>
          <table:table-cell office:value-type="float" office:value="2029.1479" calcext:value-type="float">
            <text:p>2029.1479</text:p>
          </table:table-cell>
          <table:table-cell table:formula="of:=MIN([.H4:.J4])" office:value-type="float" office:value="1068.5856" calcext:value-type="float">
            <text:p>1068.5856</text:p>
          </table:table-cell>
          <table:table-cell table:formula="of:=INDEX([.H3:.J3];;MATCH(MIN([.H4:.J4]);[.H4:.J4];0))" office:value-type="string" office:string-value="minisat" calcext:value-type="string">
            <text:p>minisat</text:p>
          </table:table-cell>
          <table:table-cell table:style-name="ce4" table:formula="of:=CONCATENATE(&quot;$&quot;;ROUND( [.K4];2);&quot;^&quot;;[.L4];&quot;$&quot;)" office:value-type="string" office:string-value="$1068.59^minisat$" calcext:value-type="string">
            <text:p>$1068.59^minisat$</text:p>
          </table:table-cell>
          <table:table-cell office:value-type="float" office:value="1152.5286" calcext:value-type="float">
            <text:p>1152.5286</text:p>
          </table:table-cell>
          <table:table-cell office:value-type="float" office:value="1170.2433" calcext:value-type="float">
            <text:p>1170.2433</text:p>
          </table:table-cell>
          <table:table-cell office:value-type="float" office:value="1121.7975" calcext:value-type="float">
            <text:p>1121.7975</text:p>
          </table:table-cell>
          <table:table-cell table:formula="of:=MIN([.N4:.P4])" office:value-type="float" office:value="1121.7975" calcext:value-type="float">
            <text:p>1121.7975</text:p>
          </table:table-cell>
          <table:table-cell table:formula="of:=INDEX([.N3:.P3];;MATCH(MIN([.N4:.P4]);[.N4:.P4];0))" office:value-type="string" office:string-value="Glucose" calcext:value-type="string">
            <text:p>Glucose</text:p>
          </table:table-cell>
          <table:table-cell table:style-name="ce4" table:formula="of:=CONCATENATE(&quot;$&quot;;ROUND( [.Q4];2);&quot;^&quot;;[.R4];&quot;$&quot;)" office:value-type="string" office:string-value="$1121.8^Glucose$" calcext:value-type="string">
            <text:p>$1121.8^Glucose$</text:p>
          </table:table-cell>
          <table:table-cell office:value-type="float" office:value="100.0148" calcext:value-type="float">
            <text:p>100.0148</text:p>
          </table:table-cell>
          <table:table-cell office:value-type="float" office:value="133.0559" calcext:value-type="float">
            <text:p>133.0559</text:p>
          </table:table-cell>
          <table:table-cell office:value-type="float" office:value="158.67" calcext:value-type="float">
            <text:p>158.67</text:p>
          </table:table-cell>
          <table:table-cell table:formula="of:=MIN([.T4:.V4])" office:value-type="float" office:value="100.0148" calcext:value-type="float">
            <text:p>100.0148</text:p>
          </table:table-cell>
          <table:table-cell table:formula="of:=INDEX([.T3:.V3];;MATCH(MIN([.T4:.V4]);[.T4:.V4];0))" office:value-type="string" office:string-value="minisat" calcext:value-type="string">
            <text:p>minisat</text:p>
          </table:table-cell>
          <table:table-cell table:style-name="ce4" table:formula="of:=CONCATENATE(&quot;$&quot;;ROUND( [.W4];2);&quot;^&quot;;[.X4];&quot;$&quot;)" office:value-type="string" office:string-value="$100.01^minisat$" calcext:value-type="string">
            <text:p>$100.01^minisat$</text:p>
          </table:table-cell>
        </table:table-row>
        <table:table-row table:style-name="ro1">
          <table:table-cell office:value-type="string" calcext:value-type="string">
            <text:p>Brinkmann</text:p>
          </table:table-cell>
          <table:table-cell office:value-type="float" office:value="83.9396" calcext:value-type="float">
            <text:p>83.9396</text:p>
          </table:table-cell>
          <table:table-cell office:value-type="float" office:value="81.6532" calcext:value-type="float">
            <text:p>81.6532</text:p>
          </table:table-cell>
          <table:table-cell office:value-type="float" office:value="63.71" calcext:value-type="float">
            <text:p>63.71</text:p>
          </table:table-cell>
          <table:table-cell table:formula="of:=MIN([.B5:.D5])" office:value-type="float" office:value="63.71" calcext:value-type="float">
            <text:p>63.71</text:p>
          </table:table-cell>
          <table:table-cell table:formula="of:=INDEX([.B3:.D3];;MATCH(MIN([.B5:.D5]);[.B5:.D5];0))" office:value-type="string" office:string-value="Glucose" calcext:value-type="string">
            <text:p>Glucose</text:p>
          </table:table-cell>
          <table:table-cell table:formula="of:=CONCATENATE(&quot;$&quot;;ROUND( [.E5];2);&quot;^&quot;;[.F5];&quot;$&quot;)" office:value-type="string" office:string-value="$63.71^Glucose$" calcext:value-type="string">
            <text:p>$63.71^Glucose$</text:p>
          </table:table-cell>
          <table:table-cell office:value-type="float" office:value="38.6546" calcext:value-type="float">
            <text:p>38.6546</text:p>
          </table:table-cell>
          <table:table-cell office:value-type="float" office:value="19.5562" calcext:value-type="float">
            <text:p>19.5562</text:p>
          </table:table-cell>
          <table:table-cell office:value-type="float" office:value="14.8478" calcext:value-type="float">
            <text:p>14.8478</text:p>
          </table:table-cell>
          <table:table-cell table:formula="of:=MIN([.H5:.J5])" office:value-type="float" office:value="14.8478" calcext:value-type="float">
            <text:p>14.8478</text:p>
          </table:table-cell>
          <table:table-cell table:formula="of:=INDEX([.H3:.J3];;MATCH(MIN([.H5:.J5]);[.H5:.J5];0))" office:value-type="string" office:string-value="Glucose" calcext:value-type="string">
            <text:p>Glucose</text:p>
          </table:table-cell>
          <table:table-cell table:style-name="ce4" table:formula="of:=CONCATENATE(&quot;$&quot;;ROUND( [.K5];2);&quot;^&quot;;[.L5];&quot;$&quot;)" office:value-type="string" office:string-value="$14.85^Glucose$" calcext:value-type="string">
            <text:p>$14.85^Glucose$</text:p>
          </table:table-cell>
          <table:table-cell office:value-type="float" office:value="354.6222" calcext:value-type="float">
            <text:p>354.6222</text:p>
          </table:table-cell>
          <table:table-cell office:value-type="float" office:value="579.0565" calcext:value-type="float">
            <text:p>579.0565</text:p>
          </table:table-cell>
          <table:table-cell office:value-type="float" office:value="390.1042" calcext:value-type="float">
            <text:p>390.1042</text:p>
          </table:table-cell>
          <table:table-cell table:formula="of:=MIN([.N5:.P5])" office:value-type="float" office:value="354.6222" calcext:value-type="float">
            <text:p>354.6222</text:p>
          </table:table-cell>
          <table:table-cell table:formula="of:=INDEX([.N3:.P3];;MATCH(MIN([.N5:.P5]);[.N5:.P5];0))" office:value-type="string" office:string-value="minisat" calcext:value-type="string">
            <text:p>minisat</text:p>
          </table:table-cell>
          <table:table-cell table:style-name="ce4" table:formula="of:=CONCATENATE(&quot;$&quot;;ROUND( [.Q5];2);&quot;^&quot;;[.R5];&quot;$&quot;)" office:value-type="string" office:string-value="$354.62^minisat$" calcext:value-type="string">
            <text:p>$354.62^minisat$</text:p>
          </table:table-cell>
          <table:table-cell office:value-type="float" office:value="2548.4644" calcext:value-type="float">
            <text:p>2548.4644</text:p>
          </table:table-cell>
          <table:table-cell office:value-type="float" office:value="2842.2517" calcext:value-type="float">
            <text:p>2842.2517</text:p>
          </table:table-cell>
          <table:table-cell office:value-type="float" office:value="3971.7289" calcext:value-type="float">
            <text:p>3971.7289</text:p>
          </table:table-cell>
          <table:table-cell table:formula="of:=MIN([.T5:.V5])" office:value-type="float" office:value="2548.4644" calcext:value-type="float">
            <text:p>2548.4644</text:p>
          </table:table-cell>
          <table:table-cell table:formula="of:=INDEX([.T3:.V3];;MATCH(MIN([.T5:.V5]);[.T5:.V5];0))" office:value-type="string" office:string-value="minisat" calcext:value-type="string">
            <text:p>minisat</text:p>
          </table:table-cell>
          <table:table-cell table:style-name="ce4" table:formula="of:=CONCATENATE(&quot;$&quot;;ROUND( [.W5];2);&quot;^&quot;;[.X5];&quot;$&quot;)" office:value-type="string" office:string-value="$2548.46^minisat$" calcext:value-type="string">
            <text:p>$2548.46^minisat$</text:p>
          </table:table-cell>
        </table:table-row>
        <table:table-row table:style-name="ro1">
          <table:table-cell office:value-type="string" calcext:value-type="string">
            <text:p>Bull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38" calcext:value-type="float">
            <text:p>0.1138</text:p>
          </table:table-cell>
          <table:table-cell table:formula="of:=MIN([.B6:.D6])" office:value-type="float" office:value="0.0873" calcext:value-type="float">
            <text:p>0.09</text:p>
          </table:table-cell>
          <table:table-cell table:formula="of:=INDEX([.B3:.D3];;MATCH(MIN([.B6:.D6]);[.B6:.D6];0))" office:value-type="string" office:string-value="minisat" calcext:value-type="string">
            <text:p>minisat</text:p>
          </table:table-cell>
          <table:table-cell table:formula="of:=CONCATENATE(&quot;$&quot;;ROUND( [.E6];2);&quot;^&quot;;[.F6];&quot;$&quot;)" office:value-type="string" office:string-value="$0.09^minisat$" calcext:value-type="string">
            <text:p>$0.09^minisat$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0589" calcext:value-type="float">
            <text:p>0.0589</text:p>
          </table:table-cell>
          <table:table-cell table:formula="of:=MIN([.H6:.J6])" office:value-type="float" office:value="0.0564" calcext:value-type="float">
            <text:p>0.0564</text:p>
          </table:table-cell>
          <table:table-cell table:formula="of:=INDEX([.H3:.J3];;MATCH(MIN([.H6:.J6]);[.H6:.J6];0))" office:value-type="string" office:string-value="minisat" calcext:value-type="string">
            <text:p>minisat</text:p>
          </table:table-cell>
          <table:table-cell table:style-name="ce4" table:formula="of:=CONCATENATE(&quot;$&quot;;ROUND( [.K6];2);&quot;^&quot;;[.L6];&quot;$&quot;)" office:value-type="string" office:string-value="$0.06^minisat$" calcext:value-type="string">
            <text:p>$0.06^minisat$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0828" calcext:value-type="float">
            <text:p>0.0828</text:p>
          </table:table-cell>
          <table:table-cell table:formula="of:=MIN([.N6:.P6])" office:value-type="float" office:value="0.0828" calcext:value-type="float">
            <text:p>0.0828</text:p>
          </table:table-cell>
          <table:table-cell table:formula="of:=INDEX([.N3:.P3];;MATCH(MIN([.N6:.P6]);[.N6:.P6];0))" office:value-type="string" office:string-value="Glucose" calcext:value-type="string">
            <text:p>Glucose</text:p>
          </table:table-cell>
          <table:table-cell table:style-name="ce4" table:formula="of:=CONCATENATE(&quot;$&quot;;ROUND( [.Q6];2);&quot;^&quot;;[.R6];&quot;$&quot;)" office:value-type="string" office:string-value="$0.08^Glucose$" calcext:value-type="string">
            <text:p>$0.08^Glucose$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0671" calcext:value-type="float">
            <text:p>0.0671</text:p>
          </table:table-cell>
          <table:table-cell table:formula="of:=MIN([.T6:.V6])" office:value-type="float" office:value="0.0267" calcext:value-type="float">
            <text:p>0.0267</text:p>
          </table:table-cell>
          <table:table-cell table:formula="of:=INDEX([.T3:.V3];;MATCH(MIN([.T6:.V6]);[.T6:.V6];0))" office:value-type="string" office:string-value="minisat" calcext:value-type="string">
            <text:p>minisat</text:p>
          </table:table-cell>
          <table:table-cell table:style-name="ce4" table:formula="of:=CONCATENATE(&quot;$&quot;;ROUND( [.W6];2);&quot;^&quot;;[.X6];&quot;$&quot;)" office:value-type="string" office:string-value="$0.03^minisat$" calcext:value-type="string">
            <text:p>$0.03^minisat$</text:p>
          </table:table-cell>
        </table:table-row>
        <table:table-row table:style-name="ro1">
          <table:table-cell office:value-type="string" calcext:value-type="string">
            <text:p>Butterfly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051" calcext:value-type="float">
            <text:p>0.1051</text:p>
          </table:table-cell>
          <table:table-cell office:value-type="float" office:value="0.1287" calcext:value-type="float">
            <text:p>0.1287</text:p>
          </table:table-cell>
          <table:table-cell table:formula="of:=MIN([.B7:.D7])" office:value-type="float" office:value="0.1051" calcext:value-type="float">
            <text:p>0.11</text:p>
          </table:table-cell>
          <table:table-cell table:formula="of:=INDEX([.B3:.D3];;MATCH(MIN([.B7:.D7]);[.B7:.D7];0))" office:value-type="string" office:string-value="MapleSAT" calcext:value-type="string">
            <text:p>MapleSAT</text:p>
          </table:table-cell>
          <table:table-cell table:formula="of:=CONCATENATE(&quot;$&quot;;ROUND( [.E7];2);&quot;^&quot;;[.F7];&quot;$&quot;)" office:value-type="string" office:string-value="$0.11^MapleSAT$" calcext:value-type="string">
            <text:p>$0.11^MapleSAT$</text:p>
          </table:table-cell>
          <table:table-cell office:value-type="float" office:value="0.069" calcext:value-type="float">
            <text:p>0.069</text:p>
          </table:table-cell>
          <table:table-cell office:value-type="float" office:value="0.0957" calcext:value-type="float">
            <text:p>0.0957</text:p>
          </table:table-cell>
          <table:table-cell office:value-type="float" office:value="0.0546" calcext:value-type="float">
            <text:p>0.0546</text:p>
          </table:table-cell>
          <table:table-cell table:formula="of:=MIN([.H7:.J7])" office:value-type="float" office:value="0.0546" calcext:value-type="float">
            <text:p>0.0546</text:p>
          </table:table-cell>
          <table:table-cell table:formula="of:=INDEX([.H3:.J3];;MATCH(MIN([.H7:.J7]);[.H7:.J7];0))" office:value-type="string" office:string-value="Glucose" calcext:value-type="string">
            <text:p>Glucose</text:p>
          </table:table-cell>
          <table:table-cell table:style-name="ce4" table:formula="of:=CONCATENATE(&quot;$&quot;;ROUND( [.K7];2);&quot;^&quot;;[.L7];&quot;$&quot;)" office:value-type="string" office:string-value="$0.05^Glucose$" calcext:value-type="string">
            <text:p>$0.05^Glucose$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0908" calcext:value-type="float">
            <text:p>0.0908</text:p>
          </table:table-cell>
          <table:table-cell table:formula="of:=MIN([.N7:.P7])" office:value-type="float" office:value="0.0811" calcext:value-type="float">
            <text:p>0.0811</text:p>
          </table:table-cell>
          <table:table-cell table:formula="of:=INDEX([.N3:.P3];;MATCH(MIN([.N7:.P7]);[.N7:.P7];0))" office:value-type="string" office:string-value="minisat" calcext:value-type="string">
            <text:p>minisat</text:p>
          </table:table-cell>
          <table:table-cell table:style-name="ce4" table:formula="of:=CONCATENATE(&quot;$&quot;;ROUND( [.Q7];2);&quot;^&quot;;[.R7];&quot;$&quot;)" office:value-type="string" office:string-value="$0.08^minisat$" calcext:value-type="string">
            <text:p>$0.08^minisat$</text:p>
          </table:table-cell>
          <table:table-cell office:value-type="float" office:value="0.0741" calcext:value-type="float">
            <text:p>0.0741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0674" calcext:value-type="float">
            <text:p>0.0674</text:p>
          </table:table-cell>
          <table:table-cell table:formula="of:=MIN([.T7:.V7])" office:value-type="float" office:value="0.0631" calcext:value-type="float">
            <text:p>0.0631</text:p>
          </table:table-cell>
          <table:table-cell table:formula="of:=INDEX([.T3:.V3];;MATCH(MIN([.T7:.V7]);[.T7:.V7];0))" office:value-type="string" office:string-value="MapleSAT" calcext:value-type="string">
            <text:p>MapleSAT</text:p>
          </table:table-cell>
          <table:table-cell table:style-name="ce4" table:formula="of:=CONCATENATE(&quot;$&quot;;ROUND( [.W7];2);&quot;^&quot;;[.X7];&quot;$&quot;)" office:value-type="string" office:string-value="$0.06^MapleSAT$" calcext:value-type="string">
            <text:p>$0.06^MapleSAT$</text:p>
          </table:table-cell>
        </table:table-row>
        <table:table-row table:style-name="ro1">
          <table:table-cell office:value-type="string" calcext:value-type="string">
            <text:p>Chvatal</text:p>
          </table:table-cell>
          <table:table-cell office:value-type="float" office:value="0.7158" calcext:value-type="float">
            <text:p>0.7158</text:p>
          </table:table-cell>
          <table:table-cell office:value-type="float" office:value="0.693" calcext:value-type="float">
            <text:p>0.693</text:p>
          </table:table-cell>
          <table:table-cell office:value-type="float" office:value="0.8801" calcext:value-type="float">
            <text:p>0.8801</text:p>
          </table:table-cell>
          <table:table-cell table:formula="of:=MIN([.B8:.D8])" office:value-type="float" office:value="0.693" calcext:value-type="float">
            <text:p>0.69</text:p>
          </table:table-cell>
          <table:table-cell table:formula="of:=INDEX([.B3:.D3];;MATCH(MIN([.B8:.D8]);[.B8:.D8];0))" office:value-type="string" office:string-value="MapleSAT" calcext:value-type="string">
            <text:p>MapleSAT</text:p>
          </table:table-cell>
          <table:table-cell table:formula="of:=CONCATENATE(&quot;$&quot;;ROUND( [.E8];2);&quot;^&quot;;[.F8];&quot;$&quot;)" office:value-type="string" office:string-value="$0.69^MapleSAT$" calcext:value-type="string">
            <text:p>$0.69^MapleSAT$</text:p>
          </table:table-cell>
          <table:table-cell office:value-type="float" office:value="0.4758" calcext:value-type="float">
            <text:p>0.4758</text:p>
          </table:table-cell>
          <table:table-cell office:value-type="float" office:value="0.4452" calcext:value-type="float">
            <text:p>0.4452</text:p>
          </table:table-cell>
          <table:table-cell office:value-type="float" office:value="0.4376" calcext:value-type="float">
            <text:p>0.4376</text:p>
          </table:table-cell>
          <table:table-cell table:formula="of:=MIN([.H8:.J8])" office:value-type="float" office:value="0.4376" calcext:value-type="float">
            <text:p>0.4376</text:p>
          </table:table-cell>
          <table:table-cell table:formula="of:=INDEX([.H3:.J3];;MATCH(MIN([.H8:.J8]);[.H8:.J8];0))" office:value-type="string" office:string-value="Glucose" calcext:value-type="string">
            <text:p>Glucose</text:p>
          </table:table-cell>
          <table:table-cell table:style-name="ce4" table:formula="of:=CONCATENATE(&quot;$&quot;;ROUND( [.K8];2);&quot;^&quot;;[.L8];&quot;$&quot;)" office:value-type="string" office:string-value="$0.44^Glucose$" calcext:value-type="string">
            <text:p>$0.44^Glucose$</text:p>
          </table:table-cell>
          <table:table-cell office:value-type="float" office:value="0.9241" calcext:value-type="float">
            <text:p>0.9241</text:p>
          </table:table-cell>
          <table:table-cell office:value-type="float" office:value="1.3905" calcext:value-type="float">
            <text:p>1.3905</text:p>
          </table:table-cell>
          <table:table-cell office:value-type="float" office:value="1.3204" calcext:value-type="float">
            <text:p>1.3204</text:p>
          </table:table-cell>
          <table:table-cell table:formula="of:=MIN([.N8:.P8])" office:value-type="float" office:value="0.9241" calcext:value-type="float">
            <text:p>0.9241</text:p>
          </table:table-cell>
          <table:table-cell table:formula="of:=INDEX([.N3:.P3];;MATCH(MIN([.N8:.P8]);[.N8:.P8];0))" office:value-type="string" office:string-value="minisat" calcext:value-type="string">
            <text:p>minisat</text:p>
          </table:table-cell>
          <table:table-cell table:style-name="ce4" table:formula="of:=CONCATENATE(&quot;$&quot;;ROUND( [.Q8];2);&quot;^&quot;;[.R8];&quot;$&quot;)" office:value-type="string" office:string-value="$0.92^minisat$" calcext:value-type="string">
            <text:p>$0.92^minisat$</text:p>
          </table:table-cell>
          <table:table-cell office:value-type="float" office:value="11.0917" calcext:value-type="float">
            <text:p>11.0917</text:p>
          </table:table-cell>
          <table:table-cell office:value-type="float" office:value="11.1505" calcext:value-type="float">
            <text:p>11.1505</text:p>
          </table:table-cell>
          <table:table-cell office:value-type="float" office:value="14.8757" calcext:value-type="float">
            <text:p>14.8757</text:p>
          </table:table-cell>
          <table:table-cell table:formula="of:=MIN([.T8:.V8])" office:value-type="float" office:value="11.0917" calcext:value-type="float">
            <text:p>11.0917</text:p>
          </table:table-cell>
          <table:table-cell table:formula="of:=INDEX([.T3:.V3];;MATCH(MIN([.T8:.V8]);[.T8:.V8];0))" office:value-type="string" office:string-value="minisat" calcext:value-type="string">
            <text:p>minisat</text:p>
          </table:table-cell>
          <table:table-cell table:style-name="ce4" table:formula="of:=CONCATENATE(&quot;$&quot;;ROUND( [.W8];2);&quot;^&quot;;[.X8];&quot;$&quot;)" office:value-type="string" office:string-value="$11.09^minisat$" calcext:value-type="string">
            <text:p>$11.09^minisat$</text:p>
          </table:table-cell>
        </table:table-row>
        <table:table-row table:style-name="ro1">
          <table:table-cell office:value-type="string" calcext:value-type="string">
            <text:p>Clebsch</text:p>
          </table:table-cell>
          <table:table-cell office:value-type="float" office:value="21.2742" calcext:value-type="float">
            <text:p>21.2742</text:p>
          </table:table-cell>
          <table:table-cell office:value-type="float" office:value="17.1685" calcext:value-type="float">
            <text:p>17.1685</text:p>
          </table:table-cell>
          <table:table-cell office:value-type="float" office:value="23.8042" calcext:value-type="float">
            <text:p>23.8042</text:p>
          </table:table-cell>
          <table:table-cell table:formula="of:=MIN([.B9:.D9])" office:value-type="float" office:value="17.1685" calcext:value-type="float">
            <text:p>17.17</text:p>
          </table:table-cell>
          <table:table-cell table:formula="of:=INDEX([.B3:.D3];;MATCH(MIN([.B9:.D9]);[.B9:.D9];0))" office:value-type="string" office:string-value="MapleSAT" calcext:value-type="string">
            <text:p>MapleSAT</text:p>
          </table:table-cell>
          <table:table-cell table:formula="of:=CONCATENATE(&quot;$&quot;;ROUND( [.E9];2);&quot;^&quot;;[.F9];&quot;$&quot;)" office:value-type="string" office:string-value="$17.17^MapleSAT$" calcext:value-type="string">
            <text:p>$17.17^MapleSAT$</text:p>
          </table:table-cell>
          <table:table-cell office:value-type="float" office:value="104.5778" calcext:value-type="float">
            <text:p>104.5778</text:p>
          </table:table-cell>
          <table:table-cell office:value-type="float" office:value="25.7573" calcext:value-type="float">
            <text:p>25.7573</text:p>
          </table:table-cell>
          <table:table-cell office:value-type="float" office:value="43.087" calcext:value-type="float">
            <text:p>43.087</text:p>
          </table:table-cell>
          <table:table-cell table:formula="of:=MIN([.H9:.J9])" office:value-type="float" office:value="25.7573" calcext:value-type="float">
            <text:p>25.7573</text:p>
          </table:table-cell>
          <table:table-cell table:formula="of:=INDEX([.H3:.J3];;MATCH(MIN([.H9:.J9]);[.H9:.J9];0))" office:value-type="string" office:string-value="MapleSAT" calcext:value-type="string">
            <text:p>MapleSAT</text:p>
          </table:table-cell>
          <table:table-cell table:style-name="ce4" table:formula="of:=CONCATENATE(&quot;$&quot;;ROUND( [.K9];2);&quot;^&quot;;[.L9];&quot;$&quot;)" office:value-type="string" office:string-value="$25.76^MapleSAT$" calcext:value-type="string">
            <text:p>$25.76^MapleSAT$</text:p>
          </table:table-cell>
          <table:table-cell office:value-type="float" office:value="13.2023" calcext:value-type="float">
            <text:p>13.2023</text:p>
          </table:table-cell>
          <table:table-cell office:value-type="float" office:value="34.9778" calcext:value-type="float">
            <text:p>34.9778</text:p>
          </table:table-cell>
          <table:table-cell office:value-type="float" office:value="39.3911" calcext:value-type="float">
            <text:p>39.3911</text:p>
          </table:table-cell>
          <table:table-cell table:formula="of:=MIN([.N9:.P9])" office:value-type="float" office:value="13.2023" calcext:value-type="float">
            <text:p>13.2023</text:p>
          </table:table-cell>
          <table:table-cell table:formula="of:=INDEX([.N3:.P3];;MATCH(MIN([.N9:.P9]);[.N9:.P9];0))" office:value-type="string" office:string-value="minisat" calcext:value-type="string">
            <text:p>minisat</text:p>
          </table:table-cell>
          <table:table-cell table:style-name="ce4" table:formula="of:=CONCATENATE(&quot;$&quot;;ROUND( [.Q9];2);&quot;^&quot;;[.R9];&quot;$&quot;)" office:value-type="string" office:string-value="$13.2^minisat$" calcext:value-type="string">
            <text:p>$13.2^minisat$</text:p>
          </table:table-cell>
          <table:table-cell office:value-type="float" office:value="234.277" calcext:value-type="float">
            <text:p>234.277</text:p>
          </table:table-cell>
          <table:table-cell office:value-type="float" office:value="245.622" calcext:value-type="float">
            <text:p>245.622</text:p>
          </table:table-cell>
          <table:table-cell office:value-type="float" office:value="365.9527" calcext:value-type="float">
            <text:p>365.9527</text:p>
          </table:table-cell>
          <table:table-cell table:formula="of:=MIN([.T9:.V9])" office:value-type="float" office:value="234.277" calcext:value-type="float">
            <text:p>234.277</text:p>
          </table:table-cell>
          <table:table-cell table:formula="of:=INDEX([.T3:.V3];;MATCH(MIN([.T9:.V9]);[.T9:.V9];0))" office:value-type="string" office:string-value="minisat" calcext:value-type="string">
            <text:p>minisat</text:p>
          </table:table-cell>
          <table:table-cell table:style-name="ce4" table:formula="of:=CONCATENATE(&quot;$&quot;;ROUND( [.W9];2);&quot;^&quot;;[.X9];&quot;$&quot;)" office:value-type="string" office:string-value="$234.28^minisat$" calcext:value-type="string">
            <text:p>$234.28^minisat$</text:p>
          </table:table-cell>
        </table:table-row>
        <table:table-row table:style-name="ro1">
          <table:table-cell office:value-type="string" calcext:value-type="string">
            <text:p>Desargues</text:p>
          </table:table-cell>
          <table:table-cell office:value-type="float" office:value="10.1618" calcext:value-type="float">
            <text:p>10.1618</text:p>
          </table:table-cell>
          <table:table-cell office:value-type="float" office:value="24.8694" calcext:value-type="float">
            <text:p>24.8694</text:p>
          </table:table-cell>
          <table:table-cell office:value-type="float" office:value="11.1129" calcext:value-type="float">
            <text:p>11.1129</text:p>
          </table:table-cell>
          <table:table-cell table:formula="of:=MIN([.B10:.D10])" office:value-type="float" office:value="10.1618" calcext:value-type="float">
            <text:p>10.16</text:p>
          </table:table-cell>
          <table:table-cell table:formula="of:=INDEX([.B3:.D3];;MATCH(MIN([.B10:.D10]);[.B10:.D10];0))" office:value-type="string" office:string-value="minisat" calcext:value-type="string">
            <text:p>minisat</text:p>
          </table:table-cell>
          <table:table-cell table:formula="of:=CONCATENATE(&quot;$&quot;;ROUND( [.E10];2);&quot;^&quot;;[.F10];&quot;$&quot;)" office:value-type="string" office:string-value="$10.16^minisat$" calcext:value-type="string">
            <text:p>$10.16^minisat$</text:p>
          </table:table-cell>
          <table:table-cell office:value-type="float" office:value="0.8355" calcext:value-type="float">
            <text:p>0.8355</text:p>
          </table:table-cell>
          <table:table-cell office:value-type="float" office:value="1.339" calcext:value-type="float">
            <text:p>1.339</text:p>
          </table:table-cell>
          <table:table-cell office:value-type="float" office:value="1.1552" calcext:value-type="float">
            <text:p>1.1552</text:p>
          </table:table-cell>
          <table:table-cell table:formula="of:=MIN([.H10:.J10])" office:value-type="float" office:value="0.8355" calcext:value-type="float">
            <text:p>0.8355</text:p>
          </table:table-cell>
          <table:table-cell table:formula="of:=INDEX([.H3:.J3];;MATCH(MIN([.H10:.J10]);[.H10:.J10];0))" office:value-type="string" office:string-value="minisat" calcext:value-type="string">
            <text:p>minisat</text:p>
          </table:table-cell>
          <table:table-cell table:style-name="ce4" table:formula="of:=CONCATENATE(&quot;$&quot;;ROUND( [.K10];2);&quot;^&quot;;[.L10];&quot;$&quot;)" office:value-type="string" office:string-value="$0.84^minisat$" calcext:value-type="string">
            <text:p>$0.84^minisat$</text:p>
          </table:table-cell>
          <table:table-cell office:value-type="float" office:value="640.4513" calcext:value-type="float">
            <text:p>640.4513</text:p>
          </table:table-cell>
          <table:table-cell office:value-type="float" office:value="817.0496" calcext:value-type="float">
            <text:p>817.0496</text:p>
          </table:table-cell>
          <table:table-cell office:value-type="float" office:value="237.5683" calcext:value-type="float">
            <text:p>237.5683</text:p>
          </table:table-cell>
          <table:table-cell table:formula="of:=MIN([.N10:.P10])" office:value-type="float" office:value="237.5683" calcext:value-type="float">
            <text:p>237.5683</text:p>
          </table:table-cell>
          <table:table-cell table:formula="of:=INDEX([.N3:.P3];;MATCH(MIN([.N10:.P10]);[.N10:.P10];0))" office:value-type="string" office:string-value="Glucose" calcext:value-type="string">
            <text:p>Glucose</text:p>
          </table:table-cell>
          <table:table-cell table:style-name="ce4" table:formula="of:=CONCATENATE(&quot;$&quot;;ROUND( [.Q10];2);&quot;^&quot;;[.R10];&quot;$&quot;)" office:value-type="string" office:string-value="$237.57^Glucose$" calcext:value-type="string">
            <text:p>$237.57^Glucose$</text:p>
          </table:table-cell>
          <table:table-cell office:value-type="float" office:value="1349.6716" calcext:value-type="float">
            <text:p>1349.6716</text:p>
          </table:table-cell>
          <table:table-cell office:value-type="float" office:value="1386.8586" calcext:value-type="float">
            <text:p>1386.8586</text:p>
          </table:table-cell>
          <table:table-cell office:value-type="float" office:value="2067.6043" calcext:value-type="float">
            <text:p>2067.6043</text:p>
          </table:table-cell>
          <table:table-cell table:formula="of:=MIN([.T10:.V10])" office:value-type="float" office:value="1349.6716" calcext:value-type="float">
            <text:p>1349.6716</text:p>
          </table:table-cell>
          <table:table-cell table:formula="of:=INDEX([.T3:.V3];;MATCH(MIN([.T10:.V10]);[.T10:.V10];0))" office:value-type="string" office:string-value="minisat" calcext:value-type="string">
            <text:p>minisat</text:p>
          </table:table-cell>
          <table:table-cell table:style-name="ce4" table:formula="of:=CONCATENATE(&quot;$&quot;;ROUND( [.W10];2);&quot;^&quot;;[.X10];&quot;$&quot;)" office:value-type="string" office:string-value="$1349.67^minisat$" calcext:value-type="string">
            <text:p>$1349.67^minisat$</text:p>
          </table:table-cell>
        </table:table-row>
        <table:table-row table:style-name="ro1">
          <table:table-cell office:value-type="string" calcext:value-type="string">
            <text:p>Diamond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0861" calcext:value-type="float">
            <text:p>0.0861</text:p>
          </table:table-cell>
          <table:table-cell table:formula="of:=MIN([.B11:.D11])" office:value-type="float" office:value="0.0861" calcext:value-type="float">
            <text:p>0.09</text:p>
          </table:table-cell>
          <table:table-cell table:formula="of:=INDEX([.B3:.D3];;MATCH(MIN([.B11:.D11]);[.B11:.D11];0))" office:value-type="string" office:string-value="Glucose" calcext:value-type="string">
            <text:p>Glucose</text:p>
          </table:table-cell>
          <table:table-cell table:formula="of:=CONCATENATE(&quot;$&quot;;ROUND( [.E11];2);&quot;^&quot;;[.F11];&quot;$&quot;)" office:value-type="string" office:string-value="$0.09^Glucose$" calcext:value-type="string">
            <text:p>$0.09^Glucose$</text:p>
          </table:table-cell>
          <table:table-cell office:value-type="float" office:value="0.0592" calcext:value-type="float">
            <text:p>0.0592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578" calcext:value-type="float">
            <text:p>0.0578</text:p>
          </table:table-cell>
          <table:table-cell table:formula="of:=MIN([.H11:.J11])" office:value-type="float" office:value="0.0535" calcext:value-type="float">
            <text:p>0.0535</text:p>
          </table:table-cell>
          <table:table-cell table:formula="of:=INDEX([.H3:.J3];;MATCH(MIN([.H11:.J11]);[.H11:.J11];0))" office:value-type="string" office:string-value="MapleSAT" calcext:value-type="string">
            <text:p>MapleSAT</text:p>
          </table:table-cell>
          <table:table-cell table:style-name="ce4" table:formula="of:=CONCATENATE(&quot;$&quot;;ROUND( [.K11];2);&quot;^&quot;;[.L11];&quot;$&quot;)" office:value-type="string" office:string-value="$0.05^MapleSAT$" calcext:value-type="string">
            <text:p>$0.05^MapleSAT$</text:p>
          </table:table-cell>
          <table:table-cell office:value-type="float" office:value="0.0773" calcext:value-type="float">
            <text:p>0.0773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0838" calcext:value-type="float">
            <text:p>0.0838</text:p>
          </table:table-cell>
          <table:table-cell table:formula="of:=MIN([.N11:.P11])" office:value-type="float" office:value="0.0773" calcext:value-type="float">
            <text:p>0.0773</text:p>
          </table:table-cell>
          <table:table-cell table:formula="of:=INDEX([.N3:.P3];;MATCH(MIN([.N11:.P11]);[.N11:.P11];0))" office:value-type="string" office:string-value="minisat" calcext:value-type="string">
            <text:p>minisat</text:p>
          </table:table-cell>
          <table:table-cell table:style-name="ce4" table:formula="of:=CONCATENATE(&quot;$&quot;;ROUND( [.Q11];2);&quot;^&quot;;[.R11];&quot;$&quot;)" office:value-type="string" office:string-value="$0.08^minisat$" calcext:value-type="string">
            <text:p>$0.08^minisat$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743" calcext:value-type="float">
            <text:p>0.0743</text:p>
          </table:table-cell>
          <table:table-cell table:formula="of:=MIN([.T11:.V11])" office:value-type="float" office:value="0.0475" calcext:value-type="float">
            <text:p>0.0475</text:p>
          </table:table-cell>
          <table:table-cell table:formula="of:=INDEX([.T3:.V3];;MATCH(MIN([.T11:.V11]);[.T11:.V11];0))" office:value-type="string" office:string-value="MapleSAT" calcext:value-type="string">
            <text:p>MapleSAT</text:p>
          </table:table-cell>
          <table:table-cell table:style-name="ce4" table:formula="of:=CONCATENATE(&quot;$&quot;;ROUND( [.W11];2);&quot;^&quot;;[.X11];&quot;$&quot;)" office:value-type="string" office:string-value="$0.05^MapleSAT$" calcext:value-type="string">
            <text:p>$0.05^MapleSAT$</text:p>
          </table:table-cell>
        </table:table-row>
        <table:table-row table:style-name="ro1">
          <table:table-cell office:value-type="string" calcext:value-type="string">
            <text:p>Dodecahedron</text:p>
          </table:table-cell>
          <table:table-cell office:value-type="float" office:value="42.502" calcext:value-type="float">
            <text:p>42.502</text:p>
          </table:table-cell>
          <table:table-cell office:value-type="float" office:value="44.2607" calcext:value-type="float">
            <text:p>44.2607</text:p>
          </table:table-cell>
          <table:table-cell office:value-type="float" office:value="38.5174" calcext:value-type="float">
            <text:p>38.5174</text:p>
          </table:table-cell>
          <table:table-cell table:formula="of:=MIN([.B12:.D12])" office:value-type="float" office:value="38.5174" calcext:value-type="float">
            <text:p>38.52</text:p>
          </table:table-cell>
          <table:table-cell table:formula="of:=INDEX([.B3:.D3];;MATCH(MIN([.B12:.D12]);[.B12:.D12];0))" office:value-type="string" office:string-value="Glucose" calcext:value-type="string">
            <text:p>Glucose</text:p>
          </table:table-cell>
          <table:table-cell table:formula="of:=CONCATENATE(&quot;$&quot;;ROUND( [.E12];2);&quot;^&quot;;[.F12];&quot;$&quot;)" office:value-type="string" office:string-value="$38.52^Glucose$" calcext:value-type="string">
            <text:p>$38.52^Glucose$</text:p>
          </table:table-cell>
          <table:table-cell office:value-type="float" office:value="4.1867" calcext:value-type="float">
            <text:p>4.1867</text:p>
          </table:table-cell>
          <table:table-cell office:value-type="float" office:value="6.6687" calcext:value-type="float">
            <text:p>6.6687</text:p>
          </table:table-cell>
          <table:table-cell office:value-type="float" office:value="4.0012" calcext:value-type="float">
            <text:p>4.0012</text:p>
          </table:table-cell>
          <table:table-cell table:formula="of:=MIN([.H12:.J12])" office:value-type="float" office:value="4.0012" calcext:value-type="float">
            <text:p>4.0012</text:p>
          </table:table-cell>
          <table:table-cell table:formula="of:=INDEX([.H3:.J3];;MATCH(MIN([.H12:.J12]);[.H12:.J12];0))" office:value-type="string" office:string-value="Glucose" calcext:value-type="string">
            <text:p>Glucose</text:p>
          </table:table-cell>
          <table:table-cell table:style-name="ce4" table:formula="of:=CONCATENATE(&quot;$&quot;;ROUND( [.K12];2);&quot;^&quot;;[.L12];&quot;$&quot;)" office:value-type="string" office:string-value="$4^Glucose$" calcext:value-type="string">
            <text:p>$4^Glucose$</text:p>
          </table:table-cell>
          <table:table-cell office:value-type="float" office:value="1033.6552" calcext:value-type="float">
            <text:p>1033.6552</text:p>
          </table:table-cell>
          <table:table-cell office:value-type="float" office:value="1054.4677" calcext:value-type="float">
            <text:p>1054.4677</text:p>
          </table:table-cell>
          <table:table-cell office:value-type="float" office:value="337.1977" calcext:value-type="float">
            <text:p>337.1977</text:p>
          </table:table-cell>
          <table:table-cell table:formula="of:=MIN([.N12:.P12])" office:value-type="float" office:value="337.1977" calcext:value-type="float">
            <text:p>337.1977</text:p>
          </table:table-cell>
          <table:table-cell table:formula="of:=INDEX([.N3:.P3];;MATCH(MIN([.N12:.P12]);[.N12:.P12];0))" office:value-type="string" office:string-value="Glucose" calcext:value-type="string">
            <text:p>Glucose</text:p>
          </table:table-cell>
          <table:table-cell table:style-name="ce4" table:formula="of:=CONCATENATE(&quot;$&quot;;ROUND( [.Q12];2);&quot;^&quot;;[.R12];&quot;$&quot;)" office:value-type="string" office:string-value="$337.2^Glucose$" calcext:value-type="string">
            <text:p>$337.2^Glucose$</text:p>
          </table:table-cell>
          <table:table-cell office:value-type="float" office:value="1777.6139" calcext:value-type="float">
            <text:p>1777.6139</text:p>
          </table:table-cell>
          <table:table-cell office:value-type="float" office:value="1564.2311" calcext:value-type="float">
            <text:p>1564.2311</text:p>
          </table:table-cell>
          <table:table-cell office:value-type="float" office:value="1979.8" calcext:value-type="float">
            <text:p>1979.8</text:p>
          </table:table-cell>
          <table:table-cell table:formula="of:=MIN([.T12:.V12])" office:value-type="float" office:value="1564.2311" calcext:value-type="float">
            <text:p>1564.2311</text:p>
          </table:table-cell>
          <table:table-cell table:formula="of:=INDEX([.T3:.V3];;MATCH(MIN([.T12:.V12]);[.T12:.V12];0))" office:value-type="string" office:string-value="MapleSAT" calcext:value-type="string">
            <text:p>MapleSAT</text:p>
          </table:table-cell>
          <table:table-cell table:style-name="ce4" table:formula="of:=CONCATENATE(&quot;$&quot;;ROUND( [.W12];2);&quot;^&quot;;[.X12];&quot;$&quot;)" office:value-type="string" office:string-value="$1564.23^MapleSAT$" calcext:value-type="string">
            <text:p>$1564.23^MapleSAT$</text:p>
          </table:table-cell>
        </table:table-row>
        <table:table-row table:style-name="ro1">
          <table:table-cell office:value-type="string" calcext:value-type="string">
            <text:p>Durer</text:p>
          </table:table-cell>
          <table:table-cell office:value-type="float" office:value="0.326" calcext:value-type="float">
            <text:p>0.326</text:p>
          </table:table-cell>
          <table:table-cell office:value-type="float" office:value="0.3976" calcext:value-type="float">
            <text:p>0.3976</text:p>
          </table:table-cell>
          <table:table-cell office:value-type="float" office:value="0.3859" calcext:value-type="float">
            <text:p>0.3859</text:p>
          </table:table-cell>
          <table:table-cell table:formula="of:=MIN([.B13:.D13])" office:value-type="float" office:value="0.326" calcext:value-type="float">
            <text:p>0.33</text:p>
          </table:table-cell>
          <table:table-cell table:formula="of:=INDEX([.B3:.D3];;MATCH(MIN([.B13:.D13]);[.B13:.D13];0))" office:value-type="string" office:string-value="minisat" calcext:value-type="string">
            <text:p>minisat</text:p>
          </table:table-cell>
          <table:table-cell table:formula="of:=CONCATENATE(&quot;$&quot;;ROUND( [.E13];2);&quot;^&quot;;[.F13];&quot;$&quot;)" office:value-type="string" office:string-value="$0.33^minisat$" calcext:value-type="string">
            <text:p>$0.33^minisat$</text:p>
          </table:table-cell>
          <table:table-cell office:value-type="float" office:value="0.126" calcext:value-type="float">
            <text:p>0.126</text:p>
          </table:table-cell>
          <table:table-cell office:value-type="float" office:value="0.2278" calcext:value-type="float">
            <text:p>0.2278</text:p>
          </table:table-cell>
          <table:table-cell office:value-type="float" office:value="0.2078" calcext:value-type="float">
            <text:p>0.2078</text:p>
          </table:table-cell>
          <table:table-cell table:formula="of:=MIN([.H13:.J13])" office:value-type="float" office:value="0.126" calcext:value-type="float">
            <text:p>0.126</text:p>
          </table:table-cell>
          <table:table-cell table:formula="of:=INDEX([.H3:.J3];;MATCH(MIN([.H13:.J13]);[.H13:.J13];0))" office:value-type="string" office:string-value="minisat" calcext:value-type="string">
            <text:p>minisat</text:p>
          </table:table-cell>
          <table:table-cell table:style-name="ce4" table:formula="of:=CONCATENATE(&quot;$&quot;;ROUND( [.K13];2);&quot;^&quot;;[.L13];&quot;$&quot;)" office:value-type="string" office:string-value="$0.13^minisat$" calcext:value-type="string">
            <text:p>$0.13^minisat$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6805" calcext:value-type="float">
            <text:p>0.6805</text:p>
          </table:table-cell>
          <table:table-cell office:value-type="float" office:value="0.7572" calcext:value-type="float">
            <text:p>0.7572</text:p>
          </table:table-cell>
          <table:table-cell table:formula="of:=MIN([.N13:.P13])" office:value-type="float" office:value="0.6272" calcext:value-type="float">
            <text:p>0.6272</text:p>
          </table:table-cell>
          <table:table-cell table:formula="of:=INDEX([.N3:.P3];;MATCH(MIN([.N13:.P13]);[.N13:.P13];0))" office:value-type="string" office:string-value="minisat" calcext:value-type="string">
            <text:p>minisat</text:p>
          </table:table-cell>
          <table:table-cell table:style-name="ce4" table:formula="of:=CONCATENATE(&quot;$&quot;;ROUND( [.Q13];2);&quot;^&quot;;[.R13];&quot;$&quot;)" office:value-type="string" office:string-value="$0.63^minisat$" calcext:value-type="string">
            <text:p>$0.63^minisat$</text:p>
          </table:table-cell>
          <table:table-cell office:value-type="float" office:value="7.3577" calcext:value-type="float">
            <text:p>7.3577</text:p>
          </table:table-cell>
          <table:table-cell office:value-type="float" office:value="7.2817" calcext:value-type="float">
            <text:p>7.2817</text:p>
          </table:table-cell>
          <table:table-cell office:value-type="float" office:value="10.2821" calcext:value-type="float">
            <text:p>10.2821</text:p>
          </table:table-cell>
          <table:table-cell table:formula="of:=MIN([.T13:.V13])" office:value-type="float" office:value="7.2817" calcext:value-type="float">
            <text:p>7.2817</text:p>
          </table:table-cell>
          <table:table-cell table:formula="of:=INDEX([.T3:.V3];;MATCH(MIN([.T13:.V13]);[.T13:.V13];0))" office:value-type="string" office:string-value="MapleSAT" calcext:value-type="string">
            <text:p>MapleSAT</text:p>
          </table:table-cell>
          <table:table-cell table:style-name="ce4" table:formula="of:=CONCATENATE(&quot;$&quot;;ROUND( [.W13];2);&quot;^&quot;;[.X13];&quot;$&quot;)" office:value-type="string" office:string-value="$7.28^MapleSAT$" calcext:value-type="string">
            <text:p>$7.28^MapleSAT$</text:p>
          </table:table-cell>
        </table:table-row>
        <table:table-row table:style-name="ro1">
          <table:table-cell office:value-type="string" calcext:value-type="string">
            <text:p>Ellingham</text:p>
          </table:table-cell>
          <table:table-cell office:value-type="float" office:value="1535.7672" calcext:value-type="float">
            <text:p>1535.7672</text:p>
          </table:table-cell>
          <table:table-cell office:value-type="float" office:value="1073.8327" calcext:value-type="float">
            <text:p>1073.8327</text:p>
          </table:table-cell>
          <table:table-cell office:value-type="float" office:value="1610.1815" calcext:value-type="float">
            <text:p>1610.1815</text:p>
          </table:table-cell>
          <table:table-cell table:formula="of:=MIN([.B14:.D14])" office:value-type="float" office:value="1073.8327" calcext:value-type="float">
            <text:p>1073.83</text:p>
          </table:table-cell>
          <table:table-cell table:formula="of:=INDEX([.B3:.D3];;MATCH(MIN([.B14:.D14]);[.B14:.D14];0))" office:value-type="string" office:string-value="MapleSAT" calcext:value-type="string">
            <text:p>MapleSAT</text:p>
          </table:table-cell>
          <table:table-cell table:formula="of:=CONCATENATE(&quot;$&quot;;ROUND( [.E14];2);&quot;^&quot;;[.F14];&quot;$&quot;)" office:value-type="string" office:string-value="$1073.83^MapleSAT$" calcext:value-type="string">
            <text:p>$1073.83^MapleSAT$</text:p>
          </table:table-cell>
          <table:table-cell office:value-type="float" office:value="22.8842" calcext:value-type="float">
            <text:p>22.8842</text:p>
          </table:table-cell>
          <table:table-cell office:value-type="float" office:value="40.1533" calcext:value-type="float">
            <text:p>40.1533</text:p>
          </table:table-cell>
          <table:table-cell office:value-type="float" office:value="41.7791" calcext:value-type="float">
            <text:p>41.7791</text:p>
          </table:table-cell>
          <table:table-cell table:formula="of:=MIN([.H14:.J14])" office:value-type="float" office:value="22.8842" calcext:value-type="float">
            <text:p>22.8842</text:p>
          </table:table-cell>
          <table:table-cell table:formula="of:=INDEX([.H3:.J3];;MATCH(MIN([.H14:.J14]);[.H14:.J14];0))" office:value-type="string" office:string-value="minisat" calcext:value-type="string">
            <text:p>minisat</text:p>
          </table:table-cell>
          <table:table-cell table:style-name="ce4" table:formula="of:=CONCATENATE(&quot;$&quot;;ROUND( [.K14];2);&quot;^&quot;;[.L14];&quot;$&quot;)" office:value-type="string" office:string-value="$22.88^minisat$" calcext:value-type="string">
            <text:p>$22.88^minisat$</text:p>
          </table:table-cell>
          <table:table-cell office:value-type="float" office:value="1514.8632" calcext:value-type="float">
            <text:p>1514.8632</text:p>
          </table:table-cell>
          <table:table-cell office:value-type="float" office:value="1903.9686" calcext:value-type="float">
            <text:p>1903.9686</text:p>
          </table:table-cell>
          <table:table-cell office:value-type="float" office:value="1609.7674" calcext:value-type="float">
            <text:p>1609.7674</text:p>
          </table:table-cell>
          <table:table-cell table:formula="of:=MIN([.N14:.P14])" office:value-type="float" office:value="1514.8632" calcext:value-type="float">
            <text:p>1514.8632</text:p>
          </table:table-cell>
          <table:table-cell table:formula="of:=INDEX([.N3:.P3];;MATCH(MIN([.N14:.P14]);[.N14:.P14];0))" office:value-type="string" office:string-value="minisat" calcext:value-type="string">
            <text:p>minisat</text:p>
          </table:table-cell>
          <table:table-cell table:style-name="ce4" table:formula="of:=CONCATENATE(&quot;$&quot;;ROUND( [.Q14];2);&quot;^&quot;;[.R14];&quot;$&quot;)" office:value-type="string" office:string-value="$1514.86^minisat$" calcext:value-type="string">
            <text:p>$1514.86^minisat$</text:p>
          </table:table-cell>
          <table:table-cell office:value-type="float" office:value="79.2905" calcext:value-type="float">
            <text:p>79.2905</text:p>
          </table:table-cell>
          <table:table-cell office:value-type="float" office:value="102.2978" calcext:value-type="float">
            <text:p>102.2978</text:p>
          </table:table-cell>
          <table:table-cell office:value-type="float" office:value="74.3937" calcext:value-type="float">
            <text:p>74.3937</text:p>
          </table:table-cell>
          <table:table-cell table:formula="of:=MIN([.T14:.V14])" office:value-type="float" office:value="74.3937" calcext:value-type="float">
            <text:p>74.3937</text:p>
          </table:table-cell>
          <table:table-cell table:formula="of:=INDEX([.T3:.V3];;MATCH(MIN([.T14:.V14]);[.T14:.V14];0))" office:value-type="string" office:string-value="Glucose" calcext:value-type="string">
            <text:p>Glucose</text:p>
          </table:table-cell>
          <table:table-cell table:style-name="ce4" table:formula="of:=CONCATENATE(&quot;$&quot;;ROUND( [.W14];2);&quot;^&quot;;[.X14];&quot;$&quot;)" office:value-type="string" office:string-value="$74.39^Glucose$" calcext:value-type="string">
            <text:p>$74.39^Glucose$</text:p>
          </table:table-cell>
        </table:table-row>
        <table:table-row table:style-name="ro1">
          <table:table-cell office:value-type="string" calcext:value-type="string">
            <text:p>Errera</text:p>
          </table:table-cell>
          <table:table-cell office:value-type="float" office:value="0.7573" calcext:value-type="float">
            <text:p>0.7573</text:p>
          </table:table-cell>
          <table:table-cell office:value-type="float" office:value="1.533" calcext:value-type="float">
            <text:p>1.533</text:p>
          </table:table-cell>
          <table:table-cell office:value-type="float" office:value="1.4347" calcext:value-type="float">
            <text:p>1.4347</text:p>
          </table:table-cell>
          <table:table-cell table:formula="of:=MIN([.B15:.D15])" office:value-type="float" office:value="0.7573" calcext:value-type="float">
            <text:p>0.76</text:p>
          </table:table-cell>
          <table:table-cell table:formula="of:=INDEX([.B3:.D3];;MATCH(MIN([.B15:.D15]);[.B15:.D15];0))" office:value-type="string" office:string-value="minisat" calcext:value-type="string">
            <text:p>minisat</text:p>
          </table:table-cell>
          <table:table-cell table:formula="of:=CONCATENATE(&quot;$&quot;;ROUND( [.E15];2);&quot;^&quot;;[.F15];&quot;$&quot;)" office:value-type="string" office:string-value="$0.76^minisat$" calcext:value-type="string">
            <text:p>$0.76^minisat$</text:p>
          </table:table-cell>
          <table:table-cell office:value-type="float" office:value="0.4033" calcext:value-type="float">
            <text:p>0.4033</text:p>
          </table:table-cell>
          <table:table-cell office:value-type="float" office:value="0.5022" calcext:value-type="float">
            <text:p>0.5022</text:p>
          </table:table-cell>
          <table:table-cell office:value-type="float" office:value="0.5799" calcext:value-type="float">
            <text:p>0.5799</text:p>
          </table:table-cell>
          <table:table-cell table:formula="of:=MIN([.H15:.J15])" office:value-type="float" office:value="0.4033" calcext:value-type="float">
            <text:p>0.4033</text:p>
          </table:table-cell>
          <table:table-cell table:formula="of:=INDEX([.H3:.J3];;MATCH(MIN([.H15:.J15]);[.H15:.J15];0))" office:value-type="string" office:string-value="minisat" calcext:value-type="string">
            <text:p>minisat</text:p>
          </table:table-cell>
          <table:table-cell table:style-name="ce4" table:formula="of:=CONCATENATE(&quot;$&quot;;ROUND( [.K15];2);&quot;^&quot;;[.L15];&quot;$&quot;)" office:value-type="string" office:string-value="$0.4^minisat$" calcext:value-type="string">
            <text:p>$0.4^minisat$</text:p>
          </table:table-cell>
          <table:table-cell office:value-type="float" office:value="2.776" calcext:value-type="float">
            <text:p>2.776</text:p>
          </table:table-cell>
          <table:table-cell office:value-type="float" office:value="4.7188" calcext:value-type="float">
            <text:p>4.7188</text:p>
          </table:table-cell>
          <table:table-cell office:value-type="float" office:value="3.1435" calcext:value-type="float">
            <text:p>3.1435</text:p>
          </table:table-cell>
          <table:table-cell table:formula="of:=MIN([.N15:.P15])" office:value-type="float" office:value="2.776" calcext:value-type="float">
            <text:p>2.776</text:p>
          </table:table-cell>
          <table:table-cell table:formula="of:=INDEX([.N3:.P3];;MATCH(MIN([.N15:.P15]);[.N15:.P15];0))" office:value-type="string" office:string-value="minisat" calcext:value-type="string">
            <text:p>minisat</text:p>
          </table:table-cell>
          <table:table-cell table:style-name="ce4" table:formula="of:=CONCATENATE(&quot;$&quot;;ROUND( [.Q15];2);&quot;^&quot;;[.R15];&quot;$&quot;)" office:value-type="string" office:string-value="$2.78^minisat$" calcext:value-type="string">
            <text:p>$2.78^minisat$</text:p>
          </table:table-cell>
          <table:table-cell office:value-type="float" office:value="232.4019" calcext:value-type="float">
            <text:p>232.4019</text:p>
          </table:table-cell>
          <table:table-cell office:value-type="float" office:value="153.8263" calcext:value-type="float">
            <text:p>153.8263</text:p>
          </table:table-cell>
          <table:table-cell office:value-type="float" office:value="318.6835" calcext:value-type="float">
            <text:p>318.6835</text:p>
          </table:table-cell>
          <table:table-cell table:formula="of:=MIN([.T15:.V15])" office:value-type="float" office:value="153.8263" calcext:value-type="float">
            <text:p>153.8263</text:p>
          </table:table-cell>
          <table:table-cell table:formula="of:=INDEX([.T3:.V3];;MATCH(MIN([.T15:.V15]);[.T15:.V15];0))" office:value-type="string" office:string-value="MapleSAT" calcext:value-type="string">
            <text:p>MapleSAT</text:p>
          </table:table-cell>
          <table:table-cell table:style-name="ce4" table:formula="of:=CONCATENATE(&quot;$&quot;;ROUND( [.W15];2);&quot;^&quot;;[.X15];&quot;$&quot;)" office:value-type="string" office:string-value="$153.83^MapleSAT$" calcext:value-type="string">
            <text:p>$153.83^MapleSAT$</text:p>
          </table:table-cell>
        </table:table-row>
        <table:table-row table:style-name="ro1">
          <table:table-cell office:value-type="string" calcext:value-type="string">
            <text:p>Fivex5-grid</text:p>
          </table:table-cell>
          <table:table-cell office:value-type="float" office:value="1.4431" calcext:value-type="float">
            <text:p>1.4431</text:p>
          </table:table-cell>
          <table:table-cell office:value-type="float" office:value="2.2037" calcext:value-type="float">
            <text:p>2.2037</text:p>
          </table:table-cell>
          <table:table-cell office:value-type="float" office:value="2.2076" calcext:value-type="float">
            <text:p>2.2076</text:p>
          </table:table-cell>
          <table:table-cell table:formula="of:=MIN([.B16:.D16])" office:value-type="float" office:value="1.4431" calcext:value-type="float">
            <text:p>1.44</text:p>
          </table:table-cell>
          <table:table-cell table:formula="of:=INDEX([.B3:.D3];;MATCH(MIN([.B16:.D16]);[.B16:.D16];0))" office:value-type="string" office:string-value="minisat" calcext:value-type="string">
            <text:p>minisat</text:p>
          </table:table-cell>
          <table:table-cell table:formula="of:=CONCATENATE(&quot;$&quot;;ROUND( [.E16];2);&quot;^&quot;;[.F16];&quot;$&quot;)" office:value-type="string" office:string-value="$1.44^minisat$" calcext:value-type="string">
            <text:p>$1.44^minisat$</text:p>
          </table:table-cell>
          <table:table-cell office:value-type="float" office:value="0.309" calcext:value-type="float">
            <text:p>0.309</text:p>
          </table:table-cell>
          <table:table-cell office:value-type="float" office:value="0.3419" calcext:value-type="float">
            <text:p>0.3419</text:p>
          </table:table-cell>
          <table:table-cell office:value-type="float" office:value="0.319" calcext:value-type="float">
            <text:p>0.319</text:p>
          </table:table-cell>
          <table:table-cell table:formula="of:=MIN([.H16:.J16])" office:value-type="float" office:value="0.309" calcext:value-type="float">
            <text:p>0.309</text:p>
          </table:table-cell>
          <table:table-cell table:formula="of:=INDEX([.H3:.J3];;MATCH(MIN([.H16:.J16]);[.H16:.J16];0))" office:value-type="string" office:string-value="minisat" calcext:value-type="string">
            <text:p>minisat</text:p>
          </table:table-cell>
          <table:table-cell table:style-name="ce4" table:formula="of:=CONCATENATE(&quot;$&quot;;ROUND( [.K16];2);&quot;^&quot;;[.L16];&quot;$&quot;)" office:value-type="string" office:string-value="$0.31^minisat$" calcext:value-type="string">
            <text:p>$0.31^minisat$</text:p>
          </table:table-cell>
          <table:table-cell office:value-type="float" office:value="17.9116" calcext:value-type="float">
            <text:p>17.9116</text:p>
          </table:table-cell>
          <table:table-cell office:value-type="float" office:value="19.2045" calcext:value-type="float">
            <text:p>19.2045</text:p>
          </table:table-cell>
          <table:table-cell office:value-type="float" office:value="19.5237" calcext:value-type="float">
            <text:p>19.5237</text:p>
          </table:table-cell>
          <table:table-cell table:formula="of:=MIN([.N16:.P16])" office:value-type="float" office:value="17.9116" calcext:value-type="float">
            <text:p>17.9116</text:p>
          </table:table-cell>
          <table:table-cell table:formula="of:=INDEX([.N3:.P3];;MATCH(MIN([.N16:.P16]);[.N16:.P16];0))" office:value-type="string" office:string-value="minisat" calcext:value-type="string">
            <text:p>minisat</text:p>
          </table:table-cell>
          <table:table-cell table:style-name="ce4" table:formula="of:=CONCATENATE(&quot;$&quot;;ROUND( [.Q16];2);&quot;^&quot;;[.R16];&quot;$&quot;)" office:value-type="string" office:string-value="$17.91^minisat$" calcext:value-type="string">
            <text:p>$17.91^minisat$</text:p>
          </table:table-cell>
          <table:table-cell office:value-type="float" office:value="1000.0408" calcext:value-type="float">
            <text:p>1000.0408</text:p>
          </table:table-cell>
          <table:table-cell office:value-type="float" office:value="1000.06" calcext:value-type="float">
            <text:p>1000.06</text:p>
          </table:table-cell>
          <table:table-cell office:value-type="float" office:value="48.2362" calcext:value-type="float">
            <text:p>48.2362</text:p>
          </table:table-cell>
          <table:table-cell table:formula="of:=MIN([.T16:.V16])" office:value-type="float" office:value="48.2362" calcext:value-type="float">
            <text:p>48.2362</text:p>
          </table:table-cell>
          <table:table-cell table:formula="of:=INDEX([.T3:.V3];;MATCH(MIN([.T16:.V16]);[.T16:.V16];0))" office:value-type="string" office:string-value="Glucose" calcext:value-type="string">
            <text:p>Glucose</text:p>
          </table:table-cell>
          <table:table-cell table:style-name="ce4" table:formula="of:=CONCATENATE(&quot;$&quot;;ROUND( [.W16];2);&quot;^&quot;;[.X16];&quot;$&quot;)" office:value-type="string" office:string-value="$48.24^Glucose$" calcext:value-type="string">
            <text:p>$48.24^Glucose$</text:p>
          </table:table-cell>
        </table:table-row>
        <table:table-row table:style-name="ro1">
          <table:table-cell office:value-type="string" calcext:value-type="string">
            <text:p>FlowerSnark</text:p>
          </table:table-cell>
          <table:table-cell office:value-type="float" office:value="10.9925" calcext:value-type="float">
            <text:p>10.9925</text:p>
          </table:table-cell>
          <table:table-cell office:value-type="float" office:value="24.3169" calcext:value-type="float">
            <text:p>24.3169</text:p>
          </table:table-cell>
          <table:table-cell office:value-type="float" office:value="12.0724" calcext:value-type="float">
            <text:p>12.0724</text:p>
          </table:table-cell>
          <table:table-cell table:formula="of:=MIN([.B17:.D17])" office:value-type="float" office:value="10.9925" calcext:value-type="float">
            <text:p>10.99</text:p>
          </table:table-cell>
          <table:table-cell table:formula="of:=INDEX([.B3:.D3];;MATCH(MIN([.B17:.D17]);[.B17:.D17];0))" office:value-type="string" office:string-value="minisat" calcext:value-type="string">
            <text:p>minisat</text:p>
          </table:table-cell>
          <table:table-cell table:formula="of:=CONCATENATE(&quot;$&quot;;ROUND( [.E17];2);&quot;^&quot;;[.F17];&quot;$&quot;)" office:value-type="string" office:string-value="$10.99^minisat$" calcext:value-type="string">
            <text:p>$10.99^minisat$</text:p>
          </table:table-cell>
          <table:table-cell office:value-type="float" office:value="1.0391" calcext:value-type="float">
            <text:p>1.0391</text:p>
          </table:table-cell>
          <table:table-cell office:value-type="float" office:value="1.4179" calcext:value-type="float">
            <text:p>1.4179</text:p>
          </table:table-cell>
          <table:table-cell office:value-type="float" office:value="1.142" calcext:value-type="float">
            <text:p>1.142</text:p>
          </table:table-cell>
          <table:table-cell table:formula="of:=MIN([.H17:.J17])" office:value-type="float" office:value="1.0391" calcext:value-type="float">
            <text:p>1.0391</text:p>
          </table:table-cell>
          <table:table-cell table:formula="of:=INDEX([.H3:.J3];;MATCH(MIN([.H17:.J17]);[.H17:.J17];0))" office:value-type="string" office:string-value="minisat" calcext:value-type="string">
            <text:p>minisat</text:p>
          </table:table-cell>
          <table:table-cell table:style-name="ce4" table:formula="of:=CONCATENATE(&quot;$&quot;;ROUND( [.K17];2);&quot;^&quot;;[.L17];&quot;$&quot;)" office:value-type="string" office:string-value="$1.04^minisat$" calcext:value-type="string">
            <text:p>$1.04^minisat$</text:p>
          </table:table-cell>
          <table:table-cell office:value-type="float" office:value="406.2097" calcext:value-type="float">
            <text:p>406.2097</text:p>
          </table:table-cell>
          <table:table-cell office:value-type="float" office:value="591.4152" calcext:value-type="float">
            <text:p>591.4152</text:p>
          </table:table-cell>
          <table:table-cell office:value-type="float" office:value="201.3966" calcext:value-type="float">
            <text:p>201.3966</text:p>
          </table:table-cell>
          <table:table-cell table:formula="of:=MIN([.N17:.P17])" office:value-type="float" office:value="201.3966" calcext:value-type="float">
            <text:p>201.3966</text:p>
          </table:table-cell>
          <table:table-cell table:formula="of:=INDEX([.N3:.P3];;MATCH(MIN([.N17:.P17]);[.N17:.P17];0))" office:value-type="string" office:string-value="Glucose" calcext:value-type="string">
            <text:p>Glucose</text:p>
          </table:table-cell>
          <table:table-cell table:style-name="ce4" table:formula="of:=CONCATENATE(&quot;$&quot;;ROUND( [.Q17];2);&quot;^&quot;;[.R17];&quot;$&quot;)" office:value-type="string" office:string-value="$201.4^Glucose$" calcext:value-type="string">
            <text:p>$201.4^Glucose$</text:p>
          </table:table-cell>
          <table:table-cell office:value-type="float" office:value="1352.6693" calcext:value-type="float">
            <text:p>1352.6693</text:p>
          </table:table-cell>
          <table:table-cell office:value-type="float" office:value="1352.8322" calcext:value-type="float">
            <text:p>1352.8322</text:p>
          </table:table-cell>
          <table:table-cell office:value-type="float" office:value="1594.3603" calcext:value-type="float">
            <text:p>1594.3603</text:p>
          </table:table-cell>
          <table:table-cell table:formula="of:=MIN([.T17:.V17])" office:value-type="float" office:value="1352.6693" calcext:value-type="float">
            <text:p>1352.6693</text:p>
          </table:table-cell>
          <table:table-cell table:formula="of:=INDEX([.T3:.V3];;MATCH(MIN([.T17:.V17]);[.T17:.V17];0))" office:value-type="string" office:string-value="minisat" calcext:value-type="string">
            <text:p>minisat</text:p>
          </table:table-cell>
          <table:table-cell table:style-name="ce4" table:formula="of:=CONCATENATE(&quot;$&quot;;ROUND( [.W17];2);&quot;^&quot;;[.X17];&quot;$&quot;)" office:value-type="string" office:string-value="$1352.67^minisat$" calcext:value-type="string">
            <text:p>$1352.67^minisat$</text:p>
          </table:table-cell>
        </table:table-row>
        <table:table-row table:style-name="ro1">
          <table:table-cell office:value-type="string" calcext:value-type="string">
            <text:p>Folkman</text:p>
          </table:table-cell>
          <table:table-cell office:value-type="float" office:value="23.1481" calcext:value-type="float">
            <text:p>23.1481</text:p>
          </table:table-cell>
          <table:table-cell office:value-type="float" office:value="23.1956" calcext:value-type="float">
            <text:p>23.1956</text:p>
          </table:table-cell>
          <table:table-cell office:value-type="float" office:value="24.2598" calcext:value-type="float">
            <text:p>24.2598</text:p>
          </table:table-cell>
          <table:table-cell table:formula="of:=MIN([.B18:.D18])" office:value-type="float" office:value="23.1481" calcext:value-type="float">
            <text:p>23.15</text:p>
          </table:table-cell>
          <table:table-cell table:formula="of:=INDEX([.B3:.D3];;MATCH(MIN([.B18:.D18]);[.B18:.D18];0))" office:value-type="string" office:string-value="minisat" calcext:value-type="string">
            <text:p>minisat</text:p>
          </table:table-cell>
          <table:table-cell table:formula="of:=CONCATENATE(&quot;$&quot;;ROUND( [.E18];2);&quot;^&quot;;[.F18];&quot;$&quot;)" office:value-type="string" office:string-value="$23.15^minisat$" calcext:value-type="string">
            <text:p>$23.15^minisat$</text:p>
          </table:table-cell>
          <table:table-cell office:value-type="float" office:value="5.059" calcext:value-type="float">
            <text:p>5.059</text:p>
          </table:table-cell>
          <table:table-cell office:value-type="float" office:value="5.8188" calcext:value-type="float">
            <text:p>5.8188</text:p>
          </table:table-cell>
          <table:table-cell office:value-type="float" office:value="2.8389" calcext:value-type="float">
            <text:p>2.8389</text:p>
          </table:table-cell>
          <table:table-cell table:formula="of:=MIN([.H18:.J18])" office:value-type="float" office:value="2.8389" calcext:value-type="float">
            <text:p>2.8389</text:p>
          </table:table-cell>
          <table:table-cell table:formula="of:=INDEX([.H3:.J3];;MATCH(MIN([.H18:.J18]);[.H18:.J18];0))" office:value-type="string" office:string-value="Glucose" calcext:value-type="string">
            <text:p>Glucose</text:p>
          </table:table-cell>
          <table:table-cell table:style-name="ce4" table:formula="of:=CONCATENATE(&quot;$&quot;;ROUND( [.K18];2);&quot;^&quot;;[.L18];&quot;$&quot;)" office:value-type="string" office:string-value="$2.84^Glucose$" calcext:value-type="string">
            <text:p>$2.84^Glucose$</text:p>
          </table:table-cell>
          <table:table-cell office:value-type="float" office:value="130.2027" calcext:value-type="float">
            <text:p>130.2027</text:p>
          </table:table-cell>
          <table:table-cell office:value-type="float" office:value="273.7677" calcext:value-type="float">
            <text:p>273.7677</text:p>
          </table:table-cell>
          <table:table-cell office:value-type="float" office:value="202.5937" calcext:value-type="float">
            <text:p>202.5937</text:p>
          </table:table-cell>
          <table:table-cell table:formula="of:=MIN([.N18:.P18])" office:value-type="float" office:value="130.2027" calcext:value-type="float">
            <text:p>130.2027</text:p>
          </table:table-cell>
          <table:table-cell table:formula="of:=INDEX([.N3:.P3];;MATCH(MIN([.N18:.P18]);[.N18:.P18];0))" office:value-type="string" office:string-value="minisat" calcext:value-type="string">
            <text:p>minisat</text:p>
          </table:table-cell>
          <table:table-cell table:style-name="ce4" table:formula="of:=CONCATENATE(&quot;$&quot;;ROUND( [.Q18];2);&quot;^&quot;;[.R18];&quot;$&quot;)" office:value-type="string" office:string-value="$130.2^minisat$" calcext:value-type="string">
            <text:p>$130.2^minisat$</text:p>
          </table:table-cell>
          <table:table-cell office:value-type="float" office:value="1739.2985" calcext:value-type="float">
            <text:p>1739.2985</text:p>
          </table:table-cell>
          <table:table-cell office:value-type="float" office:value="1434.9261" calcext:value-type="float">
            <text:p>1434.9261</text:p>
          </table:table-cell>
          <table:table-cell office:value-type="float" office:value="1989.7547" calcext:value-type="float">
            <text:p>1989.7547</text:p>
          </table:table-cell>
          <table:table-cell table:formula="of:=MIN([.T18:.V18])" office:value-type="float" office:value="1434.9261" calcext:value-type="float">
            <text:p>1434.9261</text:p>
          </table:table-cell>
          <table:table-cell table:formula="of:=INDEX([.T3:.V3];;MATCH(MIN([.T18:.V18]);[.T18:.V18];0))" office:value-type="string" office:string-value="MapleSAT" calcext:value-type="string">
            <text:p>MapleSAT</text:p>
          </table:table-cell>
          <table:table-cell table:style-name="ce4" table:formula="of:=CONCATENATE(&quot;$&quot;;ROUND( [.W18];2);&quot;^&quot;;[.X18];&quot;$&quot;)" office:value-type="string" office:string-value="$1434.93^MapleSAT$" calcext:value-type="string">
            <text:p>$1434.93^MapleSAT$</text:p>
          </table:table-cell>
        </table:table-row>
        <table:table-row table:style-name="ro1">
          <table:table-cell office:value-type="string" calcext:value-type="string">
            <text:p>Fourx4-grid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5412" calcext:value-type="float">
            <text:p>0.5412</text:p>
          </table:table-cell>
          <table:table-cell table:formula="of:=MIN([.B19:.D19])" office:value-type="float" office:value="0.3904" calcext:value-type="float">
            <text:p>0.39</text:p>
          </table:table-cell>
          <table:table-cell table:formula="of:=INDEX([.B3:.D3];;MATCH(MIN([.B19:.D19]);[.B19:.D19];0))" office:value-type="string" office:string-value="minisat" calcext:value-type="string">
            <text:p>minisat</text:p>
          </table:table-cell>
          <table:table-cell table:formula="of:=CONCATENATE(&quot;$&quot;;ROUND( [.E19];2);&quot;^&quot;;[.F19];&quot;$&quot;)" office:value-type="string" office:string-value="$0.39^minisat$" calcext:value-type="string">
            <text:p>$0.39^minisat$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2195" calcext:value-type="float">
            <text:p>0.2195</text:p>
          </table:table-cell>
          <table:table-cell office:value-type="float" office:value="0.235" calcext:value-type="float">
            <text:p>0.235</text:p>
          </table:table-cell>
          <table:table-cell table:formula="of:=MIN([.H19:.J19])" office:value-type="float" office:value="0.2195" calcext:value-type="float">
            <text:p>0.2195</text:p>
          </table:table-cell>
          <table:table-cell table:formula="of:=INDEX([.H3:.J3];;MATCH(MIN([.H19:.J19]);[.H19:.J19];0))" office:value-type="string" office:string-value="MapleSAT" calcext:value-type="string">
            <text:p>MapleSAT</text:p>
          </table:table-cell>
          <table:table-cell table:style-name="ce4" table:formula="of:=CONCATENATE(&quot;$&quot;;ROUND( [.K19];2);&quot;^&quot;;[.L19];&quot;$&quot;)" office:value-type="string" office:string-value="$0.22^MapleSAT$" calcext:value-type="string">
            <text:p>$0.22^MapleSAT$</text:p>
          </table:table-cell>
          <table:table-cell office:value-type="float" office:value="1.1281" calcext:value-type="float">
            <text:p>1.1281</text:p>
          </table:table-cell>
          <table:table-cell office:value-type="float" office:value="1.5661" calcext:value-type="float">
            <text:p>1.5661</text:p>
          </table:table-cell>
          <table:table-cell office:value-type="float" office:value="1.6503" calcext:value-type="float">
            <text:p>1.6503</text:p>
          </table:table-cell>
          <table:table-cell table:formula="of:=MIN([.N19:.P19])" office:value-type="float" office:value="1.1281" calcext:value-type="float">
            <text:p>1.1281</text:p>
          </table:table-cell>
          <table:table-cell table:formula="of:=INDEX([.N3:.P3];;MATCH(MIN([.N19:.P19]);[.N19:.P19];0))" office:value-type="string" office:string-value="minisat" calcext:value-type="string">
            <text:p>minisat</text:p>
          </table:table-cell>
          <table:table-cell table:style-name="ce4" table:formula="of:=CONCATENATE(&quot;$&quot;;ROUND( [.Q19];2);&quot;^&quot;;[.R19];&quot;$&quot;)" office:value-type="string" office:string-value="$1.13^minisat$" calcext:value-type="string">
            <text:p>$1.13^minisat$</text:p>
          </table:table-cell>
          <table:table-cell office:value-type="float" office:value="97.9849" calcext:value-type="float">
            <text:p>97.9849</text:p>
          </table:table-cell>
          <table:table-cell office:value-type="float" office:value="111.5385" calcext:value-type="float">
            <text:p>111.5385</text:p>
          </table:table-cell>
          <table:table-cell office:value-type="float" office:value="159.232" calcext:value-type="float">
            <text:p>159.232</text:p>
          </table:table-cell>
          <table:table-cell table:formula="of:=MIN([.T19:.V19])" office:value-type="float" office:value="97.9849" calcext:value-type="float">
            <text:p>97.9849</text:p>
          </table:table-cell>
          <table:table-cell table:formula="of:=INDEX([.T3:.V3];;MATCH(MIN([.T19:.V19]);[.T19:.V19];0))" office:value-type="string" office:string-value="minisat" calcext:value-type="string">
            <text:p>minisat</text:p>
          </table:table-cell>
          <table:table-cell table:style-name="ce4" table:formula="of:=CONCATENATE(&quot;$&quot;;ROUND( [.W19];2);&quot;^&quot;;[.X19];&quot;$&quot;)" office:value-type="string" office:string-value="$97.98^minisat$" calcext:value-type="string">
            <text:p>$97.98^minisat$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office:value-type="float" office:value="0.6038" calcext:value-type="float">
            <text:p>0.6038</text:p>
          </table:table-cell>
          <table:table-cell office:value-type="float" office:value="0.7187" calcext:value-type="float">
            <text:p>0.7187</text:p>
          </table:table-cell>
          <table:table-cell office:value-type="float" office:value="0.8073" calcext:value-type="float">
            <text:p>0.8073</text:p>
          </table:table-cell>
          <table:table-cell table:formula="of:=MIN([.B20:.D20])" office:value-type="float" office:value="0.6038" calcext:value-type="float">
            <text:p>0.60</text:p>
          </table:table-cell>
          <table:table-cell table:formula="of:=INDEX([.B3:.D3];;MATCH(MIN([.B20:.D20]);[.B20:.D20];0))" office:value-type="string" office:string-value="minisat" calcext:value-type="string">
            <text:p>minisat</text:p>
          </table:table-cell>
          <table:table-cell table:formula="of:=CONCATENATE(&quot;$&quot;;ROUND( [.E20];2);&quot;^&quot;;[.F20];&quot;$&quot;)" office:value-type="string" office:string-value="$0.6^minisat$" calcext:value-type="string">
            <text:p>$0.6^minisat$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378" calcext:value-type="float">
            <text:p>0.378</text:p>
          </table:table-cell>
          <table:table-cell office:value-type="float" office:value="0.4268" calcext:value-type="float">
            <text:p>0.4268</text:p>
          </table:table-cell>
          <table:table-cell table:formula="of:=MIN([.H20:.J20])" office:value-type="float" office:value="0.3008" calcext:value-type="float">
            <text:p>0.3008</text:p>
          </table:table-cell>
          <table:table-cell table:formula="of:=INDEX([.H3:.J3];;MATCH(MIN([.H20:.J20]);[.H20:.J20];0))" office:value-type="string" office:string-value="minisat" calcext:value-type="string">
            <text:p>minisat</text:p>
          </table:table-cell>
          <table:table-cell table:style-name="ce4" table:formula="of:=CONCATENATE(&quot;$&quot;;ROUND( [.K20];2);&quot;^&quot;;[.L20];&quot;$&quot;)" office:value-type="string" office:string-value="$0.3^minisat$" calcext:value-type="string">
            <text:p>$0.3^minisat$</text:p>
          </table:table-cell>
          <table:table-cell office:value-type="float" office:value="1.3991" calcext:value-type="float">
            <text:p>1.3991</text:p>
          </table:table-cell>
          <table:table-cell office:value-type="float" office:value="2.5427" calcext:value-type="float">
            <text:p>2.5427</text:p>
          </table:table-cell>
          <table:table-cell office:value-type="float" office:value="2.9499" calcext:value-type="float">
            <text:p>2.9499</text:p>
          </table:table-cell>
          <table:table-cell table:formula="of:=MIN([.N20:.P20])" office:value-type="float" office:value="1.3991" calcext:value-type="float">
            <text:p>1.3991</text:p>
          </table:table-cell>
          <table:table-cell table:formula="of:=INDEX([.N3:.P3];;MATCH(MIN([.N20:.P20]);[.N20:.P20];0))" office:value-type="string" office:string-value="minisat" calcext:value-type="string">
            <text:p>minisat</text:p>
          </table:table-cell>
          <table:table-cell table:style-name="ce4" table:formula="of:=CONCATENATE(&quot;$&quot;;ROUND( [.Q20];2);&quot;^&quot;;[.R20];&quot;$&quot;)" office:value-type="string" office:string-value="$1.4^minisat$" calcext:value-type="string">
            <text:p>$1.4^minisat$</text:p>
          </table:table-cell>
          <table:table-cell office:value-type="float" office:value="15.0471" calcext:value-type="float">
            <text:p>15.0471</text:p>
          </table:table-cell>
          <table:table-cell office:value-type="float" office:value="12.3018" calcext:value-type="float">
            <text:p>12.3018</text:p>
          </table:table-cell>
          <table:table-cell office:value-type="float" office:value="15.9926" calcext:value-type="float">
            <text:p>15.9926</text:p>
          </table:table-cell>
          <table:table-cell table:formula="of:=MIN([.T20:.V20])" office:value-type="float" office:value="12.3018" calcext:value-type="float">
            <text:p>12.3018</text:p>
          </table:table-cell>
          <table:table-cell table:formula="of:=INDEX([.T3:.V3];;MATCH(MIN([.T20:.V20]);[.T20:.V20];0))" office:value-type="string" office:string-value="MapleSAT" calcext:value-type="string">
            <text:p>MapleSAT</text:p>
          </table:table-cell>
          <table:table-cell table:style-name="ce4" table:formula="of:=CONCATENATE(&quot;$&quot;;ROUND( [.W20];2);&quot;^&quot;;[.X20];&quot;$&quot;)" office:value-type="string" office:string-value="$12.3^MapleSAT$" calcext:value-type="string">
            <text:p>$12.3^MapleSAT$</text:p>
          </table:table-cell>
        </table:table-row>
        <table:table-row table:style-name="ro1">
          <table:table-cell office:value-type="string" calcext:value-type="string">
            <text:p>Frucht</text:p>
          </table:table-cell>
          <table:table-cell office:value-type="float" office:value="0.3208" calcext:value-type="float">
            <text:p>0.3208</text:p>
          </table:table-cell>
          <table:table-cell office:value-type="float" office:value="0.3087" calcext:value-type="float">
            <text:p>0.3087</text:p>
          </table:table-cell>
          <table:table-cell office:value-type="float" office:value="0.384" calcext:value-type="float">
            <text:p>0.384</text:p>
          </table:table-cell>
          <table:table-cell table:formula="of:=MIN([.B21:.D21])" office:value-type="float" office:value="0.3087" calcext:value-type="float">
            <text:p>0.31</text:p>
          </table:table-cell>
          <table:table-cell table:formula="of:=INDEX([.B3:.D3];;MATCH(MIN([.B21:.D21]);[.B21:.D21];0))" office:value-type="string" office:string-value="MapleSAT" calcext:value-type="string">
            <text:p>MapleSAT</text:p>
          </table:table-cell>
          <table:table-cell table:formula="of:=CONCATENATE(&quot;$&quot;;ROUND( [.E21];2);&quot;^&quot;;[.F21];&quot;$&quot;)" office:value-type="string" office:string-value="$0.31^MapleSAT$" calcext:value-type="string">
            <text:p>$0.31^MapleSAT$</text:p>
          </table:table-cell>
          <table:table-cell office:value-type="float" office:value="0.251" calcext:value-type="float">
            <text:p>0.251</text:p>
          </table:table-cell>
          <table:table-cell office:value-type="float" office:value="0.2396" calcext:value-type="float">
            <text:p>0.2396</text:p>
          </table:table-cell>
          <table:table-cell office:value-type="float" office:value="0.2103" calcext:value-type="float">
            <text:p>0.2103</text:p>
          </table:table-cell>
          <table:table-cell table:formula="of:=MIN([.H21:.J21])" office:value-type="float" office:value="0.2103" calcext:value-type="float">
            <text:p>0.2103</text:p>
          </table:table-cell>
          <table:table-cell table:formula="of:=INDEX([.H3:.J3];;MATCH(MIN([.H21:.J21]);[.H21:.J21];0))" office:value-type="string" office:string-value="Glucose" calcext:value-type="string">
            <text:p>Glucose</text:p>
          </table:table-cell>
          <table:table-cell table:style-name="ce4" table:formula="of:=CONCATENATE(&quot;$&quot;;ROUND( [.K21];2);&quot;^&quot;;[.L21];&quot;$&quot;)" office:value-type="string" office:string-value="$0.21^Glucose$" calcext:value-type="string">
            <text:p>$0.21^Glucose$</text:p>
          </table:table-cell>
          <table:table-cell office:value-type="float" office:value="0.7128" calcext:value-type="float">
            <text:p>0.7128</text:p>
          </table:table-cell>
          <table:table-cell office:value-type="float" office:value="1.3661" calcext:value-type="float">
            <text:p>1.3661</text:p>
          </table:table-cell>
          <table:table-cell office:value-type="float" office:value="1.354" calcext:value-type="float">
            <text:p>1.354</text:p>
          </table:table-cell>
          <table:table-cell table:formula="of:=MIN([.N21:.P21])" office:value-type="float" office:value="0.7128" calcext:value-type="float">
            <text:p>0.7128</text:p>
          </table:table-cell>
          <table:table-cell table:formula="of:=INDEX([.N3:.P3];;MATCH(MIN([.N21:.P21]);[.N21:.P21];0))" office:value-type="string" office:string-value="minisat" calcext:value-type="string">
            <text:p>minisat</text:p>
          </table:table-cell>
          <table:table-cell table:style-name="ce4" table:formula="of:=CONCATENATE(&quot;$&quot;;ROUND( [.Q21];2);&quot;^&quot;;[.R21];&quot;$&quot;)" office:value-type="string" office:string-value="$0.71^minisat$" calcext:value-type="string">
            <text:p>$0.71^minisat$</text:p>
          </table:table-cell>
          <table:table-cell office:value-type="float" office:value="8.1968" calcext:value-type="float">
            <text:p>8.1968</text:p>
          </table:table-cell>
          <table:table-cell office:value-type="float" office:value="10.0116" calcext:value-type="float">
            <text:p>10.0116</text:p>
          </table:table-cell>
          <table:table-cell office:value-type="float" office:value="7.5616" calcext:value-type="float">
            <text:p>7.5616</text:p>
          </table:table-cell>
          <table:table-cell table:formula="of:=MIN([.T21:.V21])" office:value-type="float" office:value="7.5616" calcext:value-type="float">
            <text:p>7.5616</text:p>
          </table:table-cell>
          <table:table-cell table:formula="of:=INDEX([.T3:.V3];;MATCH(MIN([.T21:.V21]);[.T21:.V21];0))" office:value-type="string" office:string-value="Glucose" calcext:value-type="string">
            <text:p>Glucose</text:p>
          </table:table-cell>
          <table:table-cell table:style-name="ce4" table:formula="of:=CONCATENATE(&quot;$&quot;;ROUND( [.W21];2);&quot;^&quot;;[.X21];&quot;$&quot;)" office:value-type="string" office:string-value="$7.56^Glucose$" calcext:value-type="string">
            <text:p>$7.56^Glucose$</text:p>
          </table:table-cell>
        </table:table-row>
        <table:table-row table:style-name="ro1">
          <table:table-cell office:value-type="string" calcext:value-type="string">
            <text:p>Goldner</text:p>
          </table:table-cell>
          <table:table-cell office:value-type="float" office:value="0.173" calcext:value-type="float">
            <text:p>0.173</text:p>
          </table:table-cell>
          <table:table-cell office:value-type="float" office:value="0.2466" calcext:value-type="float">
            <text:p>0.2466</text:p>
          </table:table-cell>
          <table:table-cell office:value-type="float" office:value="0.2778" calcext:value-type="float">
            <text:p>0.2778</text:p>
          </table:table-cell>
          <table:table-cell table:formula="of:=MIN([.B22:.D22])" office:value-type="float" office:value="0.173" calcext:value-type="float">
            <text:p>0.17</text:p>
          </table:table-cell>
          <table:table-cell table:formula="of:=INDEX([.B3:.D3];;MATCH(MIN([.B22:.D22]);[.B22:.D22];0))" office:value-type="string" office:string-value="minisat" calcext:value-type="string">
            <text:p>minisat</text:p>
          </table:table-cell>
          <table:table-cell table:formula="of:=CONCATENATE(&quot;$&quot;;ROUND( [.E22];2);&quot;^&quot;;[.F22];&quot;$&quot;)" office:value-type="string" office:string-value="$0.17^minisat$" calcext:value-type="string">
            <text:p>$0.17^minisat$</text:p>
          </table:table-cell>
          <table:table-cell office:value-type="float" office:value="0.2446" calcext:value-type="float">
            <text:p>0.2446</text:p>
          </table:table-cell>
          <table:table-cell office:value-type="float" office:value="0.1911" calcext:value-type="float">
            <text:p>0.1911</text:p>
          </table:table-cell>
          <table:table-cell office:value-type="float" office:value="0.1748" calcext:value-type="float">
            <text:p>0.1748</text:p>
          </table:table-cell>
          <table:table-cell table:formula="of:=MIN([.H22:.J22])" office:value-type="float" office:value="0.1748" calcext:value-type="float">
            <text:p>0.1748</text:p>
          </table:table-cell>
          <table:table-cell table:formula="of:=INDEX([.H3:.J3];;MATCH(MIN([.H22:.J22]);[.H22:.J22];0))" office:value-type="string" office:string-value="Glucose" calcext:value-type="string">
            <text:p>Glucose</text:p>
          </table:table-cell>
          <table:table-cell table:style-name="ce4" table:formula="of:=CONCATENATE(&quot;$&quot;;ROUND( [.K22];2);&quot;^&quot;;[.L22];&quot;$&quot;)" office:value-type="string" office:string-value="$0.17^Glucose$" calcext:value-type="string">
            <text:p>$0.17^Glucose$</text:p>
          </table:table-cell>
          <table:table-cell office:value-type="float" office:value="0.2729" calcext:value-type="float">
            <text:p>0.2729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335" calcext:value-type="float">
            <text:p>0.335</text:p>
          </table:table-cell>
          <table:table-cell table:formula="of:=MIN([.N22:.P22])" office:value-type="float" office:value="0.2729" calcext:value-type="float">
            <text:p>0.2729</text:p>
          </table:table-cell>
          <table:table-cell table:formula="of:=INDEX([.N3:.P3];;MATCH(MIN([.N22:.P22]);[.N22:.P22];0))" office:value-type="string" office:string-value="minisat" calcext:value-type="string">
            <text:p>minisat</text:p>
          </table:table-cell>
          <table:table-cell table:style-name="ce4" table:formula="of:=CONCATENATE(&quot;$&quot;;ROUND( [.Q22];2);&quot;^&quot;;[.R22];&quot;$&quot;)" office:value-type="string" office:string-value="$0.27^minisat$" calcext:value-type="string">
            <text:p>$0.27^minisat$</text:p>
          </table:table-cell>
          <table:table-cell office:value-type="float" office:value="2.5312" calcext:value-type="float">
            <text:p>2.5312</text:p>
          </table:table-cell>
          <table:table-cell office:value-type="float" office:value="3.783" calcext:value-type="float">
            <text:p>3.783</text:p>
          </table:table-cell>
          <table:table-cell office:value-type="float" office:value="3.7243" calcext:value-type="float">
            <text:p>3.7243</text:p>
          </table:table-cell>
          <table:table-cell table:formula="of:=MIN([.T22:.V22])" office:value-type="float" office:value="2.5312" calcext:value-type="float">
            <text:p>2.5312</text:p>
          </table:table-cell>
          <table:table-cell table:formula="of:=INDEX([.T3:.V3];;MATCH(MIN([.T22:.V22]);[.T22:.V22];0))" office:value-type="string" office:string-value="minisat" calcext:value-type="string">
            <text:p>minisat</text:p>
          </table:table-cell>
          <table:table-cell table:style-name="ce4" table:formula="of:=CONCATENATE(&quot;$&quot;;ROUND( [.W22];2);&quot;^&quot;;[.X22];&quot;$&quot;)" office:value-type="string" office:string-value="$2.53^minisat$" calcext:value-type="string">
            <text:p>$2.53^minisat$</text:p>
          </table:table-cell>
        </table:table-row>
        <table:table-row table:style-name="ro1">
          <table:table-cell office:value-type="string" calcext:value-type="string">
            <text:p>Grotzsch</text:p>
          </table:table-cell>
          <table:table-cell office:value-type="float" office:value="0.3641" calcext:value-type="float">
            <text:p>0.3641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4458" calcext:value-type="float">
            <text:p>0.4458</text:p>
          </table:table-cell>
          <table:table-cell table:formula="of:=MIN([.B23:.D23])" office:value-type="float" office:value="0.3641" calcext:value-type="float">
            <text:p>0.36</text:p>
          </table:table-cell>
          <table:table-cell table:formula="of:=INDEX([.B3:.D3];;MATCH(MIN([.B23:.D23]);[.B23:.D23];0))" office:value-type="string" office:string-value="minisat" calcext:value-type="string">
            <text:p>minisat</text:p>
          </table:table-cell>
          <table:table-cell table:formula="of:=CONCATENATE(&quot;$&quot;;ROUND( [.E23];2);&quot;^&quot;;[.F23];&quot;$&quot;)" office:value-type="string" office:string-value="$0.36^minisat$" calcext:value-type="string">
            <text:p>$0.36^minisat$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1776" calcext:value-type="float">
            <text:p>0.1776</text:p>
          </table:table-cell>
          <table:table-cell office:value-type="float" office:value="0.2473" calcext:value-type="float">
            <text:p>0.2473</text:p>
          </table:table-cell>
          <table:table-cell table:formula="of:=MIN([.H23:.J23])" office:value-type="float" office:value="0.1776" calcext:value-type="float">
            <text:p>0.1776</text:p>
          </table:table-cell>
          <table:table-cell table:formula="of:=INDEX([.H3:.J3];;MATCH(MIN([.H23:.J23]);[.H23:.J23];0))" office:value-type="string" office:string-value="MapleSAT" calcext:value-type="string">
            <text:p>MapleSAT</text:p>
          </table:table-cell>
          <table:table-cell table:style-name="ce4" table:formula="of:=CONCATENATE(&quot;$&quot;;ROUND( [.K23];2);&quot;^&quot;;[.L23];&quot;$&quot;)" office:value-type="string" office:string-value="$0.18^MapleSAT$" calcext:value-type="string">
            <text:p>$0.18^MapleSAT$</text:p>
          </table:table-cell>
          <table:table-cell office:value-type="float" office:value="0.4349" calcext:value-type="float">
            <text:p>0.4349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6699" calcext:value-type="float">
            <text:p>0.6699</text:p>
          </table:table-cell>
          <table:table-cell table:formula="of:=MIN([.N23:.P23])" office:value-type="float" office:value="0.4349" calcext:value-type="float">
            <text:p>0.4349</text:p>
          </table:table-cell>
          <table:table-cell table:formula="of:=INDEX([.N3:.P3];;MATCH(MIN([.N23:.P23]);[.N23:.P23];0))" office:value-type="string" office:string-value="minisat" calcext:value-type="string">
            <text:p>minisat</text:p>
          </table:table-cell>
          <table:table-cell table:style-name="ce4" table:formula="of:=CONCATENATE(&quot;$&quot;;ROUND( [.Q23];2);&quot;^&quot;;[.R23];&quot;$&quot;)" office:value-type="string" office:string-value="$0.43^minisat$" calcext:value-type="string">
            <text:p>$0.43^minisat$</text:p>
          </table:table-cell>
          <table:table-cell office:value-type="float" office:value="4.2666" calcext:value-type="float">
            <text:p>4.2666</text:p>
          </table:table-cell>
          <table:table-cell office:value-type="float" office:value="4.4276" calcext:value-type="float">
            <text:p>4.4276</text:p>
          </table:table-cell>
          <table:table-cell office:value-type="float" office:value="6.3891" calcext:value-type="float">
            <text:p>6.3891</text:p>
          </table:table-cell>
          <table:table-cell table:formula="of:=MIN([.T23:.V23])" office:value-type="float" office:value="4.2666" calcext:value-type="float">
            <text:p>4.2666</text:p>
          </table:table-cell>
          <table:table-cell table:formula="of:=INDEX([.T3:.V3];;MATCH(MIN([.T23:.V23]);[.T23:.V23];0))" office:value-type="string" office:string-value="minisat" calcext:value-type="string">
            <text:p>minisat</text:p>
          </table:table-cell>
          <table:table-cell table:style-name="ce4" table:formula="of:=CONCATENATE(&quot;$&quot;;ROUND( [.W23];2);&quot;^&quot;;[.X23];&quot;$&quot;)" office:value-type="string" office:string-value="$4.27^minisat$" calcext:value-type="string">
            <text:p>$4.27^minisat$</text:p>
          </table:table-cell>
        </table:table-row>
        <table:table-row table:style-name="ro1">
          <table:table-cell office:value-type="string" calcext:value-type="string">
            <text:p>Herschel</text:p>
          </table:table-cell>
          <table:table-cell office:value-type="float" office:value="0.2014" calcext:value-type="float">
            <text:p>0.2014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2411" calcext:value-type="float">
            <text:p>0.2411</text:p>
          </table:table-cell>
          <table:table-cell table:formula="of:=MIN([.B24:.D24])" office:value-type="float" office:value="0.2014" calcext:value-type="float">
            <text:p>0.20</text:p>
          </table:table-cell>
          <table:table-cell table:formula="of:=INDEX([.B3:.D3];;MATCH(MIN([.B24:.D24]);[.B24:.D24];0))" office:value-type="string" office:string-value="minisat" calcext:value-type="string">
            <text:p>minisat</text:p>
          </table:table-cell>
          <table:table-cell table:formula="of:=CONCATENATE(&quot;$&quot;;ROUND( [.E24];2);&quot;^&quot;;[.F24];&quot;$&quot;)" office:value-type="string" office:string-value="$0.2^minisat$" calcext:value-type="string">
            <text:p>$0.2^minisat$</text:p>
          </table:table-cell>
          <table:table-cell office:value-type="float" office:value="0.192" calcext:value-type="float">
            <text:p>0.192</text:p>
          </table:table-cell>
          <table:table-cell office:value-type="float" office:value="0.1683" calcext:value-type="float">
            <text:p>0.1683</text:p>
          </table:table-cell>
          <table:table-cell office:value-type="float" office:value="0.2207" calcext:value-type="float">
            <text:p>0.2207</text:p>
          </table:table-cell>
          <table:table-cell table:formula="of:=MIN([.H24:.J24])" office:value-type="float" office:value="0.1683" calcext:value-type="float">
            <text:p>0.1683</text:p>
          </table:table-cell>
          <table:table-cell table:formula="of:=INDEX([.H3:.J3];;MATCH(MIN([.H24:.J24]);[.H24:.J24];0))" office:value-type="string" office:string-value="MapleSAT" calcext:value-type="string">
            <text:p>MapleSAT</text:p>
          </table:table-cell>
          <table:table-cell table:style-name="ce4" table:formula="of:=CONCATENATE(&quot;$&quot;;ROUND( [.K24];2);&quot;^&quot;;[.L24];&quot;$&quot;)" office:value-type="string" office:string-value="$0.17^MapleSAT$" calcext:value-type="string">
            <text:p>$0.17^MapleSAT$</text:p>
          </table:table-cell>
          <table:table-cell office:value-type="float" office:value="0.3423" calcext:value-type="float">
            <text:p>0.3423</text:p>
          </table:table-cell>
          <table:table-cell office:value-type="float" office:value="0.4324" calcext:value-type="float">
            <text:p>0.4324</text:p>
          </table:table-cell>
          <table:table-cell office:value-type="float" office:value="0.4395" calcext:value-type="float">
            <text:p>0.4395</text:p>
          </table:table-cell>
          <table:table-cell table:formula="of:=MIN([.N24:.P24])" office:value-type="float" office:value="0.3423" calcext:value-type="float">
            <text:p>0.3423</text:p>
          </table:table-cell>
          <table:table-cell table:formula="of:=INDEX([.N3:.P3];;MATCH(MIN([.N24:.P24]);[.N24:.P24];0))" office:value-type="string" office:string-value="minisat" calcext:value-type="string">
            <text:p>minisat</text:p>
          </table:table-cell>
          <table:table-cell table:style-name="ce4" table:formula="of:=CONCATENATE(&quot;$&quot;;ROUND( [.Q24];2);&quot;^&quot;;[.R24];&quot;$&quot;)" office:value-type="string" office:string-value="$0.34^minisat$" calcext:value-type="string">
            <text:p>$0.34^minisat$</text:p>
          </table:table-cell>
          <table:table-cell office:value-type="float" office:value="3.3182" calcext:value-type="float">
            <text:p>3.3182</text:p>
          </table:table-cell>
          <table:table-cell office:value-type="float" office:value="3.8986" calcext:value-type="float">
            <text:p>3.8986</text:p>
          </table:table-cell>
          <table:table-cell office:value-type="float" office:value="4.8834" calcext:value-type="float">
            <text:p>4.8834</text:p>
          </table:table-cell>
          <table:table-cell table:formula="of:=MIN([.T24:.V24])" office:value-type="float" office:value="3.3182" calcext:value-type="float">
            <text:p>3.3182</text:p>
          </table:table-cell>
          <table:table-cell table:formula="of:=INDEX([.T3:.V3];;MATCH(MIN([.T24:.V24]);[.T24:.V24];0))" office:value-type="string" office:string-value="minisat" calcext:value-type="string">
            <text:p>minisat</text:p>
          </table:table-cell>
          <table:table-cell table:style-name="ce4" table:formula="of:=CONCATENATE(&quot;$&quot;;ROUND( [.W24];2);&quot;^&quot;;[.X24];&quot;$&quot;)" office:value-type="string" office:string-value="$3.32^minisat$" calcext:value-type="string">
            <text:p>$3.32^minisat$</text:p>
          </table:table-cell>
        </table:table-row>
        <table:table-row table:style-name="ro1">
          <table:table-cell office:value-type="string" calcext:value-type="string">
            <text:p>Hoffman</text:p>
          </table:table-cell>
          <table:table-cell office:value-type="float" office:value="8.2128" calcext:value-type="float">
            <text:p>8.2128</text:p>
          </table:table-cell>
          <table:table-cell office:value-type="float" office:value="9.7595" calcext:value-type="float">
            <text:p>9.7595</text:p>
          </table:table-cell>
          <table:table-cell office:value-type="float" office:value="11.4192" calcext:value-type="float">
            <text:p>11.4192</text:p>
          </table:table-cell>
          <table:table-cell table:formula="of:=MIN([.B25:.D25])" office:value-type="float" office:value="8.2128" calcext:value-type="float">
            <text:p>8.21</text:p>
          </table:table-cell>
          <table:table-cell table:formula="of:=INDEX([.B3:.D3];;MATCH(MIN([.B25:.D25]);[.B25:.D25];0))" office:value-type="string" office:string-value="minisat" calcext:value-type="string">
            <text:p>minisat</text:p>
          </table:table-cell>
          <table:table-cell table:formula="of:=CONCATENATE(&quot;$&quot;;ROUND( [.E25];2);&quot;^&quot;;[.F25];&quot;$&quot;)" office:value-type="string" office:string-value="$8.21^minisat$" calcext:value-type="string">
            <text:p>$8.21^minisat$</text:p>
          </table:table-cell>
          <table:table-cell office:value-type="float" office:value="8.8562" calcext:value-type="float">
            <text:p>8.8562</text:p>
          </table:table-cell>
          <table:table-cell office:value-type="float" office:value="7.8534" calcext:value-type="float">
            <text:p>7.8534</text:p>
          </table:table-cell>
          <table:table-cell office:value-type="float" office:value="6.3015" calcext:value-type="float">
            <text:p>6.3015</text:p>
          </table:table-cell>
          <table:table-cell table:formula="of:=MIN([.H25:.J25])" office:value-type="float" office:value="6.3015" calcext:value-type="float">
            <text:p>6.3015</text:p>
          </table:table-cell>
          <table:table-cell table:formula="of:=INDEX([.H3:.J3];;MATCH(MIN([.H25:.J25]);[.H25:.J25];0))" office:value-type="string" office:string-value="Glucose" calcext:value-type="string">
            <text:p>Glucose</text:p>
          </table:table-cell>
          <table:table-cell table:style-name="ce4" table:formula="of:=CONCATENATE(&quot;$&quot;;ROUND( [.K25];2);&quot;^&quot;;[.L25];&quot;$&quot;)" office:value-type="string" office:string-value="$6.3^Glucose$" calcext:value-type="string">
            <text:p>$6.3^Glucose$</text:p>
          </table:table-cell>
          <table:table-cell office:value-type="float" office:value="20.2205" calcext:value-type="float">
            <text:p>20.2205</text:p>
          </table:table-cell>
          <table:table-cell office:value-type="float" office:value="38.9131" calcext:value-type="float">
            <text:p>38.9131</text:p>
          </table:table-cell>
          <table:table-cell office:value-type="float" office:value="45.2675" calcext:value-type="float">
            <text:p>45.2675</text:p>
          </table:table-cell>
          <table:table-cell table:formula="of:=MIN([.N25:.P25])" office:value-type="float" office:value="20.2205" calcext:value-type="float">
            <text:p>20.2205</text:p>
          </table:table-cell>
          <table:table-cell table:formula="of:=INDEX([.N3:.P3];;MATCH(MIN([.N25:.P25]);[.N25:.P25];0))" office:value-type="string" office:string-value="minisat" calcext:value-type="string">
            <text:p>minisat</text:p>
          </table:table-cell>
          <table:table-cell table:style-name="ce4" table:formula="of:=CONCATENATE(&quot;$&quot;;ROUND( [.Q25];2);&quot;^&quot;;[.R25];&quot;$&quot;)" office:value-type="string" office:string-value="$20.22^minisat$" calcext:value-type="string">
            <text:p>$20.22^minisat$</text:p>
          </table:table-cell>
          <table:table-cell office:value-type="float" office:value="255.0661" calcext:value-type="float">
            <text:p>255.0661</text:p>
          </table:table-cell>
          <table:table-cell office:value-type="float" office:value="204.7284" calcext:value-type="float">
            <text:p>204.7284</text:p>
          </table:table-cell>
          <table:table-cell office:value-type="float" office:value="221.8836" calcext:value-type="float">
            <text:p>221.8836</text:p>
          </table:table-cell>
          <table:table-cell table:formula="of:=MIN([.T25:.V25])" office:value-type="float" office:value="204.7284" calcext:value-type="float">
            <text:p>204.7284</text:p>
          </table:table-cell>
          <table:table-cell table:formula="of:=INDEX([.T3:.V3];;MATCH(MIN([.T25:.V25]);[.T25:.V25];0))" office:value-type="string" office:string-value="MapleSAT" calcext:value-type="string">
            <text:p>MapleSAT</text:p>
          </table:table-cell>
          <table:table-cell table:style-name="ce4" table:formula="of:=CONCATENATE(&quot;$&quot;;ROUND( [.W25];2);&quot;^&quot;;[.X25];&quot;$&quot;)" office:value-type="string" office:string-value="$204.73^MapleSAT$" calcext:value-type="string">
            <text:p>$204.73^MapleSAT$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float" office:value="1846.0131" calcext:value-type="float">
            <text:p>1846.0131</text:p>
          </table:table-cell>
          <table:table-cell office:value-type="float" office:value="1332.9493" calcext:value-type="float">
            <text:p>1332.9493</text:p>
          </table:table-cell>
          <table:table-cell office:value-type="float" office:value="1571.0891" calcext:value-type="float">
            <text:p>1571.0891</text:p>
          </table:table-cell>
          <table:table-cell table:formula="of:=MIN([.B26:.D26])" office:value-type="float" office:value="1332.9493" calcext:value-type="float">
            <text:p>1332.95</text:p>
          </table:table-cell>
          <table:table-cell table:formula="of:=INDEX([.B3:.D3];;MATCH(MIN([.B26:.D26]);[.B26:.D26];0))" office:value-type="string" office:string-value="MapleSAT" calcext:value-type="string">
            <text:p>MapleSAT</text:p>
          </table:table-cell>
          <table:table-cell table:formula="of:=CONCATENATE(&quot;$&quot;;ROUND( [.E26];2);&quot;^&quot;;[.F26];&quot;$&quot;)" office:value-type="string" office:string-value="$1332.95^MapleSAT$" calcext:value-type="string">
            <text:p>$1332.95^MapleSAT$</text:p>
          </table:table-cell>
          <table:table-cell office:value-type="float" office:value="1524.3713" calcext:value-type="float">
            <text:p>1524.3713</text:p>
          </table:table-cell>
          <table:table-cell office:value-type="float" office:value="386.1623" calcext:value-type="float">
            <text:p>386.1623</text:p>
          </table:table-cell>
          <table:table-cell office:value-type="float" office:value="1143.1645" calcext:value-type="float">
            <text:p>1143.1645</text:p>
          </table:table-cell>
          <table:table-cell table:formula="of:=MIN([.H26:.J26])" office:value-type="float" office:value="386.1623" calcext:value-type="float">
            <text:p>386.1623</text:p>
          </table:table-cell>
          <table:table-cell table:formula="of:=INDEX([.H3:.J3];;MATCH(MIN([.H26:.J26]);[.H26:.J26];0))" office:value-type="string" office:string-value="MapleSAT" calcext:value-type="string">
            <text:p>MapleSAT</text:p>
          </table:table-cell>
          <table:table-cell table:style-name="ce4" table:formula="of:=CONCATENATE(&quot;$&quot;;ROUND( [.K26];2);&quot;^&quot;;[.L26];&quot;$&quot;)" office:value-type="string" office:string-value="$386.16^MapleSAT$" calcext:value-type="string">
            <text:p>$386.16^MapleSAT$</text:p>
          </table:table-cell>
          <table:table-cell office:value-type="float" office:value="1608.0813" calcext:value-type="float">
            <text:p>1608.0813</text:p>
          </table:table-cell>
          <table:table-cell office:value-type="float" office:value="1274.1671" calcext:value-type="float">
            <text:p>1274.1671</text:p>
          </table:table-cell>
          <table:table-cell office:value-type="float" office:value="1482.5881" calcext:value-type="float">
            <text:p>1482.5881</text:p>
          </table:table-cell>
          <table:table-cell table:formula="of:=MIN([.N26:.P26])" office:value-type="float" office:value="1274.1671" calcext:value-type="float">
            <text:p>1274.1671</text:p>
          </table:table-cell>
          <table:table-cell table:formula="of:=INDEX([.N3:.P3];;MATCH(MIN([.N26:.P26]);[.N26:.P26];0))" office:value-type="string" office:string-value="MapleSAT" calcext:value-type="string">
            <text:p>MapleSAT</text:p>
          </table:table-cell>
          <table:table-cell table:style-name="ce4" table:formula="of:=CONCATENATE(&quot;$&quot;;ROUND( [.Q26];2);&quot;^&quot;;[.R26];&quot;$&quot;)" office:value-type="string" office:string-value="$1274.17^MapleSAT$" calcext:value-type="string">
            <text:p>$1274.17^MapleSAT$</text:p>
          </table:table-cell>
          <table:table-cell office:value-type="float" office:value="1000.0685" calcext:value-type="float">
            <text:p>1000.0685</text:p>
          </table:table-cell>
          <table:table-cell office:value-type="float" office:value="1000.0368" calcext:value-type="float">
            <text:p>1000.0368</text:p>
          </table:table-cell>
          <table:table-cell office:value-type="float" office:value="1919.3846" calcext:value-type="float">
            <text:p>1919.3846</text:p>
          </table:table-cell>
          <table:table-cell table:formula="of:=MIN([.T26:.V26])" office:value-type="float" office:value="1000.0368" calcext:value-type="float">
            <text:p>1000.0368</text:p>
          </table:table-cell>
          <table:table-cell table:formula="of:=INDEX([.T3:.V3];;MATCH(MIN([.T26:.V26]);[.T26:.V26];0))" office:value-type="string" office:string-value="MapleSAT" calcext:value-type="string">
            <text:p>MapleSAT</text:p>
          </table:table-cell>
          <table:table-cell table:style-name="ce4" table:formula="of:=CONCATENATE(&quot;$&quot;;ROUND( [.W26];2);&quot;^&quot;;[.X26];&quot;$&quot;)" office:value-type="string" office:string-value="$1000.04^MapleSAT$" calcext:value-type="string">
            <text:p>$1000.04^MapleSAT$</text:p>
          </table:table-cell>
        </table:table-row>
        <table:table-row table:style-name="ro1">
          <table:table-cell office:value-type="string" calcext:value-type="string">
            <text:p>Kittell</text:p>
          </table:table-cell>
          <table:table-cell office:value-type="float" office:value="8.2848" calcext:value-type="float">
            <text:p>8.2848</text:p>
          </table:table-cell>
          <table:table-cell office:value-type="float" office:value="16.4895" calcext:value-type="float">
            <text:p>16.4895</text:p>
          </table:table-cell>
          <table:table-cell office:value-type="float" office:value="9.0433" calcext:value-type="float">
            <text:p>9.0433</text:p>
          </table:table-cell>
          <table:table-cell table:formula="of:=MIN([.B27:.D27])" office:value-type="float" office:value="8.2848" calcext:value-type="float">
            <text:p>8.28</text:p>
          </table:table-cell>
          <table:table-cell table:formula="of:=INDEX([.B3:.D3];;MATCH(MIN([.B27:.D27]);[.B27:.D27];0))" office:value-type="string" office:string-value="minisat" calcext:value-type="string">
            <text:p>minisat</text:p>
          </table:table-cell>
          <table:table-cell table:formula="of:=CONCATENATE(&quot;$&quot;;ROUND( [.E27];2);&quot;^&quot;;[.F27];&quot;$&quot;)" office:value-type="string" office:string-value="$8.28^minisat$" calcext:value-type="string">
            <text:p>$8.28^minisat$</text:p>
          </table:table-cell>
          <table:table-cell office:value-type="float" office:value="1.0466" calcext:value-type="float">
            <text:p>1.0466</text:p>
          </table:table-cell>
          <table:table-cell office:value-type="float" office:value="3.5043" calcext:value-type="float">
            <text:p>3.5043</text:p>
          </table:table-cell>
          <table:table-cell office:value-type="float" office:value="1.6045" calcext:value-type="float">
            <text:p>1.6045</text:p>
          </table:table-cell>
          <table:table-cell table:formula="of:=MIN([.H27:.J27])" office:value-type="float" office:value="1.0466" calcext:value-type="float">
            <text:p>1.0466</text:p>
          </table:table-cell>
          <table:table-cell table:formula="of:=INDEX([.H3:.J3];;MATCH(MIN([.H27:.J27]);[.H27:.J27];0))" office:value-type="string" office:string-value="minisat" calcext:value-type="string">
            <text:p>minisat</text:p>
          </table:table-cell>
          <table:table-cell table:style-name="ce4" table:formula="of:=CONCATENATE(&quot;$&quot;;ROUND( [.K27];2);&quot;^&quot;;[.L27];&quot;$&quot;)" office:value-type="string" office:string-value="$1.05^minisat$" calcext:value-type="string">
            <text:p>$1.05^minisat$</text:p>
          </table:table-cell>
          <table:table-cell office:value-type="float" office:value="24.6973" calcext:value-type="float">
            <text:p>24.6973</text:p>
          </table:table-cell>
          <table:table-cell office:value-type="float" office:value="54.0127" calcext:value-type="float">
            <text:p>54.0127</text:p>
          </table:table-cell>
          <table:table-cell office:value-type="float" office:value="33.7042" calcext:value-type="float">
            <text:p>33.7042</text:p>
          </table:table-cell>
          <table:table-cell table:formula="of:=MIN([.N27:.P27])" office:value-type="float" office:value="24.6973" calcext:value-type="float">
            <text:p>24.6973</text:p>
          </table:table-cell>
          <table:table-cell table:formula="of:=INDEX([.N3:.P3];;MATCH(MIN([.N27:.P27]);[.N27:.P27];0))" office:value-type="string" office:string-value="minisat" calcext:value-type="string">
            <text:p>minisat</text:p>
          </table:table-cell>
          <table:table-cell table:style-name="ce4" table:formula="of:=CONCATENATE(&quot;$&quot;;ROUND( [.Q27];2);&quot;^&quot;;[.R27];&quot;$&quot;)" office:value-type="string" office:string-value="$24.7^minisat$" calcext:value-type="string">
            <text:p>$24.7^minisat$</text:p>
          </table:table-cell>
          <table:table-cell office:value-type="float" office:value="1000.0542" calcext:value-type="float">
            <text:p>1000.0542</text:p>
          </table:table-cell>
          <table:table-cell office:value-type="float" office:value="3698.5819" calcext:value-type="float">
            <text:p>3698.5819</text:p>
          </table:table-cell>
          <table:table-cell office:value-type="float" office:value="160.3337" calcext:value-type="float">
            <text:p>160.3337</text:p>
          </table:table-cell>
          <table:table-cell table:formula="of:=MIN([.T27:.V27])" office:value-type="float" office:value="160.3337" calcext:value-type="float">
            <text:p>160.3337</text:p>
          </table:table-cell>
          <table:table-cell table:formula="of:=INDEX([.T3:.V3];;MATCH(MIN([.T27:.V27]);[.T27:.V27];0))" office:value-type="string" office:string-value="Glucose" calcext:value-type="string">
            <text:p>Glucose</text:p>
          </table:table-cell>
          <table:table-cell table:style-name="ce4" table:formula="of:=CONCATENATE(&quot;$&quot;;ROUND( [.W27];2);&quot;^&quot;;[.X27];&quot;$&quot;)" office:value-type="string" office:string-value="$160.33^Glucose$" calcext:value-type="string">
            <text:p>$160.33^Glucose$</text:p>
          </table:table-cell>
        </table:table-row>
        <table:table-row table:style-name="ro1">
          <table:table-cell office:value-type="string" calcext:value-type="string">
            <text:p>McGee</text:p>
          </table:table-cell>
          <table:table-cell office:value-type="float" office:value="1254.0555" calcext:value-type="float">
            <text:p>1254.0555</text:p>
          </table:table-cell>
          <table:table-cell office:value-type="float" office:value="1210.4419" calcext:value-type="float">
            <text:p>1210.4419</text:p>
          </table:table-cell>
          <table:table-cell office:value-type="float" office:value="524.2105" calcext:value-type="float">
            <text:p>524.2105</text:p>
          </table:table-cell>
          <table:table-cell table:formula="of:=MIN([.B28:.D28])" office:value-type="float" office:value="524.2105" calcext:value-type="float">
            <text:p>524.21</text:p>
          </table:table-cell>
          <table:table-cell table:formula="of:=INDEX([.B3:.D3];;MATCH(MIN([.B28:.D28]);[.B28:.D28];0))" office:value-type="string" office:string-value="Glucose" calcext:value-type="string">
            <text:p>Glucose</text:p>
          </table:table-cell>
          <table:table-cell table:formula="of:=CONCATENATE(&quot;$&quot;;ROUND( [.E28];2);&quot;^&quot;;[.F28];&quot;$&quot;)" office:value-type="string" office:string-value="$524.21^Glucose$" calcext:value-type="string">
            <text:p>$524.21^Glucose$</text:p>
          </table:table-cell>
          <table:table-cell office:value-type="float" office:value="266.3882" calcext:value-type="float">
            <text:p>266.3882</text:p>
          </table:table-cell>
          <table:table-cell office:value-type="float" office:value="62.4693" calcext:value-type="float">
            <text:p>62.4693</text:p>
          </table:table-cell>
          <table:table-cell office:value-type="float" office:value="123.1567" calcext:value-type="float">
            <text:p>123.1567</text:p>
          </table:table-cell>
          <table:table-cell table:formula="of:=MIN([.H28:.J28])" office:value-type="float" office:value="62.4693" calcext:value-type="float">
            <text:p>62.4693</text:p>
          </table:table-cell>
          <table:table-cell table:formula="of:=INDEX([.H3:.J3];;MATCH(MIN([.H28:.J28]);[.H28:.J28];0))" office:value-type="string" office:string-value="MapleSAT" calcext:value-type="string">
            <text:p>MapleSAT</text:p>
          </table:table-cell>
          <table:table-cell table:style-name="ce4" table:formula="of:=CONCATENATE(&quot;$&quot;;ROUND( [.K28];2);&quot;^&quot;;[.L28];&quot;$&quot;)" office:value-type="string" office:string-value="$62.47^MapleSAT$" calcext:value-type="string">
            <text:p>$62.47^MapleSAT$</text:p>
          </table:table-cell>
          <table:table-cell office:value-type="float" office:value="1150.6045" calcext:value-type="float">
            <text:p>1150.6045</text:p>
          </table:table-cell>
          <table:table-cell office:value-type="float" office:value="1190.1005" calcext:value-type="float">
            <text:p>1190.1005</text:p>
          </table:table-cell>
          <table:table-cell office:value-type="float" office:value="1380.9998" calcext:value-type="float">
            <text:p>1380.9998</text:p>
          </table:table-cell>
          <table:table-cell table:formula="of:=MIN([.N28:.P28])" office:value-type="float" office:value="1150.6045" calcext:value-type="float">
            <text:p>1150.6045</text:p>
          </table:table-cell>
          <table:table-cell table:formula="of:=INDEX([.N3:.P3];;MATCH(MIN([.N28:.P28]);[.N28:.P28];0))" office:value-type="string" office:string-value="minisat" calcext:value-type="string">
            <text:p>minisat</text:p>
          </table:table-cell>
          <table:table-cell table:style-name="ce4" table:formula="of:=CONCATENATE(&quot;$&quot;;ROUND( [.Q28];2);&quot;^&quot;;[.R28];&quot;$&quot;)" office:value-type="string" office:string-value="$1150.6^minisat$" calcext:value-type="string">
            <text:p>$1150.6^minisat$</text:p>
          </table:table-cell>
          <table:table-cell office:value-type="float" office:value="1000.0393" calcext:value-type="float">
            <text:p>1000.0393</text:p>
          </table:table-cell>
          <table:table-cell office:value-type="float" office:value="1000.1008" calcext:value-type="float">
            <text:p>1000.1008</text:p>
          </table:table-cell>
          <table:table-cell office:value-type="float" office:value="1575.8859" calcext:value-type="float">
            <text:p>1575.8859</text:p>
          </table:table-cell>
          <table:table-cell table:formula="of:=MIN([.T28:.V28])" office:value-type="float" office:value="1000.0393" calcext:value-type="float">
            <text:p>1000.0393</text:p>
          </table:table-cell>
          <table:table-cell table:formula="of:=INDEX([.T3:.V3];;MATCH(MIN([.T28:.V28]);[.T28:.V28];0))" office:value-type="string" office:string-value="minisat" calcext:value-type="string">
            <text:p>minisat</text:p>
          </table:table-cell>
          <table:table-cell table:style-name="ce4" table:formula="of:=CONCATENATE(&quot;$&quot;;ROUND( [.W28];2);&quot;^&quot;;[.X28];&quot;$&quot;)" office:value-type="string" office:string-value="$1000.04^minisat$" calcext:value-type="string">
            <text:p>$1000.04^minisat$</text:p>
          </table:table-cell>
        </table:table-row>
        <table:table-row table:style-name="ro1">
          <table:table-cell office:value-type="string" calcext:value-type="string">
            <text:p>Moser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2263" calcext:value-type="float">
            <text:p>0.2263</text:p>
          </table:table-cell>
          <table:table-cell table:formula="of:=MIN([.B29:.D29])" office:value-type="float" office:value="0.2028" calcext:value-type="float">
            <text:p>0.20</text:p>
          </table:table-cell>
          <table:table-cell table:formula="of:=INDEX([.B3:.D3];;MATCH(MIN([.B29:.D29]);[.B29:.D29];0))" office:value-type="string" office:string-value="MapleSAT" calcext:value-type="string">
            <text:p>MapleSAT</text:p>
          </table:table-cell>
          <table:table-cell table:formula="of:=CONCATENATE(&quot;$&quot;;ROUND( [.E29];2);&quot;^&quot;;[.F29];&quot;$&quot;)" office:value-type="string" office:string-value="$0.2^MapleSAT$" calcext:value-type="string">
            <text:p>$0.2^MapleSAT$</text:p>
          </table:table-cell>
          <table:table-cell office:value-type="float" office:value="0.1763" calcext:value-type="float">
            <text:p>0.1763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4463" calcext:value-type="float">
            <text:p>0.4463</text:p>
          </table:table-cell>
          <table:table-cell table:formula="of:=MIN([.H29:.J29])" office:value-type="float" office:value="0.1763" calcext:value-type="float">
            <text:p>0.1763</text:p>
          </table:table-cell>
          <table:table-cell table:formula="of:=INDEX([.H3:.J3];;MATCH(MIN([.H29:.J29]);[.H29:.J29];0))" office:value-type="string" office:string-value="minisat" calcext:value-type="string">
            <text:p>minisat</text:p>
          </table:table-cell>
          <table:table-cell table:style-name="ce4" table:formula="of:=CONCATENATE(&quot;$&quot;;ROUND( [.K29];2);&quot;^&quot;;[.L29];&quot;$&quot;)" office:value-type="string" office:string-value="$0.18^minisat$" calcext:value-type="string">
            <text:p>$0.18^minisat$</text:p>
          </table:table-cell>
          <table:table-cell office:value-type="float" office:value="0.1352" calcext:value-type="float">
            <text:p>0.1352</text:p>
          </table:table-cell>
          <table:table-cell office:value-type="float" office:value="0.1253" calcext:value-type="float">
            <text:p>0.1253</text:p>
          </table:table-cell>
          <table:table-cell office:value-type="float" office:value="0.1574" calcext:value-type="float">
            <text:p>0.1574</text:p>
          </table:table-cell>
          <table:table-cell table:formula="of:=MIN([.N29:.P29])" office:value-type="float" office:value="0.1253" calcext:value-type="float">
            <text:p>0.1253</text:p>
          </table:table-cell>
          <table:table-cell table:formula="of:=INDEX([.N3:.P3];;MATCH(MIN([.N29:.P29]);[.N29:.P29];0))" office:value-type="string" office:string-value="MapleSAT" calcext:value-type="string">
            <text:p>MapleSAT</text:p>
          </table:table-cell>
          <table:table-cell table:style-name="ce4" table:formula="of:=CONCATENATE(&quot;$&quot;;ROUND( [.Q29];2);&quot;^&quot;;[.R29];&quot;$&quot;)" office:value-type="string" office:string-value="$0.13^MapleSAT$" calcext:value-type="string">
            <text:p>$0.13^MapleSAT$</text:p>
          </table:table-cell>
          <table:table-cell office:value-type="float" office:value="0.1572" calcext:value-type="float">
            <text:p>0.1572</text:p>
          </table:table-cell>
          <table:table-cell office:value-type="float" office:value="0.486" calcext:value-type="float">
            <text:p>0.486</text:p>
          </table:table-cell>
          <table:table-cell office:value-type="float" office:value="0.1581" calcext:value-type="float">
            <text:p>0.1581</text:p>
          </table:table-cell>
          <table:table-cell table:formula="of:=MIN([.T29:.V29])" office:value-type="float" office:value="0.1572" calcext:value-type="float">
            <text:p>0.1572</text:p>
          </table:table-cell>
          <table:table-cell table:formula="of:=INDEX([.T3:.V3];;MATCH(MIN([.T29:.V29]);[.T29:.V29];0))" office:value-type="string" office:string-value="minisat" calcext:value-type="string">
            <text:p>minisat</text:p>
          </table:table-cell>
          <table:table-cell table:style-name="ce4" table:formula="of:=CONCATENATE(&quot;$&quot;;ROUND( [.W29];2);&quot;^&quot;;[.X29];&quot;$&quot;)" office:value-type="string" office:string-value="$0.16^minisat$" calcext:value-type="string">
            <text:p>$0.16^minisat$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office:value-type="float" office:value="1443.2483" calcext:value-type="float">
            <text:p>1443.2483</text:p>
          </table:table-cell>
          <table:table-cell office:value-type="float" office:value="1546.7389" calcext:value-type="float">
            <text:p>1546.7389</text:p>
          </table:table-cell>
          <table:table-cell office:value-type="float" office:value="1183.0039" calcext:value-type="float">
            <text:p>1183.0039</text:p>
          </table:table-cell>
          <table:table-cell table:formula="of:=MIN([.B30:.D30])" office:value-type="float" office:value="1183.0039" calcext:value-type="float">
            <text:p>1183.00</text:p>
          </table:table-cell>
          <table:table-cell table:formula="of:=INDEX([.B3:.D3];;MATCH(MIN([.B30:.D30]);[.B30:.D30];0))" office:value-type="string" office:string-value="Glucose" calcext:value-type="string">
            <text:p>Glucose</text:p>
          </table:table-cell>
          <table:table-cell table:formula="of:=CONCATENATE(&quot;$&quot;;ROUND( [.E30];2);&quot;^&quot;;[.F30];&quot;$&quot;)" office:value-type="string" office:string-value="$1183^Glucose$" calcext:value-type="string">
            <text:p>$1183^Glucose$</text:p>
          </table:table-cell>
          <table:table-cell office:value-type="float" office:value="759.6132" calcext:value-type="float">
            <text:p>759.6132</text:p>
          </table:table-cell>
          <table:table-cell office:value-type="float" office:value="181.7283" calcext:value-type="float">
            <text:p>181.7283</text:p>
          </table:table-cell>
          <table:table-cell office:value-type="float" office:value="613.4327" calcext:value-type="float">
            <text:p>613.4327</text:p>
          </table:table-cell>
          <table:table-cell table:formula="of:=MIN([.H30:.J30])" office:value-type="float" office:value="181.7283" calcext:value-type="float">
            <text:p>181.7283</text:p>
          </table:table-cell>
          <table:table-cell table:formula="of:=INDEX([.H3:.J3];;MATCH(MIN([.H30:.J30]);[.H30:.J30];0))" office:value-type="string" office:string-value="MapleSAT" calcext:value-type="string">
            <text:p>MapleSAT</text:p>
          </table:table-cell>
          <table:table-cell table:style-name="ce4" table:formula="of:=CONCATENATE(&quot;$&quot;;ROUND( [.K30];2);&quot;^&quot;;[.L30];&quot;$&quot;)" office:value-type="string" office:string-value="$181.73^MapleSAT$" calcext:value-type="string">
            <text:p>$181.73^MapleSAT$</text:p>
          </table:table-cell>
          <table:table-cell office:value-type="float" office:value="1158.2807" calcext:value-type="float">
            <text:p>1158.2807</text:p>
          </table:table-cell>
          <table:table-cell office:value-type="float" office:value="1320.7331" calcext:value-type="float">
            <text:p>1320.7331</text:p>
          </table:table-cell>
          <table:table-cell office:value-type="float" office:value="1578.1821" calcext:value-type="float">
            <text:p>1578.1821</text:p>
          </table:table-cell>
          <table:table-cell table:formula="of:=MIN([.N30:.P30])" office:value-type="float" office:value="1158.2807" calcext:value-type="float">
            <text:p>1158.2807</text:p>
          </table:table-cell>
          <table:table-cell table:formula="of:=INDEX([.N3:.P3];;MATCH(MIN([.N30:.P30]);[.N30:.P30];0))" office:value-type="string" office:string-value="minisat" calcext:value-type="string">
            <text:p>minisat</text:p>
          </table:table-cell>
          <table:table-cell table:style-name="ce4" table:formula="of:=CONCATENATE(&quot;$&quot;;ROUND( [.Q30];2);&quot;^&quot;;[.R30];&quot;$&quot;)" office:value-type="string" office:string-value="$1158.28^minisat$" calcext:value-type="string">
            <text:p>$1158.28^minisat$</text:p>
          </table:table-cell>
          <table:table-cell office:value-type="float" office:value="1000.0711" calcext:value-type="float">
            <text:p>1000.0711</text:p>
          </table:table-cell>
          <table:table-cell office:value-type="float" office:value="1000.0602" calcext:value-type="float">
            <text:p>1000.0602</text:p>
          </table:table-cell>
          <table:table-cell office:value-type="float" office:value="1749.8115" calcext:value-type="float">
            <text:p>1749.8115</text:p>
          </table:table-cell>
          <table:table-cell table:formula="of:=MIN([.T30:.V30])" office:value-type="float" office:value="1000.0602" calcext:value-type="float">
            <text:p>1000.0602</text:p>
          </table:table-cell>
          <table:table-cell table:formula="of:=INDEX([.T3:.V3];;MATCH(MIN([.T30:.V30]);[.T30:.V30];0))" office:value-type="string" office:string-value="MapleSAT" calcext:value-type="string">
            <text:p>MapleSAT</text:p>
          </table:table-cell>
          <table:table-cell table:style-name="ce4" table:formula="of:=CONCATENATE(&quot;$&quot;;ROUND( [.W30];2);&quot;^&quot;;[.X30];&quot;$&quot;)" office:value-type="string" office:string-value="$1000.06^MapleSAT$" calcext:value-type="string">
            <text:p>$1000.06^MapleSAT$</text:p>
          </table:table-cell>
        </table:table-row>
        <table:table-row table:style-name="ro1">
          <table:table-cell office:value-type="string" calcext:value-type="string">
            <text:p>Paley13</text:p>
          </table:table-cell>
          <table:table-cell office:value-type="float" office:value="1.2255" calcext:value-type="float">
            <text:p>1.2255</text:p>
          </table:table-cell>
          <table:table-cell office:value-type="float" office:value="1.2537" calcext:value-type="float">
            <text:p>1.2537</text:p>
          </table:table-cell>
          <table:table-cell office:value-type="float" office:value="1.4332" calcext:value-type="float">
            <text:p>1.4332</text:p>
          </table:table-cell>
          <table:table-cell table:formula="of:=MIN([.B31:.D31])" office:value-type="float" office:value="1.2255" calcext:value-type="float">
            <text:p>1.23</text:p>
          </table:table-cell>
          <table:table-cell table:formula="of:=INDEX([.B3:.D3];;MATCH(MIN([.B31:.D31]);[.B31:.D31];0))" office:value-type="string" office:string-value="minisat" calcext:value-type="string">
            <text:p>minisat</text:p>
          </table:table-cell>
          <table:table-cell table:formula="of:=CONCATENATE(&quot;$&quot;;ROUND( [.E31];2);&quot;^&quot;;[.F31];&quot;$&quot;)" office:value-type="string" office:string-value="$1.23^minisat$" calcext:value-type="string">
            <text:p>$1.23^minisat$</text:p>
          </table:table-cell>
          <table:table-cell office:value-type="float" office:value="1.4811" calcext:value-type="float">
            <text:p>1.4811</text:p>
          </table:table-cell>
          <table:table-cell office:value-type="float" office:value="1.0233" calcext:value-type="float">
            <text:p>1.0233</text:p>
          </table:table-cell>
          <table:table-cell office:value-type="float" office:value="1.2161" calcext:value-type="float">
            <text:p>1.2161</text:p>
          </table:table-cell>
          <table:table-cell table:formula="of:=MIN([.H31:.J31])" office:value-type="float" office:value="1.0233" calcext:value-type="float">
            <text:p>1.0233</text:p>
          </table:table-cell>
          <table:table-cell table:formula="of:=INDEX([.H3:.J3];;MATCH(MIN([.H31:.J31]);[.H31:.J31];0))" office:value-type="string" office:string-value="MapleSAT" calcext:value-type="string">
            <text:p>MapleSAT</text:p>
          </table:table-cell>
          <table:table-cell table:style-name="ce4" table:formula="of:=CONCATENATE(&quot;$&quot;;ROUND( [.K31];2);&quot;^&quot;;[.L31];&quot;$&quot;)" office:value-type="string" office:string-value="$1.02^MapleSAT$" calcext:value-type="string">
            <text:p>$1.02^MapleSAT$</text:p>
          </table:table-cell>
          <table:table-cell office:value-type="float" office:value="1.1562" calcext:value-type="float">
            <text:p>1.1562</text:p>
          </table:table-cell>
          <table:table-cell office:value-type="float" office:value="1.8354" calcext:value-type="float">
            <text:p>1.8354</text:p>
          </table:table-cell>
          <table:table-cell office:value-type="float" office:value="2.2125" calcext:value-type="float">
            <text:p>2.2125</text:p>
          </table:table-cell>
          <table:table-cell table:formula="of:=MIN([.N31:.P31])" office:value-type="float" office:value="1.1562" calcext:value-type="float">
            <text:p>1.1562</text:p>
          </table:table-cell>
          <table:table-cell table:formula="of:=INDEX([.N3:.P3];;MATCH(MIN([.N31:.P31]);[.N31:.P31];0))" office:value-type="string" office:string-value="minisat" calcext:value-type="string">
            <text:p>minisat</text:p>
          </table:table-cell>
          <table:table-cell table:style-name="ce4" table:formula="of:=CONCATENATE(&quot;$&quot;;ROUND( [.Q31];2);&quot;^&quot;;[.R31];&quot;$&quot;)" office:value-type="string" office:string-value="$1.16^minisat$" calcext:value-type="string">
            <text:p>$1.16^minisat$</text:p>
          </table:table-cell>
          <table:table-cell office:value-type="float" office:value="22.1333" calcext:value-type="float">
            <text:p>22.1333</text:p>
          </table:table-cell>
          <table:table-cell office:value-type="float" office:value="25.4161" calcext:value-type="float">
            <text:p>25.4161</text:p>
          </table:table-cell>
          <table:table-cell office:value-type="float" office:value="30.4607" calcext:value-type="float">
            <text:p>30.4607</text:p>
          </table:table-cell>
          <table:table-cell table:formula="of:=MIN([.T31:.V31])" office:value-type="float" office:value="22.1333" calcext:value-type="float">
            <text:p>22.1333</text:p>
          </table:table-cell>
          <table:table-cell table:formula="of:=INDEX([.T3:.V3];;MATCH(MIN([.T31:.V31]);[.T31:.V31];0))" office:value-type="string" office:string-value="minisat" calcext:value-type="string">
            <text:p>minisat</text:p>
          </table:table-cell>
          <table:table-cell table:style-name="ce4" table:formula="of:=CONCATENATE(&quot;$&quot;;ROUND( [.W31];2);&quot;^&quot;;[.X31];&quot;$&quot;)" office:value-type="string" office:string-value="$22.13^minisat$" calcext:value-type="string">
            <text:p>$22.13^minisat$</text:p>
          </table:table-cell>
        </table:table-row>
        <table:table-row table:style-name="ro1">
          <table:table-cell office:value-type="string" calcext:value-type="string">
            <text:p>Paley17</text:p>
          </table:table-cell>
          <table:table-cell office:value-type="float" office:value="58.6846" calcext:value-type="float">
            <text:p>58.6846</text:p>
          </table:table-cell>
          <table:table-cell office:value-type="float" office:value="27.5192" calcext:value-type="float">
            <text:p>27.5192</text:p>
          </table:table-cell>
          <table:table-cell office:value-type="float" office:value="33.3033" calcext:value-type="float">
            <text:p>33.3033</text:p>
          </table:table-cell>
          <table:table-cell table:formula="of:=MIN([.B32:.D32])" office:value-type="float" office:value="27.5192" calcext:value-type="float">
            <text:p>27.52</text:p>
          </table:table-cell>
          <table:table-cell table:formula="of:=INDEX([.B3:.D3];;MATCH(MIN([.B32:.D32]);[.B32:.D32];0))" office:value-type="string" office:string-value="MapleSAT" calcext:value-type="string">
            <text:p>MapleSAT</text:p>
          </table:table-cell>
          <table:table-cell table:formula="of:=CONCATENATE(&quot;$&quot;;ROUND( [.E32];2);&quot;^&quot;;[.F32];&quot;$&quot;)" office:value-type="string" office:string-value="$27.52^MapleSAT$" calcext:value-type="string">
            <text:p>$27.52^MapleSAT$</text:p>
          </table:table-cell>
          <table:table-cell office:value-type="float" office:value="942.1876" calcext:value-type="float">
            <text:p>942.1876</text:p>
          </table:table-cell>
          <table:table-cell office:value-type="float" office:value="106.9881" calcext:value-type="float">
            <text:p>106.9881</text:p>
          </table:table-cell>
          <table:table-cell office:value-type="float" office:value="1027.0441" calcext:value-type="float">
            <text:p>1027.0441</text:p>
          </table:table-cell>
          <table:table-cell table:formula="of:=MIN([.H32:.J32])" office:value-type="float" office:value="106.9881" calcext:value-type="float">
            <text:p>106.9881</text:p>
          </table:table-cell>
          <table:table-cell table:formula="of:=INDEX([.H3:.J3];;MATCH(MIN([.H32:.J32]);[.H32:.J32];0))" office:value-type="string" office:string-value="MapleSAT" calcext:value-type="string">
            <text:p>MapleSAT</text:p>
          </table:table-cell>
          <table:table-cell table:style-name="ce4" table:formula="of:=CONCATENATE(&quot;$&quot;;ROUND( [.K32];2);&quot;^&quot;;[.L32];&quot;$&quot;)" office:value-type="string" office:string-value="$106.99^MapleSAT$" calcext:value-type="string">
            <text:p>$106.99^MapleSAT$</text:p>
          </table:table-cell>
          <table:table-cell office:value-type="float" office:value="15.7555" calcext:value-type="float">
            <text:p>15.7555</text:p>
          </table:table-cell>
          <table:table-cell office:value-type="float" office:value="34.5434" calcext:value-type="float">
            <text:p>34.5434</text:p>
          </table:table-cell>
          <table:table-cell office:value-type="float" office:value="27.8818" calcext:value-type="float">
            <text:p>27.8818</text:p>
          </table:table-cell>
          <table:table-cell table:formula="of:=MIN([.N32:.P32])" office:value-type="float" office:value="15.7555" calcext:value-type="float">
            <text:p>15.7555</text:p>
          </table:table-cell>
          <table:table-cell table:formula="of:=INDEX([.N3:.P3];;MATCH(MIN([.N32:.P32]);[.N32:.P32];0))" office:value-type="string" office:string-value="minisat" calcext:value-type="string">
            <text:p>minisat</text:p>
          </table:table-cell>
          <table:table-cell table:style-name="ce4" table:formula="of:=CONCATENATE(&quot;$&quot;;ROUND( [.Q32];2);&quot;^&quot;;[.R32];&quot;$&quot;)" office:value-type="string" office:string-value="$15.76^minisat$" calcext:value-type="string">
            <text:p>$15.76^minisat$</text:p>
          </table:table-cell>
          <table:table-cell office:value-type="float" office:value="602.6339" calcext:value-type="float">
            <text:p>602.6339</text:p>
          </table:table-cell>
          <table:table-cell office:value-type="float" office:value="504.5415" calcext:value-type="float">
            <text:p>504.5415</text:p>
          </table:table-cell>
          <table:table-cell office:value-type="float" office:value="686.5701" calcext:value-type="float">
            <text:p>686.5701</text:p>
          </table:table-cell>
          <table:table-cell table:formula="of:=MIN([.T32:.V32])" office:value-type="float" office:value="504.5415" calcext:value-type="float">
            <text:p>504.5415</text:p>
          </table:table-cell>
          <table:table-cell table:formula="of:=INDEX([.T3:.V3];;MATCH(MIN([.T32:.V32]);[.T32:.V32];0))" office:value-type="string" office:string-value="MapleSAT" calcext:value-type="string">
            <text:p>MapleSAT</text:p>
          </table:table-cell>
          <table:table-cell table:style-name="ce4" table:formula="of:=CONCATENATE(&quot;$&quot;;ROUND( [.W32];2);&quot;^&quot;;[.X32];&quot;$&quot;)" office:value-type="string" office:string-value="$504.54^MapleSAT$" calcext:value-type="string">
            <text:p>$504.54^MapleSAT$</text:p>
          </table:table-cell>
        </table:table-row>
        <table:table-row table:style-name="ro1">
          <table:table-cell office:value-type="string" calcext:value-type="string">
            <text:p>Pappus</text:p>
          </table:table-cell>
          <table:table-cell office:value-type="float" office:value="232.4633" calcext:value-type="float">
            <text:p>232.4633</text:p>
          </table:table-cell>
          <table:table-cell office:value-type="float" office:value="93.7652" calcext:value-type="float">
            <text:p>93.7652</text:p>
          </table:table-cell>
          <table:table-cell office:value-type="float" office:value="54.6227" calcext:value-type="float">
            <text:p>54.6227</text:p>
          </table:table-cell>
          <table:table-cell table:formula="of:=MIN([.B33:.D33])" office:value-type="float" office:value="54.6227" calcext:value-type="float">
            <text:p>54.62</text:p>
          </table:table-cell>
          <table:table-cell table:formula="of:=INDEX([.B3:.D3];;MATCH(MIN([.B33:.D33]);[.B33:.D33];0))" office:value-type="string" office:string-value="Glucose" calcext:value-type="string">
            <text:p>Glucose</text:p>
          </table:table-cell>
          <table:table-cell table:formula="of:=CONCATENATE(&quot;$&quot;;ROUND( [.E33];2);&quot;^&quot;;[.F33];&quot;$&quot;)" office:value-type="string" office:string-value="$54.62^Glucose$" calcext:value-type="string">
            <text:p>$54.62^Glucose$</text:p>
          </table:table-cell>
          <table:table-cell office:value-type="float" office:value="31.4076" calcext:value-type="float">
            <text:p>31.4076</text:p>
          </table:table-cell>
          <table:table-cell office:value-type="float" office:value="17.4297" calcext:value-type="float">
            <text:p>17.4297</text:p>
          </table:table-cell>
          <table:table-cell office:value-type="float" office:value="16.4683" calcext:value-type="float">
            <text:p>16.4683</text:p>
          </table:table-cell>
          <table:table-cell table:formula="of:=MIN([.H33:.J33])" office:value-type="float" office:value="16.4683" calcext:value-type="float">
            <text:p>16.4683</text:p>
          </table:table-cell>
          <table:table-cell table:formula="of:=INDEX([.H3:.J3];;MATCH(MIN([.H33:.J33]);[.H33:.J33];0))" office:value-type="string" office:string-value="Glucose" calcext:value-type="string">
            <text:p>Glucose</text:p>
          </table:table-cell>
          <table:table-cell table:style-name="ce4" table:formula="of:=CONCATENATE(&quot;$&quot;;ROUND( [.K33];2);&quot;^&quot;;[.L33];&quot;$&quot;)" office:value-type="string" office:string-value="$16.47^Glucose$" calcext:value-type="string">
            <text:p>$16.47^Glucose$</text:p>
          </table:table-cell>
          <table:table-cell office:value-type="float" office:value="1203.206" calcext:value-type="float">
            <text:p>1203.206</text:p>
          </table:table-cell>
          <table:table-cell office:value-type="float" office:value="1161.3781" calcext:value-type="float">
            <text:p>1161.3781</text:p>
          </table:table-cell>
          <table:table-cell office:value-type="float" office:value="438.2364" calcext:value-type="float">
            <text:p>438.2364</text:p>
          </table:table-cell>
          <table:table-cell table:formula="of:=MIN([.N33:.P33])" office:value-type="float" office:value="438.2364" calcext:value-type="float">
            <text:p>438.2364</text:p>
          </table:table-cell>
          <table:table-cell table:formula="of:=INDEX([.N3:.P3];;MATCH(MIN([.N33:.P33]);[.N33:.P33];0))" office:value-type="string" office:string-value="Glucose" calcext:value-type="string">
            <text:p>Glucose</text:p>
          </table:table-cell>
          <table:table-cell table:style-name="ce4" table:formula="of:=CONCATENATE(&quot;$&quot;;ROUND( [.Q33];2);&quot;^&quot;;[.R33];&quot;$&quot;)" office:value-type="string" office:string-value="$438.24^Glucose$" calcext:value-type="string">
            <text:p>$438.24^Glucose$</text:p>
          </table:table-cell>
          <table:table-cell office:value-type="float" office:value="1503.0558" calcext:value-type="float">
            <text:p>1503.0558</text:p>
          </table:table-cell>
          <table:table-cell office:value-type="float" office:value="912.6859" calcext:value-type="float">
            <text:p>912.6859</text:p>
          </table:table-cell>
          <table:table-cell office:value-type="float" office:value="1223.2327" calcext:value-type="float">
            <text:p>1223.2327</text:p>
          </table:table-cell>
          <table:table-cell table:formula="of:=MIN([.T33:.V33])" office:value-type="float" office:value="912.6859" calcext:value-type="float">
            <text:p>912.6859</text:p>
          </table:table-cell>
          <table:table-cell table:formula="of:=INDEX([.T3:.V3];;MATCH(MIN([.T33:.V33]);[.T33:.V33];0))" office:value-type="string" office:string-value="MapleSAT" calcext:value-type="string">
            <text:p>MapleSAT</text:p>
          </table:table-cell>
          <table:table-cell table:style-name="ce4" table:formula="of:=CONCATENATE(&quot;$&quot;;ROUND( [.W33];2);&quot;^&quot;;[.X33];&quot;$&quot;)" office:value-type="string" office:string-value="$912.69^MapleSAT$" calcext:value-type="string">
            <text:p>$912.69^MapleSAT$</text:p>
          </table:table-cell>
        </table:table-row>
        <table:table-row table:style-name="ro1">
          <table:table-cell office:value-type="string" calcext:value-type="string">
            <text:p>Petersen</text:p>
          </table:table-cell>
          <table:table-cell office:value-type="float" office:value="0.3465" calcext:value-type="float">
            <text:p>0.3465</text:p>
          </table:table-cell>
          <table:table-cell office:value-type="float" office:value="0.4198" calcext:value-type="float">
            <text:p>0.4198</text:p>
          </table:table-cell>
          <table:table-cell office:value-type="float" office:value="0.4254" calcext:value-type="float">
            <text:p>0.4254</text:p>
          </table:table-cell>
          <table:table-cell table:formula="of:=MIN([.B34:.D34])" office:value-type="float" office:value="0.3465" calcext:value-type="float">
            <text:p>0.35</text:p>
          </table:table-cell>
          <table:table-cell table:formula="of:=INDEX([.B3:.D3];;MATCH(MIN([.B34:.D34]);[.B34:.D34];0))" office:value-type="string" office:string-value="minisat" calcext:value-type="string">
            <text:p>minisat</text:p>
          </table:table-cell>
          <table:table-cell table:formula="of:=CONCATENATE(&quot;$&quot;;ROUND( [.E34];2);&quot;^&quot;;[.F34];&quot;$&quot;)" office:value-type="string" office:string-value="$0.35^minisat$" calcext:value-type="string">
            <text:p>$0.35^minisat$</text:p>
          </table:table-cell>
          <table:table-cell office:value-type="float" office:value="0.3126" calcext:value-type="float">
            <text:p>0.3126</text:p>
          </table:table-cell>
          <table:table-cell office:value-type="float" office:value="0.2841" calcext:value-type="float">
            <text:p>0.2841</text:p>
          </table:table-cell>
          <table:table-cell office:value-type="float" office:value="0.3024" calcext:value-type="float">
            <text:p>0.3024</text:p>
          </table:table-cell>
          <table:table-cell table:formula="of:=MIN([.H34:.J34])" office:value-type="float" office:value="0.2841" calcext:value-type="float">
            <text:p>0.2841</text:p>
          </table:table-cell>
          <table:table-cell table:formula="of:=INDEX([.H3:.J3];;MATCH(MIN([.H34:.J34]);[.H34:.J34];0))" office:value-type="string" office:string-value="MapleSAT" calcext:value-type="string">
            <text:p>MapleSAT</text:p>
          </table:table-cell>
          <table:table-cell table:style-name="ce4" table:formula="of:=CONCATENATE(&quot;$&quot;;ROUND( [.K34];2);&quot;^&quot;;[.L34];&quot;$&quot;)" office:value-type="string" office:string-value="$0.28^MapleSAT$" calcext:value-type="string">
            <text:p>$0.28^MapleSAT$</text:p>
          </table:table-cell>
          <table:table-cell office:value-type="float" office:value="0.4797" calcext:value-type="float">
            <text:p>0.4797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7677" calcext:value-type="float">
            <text:p>0.7677</text:p>
          </table:table-cell>
          <table:table-cell table:formula="of:=MIN([.N34:.P34])" office:value-type="float" office:value="0.4797" calcext:value-type="float">
            <text:p>0.4797</text:p>
          </table:table-cell>
          <table:table-cell table:formula="of:=INDEX([.N3:.P3];;MATCH(MIN([.N34:.P34]);[.N34:.P34];0))" office:value-type="string" office:string-value="minisat" calcext:value-type="string">
            <text:p>minisat</text:p>
          </table:table-cell>
          <table:table-cell table:style-name="ce4" table:formula="of:=CONCATENATE(&quot;$&quot;;ROUND( [.Q34];2);&quot;^&quot;;[.R34];&quot;$&quot;)" office:value-type="string" office:string-value="$0.48^minisat$" calcext:value-type="string">
            <text:p>$0.48^minisat$</text:p>
          </table:table-cell>
          <table:table-cell office:value-type="float" office:value="5.0298" calcext:value-type="float">
            <text:p>5.0298</text:p>
          </table:table-cell>
          <table:table-cell office:value-type="float" office:value="5.0869" calcext:value-type="float">
            <text:p>5.0869</text:p>
          </table:table-cell>
          <table:table-cell office:value-type="float" office:value="5.1064" calcext:value-type="float">
            <text:p>5.1064</text:p>
          </table:table-cell>
          <table:table-cell table:formula="of:=MIN([.T34:.V34])" office:value-type="float" office:value="5.0298" calcext:value-type="float">
            <text:p>5.0298</text:p>
          </table:table-cell>
          <table:table-cell table:formula="of:=INDEX([.T3:.V3];;MATCH(MIN([.T34:.V34]);[.T34:.V34];0))" office:value-type="string" office:string-value="minisat" calcext:value-type="string">
            <text:p>minisat</text:p>
          </table:table-cell>
          <table:table-cell table:style-name="ce4" table:formula="of:=CONCATENATE(&quot;$&quot;;ROUND( [.W34];2);&quot;^&quot;;[.X34];&quot;$&quot;)" office:value-type="string" office:string-value="$5.03^minisat$" calcext:value-type="string">
            <text:p>$5.03^minisat$</text:p>
          </table:table-cell>
        </table:table-row>
        <table:table-row table:style-name="ro1">
          <table:table-cell office:value-type="string" calcext:value-type="string">
            <text:p>Pmin</text:p>
          </table:table-cell>
          <table:table-cell office:value-type="float" office:value="0.1792" calcext:value-type="float">
            <text:p>0.1792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202" calcext:value-type="float">
            <text:p>0.202</text:p>
          </table:table-cell>
          <table:table-cell table:formula="of:=MIN([.B35:.D35])" office:value-type="float" office:value="0.1792" calcext:value-type="float">
            <text:p>0.18</text:p>
          </table:table-cell>
          <table:table-cell table:formula="of:=INDEX([.B3:.D3];;MATCH(MIN([.B35:.D35]);[.B35:.D35];0))" office:value-type="string" office:string-value="minisat" calcext:value-type="string">
            <text:p>minisat</text:p>
          </table:table-cell>
          <table:table-cell table:formula="of:=CONCATENATE(&quot;$&quot;;ROUND( [.E35];2);&quot;^&quot;;[.F35];&quot;$&quot;)" office:value-type="string" office:string-value="$0.18^minisat$" calcext:value-type="string">
            <text:p>$0.18^minisat$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2304" calcext:value-type="float">
            <text:p>0.2304</text:p>
          </table:table-cell>
          <table:table-cell table:formula="of:=MIN([.H35:.J35])" office:value-type="float" office:value="0.1518" calcext:value-type="float">
            <text:p>0.1518</text:p>
          </table:table-cell>
          <table:table-cell table:formula="of:=INDEX([.H3:.J3];;MATCH(MIN([.H35:.J35]);[.H35:.J35];0))" office:value-type="string" office:string-value="minisat" calcext:value-type="string">
            <text:p>minisat</text:p>
          </table:table-cell>
          <table:table-cell table:style-name="ce4" table:formula="of:=CONCATENATE(&quot;$&quot;;ROUND( [.K35];2);&quot;^&quot;;[.L35];&quot;$&quot;)" office:value-type="string" office:string-value="$0.15^minisat$" calcext:value-type="string">
            <text:p>$0.15^minisat$</text:p>
          </table:table-cell>
          <table:table-cell office:value-type="float" office:value="0.2527" calcext:value-type="float">
            <text:p>0.2527</text:p>
          </table:table-cell>
          <table:table-cell office:value-type="float" office:value="0.2963" calcext:value-type="float">
            <text:p>0.2963</text:p>
          </table:table-cell>
          <table:table-cell office:value-type="float" office:value="0.2796" calcext:value-type="float">
            <text:p>0.2796</text:p>
          </table:table-cell>
          <table:table-cell table:formula="of:=MIN([.N35:.P35])" office:value-type="float" office:value="0.2527" calcext:value-type="float">
            <text:p>0.2527</text:p>
          </table:table-cell>
          <table:table-cell table:formula="of:=INDEX([.N3:.P3];;MATCH(MIN([.N35:.P35]);[.N35:.P35];0))" office:value-type="string" office:string-value="minisat" calcext:value-type="string">
            <text:p>minisat</text:p>
          </table:table-cell>
          <table:table-cell table:style-name="ce4" table:formula="of:=CONCATENATE(&quot;$&quot;;ROUND( [.Q35];2);&quot;^&quot;;[.R35];&quot;$&quot;)" office:value-type="string" office:string-value="$0.25^minisat$" calcext:value-type="string">
            <text:p>$0.25^minisat$</text:p>
          </table:table-cell>
          <table:table-cell office:value-type="float" office:value="2.1071" calcext:value-type="float">
            <text:p>2.1071</text:p>
          </table:table-cell>
          <table:table-cell office:value-type="float" office:value="2.2554" calcext:value-type="float">
            <text:p>2.2554</text:p>
          </table:table-cell>
          <table:table-cell office:value-type="float" office:value="2.0596" calcext:value-type="float">
            <text:p>2.0596</text:p>
          </table:table-cell>
          <table:table-cell table:formula="of:=MIN([.T35:.V35])" office:value-type="float" office:value="2.0596" calcext:value-type="float">
            <text:p>2.0596</text:p>
          </table:table-cell>
          <table:table-cell table:formula="of:=INDEX([.T3:.V3];;MATCH(MIN([.T35:.V35]);[.T35:.V35];0))" office:value-type="string" office:string-value="Glucose" calcext:value-type="string">
            <text:p>Glucose</text:p>
          </table:table-cell>
          <table:table-cell table:style-name="ce4" table:formula="of:=CONCATENATE(&quot;$&quot;;ROUND( [.W35];2);&quot;^&quot;;[.X35];&quot;$&quot;)" office:value-type="string" office:string-value="$2.06^Glucose$" calcext:value-type="string">
            <text:p>$2.06^Glucose$</text:p>
          </table:table-cell>
        </table:table-row>
        <table:table-row table:style-name="ro1">
          <table:table-cell office:value-type="string" calcext:value-type="string">
            <text:p>Poussin</text:p>
          </table:table-cell>
          <table:table-cell office:value-type="float" office:value="0.6537" calcext:value-type="float">
            <text:p>0.6537</text:p>
          </table:table-cell>
          <table:table-cell office:value-type="float" office:value="1.0271" calcext:value-type="float">
            <text:p>1.0271</text:p>
          </table:table-cell>
          <table:table-cell office:value-type="float" office:value="0.846" calcext:value-type="float">
            <text:p>0.846</text:p>
          </table:table-cell>
          <table:table-cell table:formula="of:=MIN([.B36:.D36])" office:value-type="float" office:value="0.6537" calcext:value-type="float">
            <text:p>0.65</text:p>
          </table:table-cell>
          <table:table-cell table:formula="of:=INDEX([.B3:.D3];;MATCH(MIN([.B36:.D36]);[.B36:.D36];0))" office:value-type="string" office:string-value="minisat" calcext:value-type="string">
            <text:p>minisat</text:p>
          </table:table-cell>
          <table:table-cell table:formula="of:=CONCATENATE(&quot;$&quot;;ROUND( [.E36];2);&quot;^&quot;;[.F36];&quot;$&quot;)" office:value-type="string" office:string-value="$0.65^minisat$" calcext:value-type="string">
            <text:p>$0.65^minisat$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3956" calcext:value-type="float">
            <text:p>0.3956</text:p>
          </table:table-cell>
          <table:table-cell office:value-type="float" office:value="0.4203" calcext:value-type="float">
            <text:p>0.4203</text:p>
          </table:table-cell>
          <table:table-cell table:formula="of:=MIN([.H36:.J36])" office:value-type="float" office:value="0.3869" calcext:value-type="float">
            <text:p>0.3869</text:p>
          </table:table-cell>
          <table:table-cell table:formula="of:=INDEX([.H3:.J3];;MATCH(MIN([.H36:.J36]);[.H36:.J36];0))" office:value-type="string" office:string-value="minisat" calcext:value-type="string">
            <text:p>minisat</text:p>
          </table:table-cell>
          <table:table-cell table:style-name="ce4" table:formula="of:=CONCATENATE(&quot;$&quot;;ROUND( [.K36];2);&quot;^&quot;;[.L36];&quot;$&quot;)" office:value-type="string" office:string-value="$0.39^minisat$" calcext:value-type="string">
            <text:p>$0.39^minisat$</text:p>
          </table:table-cell>
          <table:table-cell office:value-type="float" office:value="1.6535" calcext:value-type="float">
            <text:p>1.6535</text:p>
          </table:table-cell>
          <table:table-cell office:value-type="float" office:value="2.1194" calcext:value-type="float">
            <text:p>2.1194</text:p>
          </table:table-cell>
          <table:table-cell office:value-type="float" office:value="2.5307" calcext:value-type="float">
            <text:p>2.5307</text:p>
          </table:table-cell>
          <table:table-cell table:formula="of:=MIN([.N36:.P36])" office:value-type="float" office:value="1.6535" calcext:value-type="float">
            <text:p>1.6535</text:p>
          </table:table-cell>
          <table:table-cell table:formula="of:=INDEX([.N3:.P3];;MATCH(MIN([.N36:.P36]);[.N36:.P36];0))" office:value-type="string" office:string-value="minisat" calcext:value-type="string">
            <text:p>minisat</text:p>
          </table:table-cell>
          <table:table-cell table:style-name="ce4" table:formula="of:=CONCATENATE(&quot;$&quot;;ROUND( [.Q36];2);&quot;^&quot;;[.R36];&quot;$&quot;)" office:value-type="string" office:string-value="$1.65^minisat$" calcext:value-type="string">
            <text:p>$1.65^minisat$</text:p>
          </table:table-cell>
          <table:table-cell office:value-type="float" office:value="90.911" calcext:value-type="float">
            <text:p>90.911</text:p>
          </table:table-cell>
          <table:table-cell office:value-type="float" office:value="61.0735" calcext:value-type="float">
            <text:p>61.0735</text:p>
          </table:table-cell>
          <table:table-cell office:value-type="float" office:value="82.0341" calcext:value-type="float">
            <text:p>82.0341</text:p>
          </table:table-cell>
          <table:table-cell table:formula="of:=MIN([.T36:.V36])" office:value-type="float" office:value="61.0735" calcext:value-type="float">
            <text:p>61.0735</text:p>
          </table:table-cell>
          <table:table-cell table:formula="of:=INDEX([.T3:.V3];;MATCH(MIN([.T36:.V36]);[.T36:.V36];0))" office:value-type="string" office:string-value="MapleSAT" calcext:value-type="string">
            <text:p>MapleSAT</text:p>
          </table:table-cell>
          <table:table-cell table:style-name="ce4" table:formula="of:=CONCATENATE(&quot;$&quot;;ROUND( [.W36];2);&quot;^&quot;;[.X36];&quot;$&quot;)" office:value-type="string" office:string-value="$61.07^MapleSAT$" calcext:value-type="string">
            <text:p>$61.07^MapleSAT$</text:p>
          </table:table-cell>
        </table:table-row>
        <table:table-row table:style-name="ro1">
          <table:table-cell office:value-type="string" calcext:value-type="string">
            <text:p>Prism</text:p>
          </table:table-cell>
          <table:table-cell office:value-type="float" office:value="0.1253" calcext:value-type="float">
            <text:p>0.1253</text:p>
          </table:table-cell>
          <table:table-cell office:value-type="float" office:value="0.1696" calcext:value-type="float">
            <text:p>0.1696</text:p>
          </table:table-cell>
          <table:table-cell office:value-type="float" office:value="0.1438" calcext:value-type="float">
            <text:p>0.1438</text:p>
          </table:table-cell>
          <table:table-cell table:formula="of:=MIN([.B37:.D37])" office:value-type="float" office:value="0.1253" calcext:value-type="float">
            <text:p>0.13</text:p>
          </table:table-cell>
          <table:table-cell table:formula="of:=INDEX([.B3:.D3];;MATCH(MIN([.B37:.D37]);[.B37:.D37];0))" office:value-type="string" office:string-value="minisat" calcext:value-type="string">
            <text:p>minisat</text:p>
          </table:table-cell>
          <table:table-cell table:formula="of:=CONCATENATE(&quot;$&quot;;ROUND( [.E37];2);&quot;^&quot;;[.F37];&quot;$&quot;)" office:value-type="string" office:string-value="$0.13^minisat$" calcext:value-type="string">
            <text:p>$0.13^minisat$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1191" calcext:value-type="float">
            <text:p>0.1191</text:p>
          </table:table-cell>
          <table:table-cell office:value-type="float" office:value="0.1178" calcext:value-type="float">
            <text:p>0.1178</text:p>
          </table:table-cell>
          <table:table-cell table:formula="of:=MIN([.H37:.J37])" office:value-type="float" office:value="0.1024" calcext:value-type="float">
            <text:p>0.1024</text:p>
          </table:table-cell>
          <table:table-cell table:formula="of:=INDEX([.H3:.J3];;MATCH(MIN([.H37:.J37]);[.H37:.J37];0))" office:value-type="string" office:string-value="minisat" calcext:value-type="string">
            <text:p>minisat</text:p>
          </table:table-cell>
          <table:table-cell table:style-name="ce4" table:formula="of:=CONCATENATE(&quot;$&quot;;ROUND( [.K37];2);&quot;^&quot;;[.L37];&quot;$&quot;)" office:value-type="string" office:string-value="$0.1^minisat$" calcext:value-type="string">
            <text:p>$0.1^minisat$</text:p>
          </table:table-cell>
          <table:table-cell office:value-type="float" office:value="0.1441" calcext:value-type="float">
            <text:p>0.1441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1295" calcext:value-type="float">
            <text:p>0.1295</text:p>
          </table:table-cell>
          <table:table-cell table:formula="of:=MIN([.N37:.P37])" office:value-type="float" office:value="0.1172" calcext:value-type="float">
            <text:p>0.1172</text:p>
          </table:table-cell>
          <table:table-cell table:formula="of:=INDEX([.N3:.P3];;MATCH(MIN([.N37:.P37]);[.N37:.P37];0))" office:value-type="string" office:string-value="MapleSAT" calcext:value-type="string">
            <text:p>MapleSAT</text:p>
          </table:table-cell>
          <table:table-cell table:style-name="ce4" table:formula="of:=CONCATENATE(&quot;$&quot;;ROUND( [.Q37];2);&quot;^&quot;;[.R37];&quot;$&quot;)" office:value-type="string" office:string-value="$0.12^MapleSAT$" calcext:value-type="string">
            <text:p>$0.12^MapleSAT$</text:p>
          </table:table-cell>
          <table:table-cell office:value-type="float" office:value="0.3241" calcext:value-type="float">
            <text:p>0.3241</text:p>
          </table:table-cell>
          <table:table-cell office:value-type="float" office:value="0.4129" calcext:value-type="float">
            <text:p>0.4129</text:p>
          </table:table-cell>
          <table:table-cell office:value-type="float" office:value="0.4203" calcext:value-type="float">
            <text:p>0.4203</text:p>
          </table:table-cell>
          <table:table-cell table:formula="of:=MIN([.T37:.V37])" office:value-type="float" office:value="0.3241" calcext:value-type="float">
            <text:p>0.3241</text:p>
          </table:table-cell>
          <table:table-cell table:formula="of:=INDEX([.T3:.V3];;MATCH(MIN([.T37:.V37]);[.T37:.V37];0))" office:value-type="string" office:string-value="minisat" calcext:value-type="string">
            <text:p>minisat</text:p>
          </table:table-cell>
          <table:table-cell table:style-name="ce4" table:formula="of:=CONCATENATE(&quot;$&quot;;ROUND( [.W37];2);&quot;^&quot;;[.X37];&quot;$&quot;)" office:value-type="string" office:string-value="$0.32^minisat$" calcext:value-type="string">
            <text:p>$0.32^minisat$</text:p>
          </table:table-cell>
        </table:table-row>
        <table:table-row table:style-name="ro1">
          <table:table-cell office:value-type="string" calcext:value-type="string">
            <text:p>Robertson</text:p>
          </table:table-cell>
          <table:table-cell office:value-type="float" office:value="48.1885" calcext:value-type="float">
            <text:p>48.1885</text:p>
          </table:table-cell>
          <table:table-cell office:value-type="float" office:value="38.3986" calcext:value-type="float">
            <text:p>38.3986</text:p>
          </table:table-cell>
          <table:table-cell office:value-type="float" office:value="36.0195" calcext:value-type="float">
            <text:p>36.0195</text:p>
          </table:table-cell>
          <table:table-cell table:formula="of:=MIN([.B38:.D38])" office:value-type="float" office:value="36.0195" calcext:value-type="float">
            <text:p>36.02</text:p>
          </table:table-cell>
          <table:table-cell table:formula="of:=INDEX([.B3:.D3];;MATCH(MIN([.B38:.D38]);[.B38:.D38];0))" office:value-type="string" office:string-value="Glucose" calcext:value-type="string">
            <text:p>Glucose</text:p>
          </table:table-cell>
          <table:table-cell table:formula="of:=CONCATENATE(&quot;$&quot;;ROUND( [.E38];2);&quot;^&quot;;[.F38];&quot;$&quot;)" office:value-type="string" office:string-value="$36.02^Glucose$" calcext:value-type="string">
            <text:p>$36.02^Glucose$</text:p>
          </table:table-cell>
          <table:table-cell office:value-type="float" office:value="24.791" calcext:value-type="float">
            <text:p>24.791</text:p>
          </table:table-cell>
          <table:table-cell office:value-type="float" office:value="17.7834" calcext:value-type="float">
            <text:p>17.7834</text:p>
          </table:table-cell>
          <table:table-cell office:value-type="float" office:value="11.8375" calcext:value-type="float">
            <text:p>11.8375</text:p>
          </table:table-cell>
          <table:table-cell table:formula="of:=MIN([.H38:.J38])" office:value-type="float" office:value="11.8375" calcext:value-type="float">
            <text:p>11.8375</text:p>
          </table:table-cell>
          <table:table-cell table:formula="of:=INDEX([.H3:.J3];;MATCH(MIN([.H38:.J38]);[.H38:.J38];0))" office:value-type="string" office:string-value="Glucose" calcext:value-type="string">
            <text:p>Glucose</text:p>
          </table:table-cell>
          <table:table-cell table:style-name="ce4" table:formula="of:=CONCATENATE(&quot;$&quot;;ROUND( [.K38];2);&quot;^&quot;;[.L38];&quot;$&quot;)" office:value-type="string" office:string-value="$11.84^Glucose$" calcext:value-type="string">
            <text:p>$11.84^Glucose$</text:p>
          </table:table-cell>
          <table:table-cell office:value-type="float" office:value="130.2599" calcext:value-type="float">
            <text:p>130.2599</text:p>
          </table:table-cell>
          <table:table-cell office:value-type="float" office:value="196.0007" calcext:value-type="float">
            <text:p>196.0007</text:p>
          </table:table-cell>
          <table:table-cell office:value-type="float" office:value="202.5554" calcext:value-type="float">
            <text:p>202.5554</text:p>
          </table:table-cell>
          <table:table-cell table:formula="of:=MIN([.N38:.P38])" office:value-type="float" office:value="130.2599" calcext:value-type="float">
            <text:p>130.2599</text:p>
          </table:table-cell>
          <table:table-cell table:formula="of:=INDEX([.N3:.P3];;MATCH(MIN([.N38:.P38]);[.N38:.P38];0))" office:value-type="string" office:string-value="minisat" calcext:value-type="string">
            <text:p>minisat</text:p>
          </table:table-cell>
          <table:table-cell table:style-name="ce4" table:formula="of:=CONCATENATE(&quot;$&quot;;ROUND( [.Q38];2);&quot;^&quot;;[.R38];&quot;$&quot;)" office:value-type="string" office:string-value="$130.26^minisat$" calcext:value-type="string">
            <text:p>$130.26^minisat$</text:p>
          </table:table-cell>
          <table:table-cell office:value-type="float" office:value="1270.71" calcext:value-type="float">
            <text:p>1270.71</text:p>
          </table:table-cell>
          <table:table-cell office:value-type="float" office:value="1082.725" calcext:value-type="float">
            <text:p>1082.725</text:p>
          </table:table-cell>
          <table:table-cell office:value-type="float" office:value="1619.4003" calcext:value-type="float">
            <text:p>1619.4003</text:p>
          </table:table-cell>
          <table:table-cell table:formula="of:=MIN([.T38:.V38])" office:value-type="float" office:value="1082.725" calcext:value-type="float">
            <text:p>1082.725</text:p>
          </table:table-cell>
          <table:table-cell table:formula="of:=INDEX([.T3:.V3];;MATCH(MIN([.T38:.V38]);[.T38:.V38];0))" office:value-type="string" office:string-value="MapleSAT" calcext:value-type="string">
            <text:p>MapleSAT</text:p>
          </table:table-cell>
          <table:table-cell table:style-name="ce4" table:formula="of:=CONCATENATE(&quot;$&quot;;ROUND( [.W38];2);&quot;^&quot;;[.X38];&quot;$&quot;)" office:value-type="string" office:string-value="$1082.73^MapleSAT$" calcext:value-type="string">
            <text:p>$1082.73^MapleSAT$</text:p>
          </table:table-cell>
        </table:table-row>
        <table:table-row table:style-name="ro1">
          <table:table-cell office:value-type="string" calcext:value-type="string">
            <text:p>Shrikhande</text:p>
          </table:table-cell>
          <table:table-cell office:value-type="float" office:value="8.0362" calcext:value-type="float">
            <text:p>8.0362</text:p>
          </table:table-cell>
          <table:table-cell office:value-type="float" office:value="10.4584" calcext:value-type="float">
            <text:p>10.4584</text:p>
          </table:table-cell>
          <table:table-cell office:value-type="float" office:value="10.5787" calcext:value-type="float">
            <text:p>10.5787</text:p>
          </table:table-cell>
          <table:table-cell table:formula="of:=MIN([.B39:.D39])" office:value-type="float" office:value="8.0362" calcext:value-type="float">
            <text:p>8.04</text:p>
          </table:table-cell>
          <table:table-cell table:formula="of:=INDEX([.B3:.D3];;MATCH(MIN([.B39:.D39]);[.B39:.D39];0))" office:value-type="string" office:string-value="minisat" calcext:value-type="string">
            <text:p>minisat</text:p>
          </table:table-cell>
          <table:table-cell table:formula="of:=CONCATENATE(&quot;$&quot;;ROUND( [.E39];2);&quot;^&quot;;[.F39];&quot;$&quot;)" office:value-type="string" office:string-value="$8.04^minisat$" calcext:value-type="string">
            <text:p>$8.04^minisat$</text:p>
          </table:table-cell>
          <table:table-cell office:value-type="float" office:value="36.7766" calcext:value-type="float">
            <text:p>36.7766</text:p>
          </table:table-cell>
          <table:table-cell office:value-type="float" office:value="11.7799" calcext:value-type="float">
            <text:p>11.7799</text:p>
          </table:table-cell>
          <table:table-cell office:value-type="float" office:value="17.563" calcext:value-type="float">
            <text:p>17.563</text:p>
          </table:table-cell>
          <table:table-cell table:formula="of:=MIN([.H39:.J39])" office:value-type="float" office:value="11.7799" calcext:value-type="float">
            <text:p>11.7799</text:p>
          </table:table-cell>
          <table:table-cell table:formula="of:=INDEX([.H3:.J3];;MATCH(MIN([.H39:.J39]);[.H39:.J39];0))" office:value-type="string" office:string-value="MapleSAT" calcext:value-type="string">
            <text:p>MapleSAT</text:p>
          </table:table-cell>
          <table:table-cell table:style-name="ce4" table:formula="of:=CONCATENATE(&quot;$&quot;;ROUND( [.K39];2);&quot;^&quot;;[.L39];&quot;$&quot;)" office:value-type="string" office:string-value="$11.78^MapleSAT$" calcext:value-type="string">
            <text:p>$11.78^MapleSAT$</text:p>
          </table:table-cell>
          <table:table-cell office:value-type="float" office:value="10.4164" calcext:value-type="float">
            <text:p>10.4164</text:p>
          </table:table-cell>
          <table:table-cell office:value-type="float" office:value="22.2534" calcext:value-type="float">
            <text:p>22.2534</text:p>
          </table:table-cell>
          <table:table-cell office:value-type="float" office:value="19.1788" calcext:value-type="float">
            <text:p>19.1788</text:p>
          </table:table-cell>
          <table:table-cell table:formula="of:=MIN([.N39:.P39])" office:value-type="float" office:value="10.4164" calcext:value-type="float">
            <text:p>10.4164</text:p>
          </table:table-cell>
          <table:table-cell table:formula="of:=INDEX([.N3:.P3];;MATCH(MIN([.N39:.P39]);[.N39:.P39];0))" office:value-type="string" office:string-value="minisat" calcext:value-type="string">
            <text:p>minisat</text:p>
          </table:table-cell>
          <table:table-cell table:style-name="ce4" table:formula="of:=CONCATENATE(&quot;$&quot;;ROUND( [.Q39];2);&quot;^&quot;;[.R39];&quot;$&quot;)" office:value-type="string" office:string-value="$10.42^minisat$" calcext:value-type="string">
            <text:p>$10.42^minisat$</text:p>
          </table:table-cell>
          <table:table-cell office:value-type="float" office:value="234.7615" calcext:value-type="float">
            <text:p>234.7615</text:p>
          </table:table-cell>
          <table:table-cell office:value-type="float" office:value="249.8475" calcext:value-type="float">
            <text:p>249.8475</text:p>
          </table:table-cell>
          <table:table-cell office:value-type="float" office:value="257.7878" calcext:value-type="float">
            <text:p>257.7878</text:p>
          </table:table-cell>
          <table:table-cell table:formula="of:=MIN([.T39:.V39])" office:value-type="float" office:value="234.7615" calcext:value-type="float">
            <text:p>234.7615</text:p>
          </table:table-cell>
          <table:table-cell table:formula="of:=INDEX([.T3:.V3];;MATCH(MIN([.T39:.V39]);[.T39:.V39];0))" office:value-type="string" office:string-value="minisat" calcext:value-type="string">
            <text:p>minisat</text:p>
          </table:table-cell>
          <table:table-cell table:style-name="ce4" table:formula="of:=CONCATENATE(&quot;$&quot;;ROUND( [.W39];2);&quot;^&quot;;[.X39];&quot;$&quot;)" office:value-type="string" office:string-value="$234.76^minisat$" calcext:value-type="string">
            <text:p>$234.76^minisat$</text:p>
          </table:table-cell>
        </table:table-row>
        <table:table-row table:style-name="ro1">
          <table:table-cell office:value-type="string" calcext:value-type="string">
            <text:p>Sousselier</text:p>
          </table:table-cell>
          <table:table-cell office:value-type="float" office:value="0.6223" calcext:value-type="float">
            <text:p>0.6223</text:p>
          </table:table-cell>
          <table:table-cell office:value-type="float" office:value="1.0321" calcext:value-type="float">
            <text:p>1.0321</text:p>
          </table:table-cell>
          <table:table-cell office:value-type="float" office:value="1.1199" calcext:value-type="float">
            <text:p>1.1199</text:p>
          </table:table-cell>
          <table:table-cell table:formula="of:=MIN([.B40:.D40])" office:value-type="float" office:value="0.6223" calcext:value-type="float">
            <text:p>0.62</text:p>
          </table:table-cell>
          <table:table-cell table:formula="of:=INDEX([.B3:.D3];;MATCH(MIN([.B40:.D40]);[.B40:.D40];0))" office:value-type="string" office:string-value="minisat" calcext:value-type="string">
            <text:p>minisat</text:p>
          </table:table-cell>
          <table:table-cell table:formula="of:=CONCATENATE(&quot;$&quot;;ROUND( [.E40];2);&quot;^&quot;;[.F40];&quot;$&quot;)" office:value-type="string" office:string-value="$0.62^minisat$" calcext:value-type="string">
            <text:p>$0.62^minisat$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3303" calcext:value-type="float">
            <text:p>0.3303</text:p>
          </table:table-cell>
          <table:table-cell office:value-type="float" office:value="0.2538" calcext:value-type="float">
            <text:p>0.2538</text:p>
          </table:table-cell>
          <table:table-cell table:formula="of:=MIN([.H40:.J40])" office:value-type="float" office:value="0.2383" calcext:value-type="float">
            <text:p>0.2383</text:p>
          </table:table-cell>
          <table:table-cell table:formula="of:=INDEX([.H3:.J3];;MATCH(MIN([.H40:.J40]);[.H40:.J40];0))" office:value-type="string" office:string-value="minisat" calcext:value-type="string">
            <text:p>minisat</text:p>
          </table:table-cell>
          <table:table-cell table:style-name="ce4" table:formula="of:=CONCATENATE(&quot;$&quot;;ROUND( [.K40];2);&quot;^&quot;;[.L40];&quot;$&quot;)" office:value-type="string" office:string-value="$0.24^minisat$" calcext:value-type="string">
            <text:p>$0.24^minisat$</text:p>
          </table:table-cell>
          <table:table-cell office:value-type="float" office:value="3.3253" calcext:value-type="float">
            <text:p>3.3253</text:p>
          </table:table-cell>
          <table:table-cell office:value-type="float" office:value="6.8193" calcext:value-type="float">
            <text:p>6.8193</text:p>
          </table:table-cell>
          <table:table-cell office:value-type="float" office:value="4.6919" calcext:value-type="float">
            <text:p>4.6919</text:p>
          </table:table-cell>
          <table:table-cell table:formula="of:=MIN([.N40:.P40])" office:value-type="float" office:value="3.3253" calcext:value-type="float">
            <text:p>3.3253</text:p>
          </table:table-cell>
          <table:table-cell table:formula="of:=INDEX([.N3:.P3];;MATCH(MIN([.N40:.P40]);[.N40:.P40];0))" office:value-type="string" office:string-value="minisat" calcext:value-type="string">
            <text:p>minisat</text:p>
          </table:table-cell>
          <table:table-cell table:style-name="ce4" table:formula="of:=CONCATENATE(&quot;$&quot;;ROUND( [.Q40];2);&quot;^&quot;;[.R40];&quot;$&quot;)" office:value-type="string" office:string-value="$3.33^minisat$" calcext:value-type="string">
            <text:p>$3.33^minisat$</text:p>
          </table:table-cell>
          <table:table-cell office:value-type="float" office:value="127.8723" calcext:value-type="float">
            <text:p>127.8723</text:p>
          </table:table-cell>
          <table:table-cell office:value-type="float" office:value="143.6405" calcext:value-type="float">
            <text:p>143.6405</text:p>
          </table:table-cell>
          <table:table-cell office:value-type="float" office:value="164.1627" calcext:value-type="float">
            <text:p>164.1627</text:p>
          </table:table-cell>
          <table:table-cell table:formula="of:=MIN([.T40:.V40])" office:value-type="float" office:value="127.8723" calcext:value-type="float">
            <text:p>127.8723</text:p>
          </table:table-cell>
          <table:table-cell table:formula="of:=INDEX([.T3:.V3];;MATCH(MIN([.T40:.V40]);[.T40:.V40];0))" office:value-type="string" office:string-value="minisat" calcext:value-type="string">
            <text:p>minisat</text:p>
          </table:table-cell>
          <table:table-cell table:style-name="ce4" table:formula="of:=CONCATENATE(&quot;$&quot;;ROUND( [.W40];2);&quot;^&quot;;[.X40];&quot;$&quot;)" office:value-type="string" office:string-value="$127.87^minisat$" calcext:value-type="string">
            <text:p>$127.87^minisat$</text:p>
          </table:table-cell>
        </table:table-row>
        <table:table-row table:style-name="ro1">
          <table:table-cell office:value-type="string" calcext:value-type="string">
            <text:p>Threex3-grid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1543" calcext:value-type="float">
            <text:p>0.1543</text:p>
          </table:table-cell>
          <table:table-cell table:formula="of:=MIN([.B41:.D41])" office:value-type="float" office:value="0.1115" calcext:value-type="float">
            <text:p>0.11</text:p>
          </table:table-cell>
          <table:table-cell table:formula="of:=INDEX([.B3:.D3];;MATCH(MIN([.B41:.D41]);[.B41:.D41];0))" office:value-type="string" office:string-value="MapleSAT" calcext:value-type="string">
            <text:p>MapleSAT</text:p>
          </table:table-cell>
          <table:table-cell table:formula="of:=CONCATENATE(&quot;$&quot;;ROUND( [.E41];2);&quot;^&quot;;[.F41];&quot;$&quot;)" office:value-type="string" office:string-value="$0.11^MapleSAT$" calcext:value-type="string">
            <text:p>$0.11^MapleSAT$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1139" calcext:value-type="float">
            <text:p>0.1139</text:p>
          </table:table-cell>
          <table:table-cell table:formula="of:=MIN([.H41:.J41])" office:value-type="float" office:value="0.0935" calcext:value-type="float">
            <text:p>0.0935</text:p>
          </table:table-cell>
          <table:table-cell table:formula="of:=INDEX([.H3:.J3];;MATCH(MIN([.H41:.J41]);[.H41:.J41];0))" office:value-type="string" office:string-value="MapleSAT" calcext:value-type="string">
            <text:p>MapleSAT</text:p>
          </table:table-cell>
          <table:table-cell table:style-name="ce4" table:formula="of:=CONCATENATE(&quot;$&quot;;ROUND( [.K41];2);&quot;^&quot;;[.L41];&quot;$&quot;)" office:value-type="string" office:string-value="$0.09^MapleSAT$" calcext:value-type="string">
            <text:p>$0.09^MapleSAT$</text:p>
          </table:table-cell>
          <table:table-cell office:value-type="float" office:value="0.2331" calcext:value-type="float">
            <text:p>0.2331</text:p>
          </table:table-cell>
          <table:table-cell office:value-type="float" office:value="0.1601" calcext:value-type="float">
            <text:p>0.1601</text:p>
          </table:table-cell>
          <table:table-cell office:value-type="float" office:value="0.2061" calcext:value-type="float">
            <text:p>0.2061</text:p>
          </table:table-cell>
          <table:table-cell table:formula="of:=MIN([.N41:.P41])" office:value-type="float" office:value="0.1601" calcext:value-type="float">
            <text:p>0.1601</text:p>
          </table:table-cell>
          <table:table-cell table:formula="of:=INDEX([.N3:.P3];;MATCH(MIN([.N41:.P41]);[.N41:.P41];0))" office:value-type="string" office:string-value="MapleSAT" calcext:value-type="string">
            <text:p>MapleSAT</text:p>
          </table:table-cell>
          <table:table-cell table:style-name="ce4" table:formula="of:=CONCATENATE(&quot;$&quot;;ROUND( [.Q41];2);&quot;^&quot;;[.R41];&quot;$&quot;)" office:value-type="string" office:string-value="$0.16^MapleSAT$" calcext:value-type="string">
            <text:p>$0.16^MapleSAT$</text:p>
          </table:table-cell>
          <table:table-cell office:value-type="float" office:value="0.572" calcext:value-type="float">
            <text:p>0.572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7528" calcext:value-type="float">
            <text:p>0.7528</text:p>
          </table:table-cell>
          <table:table-cell table:formula="of:=MIN([.T41:.V41])" office:value-type="float" office:value="0.572" calcext:value-type="float">
            <text:p>0.572</text:p>
          </table:table-cell>
          <table:table-cell table:formula="of:=INDEX([.T3:.V3];;MATCH(MIN([.T41:.V41]);[.T41:.V41];0))" office:value-type="string" office:string-value="minisat" calcext:value-type="string">
            <text:p>minisat</text:p>
          </table:table-cell>
          <table:table-cell table:style-name="ce4" table:formula="of:=CONCATENATE(&quot;$&quot;;ROUND( [.W41];2);&quot;^&quot;;[.X41];&quot;$&quot;)" office:value-type="string" office:string-value="$0.57^minisat$" calcext:value-type="string">
            <text:p>$0.57^minisat$</text:p>
          </table:table-cell>
        </table:table-row>
        <table:table-row table:style-name="ro1">
          <table:table-cell office:value-type="string" calcext:value-type="string">
            <text:p>Tietze</text:p>
          </table:table-cell>
          <table:table-cell office:value-type="float" office:value="0.5343" calcext:value-type="float">
            <text:p>0.5343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874" calcext:value-type="float">
            <text:p>0.6874</text:p>
          </table:table-cell>
          <table:table-cell table:formula="of:=MIN([.B42:.D42])" office:value-type="float" office:value="0.5343" calcext:value-type="float">
            <text:p>0.53</text:p>
          </table:table-cell>
          <table:table-cell table:formula="of:=INDEX([.B3:.D3];;MATCH(MIN([.B42:.D42]);[.B42:.D42];0))" office:value-type="string" office:string-value="minisat" calcext:value-type="string">
            <text:p>minisat</text:p>
          </table:table-cell>
          <table:table-cell table:formula="of:=CONCATENATE(&quot;$&quot;;ROUND( [.E42];2);&quot;^&quot;;[.F42];&quot;$&quot;)" office:value-type="string" office:string-value="$0.53^minisat$" calcext:value-type="string">
            <text:p>$0.53^minisat$</text:p>
          </table:table-cell>
          <table:table-cell office:value-type="float" office:value="0.2656" calcext:value-type="float">
            <text:p>0.2656</text:p>
          </table:table-cell>
          <table:table-cell office:value-type="float" office:value="0.3378" calcext:value-type="float">
            <text:p>0.3378</text:p>
          </table:table-cell>
          <table:table-cell office:value-type="float" office:value="0.2789" calcext:value-type="float">
            <text:p>0.2789</text:p>
          </table:table-cell>
          <table:table-cell table:formula="of:=MIN([.H42:.J42])" office:value-type="float" office:value="0.2656" calcext:value-type="float">
            <text:p>0.2656</text:p>
          </table:table-cell>
          <table:table-cell table:formula="of:=INDEX([.H3:.J3];;MATCH(MIN([.H42:.J42]);[.H42:.J42];0))" office:value-type="string" office:string-value="minisat" calcext:value-type="string">
            <text:p>minisat</text:p>
          </table:table-cell>
          <table:table-cell table:style-name="ce4" table:formula="of:=CONCATENATE(&quot;$&quot;;ROUND( [.K42];2);&quot;^&quot;;[.L42];&quot;$&quot;)" office:value-type="string" office:string-value="$0.27^minisat$" calcext:value-type="string">
            <text:p>$0.27^minisat$</text:p>
          </table:table-cell>
          <table:table-cell office:value-type="float" office:value="1.255" calcext:value-type="float">
            <text:p>1.255</text:p>
          </table:table-cell>
          <table:table-cell office:value-type="float" office:value="2.4233" calcext:value-type="float">
            <text:p>2.4233</text:p>
          </table:table-cell>
          <table:table-cell office:value-type="float" office:value="1.9435" calcext:value-type="float">
            <text:p>1.9435</text:p>
          </table:table-cell>
          <table:table-cell table:formula="of:=MIN([.N42:.P42])" office:value-type="float" office:value="1.255" calcext:value-type="float">
            <text:p>1.255</text:p>
          </table:table-cell>
          <table:table-cell table:formula="of:=INDEX([.N3:.P3];;MATCH(MIN([.N42:.P42]);[.N42:.P42];0))" office:value-type="string" office:string-value="minisat" calcext:value-type="string">
            <text:p>minisat</text:p>
          </table:table-cell>
          <table:table-cell table:style-name="ce4" table:formula="of:=CONCATENATE(&quot;$&quot;;ROUND( [.Q42];2);&quot;^&quot;;[.R42];&quot;$&quot;)" office:value-type="string" office:string-value="$1.26^minisat$" calcext:value-type="string">
            <text:p>$1.26^minisat$</text:p>
          </table:table-cell>
          <table:table-cell office:value-type="float" office:value="11.3359" calcext:value-type="float">
            <text:p>11.3359</text:p>
          </table:table-cell>
          <table:table-cell office:value-type="float" office:value="12.7108" calcext:value-type="float">
            <text:p>12.7108</text:p>
          </table:table-cell>
          <table:table-cell office:value-type="float" office:value="14.5722" calcext:value-type="float">
            <text:p>14.5722</text:p>
          </table:table-cell>
          <table:table-cell table:formula="of:=MIN([.T42:.V42])" office:value-type="float" office:value="11.3359" calcext:value-type="float">
            <text:p>11.3359</text:p>
          </table:table-cell>
          <table:table-cell table:formula="of:=INDEX([.T3:.V3];;MATCH(MIN([.T42:.V42]);[.T42:.V42];0))" office:value-type="string" office:string-value="minisat" calcext:value-type="string">
            <text:p>minisat</text:p>
          </table:table-cell>
          <table:table-cell table:style-name="ce4" table:formula="of:=CONCATENATE(&quot;$&quot;;ROUND( [.W42];2);&quot;^&quot;;[.X42];&quot;$&quot;)" office:value-type="string" office:string-value="$11.34^minisat$" calcext:value-type="string">
            <text:p>$11.34^minisat$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float" office:value="0.142" calcext:value-type="float">
            <text:p>0.142</text:p>
          </table:table-cell>
          <table:table-cell office:value-type="float" office:value="0.2161" calcext:value-type="float">
            <text:p>0.2161</text:p>
          </table:table-cell>
          <table:table-cell office:value-type="float" office:value="0.2018" calcext:value-type="float">
            <text:p>0.2018</text:p>
          </table:table-cell>
          <table:table-cell table:formula="of:=MIN([.B43:.D43])" office:value-type="float" office:value="0.142" calcext:value-type="float">
            <text:p>0.14</text:p>
          </table:table-cell>
          <table:table-cell table:formula="of:=INDEX([.B3:.D3];;MATCH(MIN([.B43:.D43]);[.B43:.D43];0))" office:value-type="string" office:string-value="minisat" calcext:value-type="string">
            <text:p>minisat</text:p>
          </table:table-cell>
          <table:table-cell table:formula="of:=CONCATENATE(&quot;$&quot;;ROUND( [.E43];2);&quot;^&quot;;[.F43];&quot;$&quot;)" office:value-type="string" office:string-value="$0.14^minisat$" calcext:value-type="string">
            <text:p>$0.14^minisat$</text:p>
          </table:table-cell>
          <table:table-cell office:value-type="float" office:value="0.1056" calcext:value-type="float">
            <text:p>0.1056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174" calcext:value-type="float">
            <text:p>0.174</text:p>
          </table:table-cell>
          <table:table-cell table:formula="of:=MIN([.H43:.J43])" office:value-type="float" office:value="0.1056" calcext:value-type="float">
            <text:p>0.1056</text:p>
          </table:table-cell>
          <table:table-cell table:formula="of:=INDEX([.H3:.J3];;MATCH(MIN([.H43:.J43]);[.H43:.J43];0))" office:value-type="string" office:string-value="minisat" calcext:value-type="string">
            <text:p>minisat</text:p>
          </table:table-cell>
          <table:table-cell table:style-name="ce4" table:formula="of:=CONCATENATE(&quot;$&quot;;ROUND( [.K43];2);&quot;^&quot;;[.L43];&quot;$&quot;)" office:value-type="string" office:string-value="$0.11^minisat$" calcext:value-type="string">
            <text:p>$0.11^minisat$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2724" calcext:value-type="float">
            <text:p>0.2724</text:p>
          </table:table-cell>
          <table:table-cell office:value-type="float" office:value="0.3106" calcext:value-type="float">
            <text:p>0.3106</text:p>
          </table:table-cell>
          <table:table-cell table:formula="of:=MIN([.N43:.P43])" office:value-type="float" office:value="0.2716" calcext:value-type="float">
            <text:p>0.2716</text:p>
          </table:table-cell>
          <table:table-cell table:formula="of:=INDEX([.N3:.P3];;MATCH(MIN([.N43:.P43]);[.N43:.P43];0))" office:value-type="string" office:string-value="minisat" calcext:value-type="string">
            <text:p>minisat</text:p>
          </table:table-cell>
          <table:table-cell table:style-name="ce4" table:formula="of:=CONCATENATE(&quot;$&quot;;ROUND( [.Q43];2);&quot;^&quot;;[.R43];&quot;$&quot;)" office:value-type="string" office:string-value="$0.27^minisat$" calcext:value-type="string">
            <text:p>$0.27^minisat$</text:p>
          </table:table-cell>
          <table:table-cell office:value-type="float" office:value="0.4739" calcext:value-type="float">
            <text:p>0.4739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4995" calcext:value-type="float">
            <text:p>0.4995</text:p>
          </table:table-cell>
          <table:table-cell table:formula="of:=MIN([.T43:.V43])" office:value-type="float" office:value="0.4711" calcext:value-type="float">
            <text:p>0.4711</text:p>
          </table:table-cell>
          <table:table-cell table:formula="of:=INDEX([.T3:.V3];;MATCH(MIN([.T43:.V43]);[.T43:.V43];0))" office:value-type="string" office:string-value="MapleSAT" calcext:value-type="string">
            <text:p>MapleSAT</text:p>
          </table:table-cell>
          <table:table-cell table:style-name="ce4" table:formula="of:=CONCATENATE(&quot;$&quot;;ROUND( [.W43];2);&quot;^&quot;;[.X43];&quot;$&quot;)" office:value-type="string" office:string-value="$0.47^MapleSAT$" calcext:value-type="string">
            <text:p>$0.47^MapleSAT$</text:p>
          </table:table-cell>
        </table:table-row>
        <table:table-row table:style-name="ro1">
          <table:table-cell office:value-type="string" calcext:value-type="string">
            <text:p>Watsin</text:p>
          </table:table-cell>
          <table:table-cell office:value-type="float" office:value="1879.7838" calcext:value-type="float">
            <text:p>1879.7838</text:p>
          </table:table-cell>
          <table:table-cell office:value-type="float" office:value="1277.0373" calcext:value-type="float">
            <text:p>1277.0373</text:p>
          </table:table-cell>
          <table:table-cell office:value-type="float" office:value="1199.6749" calcext:value-type="float">
            <text:p>1199.6749</text:p>
          </table:table-cell>
          <table:table-cell table:formula="of:=MIN([.B44:.D44])" office:value-type="float" office:value="1199.6749" calcext:value-type="float">
            <text:p>1199.67</text:p>
          </table:table-cell>
          <table:table-cell table:formula="of:=INDEX([.B3:.D3];;MATCH(MIN([.B44:.D44]);[.B44:.D44];0))" office:value-type="string" office:string-value="Glucose" calcext:value-type="string">
            <text:p>Glucose</text:p>
          </table:table-cell>
          <table:table-cell table:formula="of:=CONCATENATE(&quot;$&quot;;ROUND( [.E44];2);&quot;^&quot;;[.F44];&quot;$&quot;)" office:value-type="string" office:string-value="$1199.67^Glucose$" calcext:value-type="string">
            <text:p>$1199.67^Glucose$</text:p>
          </table:table-cell>
          <table:table-cell office:value-type="float" office:value="76.7653" calcext:value-type="float">
            <text:p>76.7653</text:p>
          </table:table-cell>
          <table:table-cell office:value-type="float" office:value="90.6048" calcext:value-type="float">
            <text:p>90.6048</text:p>
          </table:table-cell>
          <table:table-cell office:value-type="float" office:value="120.3515" calcext:value-type="float">
            <text:p>120.3515</text:p>
          </table:table-cell>
          <table:table-cell table:formula="of:=MIN([.H44:.J44])" office:value-type="float" office:value="76.7653" calcext:value-type="float">
            <text:p>76.7653</text:p>
          </table:table-cell>
          <table:table-cell table:formula="of:=INDEX([.H3:.J3];;MATCH(MIN([.H44:.J44]);[.H44:.J44];0))" office:value-type="string" office:string-value="minisat" calcext:value-type="string">
            <text:p>minisat</text:p>
          </table:table-cell>
          <table:table-cell table:style-name="ce4" table:formula="of:=CONCATENATE(&quot;$&quot;;ROUND( [.K44];2);&quot;^&quot;;[.L44];&quot;$&quot;)" office:value-type="string" office:string-value="$76.77^minisat$" calcext:value-type="string">
            <text:p>$76.77^minisat$</text:p>
          </table:table-cell>
          <table:table-cell office:value-type="float" office:value="1425.1392" calcext:value-type="float">
            <text:p>1425.1392</text:p>
          </table:table-cell>
          <table:table-cell office:value-type="float" office:value="1888.5606" calcext:value-type="float">
            <text:p>1888.5606</text:p>
          </table:table-cell>
          <table:table-cell office:value-type="float" office:value="1166.016" calcext:value-type="float">
            <text:p>1166.016</text:p>
          </table:table-cell>
          <table:table-cell table:formula="of:=MIN([.N44:.P44])" office:value-type="float" office:value="1166.016" calcext:value-type="float">
            <text:p>1166.016</text:p>
          </table:table-cell>
          <table:table-cell table:formula="of:=INDEX([.N3:.P3];;MATCH(MIN([.N44:.P44]);[.N44:.P44];0))" office:value-type="string" office:string-value="Glucose" calcext:value-type="string">
            <text:p>Glucose</text:p>
          </table:table-cell>
          <table:table-cell table:style-name="ce4" table:formula="of:=CONCATENATE(&quot;$&quot;;ROUND( [.Q44];2);&quot;^&quot;;[.R44];&quot;$&quot;)" office:value-type="string" office:string-value="$1166.02^Glucose$" calcext:value-type="string">
            <text:p>$1166.02^Glucose$</text:p>
          </table:table-cell>
          <table:table-cell office:value-type="float" office:value="80.6459" calcext:value-type="float">
            <text:p>80.6459</text:p>
          </table:table-cell>
          <table:table-cell office:value-type="float" office:value="104.9526" calcext:value-type="float">
            <text:p>104.9526</text:p>
          </table:table-cell>
          <table:table-cell office:value-type="float" office:value="97.2305" calcext:value-type="float">
            <text:p>97.2305</text:p>
          </table:table-cell>
          <table:table-cell table:formula="of:=MIN([.T44:.V44])" office:value-type="float" office:value="80.6459" calcext:value-type="float">
            <text:p>80.6459</text:p>
          </table:table-cell>
          <table:table-cell table:formula="of:=INDEX([.T3:.V3];;MATCH(MIN([.T44:.V44]);[.T44:.V44];0))" office:value-type="string" office:string-value="minisat" calcext:value-type="string">
            <text:p>minisat</text:p>
          </table:table-cell>
          <table:table-cell table:style-name="ce4" table:formula="of:=CONCATENATE(&quot;$&quot;;ROUND( [.W44];2);&quot;^&quot;;[.X44];&quot;$&quot;)" office:value-type="string" office:string-value="$80.65^minisat$" calcext:value-type="string">
            <text:p>$80.65^minisat$</text:p>
          </table:table-cell>
        </table:table-row>
        <table:table-row table:style-name="ro1" table:number-rows-repeated="1048531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final results" table:style-name="ta1">
        <table:table-column table:style-name="co11" table:default-cell-style-name="Default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1" table:default-cell-style-name="ce12"/>
        <table:table-column table:style-name="co11" table:default-cell-style-name="ce11"/>
        <table:table-column table:style-name="co11" table:default-cell-style-name="ce15"/>
        <table:table-column table:style-name="co11" table:number-columns-repeated="2" table:default-cell-style-name="ce11"/>
        <table:table-column table:style-name="co11" table:default-cell-style-name="Default"/>
        <table:table-column table:style-name="co11" table:default-cell-style-name="ce4"/>
        <table:table-row table:style-name="ro2">
          <table:table-cell table:style-name="ce3" office:value-type="string" calcext:value-type="string" table:number-columns-spanned="1" table:number-rows-spanned="2">
            <text:p>Instance</text:p>
          </table:table-cell>
          <table:table-cell table:style-name="ce5" office:value-type="string" calcext:value-type="string" table:number-columns-spanned="1" table:number-rows-spanned="2">
            <text:p>|V|</text:p>
          </table:table-cell>
          <table:table-cell table:style-name="ce5" office:value-type="string" calcext:value-type="string" table:number-columns-spanned="1" table:number-rows-spanned="2">
            <text:p>|E|</text:p>
          </table:table-cell>
          <table:table-cell table:style-name="ce7" office:value-type="string" calcext:value-type="string" table:number-columns-spanned="3" table:number-rows-spanned="1">
            <text:p>$\sptw$</text:p>
          </table:table-cell>
          <table:covered-table-cell table:style-name="ce9"/>
          <table:covered-table-cell table:style-name="ce12"/>
          <table:table-cell table:style-name="ce13" office:value-type="string" calcext:value-type="string" table:number-columns-spanned="3" table:number-rows-spanned="1">
            <text:p>$\pw$</text:p>
          </table:table-cell>
          <table:covered-table-cell table:style-name="ce16"/>
          <table:covered-table-cell/>
          <table:table-cell table:style-name="ce3" office:value-type="string" calcext:value-type="string" table:number-columns-spanned="2" table:number-rows-spanned="1">
            <text:p>$\tw$</text:p>
          </table:table-cell>
          <table:covered-table-cell/>
        </table:table-row>
        <table:table-row table:style-name="ro2">
          <table:covered-table-cell/>
          <table:covered-table-cell table:number-columns-repeated="2" table:style-name="ce5"/>
          <table:table-cell office:value-type="string" calcext:value-type="string">
            <text:p>$\omega$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P</text:p>
          </table:table-cell>
          <table:table-cell table:style-name="ce6" office:value-type="string" calcext:value-type="string">
            <text:p>$\omega$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P</text:p>
          </table:table-cell>
          <table:table-cell office:value-type="string" calcext:value-type="string">
            <text:p>$\omega$</text:p>
          </table:table-cell>
          <table:table-cell office:value-type="string" calcext:value-type="string">
            <text:p>E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$0.05^a$</text:p>
          </table:table-cell>
          <table:table-cell office:value-type="string" calcext:value-type="string">
            <text:p>$0.08^m$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$0.05^a$</text:p>
          </table:table-cell>
          <table:table-cell office:value-type="string" calcext:value-type="string">
            <text:p>$0.09^g$</text:p>
          </table:table-cell>
          <table:table-cell office:value-type="float" office:value="2" calcext:value-type="float">
            <text:p>2</text:p>
          </table:table-cell>
          <table:table-cell office:value-type="float" office:value="0.1065" calcext:value-type="float">
            <text:p>0.11</text:p>
          </table:table-cell>
        </table:table-row>
        <table:table-row table:style-name="ro2">
          <table:table-cell office:value-type="string" calcext:value-type="string">
            <text:p>Bull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$0.03^m$</text:p>
          </table:table-cell>
          <table:table-cell office:value-type="string" calcext:value-type="string">
            <text:p>$0.08^g$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$0.06^m$</text:p>
          </table:table-cell>
          <table:table-cell office:value-type="string" calcext:value-type="string">
            <text:p>$0.09^m$</text:p>
          </table:table-cell>
          <table:table-cell office:value-type="float" office:value="2" calcext:value-type="float">
            <text:p>2</text:p>
          </table:table-cell>
          <table:table-cell office:value-type="float" office:value="0.0637" calcext:value-type="float">
            <text:p>0.06</text:p>
          </table:table-cell>
        </table:table-row>
        <table:table-row table:style-name="ro2">
          <table:table-cell office:value-type="string" calcext:value-type="string">
            <text:p>Butterfl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$0.06^a$</text:p>
          </table:table-cell>
          <table:table-cell office:value-type="string" calcext:value-type="string">
            <text:p>$0.08^m$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$0.05^g$</text:p>
          </table:table-cell>
          <table:table-cell office:value-type="string" calcext:value-type="string">
            <text:p>$0.11^a$</text:p>
          </table:table-cell>
          <table:table-cell office:value-type="float" office:value="2" calcext:value-type="float">
            <text:p>2</text:p>
          </table:table-cell>
          <table:table-cell office:value-type="float" office:value="0.0751" calcext:value-type="float">
            <text:p>0.08</text:p>
          </table:table-cell>
        </table:table-row>
        <table:table-row table:style-name="ro2">
          <table:table-cell office:value-type="string" calcext:value-type="string">
            <text:p>Prism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$0.32^m$</text:p>
          </table:table-cell>
          <table:table-cell office:value-type="string" calcext:value-type="string">
            <text:p>$0.12^a$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$0.1^m$</text:p>
          </table:table-cell>
          <table:table-cell office:value-type="string" calcext:value-type="string">
            <text:p>$0.13^m$</text:p>
          </table:table-cell>
          <table:table-cell office:value-type="float" office:value="3" calcext:value-type="float">
            <text:p>3</text:p>
          </table:table-cell>
          <table:table-cell office:value-type="float" office:value="0.0779" calcext:value-type="float">
            <text:p>0.08</text:p>
          </table:table-cell>
        </table:table-row>
        <table:table-row table:style-name="ro2">
          <table:table-cell office:value-type="string" calcext:value-type="string">
            <text:p>Moser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$0.16^m$</text:p>
          </table:table-cell>
          <table:table-cell office:value-type="string" calcext:value-type="string">
            <text:p>$0.13^a$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$0.18^m$</text:p>
          </table:table-cell>
          <table:table-cell office:value-type="string" calcext:value-type="string">
            <text:p>$0.2^a$</text:p>
          </table:table-cell>
          <table:table-cell office:value-type="float" office:value="3" calcext:value-type="float">
            <text:p>3</text:p>
          </table:table-cell>
          <table:table-cell office:value-type="float" office:value="0.1244" calcext:value-type="float">
            <text:p>0.12</text:p>
          </table:table-cell>
        </table:table-row>
        <table:table-row table:style-name="ro2">
          <table:table-cell office:value-type="string" calcext:value-type="string">
            <text:p>Wagner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$0.47^a$</text:p>
          </table:table-cell>
          <table:table-cell office:value-type="string" calcext:value-type="string">
            <text:p>$0.27^m$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$0.11^m$</text:p>
          </table:table-cell>
          <table:table-cell office:value-type="string" calcext:value-type="string">
            <text:p>$0.14^m$</text:p>
          </table:table-cell>
          <table:table-cell office:value-type="float" office:value="4" calcext:value-type="float">
            <text:p>4</text:p>
          </table:table-cell>
          <table:table-cell office:value-type="float" office:value="0.1284" calcext:value-type="float">
            <text:p>0.13</text:p>
          </table:table-cell>
        </table:table-row>
        <table:table-row table:style-name="ro2">
          <table:table-cell office:value-type="string" calcext:value-type="string">
            <text:p>Pmin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$2.06^g$</text:p>
          </table:table-cell>
          <table:table-cell office:value-type="string" calcext:value-type="string">
            <text:p>$0.25^m$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$0.15^m$</text:p>
          </table:table-cell>
          <table:table-cell office:value-type="string" calcext:value-type="string">
            <text:p>$0.18^m$</text:p>
          </table:table-cell>
          <table:table-cell office:value-type="float" office:value="3" calcext:value-type="float">
            <text:p>3</text:p>
          </table:table-cell>
          <table:table-cell office:value-type="float" office:value="0.1076" calcext:value-type="float">
            <text:p>0.11</text:p>
          </table:table-cell>
        </table:table-row>
        <table:table-row table:style-name="ro2">
          <table:table-cell office:value-type="string" calcext:value-type="string">
            <text:p>Threex3-grid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$0.57^m$</text:p>
          </table:table-cell>
          <table:table-cell office:value-type="string" calcext:value-type="string">
            <text:p>$0.16^a$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$0.09^a$</text:p>
          </table:table-cell>
          <table:table-cell office:value-type="string" calcext:value-type="string">
            <text:p>$0.11^a$</text:p>
          </table:table-cell>
          <table:table-cell office:value-type="float" office:value="3" calcext:value-type="float">
            <text:p>3</text:p>
          </table:table-cell>
          <table:table-cell office:value-type="float" office:value="0.094" calcext:value-type="float">
            <text:p>0.09</text:p>
          </table:table-cell>
        </table:table-row>
        <table:table-row table:style-name="ro2">
          <table:table-cell office:value-type="string" calcext:value-type="string">
            <text:p>Peters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$5.03^m$</text:p>
          </table:table-cell>
          <table:table-cell office:value-type="string" calcext:value-type="string">
            <text:p>$0.48^m$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$0.28^a$</text:p>
          </table:table-cell>
          <table:table-cell office:value-type="string" calcext:value-type="string">
            <text:p>$0.35^m$</text:p>
          </table:table-cell>
          <table:table-cell office:value-type="float" office:value="4" calcext:value-type="float">
            <text:p>4</text:p>
          </table:table-cell>
          <table:table-cell office:value-type="float" office:value="0.1529" calcext:value-type="float">
            <text:p>0.15</text:p>
          </table:table-cell>
        </table:table-row>
        <table:table-row table:style-name="ro2">
          <table:table-cell office:value-type="string" calcext:value-type="string">
            <text:p>Goldner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$2.53^m$</text:p>
          </table:table-cell>
          <table:table-cell office:value-type="string" calcext:value-type="string">
            <text:p>$0.27^m$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$0.17^g$</text:p>
          </table:table-cell>
          <table:table-cell office:value-type="string" calcext:value-type="string">
            <text:p>$0.17^m$</text:p>
          </table:table-cell>
          <table:table-cell office:value-type="float" office:value="3" calcext:value-type="float">
            <text:p>3</text:p>
          </table:table-cell>
          <table:table-cell office:value-type="float" office:value="0.1116" calcext:value-type="float">
            <text:p>0.11</text:p>
          </table:table-cell>
        </table:table-row>
        <table:table-row table:style-name="ro2">
          <table:table-cell office:value-type="string" calcext:value-type="string">
            <text:p>Grotzsch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$4.27^m$</text:p>
          </table:table-cell>
          <table:table-cell office:value-type="string" calcext:value-type="string">
            <text:p>$0.43^m$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$0.18^a$</text:p>
          </table:table-cell>
          <table:table-cell office:value-type="string" calcext:value-type="string">
            <text:p>$0.36^m$</text:p>
          </table:table-cell>
          <table:table-cell office:value-type="float" office:value="5" calcext:value-type="float">
            <text:p>5</text:p>
          </table:table-cell>
          <table:table-cell office:value-type="float" office:value="0.2763" calcext:value-type="float">
            <text:p>0.28</text:p>
          </table:table-cell>
        </table:table-row>
        <table:table-row table:style-name="ro2">
          <table:table-cell office:value-type="string" calcext:value-type="string">
            <text:p>Herschel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$3.32^m$</text:p>
          </table:table-cell>
          <table:table-cell office:value-type="string" calcext:value-type="string">
            <text:p>$0.34^m$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$0.17^a$</text:p>
          </table:table-cell>
          <table:table-cell office:value-type="string" calcext:value-type="string">
            <text:p>$0.2^m$</text:p>
          </table:table-cell>
          <table:table-cell office:value-type="float" office:value="3" calcext:value-type="float">
            <text:p>3</text:p>
          </table:table-cell>
          <table:table-cell office:value-type="float" office:value="0.1378" calcext:value-type="float">
            <text:p>0.14</text:p>
          </table:table-cell>
        </table:table-row>
        <table:table-row table:style-name="ro2">
          <table:table-cell office:value-type="string" calcext:value-type="string">
            <text:p>Chvata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$11.09^m$</text:p>
          </table:table-cell>
          <table:table-cell office:value-type="string" calcext:value-type="string">
            <text:p>$0.92^m$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$0.44^g$</text:p>
          </table:table-cell>
          <table:table-cell office:value-type="string" calcext:value-type="string">
            <text:p>$0.69^a$</text:p>
          </table:table-cell>
          <table:table-cell office:value-type="float" office:value="6" calcext:value-type="float">
            <text:p>6</text:p>
          </table:table-cell>
          <table:table-cell office:value-type="float" office:value="0.6081" calcext:value-type="float">
            <text:p>0.61</text:p>
          </table:table-cell>
        </table:table-row>
        <table:table-row table:style-name="ro2">
          <table:table-cell office:value-type="string" calcext:value-type="string">
            <text:p>Dur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$7.28^a$</text:p>
          </table:table-cell>
          <table:table-cell office:value-type="string" calcext:value-type="string">
            <text:p>$0.63^m$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$0.13^m$</text:p>
          </table:table-cell>
          <table:table-cell office:value-type="string" calcext:value-type="string">
            <text:p>$0.33^m$</text:p>
          </table:table-cell>
          <table:table-cell office:value-type="float" office:value="4" calcext:value-type="float">
            <text:p>4</text:p>
          </table:table-cell>
          <table:table-cell office:value-type="float" office:value="0.2462" calcext:value-type="float">
            <text:p>0.25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$12.3^a$</text:p>
          </table:table-cell>
          <table:table-cell office:value-type="string" calcext:value-type="string">
            <text:p>$1.4^m$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$0.3^m$</text:p>
          </table:table-cell>
          <table:table-cell office:value-type="string" calcext:value-type="string">
            <text:p>$0.6^m$</text:p>
          </table:table-cell>
          <table:table-cell office:value-type="float" office:value="4" calcext:value-type="float">
            <text:p>4</text:p>
          </table:table-cell>
          <table:table-cell office:value-type="float" office:value="0.3041" calcext:value-type="float">
            <text:p>0.30</text:p>
          </table:table-cell>
        </table:table-row>
        <table:table-row table:style-name="ro2">
          <table:table-cell office:value-type="string" calcext:value-type="string">
            <text:p>Frucht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$7.56^g$</text:p>
          </table:table-cell>
          <table:table-cell office:value-type="string" calcext:value-type="string">
            <text:p>$0.71^m$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$0.21^g$</text:p>
          </table:table-cell>
          <table:table-cell office:value-type="string" calcext:value-type="string">
            <text:p>$0.31^a$</text:p>
          </table:table-cell>
          <table:table-cell office:value-type="float" office:value="3" calcext:value-type="float">
            <text:p>3</text:p>
          </table:table-cell>
          <table:table-cell office:value-type="float" office:value="0.1249" calcext:value-type="float">
            <text:p>0.12</text:p>
          </table:table-cell>
        </table:table-row>
        <table:table-row table:style-name="ro2">
          <table:table-cell office:value-type="string" calcext:value-type="string">
            <text:p>Tietz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$11.34^m$</text:p>
          </table:table-cell>
          <table:table-cell office:value-type="string" calcext:value-type="string">
            <text:p>$1.26^m$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$0.27^m$</text:p>
          </table:table-cell>
          <table:table-cell office:value-type="string" calcext:value-type="string">
            <text:p>$0.53^m$</text:p>
          </table:table-cell>
          <table:table-cell office:value-type="float" office:value="4" calcext:value-type="float">
            <text:p>4</text:p>
          </table:table-cell>
          <table:table-cell office:value-type="float" office:value="0.2126" calcext:value-type="float">
            <text:p>0.21</text:p>
          </table:table-cell>
        </table:table-row>
        <table:table-row table:style-name="ro2">
          <table:table-cell office:value-type="string" calcext:value-type="string">
            <text:p>Paley13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$22.13^m$</text:p>
          </table:table-cell>
          <table:table-cell office:value-type="string" calcext:value-type="string">
            <text:p>$1.16^m$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$1.02^a$</text:p>
          </table:table-cell>
          <table:table-cell office:value-type="string" calcext:value-type="string">
            <text:p>$1.23^m$</text:p>
          </table:table-cell>
          <table:table-cell office:value-type="float" office:value="8" calcext:value-type="float">
            <text:p>8</text:p>
          </table:table-cell>
          <table:table-cell office:value-type="float" office:value="2.6014" calcext:value-type="float">
            <text:p>2.60</text:p>
          </table:table-cell>
        </table:table-row>
        <table:table-row table:style-name="ro2">
          <table:table-cell office:value-type="string" calcext:value-type="string">
            <text:p>Poussin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$61.07^a$</text:p>
          </table:table-cell>
          <table:table-cell office:value-type="string" calcext:value-type="string">
            <text:p>$1.65^m$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$0.39^m$</text:p>
          </table:table-cell>
          <table:table-cell office:value-type="string" calcext:value-type="string">
            <text:p>$0.65^m$</text:p>
          </table:table-cell>
          <table:table-cell office:value-type="float" office:value="6" calcext:value-type="float">
            <text:p>6</text:p>
          </table:table-cell>
          <table:table-cell office:value-type="float" office:value="0.3747" calcext:value-type="float">
            <text:p>0.37</text:p>
          </table:table-cell>
        </table:table-row>
        <table:table-row table:style-name="ro2">
          <table:table-cell office:value-type="string" calcext:value-type="string">
            <text:p>Clebsch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9" calcext:value-type="float">
            <text:p>9</text:p>
          </table:table-cell>
          <table:table-cell table:style-name="ce11" office:value-type="string" calcext:value-type="string">
            <text:p>$234.28^m$</text:p>
          </table:table-cell>
          <table:table-cell office:value-type="string" calcext:value-type="string">
            <text:p>$13.2^m$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$25.76^a$</text:p>
          </table:table-cell>
          <table:table-cell office:value-type="string" calcext:value-type="string">
            <text:p>$17.17^a$</text:p>
          </table:table-cell>
          <table:table-cell office:value-type="float" office:value="8" calcext:value-type="float">
            <text:p>8</text:p>
          </table:table-cell>
          <table:table-cell office:value-type="float" office:value="6.2961" calcext:value-type="float">
            <text:p>6.30</text:p>
          </table:table-cell>
        </table:table-row>
        <table:table-row table:style-name="ro2">
          <table:table-cell office:value-type="string" calcext:value-type="string">
            <text:p>Fourx4-grid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$97.98^m$</text:p>
          </table:table-cell>
          <table:table-cell office:value-type="string" calcext:value-type="string">
            <text:p>$1.13^m$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$0.22^a$</text:p>
          </table:table-cell>
          <table:table-cell office:value-type="string" calcext:value-type="string">
            <text:p>$0.39^m$</text:p>
          </table:table-cell>
          <table:table-cell office:value-type="float" office:value="4" calcext:value-type="float">
            <text:p>4</text:p>
          </table:table-cell>
          <table:table-cell office:value-type="float" office:value="0.2799" calcext:value-type="float">
            <text:p>0.28</text:p>
          </table:table-cell>
        </table:table-row>
        <table:table-row table:style-name="ro2">
          <table:table-cell office:value-type="string" calcext:value-type="string">
            <text:p>Hoffman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7" calcext:value-type="float">
            <text:p>7</text:p>
          </table:table-cell>
          <table:table-cell table:style-name="ce11" office:value-type="string" calcext:value-type="string">
            <text:p>$204.73^a$</text:p>
          </table:table-cell>
          <table:table-cell office:value-type="string" calcext:value-type="string">
            <text:p>$20.22^m$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$6.3^g$</text:p>
          </table:table-cell>
          <table:table-cell office:value-type="string" calcext:value-type="string">
            <text:p>$8.21^m$</text:p>
          </table:table-cell>
          <table:table-cell office:value-type="float" office:value="6" calcext:value-type="float">
            <text:p>6</text:p>
          </table:table-cell>
          <table:table-cell office:value-type="float" office:value="2.3883" calcext:value-type="float">
            <text:p>2.39</text:p>
          </table:table-cell>
        </table:table-row>
        <table:table-row table:style-name="ro2">
          <table:table-cell office:value-type="string" calcext:value-type="string">
            <text:p>Shrikhande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style-name="ce8" office:value-type="float" office:value="9" calcext:value-type="float">
            <text:p>9</text:p>
          </table:table-cell>
          <table:table-cell table:style-name="ce11" office:value-type="string" calcext:value-type="string">
            <text:p>$234.76^m$</text:p>
          </table:table-cell>
          <table:table-cell office:value-type="string" calcext:value-type="string">
            <text:p>$10.42^m$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$11.78^a$</text:p>
          </table:table-cell>
          <table:table-cell office:value-type="string" calcext:value-type="string">
            <text:p>$8.04^m$</text:p>
          </table:table-cell>
          <table:table-cell office:value-type="float" office:value="9" calcext:value-type="float">
            <text:p>9</text:p>
          </table:table-cell>
          <table:table-cell office:value-type="float" office:value="131.1114" calcext:value-type="float">
            <text:p>131.11</text:p>
          </table:table-cell>
        </table:table-row>
        <table:table-row table:style-name="ro2">
          <table:table-cell office:value-type="string" calcext:value-type="string">
            <text:p>Sousselier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$127.87^m$</text:p>
          </table:table-cell>
          <table:table-cell office:value-type="string" calcext:value-type="string">
            <text:p>$3.33^m$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$0.24^m$</text:p>
          </table:table-cell>
          <table:table-cell office:value-type="string" calcext:value-type="string">
            <text:p>$0.62^m$</text:p>
          </table:table-cell>
          <table:table-cell office:value-type="float" office:value="5" calcext:value-type="float">
            <text:p>5</text:p>
          </table:table-cell>
          <table:table-cell office:value-type="float" office:value="0.305" calcext:value-type="float">
            <text:p>0.31</text:p>
          </table:table-cell>
        </table:table-row>
        <table:table-row table:style-name="ro2">
          <table:table-cell office:value-type="string" calcext:value-type="string">
            <text:p>Errera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$153.83^a$</text:p>
          </table:table-cell>
          <table:table-cell office:value-type="string" calcext:value-type="string">
            <text:p>$2.78^m$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$0.4^m$</text:p>
          </table:table-cell>
          <table:table-cell office:value-type="string" calcext:value-type="string">
            <text:p>$0.76^m$</text:p>
          </table:table-cell>
          <table:table-cell office:value-type="float" office:value="6" calcext:value-type="float">
            <text:p>6</text:p>
          </table:table-cell>
          <table:table-cell office:value-type="float" office:value="0.489" calcext:value-type="float">
            <text:p>0.49</text:p>
          </table:table-cell>
        </table:table-row>
        <table:table-row table:style-name="ro2">
          <table:table-cell office:value-type="string" calcext:value-type="string">
            <text:p>Paley17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table:style-name="ce8" office:value-type="float" office:value="12" calcext:value-type="float">
            <text:p>12</text:p>
          </table:table-cell>
          <table:table-cell table:style-name="ce11" office:value-type="string" calcext:value-type="string">
            <text:p>$504.54^a$</text:p>
          </table:table-cell>
          <table:table-cell office:value-type="string" calcext:value-type="string">
            <text:p>$15.76^m$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$106.99^a$</text:p>
          </table:table-cell>
          <table:table-cell office:value-type="string" calcext:value-type="string">
            <text:p>$27.52^a$</text:p>
          </table:table-cell>
          <table:table-cell office:value-type="float" office:value="11" calcext:value-type="float">
            <text:p>11</text:p>
          </table:table-cell>
          <table:table-cell office:value-type="float" office:value="35.2273" calcext:value-type="float">
            <text:p>35.23</text:p>
          </table:table-cell>
        </table:table-row>
        <table:table-row table:style-name="ro2">
          <table:table-cell office:value-type="string" calcext:value-type="string">
            <text:p>Pappus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7" calcext:value-type="float">
            <text:p>7</text:p>
          </table:table-cell>
          <table:table-cell table:style-name="ce11" office:value-type="string" calcext:value-type="string">
            <text:p>$912.69^a$</text:p>
          </table:table-cell>
          <table:table-cell office:value-type="string" calcext:value-type="string">
            <text:p>$438.24^g$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$16.47^g$</text:p>
          </table:table-cell>
          <table:table-cell office:value-type="string" calcext:value-type="string">
            <text:p>$54.62^g$</text:p>
          </table:table-cell>
          <table:table-cell office:value-type="float" office:value="6" calcext:value-type="float">
            <text:p>6</text:p>
          </table:table-cell>
          <table:table-cell office:value-type="float" office:value="160.9038" calcext:value-type="float">
            <text:p>160.90</text:p>
          </table:table-cell>
        </table:table-row>
        <table:table-row table:style-name="ro2">
          <table:table-cell office:value-type="string" calcext:value-type="string">
            <text:p>Robertson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$1082.73^a$</text:p>
          </table:table-cell>
          <table:table-cell office:value-type="string" calcext:value-type="string">
            <text:p>$130.26^m$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$11.84^g$</text:p>
          </table:table-cell>
          <table:table-cell office:value-type="string" calcext:value-type="string">
            <text:p>$36.02^g$</text:p>
          </table:table-cell>
          <table:table-cell office:value-type="float" office:value="8" calcext:value-type="float">
            <text:p>8</text:p>
          </table:table-cell>
          <table:table-cell office:value-type="float" office:value="307.21" calcext:value-type="float">
            <text:p>307.21</text:p>
          </table:table-cell>
        </table:table-row>
        <table:table-row table:style-name="ro2">
          <table:table-cell office:value-type="string" calcext:value-type="string">
            <text:p>Desargues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$1349.67^m$</text:p>
          </table:table-cell>
          <table:table-cell office:value-type="string" calcext:value-type="string">
            <text:p>$237.57^g$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$0.84^m$</text:p>
          </table:table-cell>
          <table:table-cell office:value-type="string" calcext:value-type="string">
            <text:p>$10.16^m$</text:p>
          </table:table-cell>
          <table:table-cell office:value-type="float" office:value="6" calcext:value-type="float">
            <text:p>6</text:p>
          </table:table-cell>
          <table:table-cell office:value-type="float" office:value="324.2077" calcext:value-type="float">
            <text:p>324.21</text:p>
          </table:table-cell>
        </table:table-row>
        <table:table-row table:style-name="ro2">
          <table:table-cell office:value-type="string" calcext:value-type="string">
            <text:p>Dodecahedro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$1564.23^a$</text:p>
          </table:table-cell>
          <table:table-cell office:value-type="string" calcext:value-type="string">
            <text:p>$337.2^g$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$4^g$</text:p>
          </table:table-cell>
          <table:table-cell office:value-type="string" calcext:value-type="string">
            <text:p>$38.52^g$</text:p>
          </table:table-cell>
          <table:table-cell table:style-name="ce8" office:value-type="string" calcext:value-type="string">
            <text:p>5-7</text:p>
          </table:table-cell>
          <table:table-cell office:value-type="float" office:value="1021.3984" calcext:value-type="float">
            <text:p>1021.40</text:p>
          </table:table-cell>
        </table:table-row>
        <table:table-row table:style-name="ro2">
          <table:table-cell office:value-type="string" calcext:value-type="string">
            <text:p>FlowerSnark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$1352.67^m$</text:p>
          </table:table-cell>
          <table:table-cell office:value-type="string" calcext:value-type="string">
            <text:p>$201.4^g$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$1.04^m$</text:p>
          </table:table-cell>
          <table:table-cell office:value-type="string" calcext:value-type="string">
            <text:p>$10.99^m$</text:p>
          </table:table-cell>
          <table:table-cell office:value-type="float" office:value="6" calcext:value-type="float">
            <text:p>6</text:p>
          </table:table-cell>
          <table:table-cell office:value-type="float" office:value="400.0599" calcext:value-type="float">
            <text:p>400.06</text:p>
          </table:table-cell>
        </table:table-row>
        <table:table-row table:style-name="ro2">
          <table:table-cell office:value-type="string" calcext:value-type="string">
            <text:p>Folkman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7" calcext:value-type="float">
            <text:p>7</text:p>
          </table:table-cell>
          <table:table-cell table:style-name="ce11" office:value-type="string" calcext:value-type="string">
            <text:p>$1434.93^a$</text:p>
          </table:table-cell>
          <table:table-cell office:value-type="string" calcext:value-type="string">
            <text:p>$130.2^m$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$2.84^g$</text:p>
          </table:table-cell>
          <table:table-cell office:value-type="string" calcext:value-type="string">
            <text:p>$23.15^m$</text:p>
          </table:table-cell>
          <table:table-cell office:value-type="float" office:value="6" calcext:value-type="float">
            <text:p>6</text:p>
          </table:table-cell>
          <table:table-cell office:value-type="float" office:value="10.8656" calcext:value-type="float">
            <text:p>10.87</text:p>
          </table:table-cell>
        </table:table-row>
        <table:table-row table:style-name="ro2">
          <table:table-cell office:value-type="string" calcext:value-type="string">
            <text:p>Brinkmann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$2548.46^m$</text:p>
          </table:table-cell>
          <table:table-cell office:value-type="string" calcext:value-type="string">
            <text:p>$354.62^m$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$14.85^g$</text:p>
          </table:table-cell>
          <table:table-cell office:value-type="string" calcext:value-type="string">
            <text:p>$63.71^g$</text:p>
          </table:table-cell>
          <table:table-cell office:value-type="float" office:value="8" calcext:value-type="float">
            <text:p>8</text:p>
          </table:table-cell>
          <table:table-cell office:value-type="float" office:value="593.4474" calcext:value-type="float">
            <text:p>593.45</text:p>
          </table:table-cell>
        </table:table-row>
        <table:table-row table:style-name="ro2">
          <table:table-cell office:value-type="string" calcext:value-type="string">
            <text:p>Kittell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8" office:value-type="float" office:value="7" calcext:value-type="float">
            <text:p>7</text:p>
          </table:table-cell>
          <table:table-cell table:style-name="ce11" office:value-type="string" calcext:value-type="string">
            <text:p>$160.33^g$</text:p>
          </table:table-cell>
          <table:table-cell office:value-type="string" calcext:value-type="string">
            <text:p>$24.7^m$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$1.05^m$</text:p>
          </table:table-cell>
          <table:table-cell office:value-type="string" calcext:value-type="string">
            <text:p>$8.28^m$</text:p>
          </table:table-cell>
          <table:table-cell office:value-type="float" office:value="7" calcext:value-type="float">
            <text:p>7</text:p>
          </table:table-cell>
          <table:table-cell office:value-type="float" office:value="4.3783" calcext:value-type="float">
            <text:p>4.38</text:p>
          </table:table-cell>
        </table:table-row>
        <table:table-row table:style-name="ro2">
          <table:table-cell office:value-type="string" calcext:value-type="string">
            <text:p>McGee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$1000.04^m$</text:p>
          </table:table-cell>
          <table:table-cell office:value-type="string" calcext:value-type="string">
            <text:p>$1150.6^m$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$62.47^a$</text:p>
          </table:table-cell>
          <table:table-cell office:value-type="string" calcext:value-type="string">
            <text:p>$524.21^g$</text:p>
          </table:table-cell>
          <table:table-cell table:style-name="ce8" office:value-type="string" calcext:value-type="string">
            <text:p>5-8</text:p>
          </table:table-cell>
          <table:table-cell office:value-type="float" office:value="1006.6952" calcext:value-type="float">
            <text:p>1006.70</text:p>
          </table:table-cell>
        </table:table-row>
        <table:table-row table:style-name="ro2">
          <table:table-cell office:value-type="string" calcext:value-type="string">
            <text:p>Nauru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$1000.06^a$</text:p>
          </table:table-cell>
          <table:table-cell office:value-type="string" calcext:value-type="string">
            <text:p>$1158.28^m$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$181.73^a$</text:p>
          </table:table-cell>
          <table:table-cell office:value-type="string" calcext:value-type="string">
            <text:p>$1183^g$</text:p>
          </table:table-cell>
          <table:table-cell office:value-type="float" office:value="6" calcext:value-type="float">
            <text:p>6</text:p>
          </table:table-cell>
          <table:table-cell office:value-type="float" office:value="457.9219" calcext:value-type="float">
            <text:p>457.92</text:p>
          </table:table-cell>
        </table:table-row>
        <table:table-row table:style-name="ro2">
          <table:table-cell office:value-type="string" calcext:value-type="string">
            <text:p>Fivex5-grid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$48.24^g$</text:p>
          </table:table-cell>
          <table:table-cell office:value-type="string" calcext:value-type="string">
            <text:p>$17.91^m$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$0.31^m$</text:p>
          </table:table-cell>
          <table:table-cell office:value-type="string" calcext:value-type="string">
            <text:p>$1.44^m$</text:p>
          </table:table-cell>
          <table:table-cell office:value-type="float" office:value="4" calcext:value-type="float">
            <text:p>4</text:p>
          </table:table-cell>
          <table:table-cell office:value-type="float" office:value="0.4987" calcext:value-type="float">
            <text:p>0.50</text:p>
          </table:table-cell>
        </table:table-row>
        <table:table-row table:style-name="ro2">
          <table:table-cell office:value-type="string" calcext:value-type="string">
            <text:p>Holt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string" calcext:value-type="string">
            <text:p>$1000.04^a$</text:p>
          </table:table-cell>
          <table:table-cell office:value-type="string" calcext:value-type="string">
            <text:p>$1274.17^a$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$386.16^a$</text:p>
          </table:table-cell>
          <table:table-cell office:value-type="string" calcext:value-type="string">
            <text:p>$1332.95^a$</text:p>
          </table:table-cell>
          <table:table-cell table:style-name="ce8" office:value-type="string" calcext:value-type="string">
            <text:p>7-10</text:p>
          </table:table-cell>
          <table:table-cell office:value-type="float" office:value="1141.5793" calcext:value-type="float">
            <text:p>1141.58</text:p>
          </table:table-cell>
        </table:table-row>
        <table:table-row table:style-name="ro2">
          <table:table-cell office:value-type="string" calcext:value-type="string">
            <text:p>Watsin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style-name="ce8" office:value-type="string" calcext:value-type="string">
            <text:p>5-8</text:p>
          </table:table-cell>
          <table:table-cell table:style-name="ce11" office:value-type="string" calcext:value-type="string">
            <text:p>*</text:p>
          </table:table-cell>
          <table:table-cell office:value-type="string" calcext:value-type="string">
            <text:p>$1166.02^g$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$76.77^m$</text:p>
          </table:table-cell>
          <table:table-cell office:value-type="string" calcext:value-type="string">
            <text:p>$1199.67^g$</text:p>
          </table:table-cell>
          <table:table-cell table:style-name="ce8" office:value-type="string" calcext:value-type="string">
            <text:p>5-8</text:p>
          </table:table-cell>
          <table:table-cell office:value-type="float" office:value="1262.1558" calcext:value-type="float">
            <text:p>1262.16</text:p>
          </table:table-cell>
        </table:table-row>
        <table:table-row table:style-name="ro2">
          <table:table-cell office:value-type="string" calcext:value-type="string">
            <text:p>B10Cage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style-name="ce8" office:value-type="string" calcext:value-type="string">
            <text:p>4-20</text:p>
          </table:table-cell>
          <table:table-cell table:style-name="ce11" office:value-type="string" calcext:value-type="string">
            <text:p>*</text:p>
          </table:table-cell>
          <table:table-cell office:value-type="string" calcext:value-type="string">
            <text:p>$1121.8^g$</text:p>
          </table:table-cell>
          <table:table-cell table:style-name="ce14" office:value-type="string" calcext:value-type="string">
            <text:p>11-20</text:p>
          </table:table-cell>
          <table:table-cell office:value-type="string" calcext:value-type="string">
            <text:p>$1068.59^m$</text:p>
          </table:table-cell>
          <table:table-cell office:value-type="string" calcext:value-type="string">
            <text:p>$1549.06^m$</text:p>
          </table:table-cell>
          <table:table-cell table:style-name="ce8" office:value-type="string" calcext:value-type="string">
            <text:p>5-17</text:p>
          </table:table-cell>
          <table:table-cell office:value-type="float" office:value="1050.0657" calcext:value-type="float">
            <text:p>1050.07</text:p>
          </table:table-cell>
        </table:table-row>
        <table:table-row table:style-name="ro2">
          <table:table-cell office:value-type="string" calcext:value-type="string">
            <text:p>Ellingham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table:style-name="ce8" office:value-type="string" calcext:value-type="string">
            <text:p>5-8</text:p>
          </table:table-cell>
          <table:table-cell table:style-name="ce11" office:value-type="string" calcext:value-type="string">
            <text:p>*</text:p>
          </table:table-cell>
          <table:table-cell office:value-type="string" calcext:value-type="string">
            <text:p>$1514.86^m$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$22.88^m$</text:p>
          </table:table-cell>
          <table:table-cell office:value-type="string" calcext:value-type="string">
            <text:p>$1073.83^a$</text:p>
          </table:table-cell>
          <table:table-cell table:style-name="ce8" office:value-type="string" calcext:value-type="string">
            <text:p>5-7</text:p>
          </table:table-cell>
          <table:table-cell office:value-type="float" office:value="1029.0535" calcext:value-type="float">
            <text:p>1029.05</text:p>
          </table:table-cell>
        </table:table-row>
        <table:table-row table:style-name="ro2" table:number-rows-repeated="104853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ptw2sat" table:style-name="ta1">
        <table:table-column table:style-name="co1" table:default-cell-style-name="ce6"/>
        <table:table-column table:style-name="co2" table:default-cell-style-name="ce6"/>
        <table:table-column table:style-name="co15" table:default-cell-style-name="ce6"/>
        <table:table-column table:style-name="co16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9" table:number-columns-repeated="10" table:default-cell-style-name="ce6"/>
        <table:table-column table:style-name="co10" table:default-cell-style-name="ce6"/>
        <table:table-column table:style-name="co11" table:number-columns-repeated="237" table:default-cell-style-name="ce6"/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CPU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encoder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solved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sat_runtm/0/0</text:p>
          </table:table-cell>
          <table:table-cell office:value-type="string" calcext:value-type="string">
            <text:p>sat_runtm/0/1</text:p>
          </table:table-cell>
          <table:table-cell office:value-type="string" calcext:value-type="string">
            <text:p>unsat_runtm/0/1</text:p>
          </table:table-cell>
          <table:table-cell office:value-type="string" calcext:value-type="string">
            <text:p>unsat_runtm/1/1</text:p>
          </table:table-cell>
          <table:table-cell office:value-type="string" calcext:value-type="string">
            <text:p>unsat_runtm/2/1</text:p>
          </table:table-cell>
          <table:table-cell office:value-type="string" calcext:value-type="string">
            <text:p>unsat_runtm/3/1</text:p>
          </table:table-cell>
          <table:table-cell office:value-type="string" calcext:value-type="string">
            <text:p>unsat_runtm/4/1</text:p>
          </table:table-cell>
          <table:table-cell office:value-type="string" calcext:value-type="string">
            <text:p>unsat_runtm/5/1</text:p>
          </table:table-cell>
          <table:table-cell office:value-type="string" calcext:value-type="string">
            <text:p>unsat_runtm/6/1</text:p>
          </table:table-cell>
          <table:table-cell office:value-type="string" calcext:value-type="string">
            <text:p>unsat_runtm/7/1</text:p>
          </table:table-cell>
          <table:table-cell office:value-type="string" calcext:value-type="string">
            <text:p>unsat_runtm/8/1</text:p>
          </table:table-cell>
          <table:table-cell office:value-type="string" calcext:value-type="string">
            <text:p>unsat_runtm/9/1</text:p>
          </table:table-cell>
          <table:table-cell office:value-type="string" calcext:value-type="string">
            <text:p>unsat_runtm/10/1</text:p>
          </table:table-cell>
          <table:table-cell table:number-columns-repeated="237"/>
        </table:table-row>
        <table:table-row table:style-name="ro2">
          <table:table-cell table:formula="of:=SUM([.I3:.T3])" office:value-type="float" office:value="1152.5286" calcext:value-type="float">
            <text:p>1152.52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B10Cage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inisat</text:p>
          </table:table-cell>
          <table:table-cell table:number-columns-repeated="2"/>
          <table:table-cell office:value-type="float" office:value="43.1397" calcext:value-type="float">
            <text:p>43.1397</text:p>
          </table:table-cell>
          <table:table-cell office:value-type="float" office:value="109.3488" calcext:value-type="float">
            <text:p>109.3488</text:p>
          </table:table-cell>
          <table:table-cell office:value-type="float" office:value="1000.0401" calcext:value-type="float">
            <text:p>1000.0401</text:p>
          </table:table-cell>
          <table:table-cell table:number-columns-repeated="245"/>
        </table:table-row>
        <table:table-row table:style-name="ro2">
          <table:table-cell table:formula="of:=SUM([.I4:.T4])" office:value-type="float" office:value="1170.2433" calcext:value-type="float">
            <text:p>1170.24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B10Cage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apleCOMSPS</text:p>
          </table:table-cell>
          <table:table-cell table:number-columns-repeated="2"/>
          <table:table-cell office:value-type="float" office:value="33.422" calcext:value-type="float">
            <text:p>33.422</text:p>
          </table:table-cell>
          <table:table-cell office:value-type="float" office:value="136.7897" calcext:value-type="float">
            <text:p>136.7897</text:p>
          </table:table-cell>
          <table:table-cell office:value-type="float" office:value="1000.0316" calcext:value-type="float">
            <text:p>1000.0316</text:p>
          </table:table-cell>
          <table:table-cell table:number-columns-repeated="245"/>
        </table:table-row>
        <table:table-row table:style-name="ro2">
          <table:table-cell table:formula="of:=SUM([.I5:.T5])" office:value-type="float" office:value="1873.1163" calcext:value-type="float">
            <text:p>1873.11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B10Cage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lingeling</text:p>
          </table:table-cell>
          <table:table-cell table:number-columns-repeated="2"/>
          <table:table-cell office:value-type="float" office:value="119.8104" calcext:value-type="float">
            <text:p>119.8104</text:p>
          </table:table-cell>
          <table:table-cell office:value-type="float" office:value="753.2081" calcext:value-type="float">
            <text:p>753.2081</text:p>
          </table:table-cell>
          <table:table-cell office:value-type="float" office:value="1000.0978" calcext:value-type="float">
            <text:p>1000.0978</text:p>
          </table:table-cell>
          <table:table-cell table:number-columns-repeated="245"/>
        </table:table-row>
        <table:table-row table:style-name="ro2">
          <table:table-cell table:formula="of:=SUM([.I6:.T6])" office:value-type="float" office:value="1121.7975" calcext:value-type="float">
            <text:p>1121.79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B10Cage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glucose</text:p>
          </table:table-cell>
          <table:table-cell table:number-columns-repeated="2"/>
          <table:table-cell office:value-type="float" office:value="11.2512" calcext:value-type="float">
            <text:p>11.2512</text:p>
          </table:table-cell>
          <table:table-cell office:value-type="float" office:value="110.4743" calcext:value-type="float">
            <text:p>110.4743</text:p>
          </table:table-cell>
          <table:table-cell office:value-type="float" office:value="1000.072" calcext:value-type="float">
            <text:p>1000.072</text:p>
          </table:table-cell>
          <table:table-cell table:number-columns-repeated="245"/>
        </table:table-row>
        <table:table-row table:style-name="ro2">
          <table:table-cell table:formula="of:=SUM([.I7:.T7])" office:value-type="float" office:value="354.6222" calcext:value-type="float">
            <text:p>354.62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Brinkman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8" calcext:value-type="float">
            <text:p>8</text:p>
          </table:table-cell>
          <table:table-cell office:value-type="float" office:value="3.6842" calcext:value-type="float">
            <text:p>3.6842</text:p>
          </table:table-cell>
          <table:table-cell office:value-type="float" office:value="0.2988" calcext:value-type="float">
            <text:p>0.2988</text:p>
          </table:table-cell>
          <table:table-cell office:value-type="float" office:value="0.4055" calcext:value-type="float">
            <text:p>0.4055</text:p>
          </table:table-cell>
          <table:table-cell office:value-type="float" office:value="1.3137" calcext:value-type="float">
            <text:p>1.3137</text:p>
          </table:table-cell>
          <table:table-cell office:value-type="float" office:value="4.6101" calcext:value-type="float">
            <text:p>4.6101</text:p>
          </table:table-cell>
          <table:table-cell office:value-type="float" office:value="16.7961" calcext:value-type="float">
            <text:p>16.7961</text:p>
          </table:table-cell>
          <table:table-cell office:value-type="float" office:value="58.623" calcext:value-type="float">
            <text:p>58.623</text:p>
          </table:table-cell>
          <table:table-cell office:value-type="float" office:value="268.8908" calcext:value-type="float">
            <text:p>268.8908</text:p>
          </table:table-cell>
          <table:table-cell table:number-columns-repeated="241"/>
        </table:table-row>
        <table:table-row table:style-name="ro2">
          <table:table-cell table:formula="of:=SUM([.I8:.T8])" office:value-type="float" office:value="579.0565" calcext:value-type="float">
            <text:p>579.05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Brinkman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8" calcext:value-type="float">
            <text:p>8</text:p>
          </table:table-cell>
          <table:table-cell office:value-type="float" office:value="43.4343" calcext:value-type="float">
            <text:p>43.4343</text:p>
          </table:table-cell>
          <table:table-cell office:value-type="float" office:value="0.2995" calcext:value-type="float">
            <text:p>0.2995</text:p>
          </table:table-cell>
          <table:table-cell office:value-type="float" office:value="0.382" calcext:value-type="float">
            <text:p>0.382</text:p>
          </table:table-cell>
          <table:table-cell office:value-type="float" office:value="1.9384" calcext:value-type="float">
            <text:p>1.9384</text:p>
          </table:table-cell>
          <table:table-cell office:value-type="float" office:value="11.1104" calcext:value-type="float">
            <text:p>11.1104</text:p>
          </table:table-cell>
          <table:table-cell office:value-type="float" office:value="27.1637" calcext:value-type="float">
            <text:p>27.1637</text:p>
          </table:table-cell>
          <table:table-cell office:value-type="float" office:value="102.5183" calcext:value-type="float">
            <text:p>102.5183</text:p>
          </table:table-cell>
          <table:table-cell office:value-type="float" office:value="392.2099" calcext:value-type="float">
            <text:p>392.2099</text:p>
          </table:table-cell>
          <table:table-cell table:number-columns-repeated="241"/>
        </table:table-row>
        <table:table-row table:style-name="ro2">
          <table:table-cell table:formula="of:=SUM([.I9:.T9])" office:value-type="float" office:value="524.8963" calcext:value-type="float">
            <text:p>524.89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Brinkman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8" calcext:value-type="float">
            <text:p>8</text:p>
          </table:table-cell>
          <table:table-cell office:value-type="float" office:value="17.667" calcext:value-type="float">
            <text:p>17.667</text:p>
          </table:table-cell>
          <table:table-cell office:value-type="float" office:value="2.0144" calcext:value-type="float">
            <text:p>2.0144</text:p>
          </table:table-cell>
          <table:table-cell office:value-type="float" office:value="3.03" calcext:value-type="float">
            <text:p>3.03</text:p>
          </table:table-cell>
          <table:table-cell office:value-type="float" office:value="4.8623" calcext:value-type="float">
            <text:p>4.8623</text:p>
          </table:table-cell>
          <table:table-cell office:value-type="float" office:value="11.6917" calcext:value-type="float">
            <text:p>11.6917</text:p>
          </table:table-cell>
          <table:table-cell office:value-type="float" office:value="28.6941" calcext:value-type="float">
            <text:p>28.6941</text:p>
          </table:table-cell>
          <table:table-cell office:value-type="float" office:value="95.864" calcext:value-type="float">
            <text:p>95.864</text:p>
          </table:table-cell>
          <table:table-cell office:value-type="float" office:value="361.0728" calcext:value-type="float">
            <text:p>361.0728</text:p>
          </table:table-cell>
          <table:table-cell table:number-columns-repeated="241"/>
        </table:table-row>
        <table:table-row table:style-name="ro2">
          <table:table-cell table:formula="of:=SUM([.I10:.T10])" office:value-type="float" office:value="390.1042" calcext:value-type="float">
            <text:p>390.10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Brinkman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8" calcext:value-type="float">
            <text:p>8</text:p>
          </table:table-cell>
          <table:table-cell office:value-type="float" office:value="8.928" calcext:value-type="float">
            <text:p>8.928</text:p>
          </table:table-cell>
          <table:table-cell office:value-type="float" office:value="0.4821" calcext:value-type="float">
            <text:p>0.4821</text:p>
          </table:table-cell>
          <table:table-cell office:value-type="float" office:value="0.6029" calcext:value-type="float">
            <text:p>0.6029</text:p>
          </table:table-cell>
          <table:table-cell office:value-type="float" office:value="1.379" calcext:value-type="float">
            <text:p>1.379</text:p>
          </table:table-cell>
          <table:table-cell office:value-type="float" office:value="6.2337" calcext:value-type="float">
            <text:p>6.2337</text:p>
          </table:table-cell>
          <table:table-cell office:value-type="float" office:value="20.8698" calcext:value-type="float">
            <text:p>20.8698</text:p>
          </table:table-cell>
          <table:table-cell office:value-type="float" office:value="81.3867" calcext:value-type="float">
            <text:p>81.3867</text:p>
          </table:table-cell>
          <table:table-cell office:value-type="float" office:value="270.222" calcext:value-type="float">
            <text:p>270.222</text:p>
          </table:table-cell>
          <table:table-cell table:number-columns-repeated="241"/>
        </table:table-row>
        <table:table-row table:style-name="ro2">
          <table:table-cell table:formula="of:=SUM([.I11:.T11])" office:value-type="float" office:value="0.1325" calcext:value-type="float">
            <text:p>0.13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Bul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2" calcext:value-type="float">
            <text:p>2</text:p>
          </table:table-cell>
          <table:table-cell office:value-type="float" office:value="0.0872" calcext:value-type="float">
            <text:p>0.0872</text:p>
          </table:table-cell>
          <table:table-cell office:value-type="float" office:value="0.0453" calcext:value-type="float">
            <text:p>0.0453</text:p>
          </table:table-cell>
          <table:table-cell table:number-columns-repeated="247"/>
        </table:table-row>
        <table:table-row table:style-name="ro2">
          <table:table-cell table:formula="of:=SUM([.I12:.T12])" office:value-type="float" office:value="0.1267" calcext:value-type="float">
            <text:p>0.12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Bul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2" calcext:value-type="float">
            <text:p>2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046" calcext:value-type="float">
            <text:p>0.046</text:p>
          </table:table-cell>
          <table:table-cell table:number-columns-repeated="247"/>
        </table:table-row>
        <table:table-row table:style-name="ro2">
          <table:table-cell table:formula="of:=SUM([.I13:.T13])" office:value-type="float" office:value="0.2817" calcext:value-type="float">
            <text:p>0.28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Bul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2" calcext:value-type="float">
            <text:p>2</text:p>
          </table:table-cell>
          <table:table-cell office:value-type="float" office:value="0.1609" calcext:value-type="float">
            <text:p>0.1609</text:p>
          </table:table-cell>
          <table:table-cell office:value-type="float" office:value="0.1208" calcext:value-type="float">
            <text:p>0.1208</text:p>
          </table:table-cell>
          <table:table-cell table:number-columns-repeated="247"/>
        </table:table-row>
        <table:table-row table:style-name="ro2">
          <table:table-cell table:formula="of:=SUM([.I14:.T14])" office:value-type="float" office:value="0.0828" calcext:value-type="float">
            <text:p>0.08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Bul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2" calcext:value-type="float">
            <text:p>2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46" calcext:value-type="float">
            <text:p>0.046</text:p>
          </table:table-cell>
          <table:table-cell table:number-columns-repeated="247"/>
        </table:table-row>
        <table:table-row table:style-name="ro2">
          <table:table-cell table:formula="of:=SUM([.I15:.T15])" office:value-type="float" office:value="0.0811" calcext:value-type="float">
            <text:p>0.08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Butterfly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2" calcext:value-type="float">
            <text:p>2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514" calcext:value-type="float">
            <text:p>0.0514</text:p>
          </table:table-cell>
          <table:table-cell table:number-columns-repeated="247"/>
        </table:table-row>
        <table:table-row table:style-name="ro2">
          <table:table-cell table:formula="of:=SUM([.I16:.T16])" office:value-type="float" office:value="0.1028" calcext:value-type="float">
            <text:p>0.1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Butterfly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2" calcext:value-type="float">
            <text:p>2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564" calcext:value-type="float">
            <text:p>0.0564</text:p>
          </table:table-cell>
          <table:table-cell table:number-columns-repeated="247"/>
        </table:table-row>
        <table:table-row table:style-name="ro2">
          <table:table-cell table:formula="of:=SUM([.I17:.T17])" office:value-type="float" office:value="0.2533" calcext:value-type="float">
            <text:p>0.25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Butterfly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2" calcext:value-type="float">
            <text:p>2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0927" calcext:value-type="float">
            <text:p>0.0927</text:p>
          </table:table-cell>
          <table:table-cell table:number-columns-repeated="247"/>
        </table:table-row>
        <table:table-row table:style-name="ro2">
          <table:table-cell table:formula="of:=SUM([.I18:.T18])" office:value-type="float" office:value="0.0908" calcext:value-type="float">
            <text:p>0.09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Butterfly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2" calcext:value-type="float">
            <text:p>2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345" calcext:value-type="float">
            <text:p>0.0345</text:p>
          </table:table-cell>
          <table:table-cell table:number-columns-repeated="247"/>
        </table:table-row>
        <table:table-row table:style-name="ro2">
          <table:table-cell table:formula="of:=SUM([.I19:.T19])" office:value-type="float" office:value="0.9241" calcext:value-type="float">
            <text:p>0.92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Chvata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6" calcext:value-type="float">
            <text:p>6</text:p>
          </table:table-cell>
          <table:table-cell office:value-type="float" office:value="0.0766" calcext:value-type="float">
            <text:p>0.0766</text:p>
          </table:table-cell>
          <table:table-cell office:value-type="float" office:value="0.1163" calcext:value-type="float">
            <text:p>0.1163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1215" calcext:value-type="float">
            <text:p>0.1215</text:p>
          </table:table-cell>
          <table:table-cell office:value-type="float" office:value="0.201" calcext:value-type="float">
            <text:p>0.201</text:p>
          </table:table-cell>
          <table:table-cell office:value-type="float" office:value="0.3171" calcext:value-type="float">
            <text:p>0.3171</text:p>
          </table:table-cell>
          <table:table-cell table:number-columns-repeated="243"/>
        </table:table-row>
        <table:table-row table:style-name="ro2">
          <table:table-cell table:formula="of:=SUM([.I20:.T20])" office:value-type="float" office:value="1.3905" calcext:value-type="float">
            <text:p>1.39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Chvata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6" calcext:value-type="float">
            <text:p>6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15" calcext:value-type="float">
            <text:p>0.15</text:p>
          </table:table-cell>
          <table:table-cell office:value-type="float" office:value="0.4021" calcext:value-type="float">
            <text:p>0.4021</text:p>
          </table:table-cell>
          <table:table-cell office:value-type="float" office:value="0.4862" calcext:value-type="float">
            <text:p>0.4862</text:p>
          </table:table-cell>
          <table:table-cell table:number-columns-repeated="243"/>
        </table:table-row>
        <table:table-row table:style-name="ro2">
          <table:table-cell table:formula="of:=SUM([.I21:.T21])" office:value-type="float" office:value="3.8912" calcext:value-type="float">
            <text:p>3.89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Chvata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6" calcext:value-type="float">
            <text:p>6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2578" calcext:value-type="float">
            <text:p>0.2578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3034" calcext:value-type="float">
            <text:p>0.3034</text:p>
          </table:table-cell>
          <table:table-cell office:value-type="float" office:value="1.2848" calcext:value-type="float">
            <text:p>1.2848</text:p>
          </table:table-cell>
          <table:table-cell office:value-type="float" office:value="1.4747" calcext:value-type="float">
            <text:p>1.4747</text:p>
          </table:table-cell>
          <table:table-cell table:number-columns-repeated="243"/>
        </table:table-row>
        <table:table-row table:style-name="ro2">
          <table:table-cell table:formula="of:=SUM([.I22:.T22])" office:value-type="float" office:value="1.3204" calcext:value-type="float">
            <text:p>1.32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Chvata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6" calcext:value-type="float">
            <text:p>6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3918" calcext:value-type="float">
            <text:p>0.3918</text:p>
          </table:table-cell>
          <table:table-cell office:value-type="float" office:value="0.5119" calcext:value-type="float">
            <text:p>0.5119</text:p>
          </table:table-cell>
          <table:table-cell table:number-columns-repeated="243"/>
        </table:table-row>
        <table:table-row table:style-name="ro2">
          <table:table-cell table:formula="of:=SUM([.I23:.T23])" office:value-type="float" office:value="13.2023" calcext:value-type="float">
            <text:p>13.20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Clebsch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9" calcext:value-type="float">
            <text:p>9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11" calcext:value-type="float">
            <text:p>0.2211</text:p>
          </table:table-cell>
          <table:table-cell office:value-type="float" office:value="0.3807" calcext:value-type="float">
            <text:p>0.3807</text:p>
          </table:table-cell>
          <table:table-cell office:value-type="float" office:value="1.2162" calcext:value-type="float">
            <text:p>1.2162</text:p>
          </table:table-cell>
          <table:table-cell office:value-type="float" office:value="1.5838" calcext:value-type="float">
            <text:p>1.5838</text:p>
          </table:table-cell>
          <table:table-cell office:value-type="float" office:value="3.3449" calcext:value-type="float">
            <text:p>3.3449</text:p>
          </table:table-cell>
          <table:table-cell office:value-type="float" office:value="5.9829" calcext:value-type="float">
            <text:p>5.9829</text:p>
          </table:table-cell>
          <table:table-cell table:number-columns-repeated="240"/>
        </table:table-row>
        <table:table-row table:style-name="ro2">
          <table:table-cell table:formula="of:=SUM([.I24:.T24])" office:value-type="float" office:value="34.9778" calcext:value-type="float">
            <text:p>34.97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Clebsch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9" calcext:value-type="float">
            <text:p>9</text:p>
          </table:table-cell>
          <table:table-cell office:value-type="float" office:value="0.1352" calcext:value-type="float">
            <text:p>0.1352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181" calcext:value-type="float">
            <text:p>0.181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7533" calcext:value-type="float">
            <text:p>0.7533</text:p>
          </table:table-cell>
          <table:table-cell office:value-type="float" office:value="3.137" calcext:value-type="float">
            <text:p>3.137</text:p>
          </table:table-cell>
          <table:table-cell office:value-type="float" office:value="5.4097" calcext:value-type="float">
            <text:p>5.4097</text:p>
          </table:table-cell>
          <table:table-cell office:value-type="float" office:value="6.2574" calcext:value-type="float">
            <text:p>6.2574</text:p>
          </table:table-cell>
          <table:table-cell office:value-type="float" office:value="18.6468" calcext:value-type="float">
            <text:p>18.6468</text:p>
          </table:table-cell>
          <table:table-cell table:number-columns-repeated="240"/>
        </table:table-row>
        <table:table-row table:style-name="ro2">
          <table:table-cell table:formula="of:=SUM([.I25:.T25])" office:value-type="float" office:value="50.549" calcext:value-type="float">
            <text:p>50.5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Clebsch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9" calcext:value-type="float">
            <text:p>9</text:p>
          </table:table-cell>
          <table:table-cell office:value-type="float" office:value="0.3911" calcext:value-type="float">
            <text:p>0.3911</text:p>
          </table:table-cell>
          <table:table-cell office:value-type="float" office:value="1.1633" calcext:value-type="float">
            <text:p>1.1633</text:p>
          </table:table-cell>
          <table:table-cell office:value-type="float" office:value="1.2025" calcext:value-type="float">
            <text:p>1.2025</text:p>
          </table:table-cell>
          <table:table-cell office:value-type="float" office:value="1.9062" calcext:value-type="float">
            <text:p>1.9062</text:p>
          </table:table-cell>
          <table:table-cell office:value-type="float" office:value="2.3603" calcext:value-type="float">
            <text:p>2.3603</text:p>
          </table:table-cell>
          <table:table-cell office:value-type="float" office:value="4.1722" calcext:value-type="float">
            <text:p>4.1722</text:p>
          </table:table-cell>
          <table:table-cell office:value-type="float" office:value="6.8588" calcext:value-type="float">
            <text:p>6.8588</text:p>
          </table:table-cell>
          <table:table-cell office:value-type="float" office:value="9.5236" calcext:value-type="float">
            <text:p>9.5236</text:p>
          </table:table-cell>
          <table:table-cell office:value-type="float" office:value="22.971" calcext:value-type="float">
            <text:p>22.971</text:p>
          </table:table-cell>
          <table:table-cell table:number-columns-repeated="240"/>
        </table:table-row>
        <table:table-row table:style-name="ro2">
          <table:table-cell table:formula="of:=SUM([.I26:.T26])" office:value-type="float" office:value="39.3911" calcext:value-type="float">
            <text:p>39.39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Clebsch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9" calcext:value-type="float">
            <text:p>9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1736" calcext:value-type="float">
            <text:p>0.1736</text:p>
          </table:table-cell>
          <table:table-cell office:value-type="float" office:value="0.2134" calcext:value-type="float">
            <text:p>0.2134</text:p>
          </table:table-cell>
          <table:table-cell office:value-type="float" office:value="0.3393" calcext:value-type="float">
            <text:p>0.3393</text:p>
          </table:table-cell>
          <table:table-cell office:value-type="float" office:value="0.9086" calcext:value-type="float">
            <text:p>0.9086</text:p>
          </table:table-cell>
          <table:table-cell office:value-type="float" office:value="2.2805" calcext:value-type="float">
            <text:p>2.2805</text:p>
          </table:table-cell>
          <table:table-cell office:value-type="float" office:value="4.4079" calcext:value-type="float">
            <text:p>4.4079</text:p>
          </table:table-cell>
          <table:table-cell office:value-type="float" office:value="5.8565" calcext:value-type="float">
            <text:p>5.8565</text:p>
          </table:table-cell>
          <table:table-cell office:value-type="float" office:value="25.0361" calcext:value-type="float">
            <text:p>25.0361</text:p>
          </table:table-cell>
          <table:table-cell table:number-columns-repeated="240"/>
        </table:table-row>
        <table:table-row table:style-name="ro2">
          <table:table-cell table:formula="of:=SUM([.I27:.T27])" office:value-type="float" office:value="640.4513" calcext:value-type="float">
            <text:p>640.45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Desargues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6" calcext:value-type="float">
            <text:p>6</text:p>
          </table:table-cell>
          <table:table-cell office:value-type="float" office:value="1.0548" calcext:value-type="float">
            <text:p>1.0548</text:p>
          </table:table-cell>
          <table:table-cell office:value-type="float" office:value="0.2417" calcext:value-type="float">
            <text:p>0.2417</text:p>
          </table:table-cell>
          <table:table-cell office:value-type="float" office:value="0.6408" calcext:value-type="float">
            <text:p>0.6408</text:p>
          </table:table-cell>
          <table:table-cell office:value-type="float" office:value="5.8157" calcext:value-type="float">
            <text:p>5.8157</text:p>
          </table:table-cell>
          <table:table-cell office:value-type="float" office:value="31.3214" calcext:value-type="float">
            <text:p>31.3214</text:p>
          </table:table-cell>
          <table:table-cell office:value-type="float" office:value="601.3769" calcext:value-type="float">
            <text:p>601.3769</text:p>
          </table:table-cell>
          <table:table-cell table:number-columns-repeated="243"/>
        </table:table-row>
        <table:table-row table:style-name="ro2">
          <table:table-cell table:formula="of:=SUM([.I28:.T28])" office:value-type="float" office:value="817.0496" calcext:value-type="float">
            <text:p>817.04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Desargues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6" calcext:value-type="float">
            <text:p>6</text:p>
          </table:table-cell>
          <table:table-cell office:value-type="float" office:value="0.6617" calcext:value-type="float">
            <text:p>0.6617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4494" calcext:value-type="float">
            <text:p>0.4494</text:p>
          </table:table-cell>
          <table:table-cell office:value-type="float" office:value="8.7417" calcext:value-type="float">
            <text:p>8.7417</text:p>
          </table:table-cell>
          <table:table-cell office:value-type="float" office:value="58.6383" calcext:value-type="float">
            <text:p>58.6383</text:p>
          </table:table-cell>
          <table:table-cell office:value-type="float" office:value="748.3013" calcext:value-type="float">
            <text:p>748.3013</text:p>
          </table:table-cell>
          <table:table-cell table:number-columns-repeated="243"/>
        </table:table-row>
        <table:table-row table:style-name="ro2">
          <table:table-cell table:formula="of:=SUM([.I29:.T29])" office:value-type="float" office:value="458.1344" calcext:value-type="float">
            <text:p>458.13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Desargues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6" calcext:value-type="float">
            <text:p>6</text:p>
          </table:table-cell>
          <table:table-cell office:value-type="float" office:value="5.1223" calcext:value-type="float">
            <text:p>5.1223</text:p>
          </table:table-cell>
          <table:table-cell office:value-type="float" office:value="1.6843" calcext:value-type="float">
            <text:p>1.6843</text:p>
          </table:table-cell>
          <table:table-cell office:value-type="float" office:value="2.5914" calcext:value-type="float">
            <text:p>2.5914</text:p>
          </table:table-cell>
          <table:table-cell office:value-type="float" office:value="7.4509" calcext:value-type="float">
            <text:p>7.4509</text:p>
          </table:table-cell>
          <table:table-cell office:value-type="float" office:value="38.8888" calcext:value-type="float">
            <text:p>38.8888</text:p>
          </table:table-cell>
          <table:table-cell office:value-type="float" office:value="402.3967" calcext:value-type="float">
            <text:p>402.3967</text:p>
          </table:table-cell>
          <table:table-cell table:number-columns-repeated="243"/>
        </table:table-row>
        <table:table-row table:style-name="ro2">
          <table:table-cell table:formula="of:=SUM([.I30:.T30])" office:value-type="float" office:value="237.5683" calcext:value-type="float">
            <text:p>237.56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Desargues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6" calcext:value-type="float">
            <text:p>6</text:p>
          </table:table-cell>
          <table:table-cell office:value-type="float" office:value="0.7486" calcext:value-type="float">
            <text:p>0.7486</text:p>
          </table:table-cell>
          <table:table-cell office:value-type="float" office:value="0.382" calcext:value-type="float">
            <text:p>0.382</text:p>
          </table:table-cell>
          <table:table-cell office:value-type="float" office:value="0.541" calcext:value-type="float">
            <text:p>0.541</text:p>
          </table:table-cell>
          <table:table-cell office:value-type="float" office:value="4.5542" calcext:value-type="float">
            <text:p>4.5542</text:p>
          </table:table-cell>
          <table:table-cell office:value-type="float" office:value="30.8186" calcext:value-type="float">
            <text:p>30.8186</text:p>
          </table:table-cell>
          <table:table-cell office:value-type="float" office:value="200.5239" calcext:value-type="float">
            <text:p>200.5239</text:p>
          </table:table-cell>
          <table:table-cell table:number-columns-repeated="243"/>
        </table:table-row>
        <table:table-row table:style-name="ro2">
          <table:table-cell table:formula="of:=SUM([.I31:.T31])" office:value-type="float" office:value="0.0773" calcext:value-type="float">
            <text:p>0.07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Diamon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2" calcext:value-type="float">
            <text:p>2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551" calcext:value-type="float">
            <text:p>0.0551</text:p>
          </table:table-cell>
          <table:table-cell table:number-columns-repeated="247"/>
        </table:table-row>
        <table:table-row table:style-name="ro2">
          <table:table-cell table:formula="of:=SUM([.I32:.T32])" office:value-type="float" office:value="0.1021" calcext:value-type="float">
            <text:p>0.1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Diamon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2" calcext:value-type="float">
            <text:p>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71" calcext:value-type="float">
            <text:p>0.0571</text:p>
          </table:table-cell>
          <table:table-cell table:number-columns-repeated="247"/>
        </table:table-row>
        <table:table-row table:style-name="ro2">
          <table:table-cell table:formula="of:=SUM([.I33:.T33])" office:value-type="float" office:value="0.2446" calcext:value-type="float">
            <text:p>0.24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Diamon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2" calcext:value-type="float">
            <text:p>2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1719" calcext:value-type="float">
            <text:p>0.1719</text:p>
          </table:table-cell>
          <table:table-cell table:number-columns-repeated="247"/>
        </table:table-row>
        <table:table-row table:style-name="ro2">
          <table:table-cell table:formula="of:=SUM([.I34:.T34])" office:value-type="float" office:value="0.0838" calcext:value-type="float">
            <text:p>0.0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Diamon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2" calcext:value-type="float">
            <text:p>2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339" calcext:value-type="float">
            <text:p>0.0339</text:p>
          </table:table-cell>
          <table:table-cell table:number-columns-repeated="247"/>
        </table:table-row>
        <table:table-row table:style-name="ro2">
          <table:table-cell table:formula="of:=SUM([.I35:.T35])" office:value-type="float" office:value="1033.6552" calcext:value-type="float">
            <text:p>1033.65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Dodecahedron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inisat</text:p>
          </table:table-cell>
          <table:table-cell table:number-columns-repeated="2"/>
          <table:table-cell office:value-type="float" office:value="0.2521" calcext:value-type="float">
            <text:p>0.2521</text:p>
          </table:table-cell>
          <table:table-cell office:value-type="float" office:value="0.416" calcext:value-type="float">
            <text:p>0.416</text:p>
          </table:table-cell>
          <table:table-cell office:value-type="float" office:value="3.7435" calcext:value-type="float">
            <text:p>3.7435</text:p>
          </table:table-cell>
          <table:table-cell office:value-type="float" office:value="29.2149" calcext:value-type="float">
            <text:p>29.2149</text:p>
          </table:table-cell>
          <table:table-cell office:value-type="float" office:value="1000.0287" calcext:value-type="float">
            <text:p>1000.0287</text:p>
          </table:table-cell>
          <table:table-cell table:number-columns-repeated="243"/>
        </table:table-row>
        <table:table-row table:style-name="ro2">
          <table:table-cell table:formula="of:=SUM([.I36:.T36])" office:value-type="float" office:value="1054.4677" calcext:value-type="float">
            <text:p>1054.46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Dodecahedron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apleCOMSPS</text:p>
          </table:table-cell>
          <table:table-cell table:number-columns-repeated="2"/>
          <table:table-cell office:value-type="float" office:value="0.2775" calcext:value-type="float">
            <text:p>0.2775</text:p>
          </table:table-cell>
          <table:table-cell office:value-type="float" office:value="0.5177" calcext:value-type="float">
            <text:p>0.5177</text:p>
          </table:table-cell>
          <table:table-cell office:value-type="float" office:value="6.7062" calcext:value-type="float">
            <text:p>6.7062</text:p>
          </table:table-cell>
          <table:table-cell office:value-type="float" office:value="46.9332" calcext:value-type="float">
            <text:p>46.9332</text:p>
          </table:table-cell>
          <table:table-cell office:value-type="float" office:value="1000.0331" calcext:value-type="float">
            <text:p>1000.0331</text:p>
          </table:table-cell>
          <table:table-cell table:number-columns-repeated="243"/>
        </table:table-row>
        <table:table-row table:style-name="ro2">
          <table:table-cell table:formula="of:=SUM([.I37:.T37])" office:value-type="float" office:value="583.5166" calcext:value-type="float">
            <text:p>583.51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Dodecahedro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6" calcext:value-type="float">
            <text:p>6</text:p>
          </table:table-cell>
          <table:table-cell office:value-type="float" office:value="2.3962" calcext:value-type="float">
            <text:p>2.3962</text:p>
          </table:table-cell>
          <table:table-cell office:value-type="float" office:value="1.722" calcext:value-type="float">
            <text:p>1.722</text:p>
          </table:table-cell>
          <table:table-cell office:value-type="float" office:value="2.6679" calcext:value-type="float">
            <text:p>2.6679</text:p>
          </table:table-cell>
          <table:table-cell office:value-type="float" office:value="7.4765" calcext:value-type="float">
            <text:p>7.4765</text:p>
          </table:table-cell>
          <table:table-cell office:value-type="float" office:value="48.2489" calcext:value-type="float">
            <text:p>48.2489</text:p>
          </table:table-cell>
          <table:table-cell office:value-type="float" office:value="521.0051" calcext:value-type="float">
            <text:p>521.0051</text:p>
          </table:table-cell>
          <table:table-cell table:number-columns-repeated="243"/>
        </table:table-row>
        <table:table-row table:style-name="ro2">
          <table:table-cell table:formula="of:=SUM([.I38:.T38])" office:value-type="float" office:value="337.1977" calcext:value-type="float">
            <text:p>337.19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Dodecahedro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6" calcext:value-type="float">
            <text:p>6</text:p>
          </table:table-cell>
          <table:table-cell office:value-type="float" office:value="0.7448" calcext:value-type="float">
            <text:p>0.7448</text:p>
          </table:table-cell>
          <table:table-cell office:value-type="float" office:value="0.34" calcext:value-type="float">
            <text:p>0.34</text:p>
          </table:table-cell>
          <table:table-cell office:value-type="float" office:value="0.5684" calcext:value-type="float">
            <text:p>0.5684</text:p>
          </table:table-cell>
          <table:table-cell office:value-type="float" office:value="4.0226" calcext:value-type="float">
            <text:p>4.0226</text:p>
          </table:table-cell>
          <table:table-cell office:value-type="float" office:value="19.8056" calcext:value-type="float">
            <text:p>19.8056</text:p>
          </table:table-cell>
          <table:table-cell office:value-type="float" office:value="311.7163" calcext:value-type="float">
            <text:p>311.7163</text:p>
          </table:table-cell>
          <table:table-cell table:number-columns-repeated="243"/>
        </table:table-row>
        <table:table-row table:style-name="ro2">
          <table:table-cell table:formula="of:=SUM([.I39:.T39])" office:value-type="float" office:value="0.6272" calcext:value-type="float">
            <text:p>0.62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Dur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4" calcext:value-type="float">
            <text:p>4</text:p>
          </table:table-cell>
          <table:table-cell office:value-type="float" office:value="0.0854" calcext:value-type="float">
            <text:p>0.0854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0831" calcext:value-type="float">
            <text:p>0.0831</text:p>
          </table:table-cell>
          <table:table-cell office:value-type="float" office:value="0.3291" calcext:value-type="float">
            <text:p>0.3291</text:p>
          </table:table-cell>
          <table:table-cell table:number-columns-repeated="245"/>
        </table:table-row>
        <table:table-row table:style-name="ro2">
          <table:table-cell table:formula="of:=SUM([.I40:.T40])" office:value-type="float" office:value="0.6805" calcext:value-type="float">
            <text:p>0.6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Dur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4" calcext:value-type="float">
            <text:p>4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0868" calcext:value-type="float">
            <text:p>0.0868</text:p>
          </table:table-cell>
          <table:table-cell office:value-type="float" office:value="0.0719" calcext:value-type="float">
            <text:p>0.0719</text:p>
          </table:table-cell>
          <table:table-cell office:value-type="float" office:value="0.4219" calcext:value-type="float">
            <text:p>0.4219</text:p>
          </table:table-cell>
          <table:table-cell table:number-columns-repeated="245"/>
        </table:table-row>
        <table:table-row table:style-name="ro2">
          <table:table-cell table:formula="of:=SUM([.I41:.T41])" office:value-type="float" office:value="2.1558" calcext:value-type="float">
            <text:p>2.15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Dur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4" calcext:value-type="float">
            <text:p>4</text:p>
          </table:table-cell>
          <table:table-cell office:value-type="float" office:value="0.2462" calcext:value-type="float">
            <text:p>0.2462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6534" calcext:value-type="float">
            <text:p>0.6534</text:p>
          </table:table-cell>
          <table:table-cell office:value-type="float" office:value="0.985" calcext:value-type="float">
            <text:p>0.985</text:p>
          </table:table-cell>
          <table:table-cell table:number-columns-repeated="245"/>
        </table:table-row>
        <table:table-row table:style-name="ro2">
          <table:table-cell table:formula="of:=SUM([.I42:.T42])" office:value-type="float" office:value="0.7572" calcext:value-type="float">
            <text:p>0.75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Dur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4" calcext:value-type="float">
            <text:p>4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4365" calcext:value-type="float">
            <text:p>0.4365</text:p>
          </table:table-cell>
          <table:table-cell table:number-columns-repeated="245"/>
        </table:table-row>
        <table:table-row table:style-name="ro2">
          <table:table-cell table:formula="of:=SUM([.I43:.T43])" office:value-type="float" office:value="1514.8632" calcext:value-type="float">
            <text:p>1514.86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Ellingham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inisat</text:p>
          </table:table-cell>
          <table:table-cell table:number-columns-repeated="2"/>
          <table:table-cell office:value-type="float" office:value="75.0174" calcext:value-type="float">
            <text:p>75.0174</text:p>
          </table:table-cell>
          <table:table-cell office:value-type="float" office:value="83.8313" calcext:value-type="float">
            <text:p>83.8313</text:p>
          </table:table-cell>
          <table:table-cell office:value-type="float" office:value="355.9771" calcext:value-type="float">
            <text:p>355.9771</text:p>
          </table:table-cell>
          <table:table-cell office:value-type="float" office:value="1000.0374" calcext:value-type="float">
            <text:p>1000.0374</text:p>
          </table:table-cell>
          <table:table-cell table:number-columns-repeated="244"/>
        </table:table-row>
        <table:table-row table:style-name="ro2">
          <table:table-cell table:formula="of:=SUM([.I44:.T44])" office:value-type="float" office:value="1903.9686" calcext:value-type="float">
            <text:p>1903.96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Ellingham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apleCOMSPS</text:p>
          </table:table-cell>
          <table:table-cell table:number-columns-repeated="2"/>
          <table:table-cell office:value-type="float" office:value="67.2533" calcext:value-type="float">
            <text:p>67.2533</text:p>
          </table:table-cell>
          <table:table-cell office:value-type="float" office:value="132.0326" calcext:value-type="float">
            <text:p>132.0326</text:p>
          </table:table-cell>
          <table:table-cell office:value-type="float" office:value="704.6021" calcext:value-type="float">
            <text:p>704.6021</text:p>
          </table:table-cell>
          <table:table-cell office:value-type="float" office:value="1000.0806" calcext:value-type="float">
            <text:p>1000.0806</text:p>
          </table:table-cell>
          <table:table-cell table:number-columns-repeated="244"/>
        </table:table-row>
        <table:table-row table:style-name="ro2">
          <table:table-cell table:formula="of:=SUM([.I45:.T45])" office:value-type="float" office:value="1753.2861" calcext:value-type="float">
            <text:p>1753.28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Ellingham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lingeling</text:p>
          </table:table-cell>
          <table:table-cell table:number-columns-repeated="2"/>
          <table:table-cell office:value-type="float" office:value="132.1097" calcext:value-type="float">
            <text:p>132.1097</text:p>
          </table:table-cell>
          <table:table-cell office:value-type="float" office:value="621.065" calcext:value-type="float">
            <text:p>621.065</text:p>
          </table:table-cell>
          <table:table-cell office:value-type="float" office:value="1000.1114" calcext:value-type="float">
            <text:p>1000.1114</text:p>
          </table:table-cell>
          <table:table-cell table:number-columns-repeated="245"/>
        </table:table-row>
        <table:table-row table:style-name="ro2">
          <table:table-cell table:formula="of:=SUM([.I46:.T46])" office:value-type="float" office:value="1609.7674" calcext:value-type="float">
            <text:p>1609.76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Ellingham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glucose</text:p>
          </table:table-cell>
          <table:table-cell table:number-columns-repeated="2"/>
          <table:table-cell office:value-type="float" office:value="19.4499" calcext:value-type="float">
            <text:p>19.4499</text:p>
          </table:table-cell>
          <table:table-cell office:value-type="float" office:value="39.2319" calcext:value-type="float">
            <text:p>39.2319</text:p>
          </table:table-cell>
          <table:table-cell office:value-type="float" office:value="551.0471" calcext:value-type="float">
            <text:p>551.0471</text:p>
          </table:table-cell>
          <table:table-cell office:value-type="float" office:value="1000.0385" calcext:value-type="float">
            <text:p>1000.0385</text:p>
          </table:table-cell>
          <table:table-cell table:number-columns-repeated="244"/>
        </table:table-row>
        <table:table-row table:style-name="ro2">
          <table:table-cell table:formula="of:=SUM([.I47:.T47])" office:value-type="float" office:value="2.776" calcext:value-type="float">
            <text:p>2.7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Errera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6" calcext:value-type="float">
            <text:p>6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1687" calcext:value-type="float">
            <text:p>0.1687</text:p>
          </table:table-cell>
          <table:table-cell office:value-type="float" office:value="0.1842" calcext:value-type="float">
            <text:p>0.1842</text:p>
          </table:table-cell>
          <table:table-cell office:value-type="float" office:value="0.2161" calcext:value-type="float">
            <text:p>0.2161</text:p>
          </table:table-cell>
          <table:table-cell office:value-type="float" office:value="0.3737" calcext:value-type="float">
            <text:p>0.3737</text:p>
          </table:table-cell>
          <table:table-cell office:value-type="float" office:value="1.6298" calcext:value-type="float">
            <text:p>1.6298</text:p>
          </table:table-cell>
          <table:table-cell table:number-columns-repeated="243"/>
        </table:table-row>
        <table:table-row table:style-name="ro2">
          <table:table-cell table:formula="of:=SUM([.I48:.T48])" office:value-type="float" office:value="4.7188" calcext:value-type="float">
            <text:p>4.71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Errera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6" calcext:value-type="float">
            <text:p>6</text:p>
          </table:table-cell>
          <table:table-cell office:value-type="float" office:value="0.3007" calcext:value-type="float">
            <text:p>0.3007</text:p>
          </table:table-cell>
          <table:table-cell office:value-type="float" office:value="0.1674" calcext:value-type="float">
            <text:p>0.1674</text:p>
          </table:table-cell>
          <table:table-cell office:value-type="float" office:value="0.1892" calcext:value-type="float">
            <text:p>0.1892</text:p>
          </table:table-cell>
          <table:table-cell office:value-type="float" office:value="0.3285" calcext:value-type="float">
            <text:p>0.3285</text:p>
          </table:table-cell>
          <table:table-cell office:value-type="float" office:value="0.4959" calcext:value-type="float">
            <text:p>0.4959</text:p>
          </table:table-cell>
          <table:table-cell office:value-type="float" office:value="3.2371" calcext:value-type="float">
            <text:p>3.2371</text:p>
          </table:table-cell>
          <table:table-cell table:number-columns-repeated="243"/>
        </table:table-row>
        <table:table-row table:style-name="ro2">
          <table:table-cell table:formula="of:=SUM([.I49:.T49])" office:value-type="float" office:value="14.0744" calcext:value-type="float">
            <text:p>14.07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Errera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6" calcext:value-type="float">
            <text:p>6</text:p>
          </table:table-cell>
          <table:table-cell office:value-type="float" office:value="3.7522" calcext:value-type="float">
            <text:p>3.7522</text:p>
          </table:table-cell>
          <table:table-cell office:value-type="float" office:value="0.4646" calcext:value-type="float">
            <text:p>0.4646</text:p>
          </table:table-cell>
          <table:table-cell office:value-type="float" office:value="1.3657" calcext:value-type="float">
            <text:p>1.3657</text:p>
          </table:table-cell>
          <table:table-cell office:value-type="float" office:value="2.1878" calcext:value-type="float">
            <text:p>2.1878</text:p>
          </table:table-cell>
          <table:table-cell office:value-type="float" office:value="2.3678" calcext:value-type="float">
            <text:p>2.3678</text:p>
          </table:table-cell>
          <table:table-cell office:value-type="float" office:value="3.9363" calcext:value-type="float">
            <text:p>3.9363</text:p>
          </table:table-cell>
          <table:table-cell table:number-columns-repeated="243"/>
        </table:table-row>
        <table:table-row table:style-name="ro2">
          <table:table-cell table:formula="of:=SUM([.I50:.T50])" office:value-type="float" office:value="3.1435" calcext:value-type="float">
            <text:p>3.14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Errera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6" calcext:value-type="float">
            <text:p>6</text:p>
          </table:table-cell>
          <table:table-cell office:value-type="float" office:value="0.3803" calcext:value-type="float">
            <text:p>0.3803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2204" calcext:value-type="float">
            <text:p>0.2204</text:p>
          </table:table-cell>
          <table:table-cell office:value-type="float" office:value="0.3288" calcext:value-type="float">
            <text:p>0.3288</text:p>
          </table:table-cell>
          <table:table-cell office:value-type="float" office:value="0.5473" calcext:value-type="float">
            <text:p>0.5473</text:p>
          </table:table-cell>
          <table:table-cell office:value-type="float" office:value="1.4699" calcext:value-type="float">
            <text:p>1.4699</text:p>
          </table:table-cell>
          <table:table-cell table:number-columns-repeated="243"/>
        </table:table-row>
        <table:table-row table:style-name="ro2">
          <table:table-cell table:formula="of:=SUM([.I51:.T51])" office:value-type="float" office:value="17.9116" calcext:value-type="float">
            <text:p>17.9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Fivex5-gri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4" calcext:value-type="float">
            <text:p>4</text:p>
          </table:table-cell>
          <table:table-cell office:value-type="float" office:value="12.7099" calcext:value-type="float">
            <text:p>12.7099</text:p>
          </table:table-cell>
          <table:table-cell office:value-type="float" office:value="0.5655" calcext:value-type="float">
            <text:p>0.5655</text:p>
          </table:table-cell>
          <table:table-cell office:value-type="float" office:value="0.7475" calcext:value-type="float">
            <text:p>0.7475</text:p>
          </table:table-cell>
          <table:table-cell office:value-type="float" office:value="3.8887" calcext:value-type="float">
            <text:p>3.8887</text:p>
          </table:table-cell>
          <table:table-cell table:number-columns-repeated="245"/>
        </table:table-row>
        <table:table-row table:style-name="ro2">
          <table:table-cell table:formula="of:=SUM([.I52:.T52])" office:value-type="float" office:value="19.2045" calcext:value-type="float">
            <text:p>19.20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Fivex5-gri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4" calcext:value-type="float">
            <text:p>4</text:p>
          </table:table-cell>
          <table:table-cell office:value-type="float" office:value="5.1334" calcext:value-type="float">
            <text:p>5.1334</text:p>
          </table:table-cell>
          <table:table-cell office:value-type="float" office:value="0.6041" calcext:value-type="float">
            <text:p>0.6041</text:p>
          </table:table-cell>
          <table:table-cell office:value-type="float" office:value="0.8922" calcext:value-type="float">
            <text:p>0.8922</text:p>
          </table:table-cell>
          <table:table-cell office:value-type="float" office:value="12.5748" calcext:value-type="float">
            <text:p>12.5748</text:p>
          </table:table-cell>
          <table:table-cell table:number-columns-repeated="245"/>
        </table:table-row>
        <table:table-row table:style-name="ro2">
          <table:table-cell table:formula="of:=SUM([.I53:.T53])" office:value-type="float" office:value="72.9006" calcext:value-type="float">
            <text:p>72.90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Fivex5-gri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4" calcext:value-type="float">
            <text:p>4</text:p>
          </table:table-cell>
          <table:table-cell office:value-type="float" office:value="49.2327" calcext:value-type="float">
            <text:p>49.2327</text:p>
          </table:table-cell>
          <table:table-cell office:value-type="float" office:value="3.4096" calcext:value-type="float">
            <text:p>3.4096</text:p>
          </table:table-cell>
          <table:table-cell office:value-type="float" office:value="4.7266" calcext:value-type="float">
            <text:p>4.7266</text:p>
          </table:table-cell>
          <table:table-cell office:value-type="float" office:value="15.5317" calcext:value-type="float">
            <text:p>15.5317</text:p>
          </table:table-cell>
          <table:table-cell table:number-columns-repeated="245"/>
        </table:table-row>
        <table:table-row table:style-name="ro2">
          <table:table-cell table:formula="of:=SUM([.I54:.T54])" office:value-type="float" office:value="19.5237" calcext:value-type="float">
            <text:p>19.5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Fivex5-gri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4" calcext:value-type="float">
            <text:p>4</text:p>
          </table:table-cell>
          <table:table-cell office:value-type="float" office:value="11.4133" calcext:value-type="float">
            <text:p>11.4133</text:p>
          </table:table-cell>
          <table:table-cell office:value-type="float" office:value="0.8112" calcext:value-type="float">
            <text:p>0.8112</text:p>
          </table:table-cell>
          <table:table-cell office:value-type="float" office:value="1.0351" calcext:value-type="float">
            <text:p>1.0351</text:p>
          </table:table-cell>
          <table:table-cell office:value-type="float" office:value="6.2641" calcext:value-type="float">
            <text:p>6.2641</text:p>
          </table:table-cell>
          <table:table-cell table:number-columns-repeated="245"/>
        </table:table-row>
        <table:table-row table:style-name="ro2">
          <table:table-cell table:formula="of:=SUM([.I55:.T55])" office:value-type="float" office:value="406.2097" calcext:value-type="float">
            <text:p>406.20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FlowerSnark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6" calcext:value-type="float">
            <text:p>6</text:p>
          </table:table-cell>
          <table:table-cell office:value-type="float" office:value="0.3658" calcext:value-type="float">
            <text:p>0.3658</text:p>
          </table:table-cell>
          <table:table-cell office:value-type="float" office:value="0.2656" calcext:value-type="float">
            <text:p>0.2656</text:p>
          </table:table-cell>
          <table:table-cell office:value-type="float" office:value="0.3348" calcext:value-type="float">
            <text:p>0.3348</text:p>
          </table:table-cell>
          <table:table-cell office:value-type="float" office:value="3.6483" calcext:value-type="float">
            <text:p>3.6483</text:p>
          </table:table-cell>
          <table:table-cell office:value-type="float" office:value="20.5715" calcext:value-type="float">
            <text:p>20.5715</text:p>
          </table:table-cell>
          <table:table-cell office:value-type="float" office:value="381.0237" calcext:value-type="float">
            <text:p>381.0237</text:p>
          </table:table-cell>
          <table:table-cell table:number-columns-repeated="243"/>
        </table:table-row>
        <table:table-row table:style-name="ro2">
          <table:table-cell table:formula="of:=SUM([.I56:.T56])" office:value-type="float" office:value="591.4152" calcext:value-type="float">
            <text:p>591.41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FlowerSnark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6" calcext:value-type="float">
            <text:p>6</text:p>
          </table:table-cell>
          <table:table-cell office:value-type="float" office:value="3.3432" calcext:value-type="float">
            <text:p>3.3432</text:p>
          </table:table-cell>
          <table:table-cell office:value-type="float" office:value="0.278" calcext:value-type="float">
            <text:p>0.278</text:p>
          </table:table-cell>
          <table:table-cell office:value-type="float" office:value="0.4457" calcext:value-type="float">
            <text:p>0.4457</text:p>
          </table:table-cell>
          <table:table-cell office:value-type="float" office:value="8.7619" calcext:value-type="float">
            <text:p>8.7619</text:p>
          </table:table-cell>
          <table:table-cell office:value-type="float" office:value="48.7372" calcext:value-type="float">
            <text:p>48.7372</text:p>
          </table:table-cell>
          <table:table-cell office:value-type="float" office:value="529.8492" calcext:value-type="float">
            <text:p>529.8492</text:p>
          </table:table-cell>
          <table:table-cell table:number-columns-repeated="243"/>
        </table:table-row>
        <table:table-row table:style-name="ro2">
          <table:table-cell table:formula="of:=SUM([.I57:.T57])" office:value-type="float" office:value="337.7612" calcext:value-type="float">
            <text:p>337.76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FlowerSnark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6" calcext:value-type="float">
            <text:p>6</text:p>
          </table:table-cell>
          <table:table-cell office:value-type="float" office:value="9.4706" calcext:value-type="float">
            <text:p>9.4706</text:p>
          </table:table-cell>
          <table:table-cell office:value-type="float" office:value="1.7517" calcext:value-type="float">
            <text:p>1.7517</text:p>
          </table:table-cell>
          <table:table-cell office:value-type="float" office:value="2.5306" calcext:value-type="float">
            <text:p>2.5306</text:p>
          </table:table-cell>
          <table:table-cell office:value-type="float" office:value="7.8294" calcext:value-type="float">
            <text:p>7.8294</text:p>
          </table:table-cell>
          <table:table-cell office:value-type="float" office:value="32.557" calcext:value-type="float">
            <text:p>32.557</text:p>
          </table:table-cell>
          <table:table-cell office:value-type="float" office:value="283.6219" calcext:value-type="float">
            <text:p>283.6219</text:p>
          </table:table-cell>
          <table:table-cell table:number-columns-repeated="243"/>
        </table:table-row>
        <table:table-row table:style-name="ro2">
          <table:table-cell table:formula="of:=SUM([.I58:.T58])" office:value-type="float" office:value="201.3966" calcext:value-type="float">
            <text:p>201.39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FlowerSnark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6" calcext:value-type="float">
            <text:p>6</text:p>
          </table:table-cell>
          <table:table-cell office:value-type="float" office:value="3.5957" calcext:value-type="float">
            <text:p>3.5957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4973" calcext:value-type="float">
            <text:p>0.4973</text:p>
          </table:table-cell>
          <table:table-cell office:value-type="float" office:value="4.0418" calcext:value-type="float">
            <text:p>4.0418</text:p>
          </table:table-cell>
          <table:table-cell office:value-type="float" office:value="21.9016" calcext:value-type="float">
            <text:p>21.9016</text:p>
          </table:table-cell>
          <table:table-cell office:value-type="float" office:value="171.0053" calcext:value-type="float">
            <text:p>171.0053</text:p>
          </table:table-cell>
          <table:table-cell table:number-columns-repeated="243"/>
        </table:table-row>
        <table:table-row table:style-name="ro2">
          <table:table-cell table:formula="of:=SUM([.I59:.T59])" office:value-type="float" office:value="130.2027" calcext:value-type="float">
            <text:p>130.20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Folkma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7" calcext:value-type="float">
            <text:p>7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2751" calcext:value-type="float">
            <text:p>0.2751</text:p>
          </table:table-cell>
          <table:table-cell office:value-type="float" office:value="0.2916" calcext:value-type="float">
            <text:p>0.2916</text:p>
          </table:table-cell>
          <table:table-cell office:value-type="float" office:value="0.7711" calcext:value-type="float">
            <text:p>0.7711</text:p>
          </table:table-cell>
          <table:table-cell office:value-type="float" office:value="6.9869" calcext:value-type="float">
            <text:p>6.9869</text:p>
          </table:table-cell>
          <table:table-cell office:value-type="float" office:value="27.2977" calcext:value-type="float">
            <text:p>27.2977</text:p>
          </table:table-cell>
          <table:table-cell office:value-type="float" office:value="94.2178" calcext:value-type="float">
            <text:p>94.2178</text:p>
          </table:table-cell>
          <table:table-cell table:number-columns-repeated="242"/>
        </table:table-row>
        <table:table-row table:style-name="ro2">
          <table:table-cell table:formula="of:=SUM([.I60:.T60])" office:value-type="float" office:value="273.7677" calcext:value-type="float">
            <text:p>273.76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Folkma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7" calcext:value-type="float">
            <text:p>7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2679" calcext:value-type="float">
            <text:p>0.2679</text:p>
          </table:table-cell>
          <table:table-cell office:value-type="float" office:value="0.34" calcext:value-type="float">
            <text:p>0.34</text:p>
          </table:table-cell>
          <table:table-cell office:value-type="float" office:value="1.0701" calcext:value-type="float">
            <text:p>1.0701</text:p>
          </table:table-cell>
          <table:table-cell office:value-type="float" office:value="10.7545" calcext:value-type="float">
            <text:p>10.7545</text:p>
          </table:table-cell>
          <table:table-cell office:value-type="float" office:value="61.7759" calcext:value-type="float">
            <text:p>61.7759</text:p>
          </table:table-cell>
          <table:table-cell office:value-type="float" office:value="198.8567" calcext:value-type="float">
            <text:p>198.8567</text:p>
          </table:table-cell>
          <table:table-cell table:number-columns-repeated="242"/>
        </table:table-row>
        <table:table-row table:style-name="ro2">
          <table:table-cell table:formula="of:=SUM([.I61:.T61])" office:value-type="float" office:value="273.6629" calcext:value-type="float">
            <text:p>273.66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Folkma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7" calcext:value-type="float">
            <text:p>7</text:p>
          </table:table-cell>
          <table:table-cell office:value-type="float" office:value="1.2784" calcext:value-type="float">
            <text:p>1.2784</text:p>
          </table:table-cell>
          <table:table-cell office:value-type="float" office:value="1.8568" calcext:value-type="float">
            <text:p>1.8568</text:p>
          </table:table-cell>
          <table:table-cell office:value-type="float" office:value="2.6545" calcext:value-type="float">
            <text:p>2.6545</text:p>
          </table:table-cell>
          <table:table-cell office:value-type="float" office:value="4.0641" calcext:value-type="float">
            <text:p>4.0641</text:p>
          </table:table-cell>
          <table:table-cell office:value-type="float" office:value="14.4505" calcext:value-type="float">
            <text:p>14.4505</text:p>
          </table:table-cell>
          <table:table-cell office:value-type="float" office:value="70.7811" calcext:value-type="float">
            <text:p>70.7811</text:p>
          </table:table-cell>
          <table:table-cell office:value-type="float" office:value="178.5775" calcext:value-type="float">
            <text:p>178.5775</text:p>
          </table:table-cell>
          <table:table-cell table:number-columns-repeated="242"/>
        </table:table-row>
        <table:table-row table:style-name="ro2">
          <table:table-cell table:formula="of:=SUM([.I62:.T62])" office:value-type="float" office:value="202.5937" calcext:value-type="float">
            <text:p>202.59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Folkma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7" calcext:value-type="float">
            <text:p>7</text:p>
          </table:table-cell>
          <table:table-cell office:value-type="float" office:value="0.4645" calcext:value-type="float">
            <text:p>0.4645</text:p>
          </table:table-cell>
          <table:table-cell office:value-type="float" office:value="0.3593" calcext:value-type="float">
            <text:p>0.3593</text:p>
          </table:table-cell>
          <table:table-cell office:value-type="float" office:value="0.391" calcext:value-type="float">
            <text:p>0.391</text:p>
          </table:table-cell>
          <table:table-cell office:value-type="float" office:value="1.1874" calcext:value-type="float">
            <text:p>1.1874</text:p>
          </table:table-cell>
          <table:table-cell office:value-type="float" office:value="7.9035" calcext:value-type="float">
            <text:p>7.9035</text:p>
          </table:table-cell>
          <table:table-cell office:value-type="float" office:value="39.645" calcext:value-type="float">
            <text:p>39.645</text:p>
          </table:table-cell>
          <table:table-cell office:value-type="float" office:value="152.643" calcext:value-type="float">
            <text:p>152.643</text:p>
          </table:table-cell>
          <table:table-cell table:number-columns-repeated="242"/>
        </table:table-row>
        <table:table-row table:style-name="ro2">
          <table:table-cell table:formula="of:=SUM([.I63:.T63])" office:value-type="float" office:value="1.1281" calcext:value-type="float">
            <text:p>1.12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Fourx4-gri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4" calcext:value-type="float">
            <text:p>4</text:p>
          </table:table-cell>
          <table:table-cell office:value-type="float" office:value="0.1643" calcext:value-type="float">
            <text:p>0.1643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6994" calcext:value-type="float">
            <text:p>0.6994</text:p>
          </table:table-cell>
          <table:table-cell table:number-columns-repeated="245"/>
        </table:table-row>
        <table:table-row table:style-name="ro2">
          <table:table-cell table:formula="of:=SUM([.I64:.T64])" office:value-type="float" office:value="1.5661" calcext:value-type="float">
            <text:p>1.56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Fourx4-gri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4" calcext:value-type="float">
            <text:p>4</text:p>
          </table:table-cell>
          <table:table-cell office:value-type="float" office:value="0.2076" calcext:value-type="float">
            <text:p>0.2076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1844" calcext:value-type="float">
            <text:p>0.1844</text:p>
          </table:table-cell>
          <table:table-cell office:value-type="float" office:value="1.0437" calcext:value-type="float">
            <text:p>1.0437</text:p>
          </table:table-cell>
          <table:table-cell table:number-columns-repeated="245"/>
        </table:table-row>
        <table:table-row table:style-name="ro2">
          <table:table-cell table:formula="of:=SUM([.I65:.T65])" office:value-type="float" office:value="6.8274" calcext:value-type="float">
            <text:p>6.82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Fourx4-gri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4" calcext:value-type="float">
            <text:p>4</text:p>
          </table:table-cell>
          <table:table-cell office:value-type="float" office:value="1.4109" calcext:value-type="float">
            <text:p>1.4109</text:p>
          </table:table-cell>
          <table:table-cell office:value-type="float" office:value="1.0912" calcext:value-type="float">
            <text:p>1.0912</text:p>
          </table:table-cell>
          <table:table-cell office:value-type="float" office:value="1.9024" calcext:value-type="float">
            <text:p>1.9024</text:p>
          </table:table-cell>
          <table:table-cell office:value-type="float" office:value="2.4229" calcext:value-type="float">
            <text:p>2.4229</text:p>
          </table:table-cell>
          <table:table-cell table:number-columns-repeated="245"/>
        </table:table-row>
        <table:table-row table:style-name="ro2">
          <table:table-cell table:formula="of:=SUM([.I66:.T66])" office:value-type="float" office:value="1.6503" calcext:value-type="float">
            <text:p>1.65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Fourx4-gri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4" calcext:value-type="float">
            <text:p>4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2326" calcext:value-type="float">
            <text:p>0.2326</text:p>
          </table:table-cell>
          <table:table-cell office:value-type="float" office:value="1.0789" calcext:value-type="float">
            <text:p>1.0789</text:p>
          </table:table-cell>
          <table:table-cell table:number-columns-repeated="245"/>
        </table:table-row>
        <table:table-row table:style-name="ro2">
          <table:table-cell table:formula="of:=SUM([.I67:.T67])" office:value-type="float" office:value="1.3991" calcext:value-type="float">
            <text:p>1.39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Frankli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5" calcext:value-type="float">
            <text:p>5</text:p>
          </table:table-cell>
          <table:table-cell office:value-type="float" office:value="0.0782" calcext:value-type="float">
            <text:p>0.0782</text:p>
          </table:table-cell>
          <table:table-cell office:value-type="float" office:value="0.0683" calcext:value-type="float">
            <text:p>0.0683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2935" calcext:value-type="float">
            <text:p>0.2935</text:p>
          </table:table-cell>
          <table:table-cell office:value-type="float" office:value="0.8589" calcext:value-type="float">
            <text:p>0.8589</text:p>
          </table:table-cell>
          <table:table-cell table:number-columns-repeated="244"/>
        </table:table-row>
        <table:table-row table:style-name="ro2">
          <table:table-cell table:formula="of:=SUM([.I68:.T68])" office:value-type="float" office:value="2.5427" calcext:value-type="float">
            <text:p>2.54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Frankli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5" calcext:value-type="float">
            <text:p>5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3949" calcext:value-type="float">
            <text:p>0.3949</text:p>
          </table:table-cell>
          <table:table-cell office:value-type="float" office:value="1.9082" calcext:value-type="float">
            <text:p>1.9082</text:p>
          </table:table-cell>
          <table:table-cell table:number-columns-repeated="244"/>
        </table:table-row>
        <table:table-row table:style-name="ro2">
          <table:table-cell table:formula="of:=SUM([.I69:.T69])" office:value-type="float" office:value="5.0116" calcext:value-type="float">
            <text:p>5.0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Frankli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5" calcext:value-type="float">
            <text:p>5</text:p>
          </table:table-cell>
          <table:table-cell office:value-type="float" office:value="0.2055" calcext:value-type="float">
            <text:p>0.2055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6742" calcext:value-type="float">
            <text:p>0.6742</text:p>
          </table:table-cell>
          <table:table-cell office:value-type="float" office:value="1.279" calcext:value-type="float">
            <text:p>1.279</text:p>
          </table:table-cell>
          <table:table-cell office:value-type="float" office:value="2.5904" calcext:value-type="float">
            <text:p>2.5904</text:p>
          </table:table-cell>
          <table:table-cell table:number-columns-repeated="244"/>
        </table:table-row>
        <table:table-row table:style-name="ro2">
          <table:table-cell table:formula="of:=SUM([.I70:.T70])" office:value-type="float" office:value="2.9499" calcext:value-type="float">
            <text:p>2.94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Frankli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5" calcext:value-type="float">
            <text:p>5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0817" calcext:value-type="float">
            <text:p>0.0817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5925" calcext:value-type="float">
            <text:p>0.5925</text:p>
          </table:table-cell>
          <table:table-cell office:value-type="float" office:value="2.1111" calcext:value-type="float">
            <text:p>2.1111</text:p>
          </table:table-cell>
          <table:table-cell table:number-columns-repeated="244"/>
        </table:table-row>
        <table:table-row table:style-name="ro2">
          <table:table-cell table:formula="of:=SUM([.I71:.T71])" office:value-type="float" office:value="0.7128" calcext:value-type="float">
            <text:p>0.7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Frucht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4" calcext:value-type="float">
            <text:p>4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951" calcext:value-type="float">
            <text:p>0.0951</text:p>
          </table:table-cell>
          <table:table-cell office:value-type="float" office:value="0.4779" calcext:value-type="float">
            <text:p>0.4779</text:p>
          </table:table-cell>
          <table:table-cell table:number-columns-repeated="245"/>
        </table:table-row>
        <table:table-row table:style-name="ro2">
          <table:table-cell table:formula="of:=SUM([.I72:.T72])" office:value-type="float" office:value="1.3661" calcext:value-type="float">
            <text:p>1.36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Frucht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4" calcext:value-type="float">
            <text:p>4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069" calcext:value-type="float">
            <text:p>0.069</text:p>
          </table:table-cell>
          <table:table-cell office:value-type="float" office:value="0.0971" calcext:value-type="float">
            <text:p>0.0971</text:p>
          </table:table-cell>
          <table:table-cell office:value-type="float" office:value="1.0985" calcext:value-type="float">
            <text:p>1.0985</text:p>
          </table:table-cell>
          <table:table-cell table:number-columns-repeated="245"/>
        </table:table-row>
        <table:table-row table:style-name="ro2">
          <table:table-cell table:formula="of:=SUM([.I73:.T73])" office:value-type="float" office:value="2.7789" calcext:value-type="float">
            <text:p>2.77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Frucht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4" calcext:value-type="float">
            <text:p>4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6306" calcext:value-type="float">
            <text:p>0.6306</text:p>
          </table:table-cell>
          <table:table-cell office:value-type="float" office:value="1.6673" calcext:value-type="float">
            <text:p>1.6673</text:p>
          </table:table-cell>
          <table:table-cell table:number-columns-repeated="245"/>
        </table:table-row>
        <table:table-row table:style-name="ro2">
          <table:table-cell table:formula="of:=SUM([.I74:.T74])" office:value-type="float" office:value="1.354" calcext:value-type="float">
            <text:p>1.3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Frucht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4" calcext:value-type="float">
            <text:p>4</text:p>
          </table:table-cell>
          <table:table-cell office:value-type="float" office:value="0.1531" calcext:value-type="float">
            <text:p>0.1531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1137" calcext:value-type="float">
            <text:p>0.1137</text:p>
          </table:table-cell>
          <table:table-cell office:value-type="float" office:value="1.023" calcext:value-type="float">
            <text:p>1.023</text:p>
          </table:table-cell>
          <table:table-cell table:number-columns-repeated="245"/>
        </table:table-row>
        <table:table-row table:style-name="ro2">
          <table:table-cell table:formula="of:=SUM([.I75:.T75])" office:value-type="float" office:value="0.2729" calcext:value-type="float">
            <text:p>0.27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Goldn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4" calcext:value-type="float">
            <text:p>4</text:p>
          </table:table-cell>
          <table:table-cell office:value-type="float" office:value="0.0619" calcext:value-type="float">
            <text:p>0.0619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82" calcext:value-type="float">
            <text:p>0.082</text:p>
          </table:table-cell>
          <table:table-cell table:number-columns-repeated="245"/>
        </table:table-row>
        <table:table-row table:style-name="ro2">
          <table:table-cell table:formula="of:=SUM([.I76:.T76])" office:value-type="float" office:value="0.3253" calcext:value-type="float">
            <text:p>0.32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Goldn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4" calcext:value-type="float">
            <text:p>4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1262" calcext:value-type="float">
            <text:p>0.1262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653" calcext:value-type="float">
            <text:p>0.0653</text:p>
          </table:table-cell>
          <table:table-cell table:number-columns-repeated="245"/>
        </table:table-row>
        <table:table-row table:style-name="ro2">
          <table:table-cell table:formula="of:=SUM([.I77:.T77])" office:value-type="float" office:value="0.9623" calcext:value-type="float">
            <text:p>0.96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Goldn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4" calcext:value-type="float">
            <text:p>4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1455" calcext:value-type="float">
            <text:p>0.1455</text:p>
          </table:table-cell>
          <table:table-cell office:value-type="float" office:value="0.1767" calcext:value-type="float">
            <text:p>0.1767</text:p>
          </table:table-cell>
          <table:table-cell office:value-type="float" office:value="0.4367" calcext:value-type="float">
            <text:p>0.4367</text:p>
          </table:table-cell>
          <table:table-cell table:number-columns-repeated="245"/>
        </table:table-row>
        <table:table-row table:style-name="ro2">
          <table:table-cell table:formula="of:=SUM([.I78:.T78])" office:value-type="float" office:value="0.335" calcext:value-type="float">
            <text:p>0.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Goldn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4" calcext:value-type="float">
            <text:p>4</text:p>
          </table:table-cell>
          <table:table-cell office:value-type="float" office:value="0.0896" calcext:value-type="float">
            <text:p>0.0896</text:p>
          </table:table-cell>
          <table:table-cell office:value-type="float" office:value="0.0682" calcext:value-type="float">
            <text:p>0.0682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0785" calcext:value-type="float">
            <text:p>0.0785</text:p>
          </table:table-cell>
          <table:table-cell table:number-columns-repeated="245"/>
        </table:table-row>
        <table:table-row table:style-name="ro2">
          <table:table-cell table:formula="of:=SUM([.I79:.T79])" office:value-type="float" office:value="0.4349" calcext:value-type="float">
            <text:p>0.43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Grotzsch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5" calcext:value-type="float">
            <text:p>5</text:p>
          </table:table-cell>
          <table:table-cell office:value-type="float" office:value="0.089" calcext:value-type="float">
            <text:p>0.08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1203" calcext:value-type="float">
            <text:p>0.1203</text:p>
          </table:table-cell>
          <table:table-cell table:number-columns-repeated="244"/>
        </table:table-row>
        <table:table-row table:style-name="ro2">
          <table:table-cell table:formula="of:=SUM([.I80:.T80])" office:value-type="float" office:value="0.5165" calcext:value-type="float">
            <text:p>0.51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Grotzsch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5" calcext:value-type="float">
            <text:p>5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1879" calcext:value-type="float">
            <text:p>0.1879</text:p>
          </table:table-cell>
          <table:table-cell table:number-columns-repeated="244"/>
        </table:table-row>
        <table:table-row table:style-name="ro2">
          <table:table-cell table:formula="of:=SUM([.I81:.T81])" office:value-type="float" office:value="1.7045" calcext:value-type="float">
            <text:p>1.70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Grotzsch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5" calcext:value-type="float">
            <text:p>5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2001" calcext:value-type="float">
            <text:p>0.2001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5587" calcext:value-type="float">
            <text:p>0.5587</text:p>
          </table:table-cell>
          <table:table-cell office:value-type="float" office:value="0.5704" calcext:value-type="float">
            <text:p>0.5704</text:p>
          </table:table-cell>
          <table:table-cell table:number-columns-repeated="244"/>
        </table:table-row>
        <table:table-row table:style-name="ro2">
          <table:table-cell table:formula="of:=SUM([.I82:.T82])" office:value-type="float" office:value="0.6699" calcext:value-type="float">
            <text:p>0.66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Grotzsch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5" calcext:value-type="float">
            <text:p>5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0863" calcext:value-type="float">
            <text:p>0.0863</text:p>
          </table:table-cell>
          <table:table-cell office:value-type="float" office:value="0.1258" calcext:value-type="float">
            <text:p>0.1258</text:p>
          </table:table-cell>
          <table:table-cell office:value-type="float" office:value="0.2635" calcext:value-type="float">
            <text:p>0.2635</text:p>
          </table:table-cell>
          <table:table-cell table:number-columns-repeated="244"/>
        </table:table-row>
        <table:table-row table:style-name="ro2">
          <table:table-cell table:formula="of:=SUM([.I83:.T83])" office:value-type="float" office:value="0.3423" calcext:value-type="float">
            <text:p>0.34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Hersche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4" calcext:value-type="float">
            <text:p>4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1134" calcext:value-type="float">
            <text:p>0.1134</text:p>
          </table:table-cell>
          <table:table-cell table:number-columns-repeated="245"/>
        </table:table-row>
        <table:table-row table:style-name="ro2">
          <table:table-cell table:formula="of:=SUM([.I84:.T84])" office:value-type="float" office:value="0.4324" calcext:value-type="float">
            <text:p>0.43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Hersche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4" calcext:value-type="float">
            <text:p>4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071" calcext:value-type="float">
            <text:p>0.071</text:p>
          </table:table-cell>
          <table:table-cell office:value-type="float" office:value="0.1195" calcext:value-type="float">
            <text:p>0.1195</text:p>
          </table:table-cell>
          <table:table-cell table:number-columns-repeated="245"/>
        </table:table-row>
        <table:table-row table:style-name="ro2">
          <table:table-cell table:formula="of:=SUM([.I85:.T85])" office:value-type="float" office:value="1.1299" calcext:value-type="float">
            <text:p>1.12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Hersche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4" calcext:value-type="float">
            <text:p>4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2764" calcext:value-type="float">
            <text:p>0.2764</text:p>
          </table:table-cell>
          <table:table-cell office:value-type="float" office:value="0.4594" calcext:value-type="float">
            <text:p>0.4594</text:p>
          </table:table-cell>
          <table:table-cell table:number-columns-repeated="245"/>
        </table:table-row>
        <table:table-row table:style-name="ro2">
          <table:table-cell table:formula="of:=SUM([.I86:.T86])" office:value-type="float" office:value="0.4395" calcext:value-type="float">
            <text:p>0.43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Hersche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4" calcext:value-type="float">
            <text:p>4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1555" calcext:value-type="float">
            <text:p>0.1555</text:p>
          </table:table-cell>
          <table:table-cell table:number-columns-repeated="245"/>
        </table:table-row>
        <table:table-row table:style-name="ro2">
          <table:table-cell table:formula="of:=SUM([.I87:.T87])" office:value-type="float" office:value="20.2205" calcext:value-type="float">
            <text:p>20.22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Hoffma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7" calcext:value-type="float">
            <text:p>7</text:p>
          </table:table-cell>
          <table:table-cell office:value-type="float" office:value="0.1248" calcext:value-type="float">
            <text:p>0.1248</text:p>
          </table:table-cell>
          <table:table-cell office:value-type="float" office:value="0.1232" calcext:value-type="float">
            <text:p>0.1232</text:p>
          </table:table-cell>
          <table:table-cell office:value-type="float" office:value="0.1411" calcext:value-type="float">
            <text:p>0.1411</text:p>
          </table:table-cell>
          <table:table-cell office:value-type="float" office:value="0.2048" calcext:value-type="float">
            <text:p>0.2048</text:p>
          </table:table-cell>
          <table:table-cell office:value-type="float" office:value="1.4986" calcext:value-type="float">
            <text:p>1.4986</text:p>
          </table:table-cell>
          <table:table-cell office:value-type="float" office:value="4.5259" calcext:value-type="float">
            <text:p>4.5259</text:p>
          </table:table-cell>
          <table:table-cell office:value-type="float" office:value="13.6021" calcext:value-type="float">
            <text:p>13.6021</text:p>
          </table:table-cell>
          <table:table-cell table:number-columns-repeated="242"/>
        </table:table-row>
        <table:table-row table:style-name="ro2">
          <table:table-cell table:formula="of:=SUM([.I88:.T88])" office:value-type="float" office:value="38.9131" calcext:value-type="float">
            <text:p>38.91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Hoffma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7" calcext:value-type="float">
            <text:p>7</text:p>
          </table:table-cell>
          <table:table-cell office:value-type="float" office:value="0.1523" calcext:value-type="float">
            <text:p>0.1523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1758" calcext:value-type="float">
            <text:p>0.1758</text:p>
          </table:table-cell>
          <table:table-cell office:value-type="float" office:value="0.326" calcext:value-type="float">
            <text:p>0.326</text:p>
          </table:table-cell>
          <table:table-cell office:value-type="float" office:value="2.7611" calcext:value-type="float">
            <text:p>2.7611</text:p>
          </table:table-cell>
          <table:table-cell office:value-type="float" office:value="9.8743" calcext:value-type="float">
            <text:p>9.8743</text:p>
          </table:table-cell>
          <table:table-cell office:value-type="float" office:value="25.4539" calcext:value-type="float">
            <text:p>25.4539</text:p>
          </table:table-cell>
          <table:table-cell table:number-columns-repeated="242"/>
        </table:table-row>
        <table:table-row table:style-name="ro2">
          <table:table-cell table:formula="of:=SUM([.I89:.T89])" office:value-type="float" office:value="58.0372" calcext:value-type="float">
            <text:p>58.03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Hoffma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7" calcext:value-type="float">
            <text:p>7</text:p>
          </table:table-cell>
          <table:table-cell office:value-type="float" office:value="0.4774" calcext:value-type="float">
            <text:p>0.4774</text:p>
          </table:table-cell>
          <table:table-cell office:value-type="float" office:value="1.2162" calcext:value-type="float">
            <text:p>1.2162</text:p>
          </table:table-cell>
          <table:table-cell office:value-type="float" office:value="1.2665" calcext:value-type="float">
            <text:p>1.2665</text:p>
          </table:table-cell>
          <table:table-cell office:value-type="float" office:value="2.1043" calcext:value-type="float">
            <text:p>2.1043</text:p>
          </table:table-cell>
          <table:table-cell office:value-type="float" office:value="4.7855" calcext:value-type="float">
            <text:p>4.7855</text:p>
          </table:table-cell>
          <table:table-cell office:value-type="float" office:value="9.3939" calcext:value-type="float">
            <text:p>9.3939</text:p>
          </table:table-cell>
          <table:table-cell office:value-type="float" office:value="38.7934" calcext:value-type="float">
            <text:p>38.7934</text:p>
          </table:table-cell>
          <table:table-cell table:number-columns-repeated="242"/>
        </table:table-row>
        <table:table-row table:style-name="ro2">
          <table:table-cell table:formula="of:=SUM([.I90:.T90])" office:value-type="float" office:value="45.2675" calcext:value-type="float">
            <text:p>45.26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Hoffma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7" calcext:value-type="float">
            <text:p>7</text:p>
          </table:table-cell>
          <table:table-cell office:value-type="float" office:value="0.1805" calcext:value-type="float">
            <text:p>0.1805</text:p>
          </table:table-cell>
          <table:table-cell office:value-type="float" office:value="0.1696" calcext:value-type="float">
            <text:p>0.1696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3176" calcext:value-type="float">
            <text:p>0.3176</text:p>
          </table:table-cell>
          <table:table-cell office:value-type="float" office:value="2.0813" calcext:value-type="float">
            <text:p>2.0813</text:p>
          </table:table-cell>
          <table:table-cell office:value-type="float" office:value="8.4035" calcext:value-type="float">
            <text:p>8.4035</text:p>
          </table:table-cell>
          <table:table-cell office:value-type="float" office:value="33.9102" calcext:value-type="float">
            <text:p>33.9102</text:p>
          </table:table-cell>
          <table:table-cell table:number-columns-repeated="242"/>
        </table:table-row>
        <table:table-row table:style-name="ro2">
          <table:table-cell table:formula="of:=SUM([.I91:.T91])" office:value-type="float" office:value="1608.0813" calcext:value-type="float">
            <text:p>1608.08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Holt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inisat</text:p>
          </table:table-cell>
          <table:table-cell table:number-columns-repeated="2"/>
          <table:table-cell office:value-type="float" office:value="0.8453" calcext:value-type="float">
            <text:p>0.8453</text:p>
          </table:table-cell>
          <table:table-cell office:value-type="float" office:value="0.9942" calcext:value-type="float">
            <text:p>0.9942</text:p>
          </table:table-cell>
          <table:table-cell office:value-type="float" office:value="4.0962" calcext:value-type="float">
            <text:p>4.0962</text:p>
          </table:table-cell>
          <table:table-cell office:value-type="float" office:value="30.5428" calcext:value-type="float">
            <text:p>30.5428</text:p>
          </table:table-cell>
          <table:table-cell office:value-type="float" office:value="114.1034" calcext:value-type="float">
            <text:p>114.1034</text:p>
          </table:table-cell>
          <table:table-cell office:value-type="float" office:value="457.476" calcext:value-type="float">
            <text:p>457.476</text:p>
          </table:table-cell>
          <table:table-cell office:value-type="float" office:value="1000.0234" calcext:value-type="float">
            <text:p>1000.0234</text:p>
          </table:table-cell>
          <table:table-cell table:number-columns-repeated="241"/>
        </table:table-row>
        <table:table-row table:style-name="ro2">
          <table:table-cell table:formula="of:=SUM([.I92:.T92])" office:value-type="float" office:value="1274.1671" calcext:value-type="float">
            <text:p>1274.16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Holt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apleCOMSPS</text:p>
          </table:table-cell>
          <table:table-cell table:number-columns-repeated="2"/>
          <table:table-cell office:value-type="float" office:value="0.8155" calcext:value-type="float">
            <text:p>0.8155</text:p>
          </table:table-cell>
          <table:table-cell office:value-type="float" office:value="1.1459" calcext:value-type="float">
            <text:p>1.1459</text:p>
          </table:table-cell>
          <table:table-cell office:value-type="float" office:value="8.0213" calcext:value-type="float">
            <text:p>8.0213</text:p>
          </table:table-cell>
          <table:table-cell office:value-type="float" office:value="65.2451" calcext:value-type="float">
            <text:p>65.2451</text:p>
          </table:table-cell>
          <table:table-cell office:value-type="float" office:value="198.9146" calcext:value-type="float">
            <text:p>198.9146</text:p>
          </table:table-cell>
          <table:table-cell office:value-type="float" office:value="1000.0247" calcext:value-type="float">
            <text:p>1000.0247</text:p>
          </table:table-cell>
          <table:table-cell table:number-columns-repeated="242"/>
        </table:table-row>
        <table:table-row table:style-name="ro2">
          <table:table-cell table:formula="of:=SUM([.I93:.T93])" office:value-type="float" office:value="1694.7129" calcext:value-type="float">
            <text:p>1694.71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Holt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lingeling</text:p>
          </table:table-cell>
          <table:table-cell table:number-columns-repeated="2"/>
          <table:table-cell office:value-type="float" office:value="3.7192" calcext:value-type="float">
            <text:p>3.7192</text:p>
          </table:table-cell>
          <table:table-cell office:value-type="float" office:value="5.166" calcext:value-type="float">
            <text:p>5.166</text:p>
          </table:table-cell>
          <table:table-cell office:value-type="float" office:value="11.289" calcext:value-type="float">
            <text:p>11.289</text:p>
          </table:table-cell>
          <table:table-cell office:value-type="float" office:value="45.9874" calcext:value-type="float">
            <text:p>45.9874</text:p>
          </table:table-cell>
          <table:table-cell office:value-type="float" office:value="125.6814" calcext:value-type="float">
            <text:p>125.6814</text:p>
          </table:table-cell>
          <table:table-cell office:value-type="float" office:value="502.8313" calcext:value-type="float">
            <text:p>502.8313</text:p>
          </table:table-cell>
          <table:table-cell office:value-type="float" office:value="1000.0386" calcext:value-type="float">
            <text:p>1000.0386</text:p>
          </table:table-cell>
          <table:table-cell table:number-columns-repeated="241"/>
        </table:table-row>
        <table:table-row table:style-name="ro2">
          <table:table-cell table:formula="of:=SUM([.I94:.T94])" office:value-type="float" office:value="1482.5881" calcext:value-type="float">
            <text:p>1482.58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Holt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glucose</text:p>
          </table:table-cell>
          <table:table-cell table:number-columns-repeated="2"/>
          <table:table-cell office:value-type="float" office:value="1.214" calcext:value-type="float">
            <text:p>1.214</text:p>
          </table:table-cell>
          <table:table-cell office:value-type="float" office:value="1.478" calcext:value-type="float">
            <text:p>1.478</text:p>
          </table:table-cell>
          <table:table-cell office:value-type="float" office:value="3.3123" calcext:value-type="float">
            <text:p>3.3123</text:p>
          </table:table-cell>
          <table:table-cell office:value-type="float" office:value="25.9794" calcext:value-type="float">
            <text:p>25.9794</text:p>
          </table:table-cell>
          <table:table-cell office:value-type="float" office:value="119.2564" calcext:value-type="float">
            <text:p>119.2564</text:p>
          </table:table-cell>
          <table:table-cell office:value-type="float" office:value="331.3223" calcext:value-type="float">
            <text:p>331.3223</text:p>
          </table:table-cell>
          <table:table-cell office:value-type="float" office:value="1000.0257" calcext:value-type="float">
            <text:p>1000.0257</text:p>
          </table:table-cell>
          <table:table-cell table:number-columns-repeated="241"/>
        </table:table-row>
        <table:table-row table:style-name="ro2">
          <table:table-cell table:formula="of:=SUM([.I95:.T95])" office:value-type="float" office:value="24.6973" calcext:value-type="float">
            <text:p>24.69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Kittel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7" calcext:value-type="float">
            <text:p>7</text:p>
          </table:table-cell>
          <table:table-cell office:value-type="float" office:value="2.4174" calcext:value-type="float">
            <text:p>2.4174</text:p>
          </table:table-cell>
          <table:table-cell office:value-type="float" office:value="0.3172" calcext:value-type="float">
            <text:p>0.3172</text:p>
          </table:table-cell>
          <table:table-cell office:value-type="float" office:value="0.3746" calcext:value-type="float">
            <text:p>0.3746</text:p>
          </table:table-cell>
          <table:table-cell office:value-type="float" office:value="0.4668" calcext:value-type="float">
            <text:p>0.4668</text:p>
          </table:table-cell>
          <table:table-cell office:value-type="float" office:value="0.8985" calcext:value-type="float">
            <text:p>0.8985</text:p>
          </table:table-cell>
          <table:table-cell office:value-type="float" office:value="4.0767" calcext:value-type="float">
            <text:p>4.0767</text:p>
          </table:table-cell>
          <table:table-cell office:value-type="float" office:value="16.1461" calcext:value-type="float">
            <text:p>16.1461</text:p>
          </table:table-cell>
          <table:table-cell table:number-columns-repeated="242"/>
        </table:table-row>
        <table:table-row table:style-name="ro2">
          <table:table-cell table:formula="of:=SUM([.I96:.T96])" office:value-type="float" office:value="54.0127" calcext:value-type="float">
            <text:p>54.0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Kittel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7" calcext:value-type="float">
            <text:p>7</text:p>
          </table:table-cell>
          <table:table-cell office:value-type="float" office:value="1.2821" calcext:value-type="float">
            <text:p>1.2821</text:p>
          </table:table-cell>
          <table:table-cell office:value-type="float" office:value="0.4426" calcext:value-type="float">
            <text:p>0.4426</text:p>
          </table:table-cell>
          <table:table-cell office:value-type="float" office:value="0.5083" calcext:value-type="float">
            <text:p>0.5083</text:p>
          </table:table-cell>
          <table:table-cell office:value-type="float" office:value="0.8839" calcext:value-type="float">
            <text:p>0.8839</text:p>
          </table:table-cell>
          <table:table-cell office:value-type="float" office:value="1.9901" calcext:value-type="float">
            <text:p>1.9901</text:p>
          </table:table-cell>
          <table:table-cell office:value-type="float" office:value="10.691" calcext:value-type="float">
            <text:p>10.691</text:p>
          </table:table-cell>
          <table:table-cell office:value-type="float" office:value="38.2147" calcext:value-type="float">
            <text:p>38.2147</text:p>
          </table:table-cell>
          <table:table-cell table:number-columns-repeated="242"/>
        </table:table-row>
        <table:table-row table:style-name="ro2">
          <table:table-cell table:formula="of:=SUM([.I97:.T97])" office:value-type="float" office:value="64.9564" calcext:value-type="float">
            <text:p>64.95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Kittel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7" calcext:value-type="float">
            <text:p>7</text:p>
          </table:table-cell>
          <table:table-cell office:value-type="float" office:value="5.7139" calcext:value-type="float">
            <text:p>5.7139</text:p>
          </table:table-cell>
          <table:table-cell office:value-type="float" office:value="2.3175" calcext:value-type="float">
            <text:p>2.3175</text:p>
          </table:table-cell>
          <table:table-cell office:value-type="float" office:value="3.5656" calcext:value-type="float">
            <text:p>3.5656</text:p>
          </table:table-cell>
          <table:table-cell office:value-type="float" office:value="4.2079" calcext:value-type="float">
            <text:p>4.2079</text:p>
          </table:table-cell>
          <table:table-cell office:value-type="float" office:value="6.6281" calcext:value-type="float">
            <text:p>6.6281</text:p>
          </table:table-cell>
          <table:table-cell office:value-type="float" office:value="10.4304" calcext:value-type="float">
            <text:p>10.4304</text:p>
          </table:table-cell>
          <table:table-cell office:value-type="float" office:value="32.093" calcext:value-type="float">
            <text:p>32.093</text:p>
          </table:table-cell>
          <table:table-cell table:number-columns-repeated="242"/>
        </table:table-row>
        <table:table-row table:style-name="ro2">
          <table:table-cell table:formula="of:=SUM([.I98:.T98])" office:value-type="float" office:value="33.7042" calcext:value-type="float">
            <text:p>33.70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Kittel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7" calcext:value-type="float">
            <text:p>7</text:p>
          </table:table-cell>
          <table:table-cell office:value-type="float" office:value="1.4034" calcext:value-type="float">
            <text:p>1.4034</text:p>
          </table:table-cell>
          <table:table-cell office:value-type="float" office:value="0.586" calcext:value-type="float">
            <text:p>0.586</text:p>
          </table:table-cell>
          <table:table-cell office:value-type="float" office:value="0.626" calcext:value-type="float">
            <text:p>0.626</text:p>
          </table:table-cell>
          <table:table-cell office:value-type="float" office:value="0.9832" calcext:value-type="float">
            <text:p>0.9832</text:p>
          </table:table-cell>
          <table:table-cell office:value-type="float" office:value="1.3944" calcext:value-type="float">
            <text:p>1.3944</text:p>
          </table:table-cell>
          <table:table-cell office:value-type="float" office:value="7.7255" calcext:value-type="float">
            <text:p>7.7255</text:p>
          </table:table-cell>
          <table:table-cell office:value-type="float" office:value="20.9857" calcext:value-type="float">
            <text:p>20.9857</text:p>
          </table:table-cell>
          <table:table-cell table:number-columns-repeated="242"/>
        </table:table-row>
        <table:table-row table:style-name="ro2">
          <table:table-cell table:formula="of:=SUM([.I99:.T99])" office:value-type="float" office:value="1150.6045" calcext:value-type="float">
            <text:p>1150.60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McGee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inisat</text:p>
          </table:table-cell>
          <table:table-cell table:number-columns-repeated="2"/>
          <table:table-cell office:value-type="float" office:value="0.5068" calcext:value-type="float">
            <text:p>0.5068</text:p>
          </table:table-cell>
          <table:table-cell office:value-type="float" office:value="0.9014" calcext:value-type="float">
            <text:p>0.9014</text:p>
          </table:table-cell>
          <table:table-cell office:value-type="float" office:value="23.1668" calcext:value-type="float">
            <text:p>23.1668</text:p>
          </table:table-cell>
          <table:table-cell office:value-type="float" office:value="126.0071" calcext:value-type="float">
            <text:p>126.0071</text:p>
          </table:table-cell>
          <table:table-cell office:value-type="float" office:value="1000.0224" calcext:value-type="float">
            <text:p>1000.0224</text:p>
          </table:table-cell>
          <table:table-cell table:number-columns-repeated="243"/>
        </table:table-row>
        <table:table-row table:style-name="ro2">
          <table:table-cell table:formula="of:=SUM([.I100:.T100])" office:value-type="float" office:value="1190.1005" calcext:value-type="float">
            <text:p>1190.10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McGee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apleCOMSPS</text:p>
          </table:table-cell>
          <table:table-cell table:number-columns-repeated="2"/>
          <table:table-cell office:value-type="float" office:value="0.5023" calcext:value-type="float">
            <text:p>0.5023</text:p>
          </table:table-cell>
          <table:table-cell office:value-type="float" office:value="1.5683" calcext:value-type="float">
            <text:p>1.5683</text:p>
          </table:table-cell>
          <table:table-cell office:value-type="float" office:value="24.8188" calcext:value-type="float">
            <text:p>24.8188</text:p>
          </table:table-cell>
          <table:table-cell office:value-type="float" office:value="163.1838" calcext:value-type="float">
            <text:p>163.1838</text:p>
          </table:table-cell>
          <table:table-cell office:value-type="float" office:value="1000.0273" calcext:value-type="float">
            <text:p>1000.0273</text:p>
          </table:table-cell>
          <table:table-cell table:number-columns-repeated="243"/>
        </table:table-row>
        <table:table-row table:style-name="ro2">
          <table:table-cell table:formula="of:=SUM([.I101:.T101])" office:value-type="float" office:value="2081.9443" calcext:value-type="float">
            <text:p>2081.94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McGee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lingeling</text:p>
          </table:table-cell>
          <table:table-cell table:number-columns-repeated="2"/>
          <table:table-cell office:value-type="float" office:value="2.8304" calcext:value-type="float">
            <text:p>2.8304</text:p>
          </table:table-cell>
          <table:table-cell office:value-type="float" office:value="4.9251" calcext:value-type="float">
            <text:p>4.9251</text:p>
          </table:table-cell>
          <table:table-cell office:value-type="float" office:value="21.4797" calcext:value-type="float">
            <text:p>21.4797</text:p>
          </table:table-cell>
          <table:table-cell office:value-type="float" office:value="118.3592" calcext:value-type="float">
            <text:p>118.3592</text:p>
          </table:table-cell>
          <table:table-cell office:value-type="float" office:value="934.296" calcext:value-type="float">
            <text:p>934.296</text:p>
          </table:table-cell>
          <table:table-cell office:value-type="float" office:value="1000.0539" calcext:value-type="float">
            <text:p>1000.0539</text:p>
          </table:table-cell>
          <table:table-cell table:number-columns-repeated="242"/>
        </table:table-row>
        <table:table-row table:style-name="ro2">
          <table:table-cell table:formula="of:=SUM([.I102:.T102])" office:value-type="float" office:value="1380.9998" calcext:value-type="float">
            <text:p>1380.99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McGee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glucose</text:p>
          </table:table-cell>
          <table:table-cell table:number-columns-repeated="2"/>
          <table:table-cell office:value-type="float" office:value="0.4695" calcext:value-type="float">
            <text:p>0.4695</text:p>
          </table:table-cell>
          <table:table-cell office:value-type="float" office:value="1.0904" calcext:value-type="float">
            <text:p>1.0904</text:p>
          </table:table-cell>
          <table:table-cell office:value-type="float" office:value="10.3482" calcext:value-type="float">
            <text:p>10.3482</text:p>
          </table:table-cell>
          <table:table-cell office:value-type="float" office:value="58.0684" calcext:value-type="float">
            <text:p>58.0684</text:p>
          </table:table-cell>
          <table:table-cell office:value-type="float" office:value="311.0029" calcext:value-type="float">
            <text:p>311.0029</text:p>
          </table:table-cell>
          <table:table-cell office:value-type="float" office:value="1000.0204" calcext:value-type="float">
            <text:p>1000.0204</text:p>
          </table:table-cell>
          <table:table-cell table:number-columns-repeated="242"/>
        </table:table-row>
        <table:table-row table:style-name="ro2">
          <table:table-cell table:formula="of:=SUM([.I103:.T103])" office:value-type="float" office:value="0.1352" calcext:value-type="float">
            <text:p>0.13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Mos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3" calcext:value-type="float">
            <text:p>3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496" calcext:value-type="float">
            <text:p>0.0496</text:p>
          </table:table-cell>
          <table:table-cell table:number-columns-repeated="246"/>
        </table:table-row>
        <table:table-row table:style-name="ro2">
          <table:table-cell table:formula="of:=SUM([.I104:.T104])" office:value-type="float" office:value="0.1253" calcext:value-type="float">
            <text:p>0.12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Mos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3" calcext:value-type="float">
            <text:p>3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411" calcext:value-type="float">
            <text:p>0.0411</text:p>
          </table:table-cell>
          <table:table-cell table:number-columns-repeated="246"/>
        </table:table-row>
        <table:table-row table:style-name="ro2">
          <table:table-cell table:formula="of:=SUM([.I105:.T105])" office:value-type="float" office:value="0.2979" calcext:value-type="float">
            <text:p>0.29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Mos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3" calcext:value-type="float">
            <text:p>3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0779" calcext:value-type="float">
            <text:p>0.0779</text:p>
          </table:table-cell>
          <table:table-cell table:number-columns-repeated="246"/>
        </table:table-row>
        <table:table-row table:style-name="ro2">
          <table:table-cell table:formula="of:=SUM([.I106:.T106])" office:value-type="float" office:value="0.1574" calcext:value-type="float">
            <text:p>0.15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Mos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3" calcext:value-type="float">
            <text:p>3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454" calcext:value-type="float">
            <text:p>0.0454</text:p>
          </table:table-cell>
          <table:table-cell table:number-columns-repeated="246"/>
        </table:table-row>
        <table:table-row table:style-name="ro2">
          <table:table-cell table:formula="of:=SUM([.I107:.T107])" office:value-type="float" office:value="1158.2807" calcext:value-type="float">
            <text:p>1158.28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Nauru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inisat</text:p>
          </table:table-cell>
          <table:table-cell table:number-columns-repeated="2"/>
          <table:table-cell office:value-type="float" office:value="0.535" calcext:value-type="float">
            <text:p>0.535</text:p>
          </table:table-cell>
          <table:table-cell office:value-type="float" office:value="1.1016" calcext:value-type="float">
            <text:p>1.1016</text:p>
          </table:table-cell>
          <table:table-cell office:value-type="float" office:value="16.4793" calcext:value-type="float">
            <text:p>16.4793</text:p>
          </table:table-cell>
          <table:table-cell office:value-type="float" office:value="140.1338" calcext:value-type="float">
            <text:p>140.1338</text:p>
          </table:table-cell>
          <table:table-cell office:value-type="float" office:value="1000.031" calcext:value-type="float">
            <text:p>1000.031</text:p>
          </table:table-cell>
          <table:table-cell table:number-columns-repeated="243"/>
        </table:table-row>
        <table:table-row table:style-name="ro2">
          <table:table-cell table:formula="of:=SUM([.I108:.T108])" office:value-type="float" office:value="1320.7331" calcext:value-type="float">
            <text:p>1320.73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Nauru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apleCOMSPS</text:p>
          </table:table-cell>
          <table:table-cell table:number-columns-repeated="2"/>
          <table:table-cell office:value-type="float" office:value="0.55" calcext:value-type="float">
            <text:p>0.55</text:p>
          </table:table-cell>
          <table:table-cell office:value-type="float" office:value="1.5399" calcext:value-type="float">
            <text:p>1.5399</text:p>
          </table:table-cell>
          <table:table-cell office:value-type="float" office:value="29.2283" calcext:value-type="float">
            <text:p>29.2283</text:p>
          </table:table-cell>
          <table:table-cell office:value-type="float" office:value="289.3882" calcext:value-type="float">
            <text:p>289.3882</text:p>
          </table:table-cell>
          <table:table-cell office:value-type="float" office:value="1000.0267" calcext:value-type="float">
            <text:p>1000.0267</text:p>
          </table:table-cell>
          <table:table-cell table:number-columns-repeated="243"/>
        </table:table-row>
        <table:table-row table:style-name="ro2">
          <table:table-cell table:formula="of:=SUM([.I109:.T109])" office:value-type="float" office:value="1983.9672" calcext:value-type="float">
            <text:p>1983.96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Nauru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lingeling</text:p>
          </table:table-cell>
          <table:table-cell table:number-columns-repeated="2"/>
          <table:table-cell office:value-type="float" office:value="2.8652" calcext:value-type="float">
            <text:p>2.8652</text:p>
          </table:table-cell>
          <table:table-cell office:value-type="float" office:value="5.6137" calcext:value-type="float">
            <text:p>5.6137</text:p>
          </table:table-cell>
          <table:table-cell office:value-type="float" office:value="20.4399" calcext:value-type="float">
            <text:p>20.4399</text:p>
          </table:table-cell>
          <table:table-cell office:value-type="float" office:value="156.5095" calcext:value-type="float">
            <text:p>156.5095</text:p>
          </table:table-cell>
          <table:table-cell office:value-type="float" office:value="798.4871" calcext:value-type="float">
            <text:p>798.4871</text:p>
          </table:table-cell>
          <table:table-cell office:value-type="float" office:value="1000.0518" calcext:value-type="float">
            <text:p>1000.0518</text:p>
          </table:table-cell>
          <table:table-cell table:number-columns-repeated="242"/>
        </table:table-row>
        <table:table-row table:style-name="ro2">
          <table:table-cell table:formula="of:=SUM([.I110:.T110])" office:value-type="float" office:value="1578.1821" calcext:value-type="float">
            <text:p>1578.18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Nauru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glucose</text:p>
          </table:table-cell>
          <table:table-cell table:number-columns-repeated="2"/>
          <table:table-cell office:value-type="float" office:value="0.7289" calcext:value-type="float">
            <text:p>0.7289</text:p>
          </table:table-cell>
          <table:table-cell office:value-type="float" office:value="1.7518" calcext:value-type="float">
            <text:p>1.7518</text:p>
          </table:table-cell>
          <table:table-cell office:value-type="float" office:value="11.649" calcext:value-type="float">
            <text:p>11.649</text:p>
          </table:table-cell>
          <table:table-cell office:value-type="float" office:value="106.8393" calcext:value-type="float">
            <text:p>106.8393</text:p>
          </table:table-cell>
          <table:table-cell office:value-type="float" office:value="457.1867" calcext:value-type="float">
            <text:p>457.1867</text:p>
          </table:table-cell>
          <table:table-cell office:value-type="float" office:value="1000.0264" calcext:value-type="float">
            <text:p>1000.0264</text:p>
          </table:table-cell>
          <table:table-cell table:number-columns-repeated="242"/>
        </table:table-row>
        <table:table-row table:style-name="ro2">
          <table:table-cell table:formula="of:=SUM([.I111:.T111])" office:value-type="float" office:value="1.1562" calcext:value-type="float">
            <text:p>1.15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Paley13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8" calcext:value-type="float">
            <text:p>8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0689" calcext:value-type="float">
            <text:p>0.0689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1095" calcext:value-type="float">
            <text:p>0.1095</text:p>
          </table:table-cell>
          <table:table-cell office:value-type="float" office:value="0.1252" calcext:value-type="float">
            <text:p>0.1252</text:p>
          </table:table-cell>
          <table:table-cell office:value-type="float" office:value="0.2896" calcext:value-type="float">
            <text:p>0.2896</text:p>
          </table:table-cell>
          <table:table-cell office:value-type="float" office:value="0.3396" calcext:value-type="float">
            <text:p>0.3396</text:p>
          </table:table-cell>
          <table:table-cell table:number-columns-repeated="241"/>
        </table:table-row>
        <table:table-row table:style-name="ro2">
          <table:table-cell table:formula="of:=SUM([.I112:.T112])" office:value-type="float" office:value="1.8354" calcext:value-type="float">
            <text:p>1.83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Paley13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8" calcext:value-type="float">
            <text:p>8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0763" calcext:value-type="float">
            <text:p>0.0763</text:p>
          </table:table-cell>
          <table:table-cell office:value-type="float" office:value="0.0923" calcext:value-type="float">
            <text:p>0.0923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2053" calcext:value-type="float">
            <text:p>0.2053</text:p>
          </table:table-cell>
          <table:table-cell office:value-type="float" office:value="0.4893" calcext:value-type="float">
            <text:p>0.4893</text:p>
          </table:table-cell>
          <table:table-cell office:value-type="float" office:value="0.6193" calcext:value-type="float">
            <text:p>0.6193</text:p>
          </table:table-cell>
          <table:table-cell table:number-columns-repeated="241"/>
        </table:table-row>
        <table:table-row table:style-name="ro2">
          <table:table-cell table:formula="of:=SUM([.I113:.T113])" office:value-type="float" office:value="5.328" calcext:value-type="float">
            <text:p>5.3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Paley13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8" calcext:value-type="float">
            <text:p>8</text:p>
          </table:table-cell>
          <table:table-cell office:value-type="float" office:value="0.2057" calcext:value-type="float">
            <text:p>0.2057</text:p>
          </table:table-cell>
          <table:table-cell office:value-type="float" office:value="0.3021" calcext:value-type="float">
            <text:p>0.3021</text:p>
          </table:table-cell>
          <table:table-cell office:value-type="float" office:value="0.3029" calcext:value-type="float">
            <text:p>0.3029</text:p>
          </table:table-cell>
          <table:table-cell office:value-type="float" office:value="0.6108" calcext:value-type="float">
            <text:p>0.6108</text:p>
          </table:table-cell>
          <table:table-cell office:value-type="float" office:value="0.3654" calcext:value-type="float">
            <text:p>0.3654</text:p>
          </table:table-cell>
          <table:table-cell office:value-type="float" office:value="0.3687" calcext:value-type="float">
            <text:p>0.3687</text:p>
          </table:table-cell>
          <table:table-cell office:value-type="float" office:value="1.3261" calcext:value-type="float">
            <text:p>1.3261</text:p>
          </table:table-cell>
          <table:table-cell office:value-type="float" office:value="1.8463" calcext:value-type="float">
            <text:p>1.8463</text:p>
          </table:table-cell>
          <table:table-cell table:number-columns-repeated="241"/>
        </table:table-row>
        <table:table-row table:style-name="ro2">
          <table:table-cell table:formula="of:=SUM([.I114:.T114])" office:value-type="float" office:value="2.2125" calcext:value-type="float">
            <text:p>2.21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Paley13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8" calcext:value-type="float">
            <text:p>8</text:p>
          </table:table-cell>
          <table:table-cell office:value-type="float" office:value="0.0966" calcext:value-type="float">
            <text:p>0.0966</text:p>
          </table:table-cell>
          <table:table-cell office:value-type="float" office:value="0.0984" calcext:value-type="float">
            <text:p>0.098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23" calcext:value-type="float">
            <text:p>0.1123</text:p>
          </table:table-cell>
          <table:table-cell office:value-type="float" office:value="0.1884" calcext:value-type="float">
            <text:p>0.1884</text:p>
          </table:table-cell>
          <table:table-cell office:value-type="float" office:value="0.2722" calcext:value-type="float">
            <text:p>0.2722</text:p>
          </table:table-cell>
          <table:table-cell office:value-type="float" office:value="0.6995" calcext:value-type="float">
            <text:p>0.6995</text:p>
          </table:table-cell>
          <table:table-cell office:value-type="float" office:value="0.6461" calcext:value-type="float">
            <text:p>0.6461</text:p>
          </table:table-cell>
          <table:table-cell table:number-columns-repeated="241"/>
        </table:table-row>
        <table:table-row table:style-name="ro2">
          <table:table-cell table:formula="of:=SUM([.I115:.T115])" office:value-type="float" office:value="15.7555" calcext:value-type="float">
            <text:p>15.75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Paley17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12" calcext:value-type="float">
            <text:p>12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1621" calcext:value-type="float">
            <text:p>0.1621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2238" calcext:value-type="float">
            <text:p>0.2238</text:p>
          </table:table-cell>
          <table:table-cell office:value-type="float" office:value="0.3149" calcext:value-type="float">
            <text:p>0.3149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6437" calcext:value-type="float">
            <text:p>0.6437</text:p>
          </table:table-cell>
          <table:table-cell office:value-type="float" office:value="2.2997" calcext:value-type="float">
            <text:p>2.2997</text:p>
          </table:table-cell>
          <table:table-cell office:value-type="float" office:value="4.1948" calcext:value-type="float">
            <text:p>4.1948</text:p>
          </table:table-cell>
          <table:table-cell office:value-type="float" office:value="2.9466" calcext:value-type="float">
            <text:p>2.9466</text:p>
          </table:table-cell>
          <table:table-cell office:value-type="float" office:value="4.0092" calcext:value-type="float">
            <text:p>4.0092</text:p>
          </table:table-cell>
          <table:table-cell table:number-columns-repeated="237"/>
        </table:table-row>
        <table:table-row table:style-name="ro2">
          <table:table-cell table:formula="of:=SUM([.I116:.T116])" office:value-type="float" office:value="34.5434" calcext:value-type="float">
            <text:p>34.54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Paley17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12" calcext:value-type="float">
            <text:p>12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2039" calcext:value-type="float">
            <text:p>0.2039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3235" calcext:value-type="float">
            <text:p>0.3235</text:p>
          </table:table-cell>
          <table:table-cell office:value-type="float" office:value="0.4532" calcext:value-type="float">
            <text:p>0.4532</text:p>
          </table:table-cell>
          <table:table-cell office:value-type="float" office:value="0.7402" calcext:value-type="float">
            <text:p>0.7402</text:p>
          </table:table-cell>
          <table:table-cell office:value-type="float" office:value="1.0267" calcext:value-type="float">
            <text:p>1.0267</text:p>
          </table:table-cell>
          <table:table-cell office:value-type="float" office:value="4.5353" calcext:value-type="float">
            <text:p>4.5353</text:p>
          </table:table-cell>
          <table:table-cell office:value-type="float" office:value="7.0608" calcext:value-type="float">
            <text:p>7.0608</text:p>
          </table:table-cell>
          <table:table-cell office:value-type="float" office:value="7.2114" calcext:value-type="float">
            <text:p>7.2114</text:p>
          </table:table-cell>
          <table:table-cell office:value-type="float" office:value="12.4023" calcext:value-type="float">
            <text:p>12.4023</text:p>
          </table:table-cell>
          <table:table-cell table:number-columns-repeated="237"/>
        </table:table-row>
        <table:table-row table:style-name="ro2">
          <table:table-cell table:formula="of:=SUM([.I117:.T117])" office:value-type="float" office:value="42.5327" calcext:value-type="float">
            <text:p>42.53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Paley17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12" calcext:value-type="float">
            <text:p>12</text:p>
          </table:table-cell>
          <table:table-cell office:value-type="float" office:value="0.2718" calcext:value-type="float">
            <text:p>0.2718</text:p>
          </table:table-cell>
          <table:table-cell office:value-type="float" office:value="0.4249" calcext:value-type="float">
            <text:p>0.4249</text:p>
          </table:table-cell>
          <table:table-cell office:value-type="float" office:value="1.0579" calcext:value-type="float">
            <text:p>1.0579</text:p>
          </table:table-cell>
          <table:table-cell office:value-type="float" office:value="1.1441" calcext:value-type="float">
            <text:p>1.1441</text:p>
          </table:table-cell>
          <table:table-cell office:value-type="float" office:value="1.8225" calcext:value-type="float">
            <text:p>1.8225</text:p>
          </table:table-cell>
          <table:table-cell office:value-type="float" office:value="2.0496" calcext:value-type="float">
            <text:p>2.0496</text:p>
          </table:table-cell>
          <table:table-cell office:value-type="float" office:value="1.8537" calcext:value-type="float">
            <text:p>1.8537</text:p>
          </table:table-cell>
          <table:table-cell office:value-type="float" office:value="2.5806" calcext:value-type="float">
            <text:p>2.5806</text:p>
          </table:table-cell>
          <table:table-cell office:value-type="float" office:value="4.0459" calcext:value-type="float">
            <text:p>4.0459</text:p>
          </table:table-cell>
          <table:table-cell office:value-type="float" office:value="6.2875" calcext:value-type="float">
            <text:p>6.2875</text:p>
          </table:table-cell>
          <table:table-cell office:value-type="float" office:value="8.1028" calcext:value-type="float">
            <text:p>8.1028</text:p>
          </table:table-cell>
          <table:table-cell office:value-type="float" office:value="12.8914" calcext:value-type="float">
            <text:p>12.8914</text:p>
          </table:table-cell>
          <table:table-cell table:number-columns-repeated="237"/>
        </table:table-row>
        <table:table-row table:style-name="ro2">
          <table:table-cell table:formula="of:=SUM([.I118:.T118])" office:value-type="float" office:value="27.8818" calcext:value-type="float">
            <text:p>27.88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Paley17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12" calcext:value-type="float">
            <text:p>12</text:p>
          </table:table-cell>
          <table:table-cell office:value-type="float" office:value="0.1582" calcext:value-type="float">
            <text:p>0.1582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2214" calcext:value-type="float">
            <text:p>0.2214</text:p>
          </table:table-cell>
          <table:table-cell office:value-type="float" office:value="0.2544" calcext:value-type="float">
            <text:p>0.2544</text:p>
          </table:table-cell>
          <table:table-cell office:value-type="float" office:value="0.3421" calcext:value-type="float">
            <text:p>0.3421</text:p>
          </table:table-cell>
          <table:table-cell office:value-type="float" office:value="0.5005" calcext:value-type="float">
            <text:p>0.5005</text:p>
          </table:table-cell>
          <table:table-cell office:value-type="float" office:value="0.6694" calcext:value-type="float">
            <text:p>0.6694</text:p>
          </table:table-cell>
          <table:table-cell office:value-type="float" office:value="1.0447" calcext:value-type="float">
            <text:p>1.0447</text:p>
          </table:table-cell>
          <table:table-cell office:value-type="float" office:value="3.4566" calcext:value-type="float">
            <text:p>3.4566</text:p>
          </table:table-cell>
          <table:table-cell office:value-type="float" office:value="4.3689" calcext:value-type="float">
            <text:p>4.3689</text:p>
          </table:table-cell>
          <table:table-cell office:value-type="float" office:value="4.6239" calcext:value-type="float">
            <text:p>4.6239</text:p>
          </table:table-cell>
          <table:table-cell office:value-type="float" office:value="12.0268" calcext:value-type="float">
            <text:p>12.0268</text:p>
          </table:table-cell>
          <table:table-cell table:number-columns-repeated="237"/>
        </table:table-row>
        <table:table-row table:style-name="ro2">
          <table:table-cell table:formula="of:=SUM([.I119:.T119])" office:value-type="float" office:value="1203.206" calcext:value-type="float">
            <text:p>1203.2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Pappus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inisat</text:p>
          </table:table-cell>
          <table:table-cell table:number-columns-repeated="2"/>
          <table:table-cell office:value-type="float" office:value="0.1868" calcext:value-type="float">
            <text:p>0.1868</text:p>
          </table:table-cell>
          <table:table-cell office:value-type="float" office:value="0.3399" calcext:value-type="float">
            <text:p>0.3399</text:p>
          </table:table-cell>
          <table:table-cell office:value-type="float" office:value="3.3903" calcext:value-type="float">
            <text:p>3.3903</text:p>
          </table:table-cell>
          <table:table-cell office:value-type="float" office:value="18.1733" calcext:value-type="float">
            <text:p>18.1733</text:p>
          </table:table-cell>
          <table:table-cell office:value-type="float" office:value="181.0895" calcext:value-type="float">
            <text:p>181.0895</text:p>
          </table:table-cell>
          <table:table-cell office:value-type="float" office:value="1000.0262" calcext:value-type="float">
            <text:p>1000.0262</text:p>
          </table:table-cell>
          <table:table-cell table:number-columns-repeated="242"/>
        </table:table-row>
        <table:table-row table:style-name="ro2">
          <table:table-cell table:formula="of:=SUM([.I120:.T120])" office:value-type="float" office:value="1161.3781" calcext:value-type="float">
            <text:p>1161.37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Pappus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apleCOMSPS</text:p>
          </table:table-cell>
          <table:table-cell table:number-columns-repeated="2"/>
          <table:table-cell office:value-type="float" office:value="0.207" calcext:value-type="float">
            <text:p>0.207</text:p>
          </table:table-cell>
          <table:table-cell office:value-type="float" office:value="0.3563" calcext:value-type="float">
            <text:p>0.3563</text:p>
          </table:table-cell>
          <table:table-cell office:value-type="float" office:value="7.1222" calcext:value-type="float">
            <text:p>7.1222</text:p>
          </table:table-cell>
          <table:table-cell office:value-type="float" office:value="31.4845" calcext:value-type="float">
            <text:p>31.4845</text:p>
          </table:table-cell>
          <table:table-cell office:value-type="float" office:value="122.1832" calcext:value-type="float">
            <text:p>122.1832</text:p>
          </table:table-cell>
          <table:table-cell office:value-type="float" office:value="1000.0249" calcext:value-type="float">
            <text:p>1000.0249</text:p>
          </table:table-cell>
          <table:table-cell table:number-columns-repeated="242"/>
        </table:table-row>
        <table:table-row table:style-name="ro2">
          <table:table-cell table:formula="of:=SUM([.I121:.T121])" office:value-type="float" office:value="958.4895" calcext:value-type="float">
            <text:p>958.48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Pappus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7" calcext:value-type="float">
            <text:p>7</text:p>
          </table:table-cell>
          <table:table-cell office:value-type="float" office:value="0.68" calcext:value-type="float">
            <text:p>0.68</text:p>
          </table:table-cell>
          <table:table-cell office:value-type="float" office:value="1.3845" calcext:value-type="float">
            <text:p>1.3845</text:p>
          </table:table-cell>
          <table:table-cell office:value-type="float" office:value="2.7019" calcext:value-type="float">
            <text:p>2.7019</text:p>
          </table:table-cell>
          <table:table-cell office:value-type="float" office:value="7.2429" calcext:value-type="float">
            <text:p>7.2429</text:p>
          </table:table-cell>
          <table:table-cell office:value-type="float" office:value="27.636" calcext:value-type="float">
            <text:p>27.636</text:p>
          </table:table-cell>
          <table:table-cell office:value-type="float" office:value="178.919" calcext:value-type="float">
            <text:p>178.919</text:p>
          </table:table-cell>
          <table:table-cell office:value-type="float" office:value="739.9252" calcext:value-type="float">
            <text:p>739.9252</text:p>
          </table:table-cell>
          <table:table-cell table:number-columns-repeated="242"/>
        </table:table-row>
        <table:table-row table:style-name="ro2">
          <table:table-cell table:formula="of:=SUM([.I122:.T122])" office:value-type="float" office:value="438.2364" calcext:value-type="float">
            <text:p>438.23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Pappus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7" calcext:value-type="float">
            <text:p>7</text:p>
          </table:table-cell>
          <table:table-cell office:value-type="float" office:value="0.1683" calcext:value-type="float">
            <text:p>0.1683</text:p>
          </table:table-cell>
          <table:table-cell office:value-type="float" office:value="0.1766" calcext:value-type="float">
            <text:p>0.1766</text:p>
          </table:table-cell>
          <table:table-cell office:value-type="float" office:value="0.3056" calcext:value-type="float">
            <text:p>0.3056</text:p>
          </table:table-cell>
          <table:table-cell office:value-type="float" office:value="2.428" calcext:value-type="float">
            <text:p>2.428</text:p>
          </table:table-cell>
          <table:table-cell office:value-type="float" office:value="14.8724" calcext:value-type="float">
            <text:p>14.8724</text:p>
          </table:table-cell>
          <table:table-cell office:value-type="float" office:value="80.2576" calcext:value-type="float">
            <text:p>80.2576</text:p>
          </table:table-cell>
          <table:table-cell office:value-type="float" office:value="340.0279" calcext:value-type="float">
            <text:p>340.0279</text:p>
          </table:table-cell>
          <table:table-cell table:number-columns-repeated="242"/>
        </table:table-row>
        <table:table-row table:style-name="ro2">
          <table:table-cell table:formula="of:=SUM([.I123:.T123])" office:value-type="float" office:value="0.4797" calcext:value-type="float">
            <text:p>0.47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Peterse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5" calcext:value-type="float">
            <text:p>5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1319" calcext:value-type="float">
            <text:p>0.1319</text:p>
          </table:table-cell>
          <table:table-cell office:value-type="float" office:value="0.1824" calcext:value-type="float">
            <text:p>0.1824</text:p>
          </table:table-cell>
          <table:table-cell table:number-columns-repeated="244"/>
        </table:table-row>
        <table:table-row table:style-name="ro2">
          <table:table-cell table:formula="of:=SUM([.I124:.T124])" office:value-type="float" office:value="0.6934" calcext:value-type="float">
            <text:p>0.69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Peterse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5" calcext:value-type="float">
            <text:p>5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1766" calcext:value-type="float">
            <text:p>0.1766</text:p>
          </table:table-cell>
          <table:table-cell office:value-type="float" office:value="0.3287" calcext:value-type="float">
            <text:p>0.3287</text:p>
          </table:table-cell>
          <table:table-cell table:number-columns-repeated="244"/>
        </table:table-row>
        <table:table-row table:style-name="ro2">
          <table:table-cell table:formula="of:=SUM([.I125:.T125])" office:value-type="float" office:value="1.7178" calcext:value-type="float">
            <text:p>1.71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Peterse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5" calcext:value-type="float">
            <text:p>5</text:p>
          </table:table-cell>
          <table:table-cell office:value-type="float" office:value="0.1526" calcext:value-type="float">
            <text:p>0.1526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4677" calcext:value-type="float">
            <text:p>0.4677</text:p>
          </table:table-cell>
          <table:table-cell office:value-type="float" office:value="0.7721" calcext:value-type="float">
            <text:p>0.7721</text:p>
          </table:table-cell>
          <table:table-cell table:number-columns-repeated="244"/>
        </table:table-row>
        <table:table-row table:style-name="ro2">
          <table:table-cell table:formula="of:=SUM([.I126:.T126])" office:value-type="float" office:value="0.7677" calcext:value-type="float">
            <text:p>0.76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Peterse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5" calcext:value-type="float">
            <text:p>5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1597" calcext:value-type="float">
            <text:p>0.1597</text:p>
          </table:table-cell>
          <table:table-cell office:value-type="float" office:value="0.3908" calcext:value-type="float">
            <text:p>0.3908</text:p>
          </table:table-cell>
          <table:table-cell table:number-columns-repeated="244"/>
        </table:table-row>
        <table:table-row table:style-name="ro2">
          <table:table-cell table:formula="of:=SUM([.I127:.T127])" office:value-type="float" office:value="0.2527" calcext:value-type="float">
            <text:p>0.25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Pmi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4" calcext:value-type="float">
            <text:p>4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35" calcext:value-type="float">
            <text:p>0.035</text:p>
          </table:table-cell>
          <table:table-cell office:value-type="float" office:value="0.0845" calcext:value-type="float">
            <text:p>0.0845</text:p>
          </table:table-cell>
          <table:table-cell table:number-columns-repeated="245"/>
        </table:table-row>
        <table:table-row table:style-name="ro2">
          <table:table-cell table:formula="of:=SUM([.I128:.T128])" office:value-type="float" office:value="0.2963" calcext:value-type="float">
            <text:p>0.29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Pmi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4" calcext:value-type="float">
            <text:p>4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1129" calcext:value-type="float">
            <text:p>0.1129</text:p>
          </table:table-cell>
          <table:table-cell table:number-columns-repeated="245"/>
        </table:table-row>
        <table:table-row table:style-name="ro2">
          <table:table-cell table:formula="of:=SUM([.I129:.T129])" office:value-type="float" office:value="0.5815" calcext:value-type="float">
            <text:p>0.58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Pmi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4" calcext:value-type="float">
            <text:p>4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214" calcext:value-type="float">
            <text:p>0.214</text:p>
          </table:table-cell>
          <table:table-cell table:number-columns-repeated="245"/>
        </table:table-row>
        <table:table-row table:style-name="ro2">
          <table:table-cell table:formula="of:=SUM([.I130:.T130])" office:value-type="float" office:value="0.2796" calcext:value-type="float">
            <text:p>0.27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Pmi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4" calcext:value-type="float">
            <text:p>4</text:p>
          </table:table-cell>
          <table:table-cell office:value-type="float" office:value="0.0614" calcext:value-type="float">
            <text:p>0.0614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116" calcext:value-type="float">
            <text:p>0.116</text:p>
          </table:table-cell>
          <table:table-cell table:number-columns-repeated="245"/>
        </table:table-row>
        <table:table-row table:style-name="ro2">
          <table:table-cell table:formula="of:=SUM([.I131:.T131])" office:value-type="float" office:value="1.6535" calcext:value-type="float">
            <text:p>1.65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Poussi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6" calcext:value-type="float">
            <text:p>6</text:p>
          </table:table-cell>
          <table:table-cell office:value-type="float" office:value="0.1679" calcext:value-type="float">
            <text:p>0.167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2322" calcext:value-type="float">
            <text:p>0.2322</text:p>
          </table:table-cell>
          <table:table-cell office:value-type="float" office:value="0.8814" calcext:value-type="float">
            <text:p>0.8814</text:p>
          </table:table-cell>
          <table:table-cell table:number-columns-repeated="243"/>
        </table:table-row>
        <table:table-row table:style-name="ro2">
          <table:table-cell table:formula="of:=SUM([.I132:.T132])" office:value-type="float" office:value="2.1194" calcext:value-type="float">
            <text:p>2.11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Poussi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6" calcext:value-type="float">
            <text:p>6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1676" calcext:value-type="float">
            <text:p>0.1676</text:p>
          </table:table-cell>
          <table:table-cell office:value-type="float" office:value="0.4167" calcext:value-type="float">
            <text:p>0.4167</text:p>
          </table:table-cell>
          <table:table-cell office:value-type="float" office:value="1.1294" calcext:value-type="float">
            <text:p>1.1294</text:p>
          </table:table-cell>
          <table:table-cell table:number-columns-repeated="243"/>
        </table:table-row>
        <table:table-row table:style-name="ro2">
          <table:table-cell table:formula="of:=SUM([.I133:.T133])" office:value-type="float" office:value="8.2062" calcext:value-type="float">
            <text:p>8.20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Poussi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6" calcext:value-type="float">
            <text:p>6</text:p>
          </table:table-cell>
          <table:table-cell office:value-type="float" office:value="1.1173" calcext:value-type="float">
            <text:p>1.1173</text:p>
          </table:table-cell>
          <table:table-cell office:value-type="float" office:value="0.4936" calcext:value-type="float">
            <text:p>0.4936</text:p>
          </table:table-cell>
          <table:table-cell office:value-type="float" office:value="1.0951" calcext:value-type="float">
            <text:p>1.0951</text:p>
          </table:table-cell>
          <table:table-cell office:value-type="float" office:value="1.1684" calcext:value-type="float">
            <text:p>1.1684</text:p>
          </table:table-cell>
          <table:table-cell office:value-type="float" office:value="1.7149" calcext:value-type="float">
            <text:p>1.7149</text:p>
          </table:table-cell>
          <table:table-cell office:value-type="float" office:value="2.6169" calcext:value-type="float">
            <text:p>2.6169</text:p>
          </table:table-cell>
          <table:table-cell table:number-columns-repeated="243"/>
        </table:table-row>
        <table:table-row table:style-name="ro2">
          <table:table-cell table:formula="of:=SUM([.I134:.T134])" office:value-type="float" office:value="2.5307" calcext:value-type="float">
            <text:p>2.53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Poussi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6" calcext:value-type="float">
            <text:p>6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1358" calcext:value-type="float">
            <text:p>0.1358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2397" calcext:value-type="float">
            <text:p>0.2397</text:p>
          </table:table-cell>
          <table:table-cell office:value-type="float" office:value="0.4383" calcext:value-type="float">
            <text:p>0.4383</text:p>
          </table:table-cell>
          <table:table-cell office:value-type="float" office:value="1.265" calcext:value-type="float">
            <text:p>1.265</text:p>
          </table:table-cell>
          <table:table-cell table:number-columns-repeated="243"/>
        </table:table-row>
        <table:table-row table:style-name="ro2">
          <table:table-cell table:formula="of:=SUM([.I135:.T135])" office:value-type="float" office:value="0.1441" calcext:value-type="float">
            <text:p>0.14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Prism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3" calcext:value-type="float">
            <text:p>3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618" calcext:value-type="float">
            <text:p>0.0618</text:p>
          </table:table-cell>
          <table:table-cell table:number-columns-repeated="246"/>
        </table:table-row>
        <table:table-row table:style-name="ro2">
          <table:table-cell table:formula="of:=SUM([.I136:.T136])" office:value-type="float" office:value="0.1172" calcext:value-type="float">
            <text:p>0.1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Prism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3" calcext:value-type="float">
            <text:p>3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436" calcext:value-type="float">
            <text:p>0.0436</text:p>
          </table:table-cell>
          <table:table-cell table:number-columns-repeated="246"/>
        </table:table-row>
        <table:table-row table:style-name="ro2">
          <table:table-cell table:formula="of:=SUM([.I137:.T137])" office:value-type="float" office:value="0.2725" calcext:value-type="float">
            <text:p>0.27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Prism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3" calcext:value-type="float">
            <text:p>3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1277" calcext:value-type="float">
            <text:p>0.1277</text:p>
          </table:table-cell>
          <table:table-cell office:value-type="float" office:value="0.0683" calcext:value-type="float">
            <text:p>0.0683</text:p>
          </table:table-cell>
          <table:table-cell table:number-columns-repeated="246"/>
        </table:table-row>
        <table:table-row table:style-name="ro2">
          <table:table-cell table:formula="of:=SUM([.I138:.T138])" office:value-type="float" office:value="0.1295" calcext:value-type="float">
            <text:p>0.12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Prism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3" calcext:value-type="float">
            <text:p>3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0372" calcext:value-type="float">
            <text:p>0.0372</text:p>
          </table:table-cell>
          <table:table-cell table:number-columns-repeated="246"/>
        </table:table-row>
        <table:table-row table:style-name="ro2">
          <table:table-cell table:formula="of:=SUM([.I139:.T139])" office:value-type="float" office:value="130.2599" calcext:value-type="float">
            <text:p>130.25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Robertso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8" calcext:value-type="float">
            <text:p>8</text:p>
          </table:table-cell>
          <table:table-cell office:value-type="float" office:value="1.1036" calcext:value-type="float">
            <text:p>1.1036</text:p>
          </table:table-cell>
          <table:table-cell office:value-type="float" office:value="0.2296" calcext:value-type="float">
            <text:p>0.2296</text:p>
          </table:table-cell>
          <table:table-cell office:value-type="float" office:value="0.2754" calcext:value-type="float">
            <text:p>0.2754</text:p>
          </table:table-cell>
          <table:table-cell office:value-type="float" office:value="0.6196" calcext:value-type="float">
            <text:p>0.6196</text:p>
          </table:table-cell>
          <table:table-cell office:value-type="float" office:value="4.5558" calcext:value-type="float">
            <text:p>4.5558</text:p>
          </table:table-cell>
          <table:table-cell office:value-type="float" office:value="10.2076" calcext:value-type="float">
            <text:p>10.2076</text:p>
          </table:table-cell>
          <table:table-cell office:value-type="float" office:value="32.5518" calcext:value-type="float">
            <text:p>32.5518</text:p>
          </table:table-cell>
          <table:table-cell office:value-type="float" office:value="80.7165" calcext:value-type="float">
            <text:p>80.7165</text:p>
          </table:table-cell>
          <table:table-cell table:number-columns-repeated="241"/>
        </table:table-row>
        <table:table-row table:style-name="ro2">
          <table:table-cell table:formula="of:=SUM([.I140:.T140])" office:value-type="float" office:value="196.0007" calcext:value-type="float">
            <text:p>196.00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Robertso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8" calcext:value-type="float">
            <text:p>8</text:p>
          </table:table-cell>
          <table:table-cell office:value-type="float" office:value="0.2944" calcext:value-type="float">
            <text:p>0.2944</text:p>
          </table:table-cell>
          <table:table-cell office:value-type="float" office:value="0.249" calcext:value-type="float">
            <text:p>0.249</text:p>
          </table:table-cell>
          <table:table-cell office:value-type="float" office:value="0.3246" calcext:value-type="float">
            <text:p>0.3246</text:p>
          </table:table-cell>
          <table:table-cell office:value-type="float" office:value="0.8805" calcext:value-type="float">
            <text:p>0.8805</text:p>
          </table:table-cell>
          <table:table-cell office:value-type="float" office:value="7.2173" calcext:value-type="float">
            <text:p>7.2173</text:p>
          </table:table-cell>
          <table:table-cell office:value-type="float" office:value="19.3546" calcext:value-type="float">
            <text:p>19.3546</text:p>
          </table:table-cell>
          <table:table-cell office:value-type="float" office:value="46.548" calcext:value-type="float">
            <text:p>46.548</text:p>
          </table:table-cell>
          <table:table-cell office:value-type="float" office:value="121.1323" calcext:value-type="float">
            <text:p>121.1323</text:p>
          </table:table-cell>
          <table:table-cell table:number-columns-repeated="241"/>
        </table:table-row>
        <table:table-row table:style-name="ro2">
          <table:table-cell table:formula="of:=SUM([.I141:.T141])" office:value-type="float" office:value="234.377" calcext:value-type="float">
            <text:p>234.3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Robertso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8" calcext:value-type="float">
            <text:p>8</text:p>
          </table:table-cell>
          <table:table-cell office:value-type="float" office:value="2.7899" calcext:value-type="float">
            <text:p>2.7899</text:p>
          </table:table-cell>
          <table:table-cell office:value-type="float" office:value="1.5907" calcext:value-type="float">
            <text:p>1.5907</text:p>
          </table:table-cell>
          <table:table-cell office:value-type="float" office:value="2.3951" calcext:value-type="float">
            <text:p>2.3951</text:p>
          </table:table-cell>
          <table:table-cell office:value-type="float" office:value="2.8623" calcext:value-type="float">
            <text:p>2.8623</text:p>
          </table:table-cell>
          <table:table-cell office:value-type="float" office:value="7.2339" calcext:value-type="float">
            <text:p>7.2339</text:p>
          </table:table-cell>
          <table:table-cell office:value-type="float" office:value="16.4327" calcext:value-type="float">
            <text:p>16.4327</text:p>
          </table:table-cell>
          <table:table-cell office:value-type="float" office:value="67.6022" calcext:value-type="float">
            <text:p>67.6022</text:p>
          </table:table-cell>
          <table:table-cell office:value-type="float" office:value="133.4702" calcext:value-type="float">
            <text:p>133.4702</text:p>
          </table:table-cell>
          <table:table-cell table:number-columns-repeated="241"/>
        </table:table-row>
        <table:table-row table:style-name="ro2">
          <table:table-cell table:formula="of:=SUM([.I142:.T142])" office:value-type="float" office:value="202.5554" calcext:value-type="float">
            <text:p>202.55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Robertso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8" calcext:value-type="float">
            <text:p>8</text:p>
          </table:table-cell>
          <table:table-cell office:value-type="float" office:value="0.4379" calcext:value-type="float">
            <text:p>0.4379</text:p>
          </table:table-cell>
          <table:table-cell office:value-type="float" office:value="0.2851" calcext:value-type="float">
            <text:p>0.2851</text:p>
          </table:table-cell>
          <table:table-cell office:value-type="float" office:value="0.3699" calcext:value-type="float">
            <text:p>0.3699</text:p>
          </table:table-cell>
          <table:table-cell office:value-type="float" office:value="0.9382" calcext:value-type="float">
            <text:p>0.9382</text:p>
          </table:table-cell>
          <table:table-cell office:value-type="float" office:value="4.1502" calcext:value-type="float">
            <text:p>4.1502</text:p>
          </table:table-cell>
          <table:table-cell office:value-type="float" office:value="13.8591" calcext:value-type="float">
            <text:p>13.8591</text:p>
          </table:table-cell>
          <table:table-cell office:value-type="float" office:value="54.6974" calcext:value-type="float">
            <text:p>54.6974</text:p>
          </table:table-cell>
          <table:table-cell office:value-type="float" office:value="127.8176" calcext:value-type="float">
            <text:p>127.8176</text:p>
          </table:table-cell>
          <table:table-cell table:number-columns-repeated="241"/>
        </table:table-row>
        <table:table-row table:style-name="ro2">
          <table:table-cell table:formula="of:=SUM([.I143:.T143])" office:value-type="float" office:value="10.4164" calcext:value-type="float">
            <text:p>10.41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Shrikhande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9" calcext:value-type="float">
            <text:p>9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1436" calcext:value-type="float">
            <text:p>0.1436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4523" calcext:value-type="float">
            <text:p>0.4523</text:p>
          </table:table-cell>
          <table:table-cell office:value-type="float" office:value="1.951" calcext:value-type="float">
            <text:p>1.951</text:p>
          </table:table-cell>
          <table:table-cell office:value-type="float" office:value="2.6537" calcext:value-type="float">
            <text:p>2.6537</text:p>
          </table:table-cell>
          <table:table-cell office:value-type="float" office:value="4.4534" calcext:value-type="float">
            <text:p>4.4534</text:p>
          </table:table-cell>
          <table:table-cell table:number-columns-repeated="240"/>
        </table:table-row>
        <table:table-row table:style-name="ro2">
          <table:table-cell table:formula="of:=SUM([.I144:.T144])" office:value-type="float" office:value="22.2534" calcext:value-type="float">
            <text:p>22.25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Shrikhande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9" calcext:value-type="float">
            <text:p>9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1743" calcext:value-type="float">
            <text:p>0.1743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3363" calcext:value-type="float">
            <text:p>0.3363</text:p>
          </table:table-cell>
          <table:table-cell office:value-type="float" office:value="0.7105" calcext:value-type="float">
            <text:p>0.7105</text:p>
          </table:table-cell>
          <table:table-cell office:value-type="float" office:value="3.2175" calcext:value-type="float">
            <text:p>3.2175</text:p>
          </table:table-cell>
          <table:table-cell office:value-type="float" office:value="6.362" calcext:value-type="float">
            <text:p>6.362</text:p>
          </table:table-cell>
          <table:table-cell office:value-type="float" office:value="10.8895" calcext:value-type="float">
            <text:p>10.8895</text:p>
          </table:table-cell>
          <table:table-cell table:number-columns-repeated="240"/>
        </table:table-row>
        <table:table-row table:style-name="ro2">
          <table:table-cell table:formula="of:=SUM([.I145:.T145])" office:value-type="float" office:value="36.1718" calcext:value-type="float">
            <text:p>36.17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Shrikhande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9" calcext:value-type="float">
            <text:p>9</text:p>
          </table:table-cell>
          <table:table-cell office:value-type="float" office:value="0.3555" calcext:value-type="float">
            <text:p>0.3555</text:p>
          </table:table-cell>
          <table:table-cell office:value-type="float" office:value="0.3625" calcext:value-type="float">
            <text:p>0.3625</text:p>
          </table:table-cell>
          <table:table-cell office:value-type="float" office:value="1.2275" calcext:value-type="float">
            <text:p>1.2275</text:p>
          </table:table-cell>
          <table:table-cell office:value-type="float" office:value="1.9942" calcext:value-type="float">
            <text:p>1.9942</text:p>
          </table:table-cell>
          <table:table-cell office:value-type="float" office:value="2.2483" calcext:value-type="float">
            <text:p>2.2483</text:p>
          </table:table-cell>
          <table:table-cell office:value-type="float" office:value="2.3646" calcext:value-type="float">
            <text:p>2.3646</text:p>
          </table:table-cell>
          <table:table-cell office:value-type="float" office:value="5.8315" calcext:value-type="float">
            <text:p>5.8315</text:p>
          </table:table-cell>
          <table:table-cell office:value-type="float" office:value="8.2584" calcext:value-type="float">
            <text:p>8.2584</text:p>
          </table:table-cell>
          <table:table-cell office:value-type="float" office:value="13.5293" calcext:value-type="float">
            <text:p>13.5293</text:p>
          </table:table-cell>
          <table:table-cell table:number-columns-repeated="240"/>
        </table:table-row>
        <table:table-row table:style-name="ro2">
          <table:table-cell table:formula="of:=SUM([.I146:.T146])" office:value-type="float" office:value="19.1788" calcext:value-type="float">
            <text:p>19.17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Shrikhande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9" calcext:value-type="float">
            <text:p>9</text:p>
          </table:table-cell>
          <table:table-cell office:value-type="float" office:value="0.1997" calcext:value-type="float">
            <text:p>0.1997</text:p>
          </table:table-cell>
          <table:table-cell office:value-type="float" office:value="0.1628" calcext:value-type="float">
            <text:p>0.1628</text:p>
          </table:table-cell>
          <table:table-cell office:value-type="float" office:value="0.1858" calcext:value-type="float">
            <text:p>0.1858</text:p>
          </table:table-cell>
          <table:table-cell office:value-type="float" office:value="0.2288" calcext:value-type="float">
            <text:p>0.2288</text:p>
          </table:table-cell>
          <table:table-cell office:value-type="float" office:value="0.4272" calcext:value-type="float">
            <text:p>0.4272</text:p>
          </table:table-cell>
          <table:table-cell office:value-type="float" office:value="0.5719" calcext:value-type="float">
            <text:p>0.5719</text:p>
          </table:table-cell>
          <table:table-cell office:value-type="float" office:value="2.7699" calcext:value-type="float">
            <text:p>2.7699</text:p>
          </table:table-cell>
          <table:table-cell office:value-type="float" office:value="4.1454" calcext:value-type="float">
            <text:p>4.1454</text:p>
          </table:table-cell>
          <table:table-cell office:value-type="float" office:value="10.4873" calcext:value-type="float">
            <text:p>10.4873</text:p>
          </table:table-cell>
          <table:table-cell table:number-columns-repeated="240"/>
        </table:table-row>
        <table:table-row table:style-name="ro2">
          <table:table-cell table:formula="of:=SUM([.I147:.T147])" office:value-type="float" office:value="3.3253" calcext:value-type="float">
            <text:p>3.32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Sousseli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5" calcext:value-type="float">
            <text:p>5</text:p>
          </table:table-cell>
          <table:table-cell office:value-type="float" office:value="0.3918" calcext:value-type="float">
            <text:p>0.3918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1732" calcext:value-type="float">
            <text:p>0.1732</text:p>
          </table:table-cell>
          <table:table-cell office:value-type="float" office:value="0.4154" calcext:value-type="float">
            <text:p>0.4154</text:p>
          </table:table-cell>
          <table:table-cell office:value-type="float" office:value="2.2274" calcext:value-type="float">
            <text:p>2.2274</text:p>
          </table:table-cell>
          <table:table-cell table:number-columns-repeated="244"/>
        </table:table-row>
        <table:table-row table:style-name="ro2">
          <table:table-cell table:formula="of:=SUM([.I148:.T148])" office:value-type="float" office:value="6.8193" calcext:value-type="float">
            <text:p>6.81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Sousseli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5" calcext:value-type="float">
            <text:p>5</text:p>
          </table:table-cell>
          <table:table-cell office:value-type="float" office:value="0.7291" calcext:value-type="float">
            <text:p>0.7291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1949" calcext:value-type="float">
            <text:p>0.1949</text:p>
          </table:table-cell>
          <table:table-cell office:value-type="float" office:value="0.9525" calcext:value-type="float">
            <text:p>0.9525</text:p>
          </table:table-cell>
          <table:table-cell office:value-type="float" office:value="4.8021" calcext:value-type="float">
            <text:p>4.8021</text:p>
          </table:table-cell>
          <table:table-cell table:number-columns-repeated="244"/>
        </table:table-row>
        <table:table-row table:style-name="ro2">
          <table:table-cell table:formula="of:=SUM([.I149:.T149])" office:value-type="float" office:value="9.9747" calcext:value-type="float">
            <text:p>9.97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Sousseli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5" calcext:value-type="float">
            <text:p>5</text:p>
          </table:table-cell>
          <table:table-cell office:value-type="float" office:value="1.2739" calcext:value-type="float">
            <text:p>1.2739</text:p>
          </table:table-cell>
          <table:table-cell office:value-type="float" office:value="1.206" calcext:value-type="float">
            <text:p>1.206</text:p>
          </table:table-cell>
          <table:table-cell office:value-type="float" office:value="1.2497" calcext:value-type="float">
            <text:p>1.2497</text:p>
          </table:table-cell>
          <table:table-cell office:value-type="float" office:value="2.8001" calcext:value-type="float">
            <text:p>2.8001</text:p>
          </table:table-cell>
          <table:table-cell office:value-type="float" office:value="3.445" calcext:value-type="float">
            <text:p>3.445</text:p>
          </table:table-cell>
          <table:table-cell table:number-columns-repeated="244"/>
        </table:table-row>
        <table:table-row table:style-name="ro2">
          <table:table-cell table:formula="of:=SUM([.I150:.T150])" office:value-type="float" office:value="4.6919" calcext:value-type="float">
            <text:p>4.69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Sousseli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5" calcext:value-type="float">
            <text:p>5</text:p>
          </table:table-cell>
          <table:table-cell office:value-type="float" office:value="0.5184" calcext:value-type="float">
            <text:p>0.5184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291" calcext:value-type="float">
            <text:p>0.2291</text:p>
          </table:table-cell>
          <table:table-cell office:value-type="float" office:value="0.8727" calcext:value-type="float">
            <text:p>0.8727</text:p>
          </table:table-cell>
          <table:table-cell office:value-type="float" office:value="2.9086" calcext:value-type="float">
            <text:p>2.9086</text:p>
          </table:table-cell>
          <table:table-cell table:number-columns-repeated="244"/>
        </table:table-row>
        <table:table-row table:style-name="ro2">
          <table:table-cell table:formula="of:=SUM([.I151:.T151])" office:value-type="float" office:value="0.2331" calcext:value-type="float">
            <text:p>0.23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Threex3-gri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3" calcext:value-type="float">
            <text:p>3</text:p>
          </table:table-cell>
          <table:table-cell office:value-type="float" office:value="0.0756" calcext:value-type="float">
            <text:p>0.0756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1096" calcext:value-type="float">
            <text:p>0.1096</text:p>
          </table:table-cell>
          <table:table-cell table:number-columns-repeated="246"/>
        </table:table-row>
        <table:table-row table:style-name="ro2">
          <table:table-cell table:formula="of:=SUM([.I152:.T152])" office:value-type="float" office:value="0.1601" calcext:value-type="float">
            <text:p>0.16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Threex3-gri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3" calcext:value-type="float">
            <text:p>3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0581" calcext:value-type="float">
            <text:p>0.0581</text:p>
          </table:table-cell>
          <table:table-cell table:number-columns-repeated="246"/>
        </table:table-row>
        <table:table-row table:style-name="ro2">
          <table:table-cell table:formula="of:=SUM([.I153:.T153])" office:value-type="float" office:value="0.5443" calcext:value-type="float">
            <text:p>0.54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Threex3-gri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3" calcext:value-type="float">
            <text:p>3</text:p>
          </table:table-cell>
          <table:table-cell office:value-type="float" office:value="0.1106" calcext:value-type="float">
            <text:p>0.1106</text:p>
          </table:table-cell>
          <table:table-cell office:value-type="float" office:value="0.1866" calcext:value-type="float">
            <text:p>0.1866</text:p>
          </table:table-cell>
          <table:table-cell office:value-type="float" office:value="0.2471" calcext:value-type="float">
            <text:p>0.2471</text:p>
          </table:table-cell>
          <table:table-cell table:number-columns-repeated="246"/>
        </table:table-row>
        <table:table-row table:style-name="ro2">
          <table:table-cell table:formula="of:=SUM([.I154:.T154])" office:value-type="float" office:value="0.2061" calcext:value-type="float">
            <text:p>0.20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Threex3-gri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3" calcext:value-type="float">
            <text:p>3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0587" calcext:value-type="float">
            <text:p>0.0587</text:p>
          </table:table-cell>
          <table:table-cell office:value-type="float" office:value="0.0826" calcext:value-type="float">
            <text:p>0.0826</text:p>
          </table:table-cell>
          <table:table-cell table:number-columns-repeated="246"/>
        </table:table-row>
        <table:table-row table:style-name="ro2">
          <table:table-cell table:formula="of:=SUM([.I155:.T155])" office:value-type="float" office:value="1.255" calcext:value-type="float">
            <text:p>1.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Tietze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5" calcext:value-type="float">
            <text:p>5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1168" calcext:value-type="float">
            <text:p>0.1168</text:p>
          </table:table-cell>
          <table:table-cell office:value-type="float" office:value="0.0747" calcext:value-type="float">
            <text:p>0.0747</text:p>
          </table:table-cell>
          <table:table-cell office:value-type="float" office:value="0.1602" calcext:value-type="float">
            <text:p>0.1602</text:p>
          </table:table-cell>
          <table:table-cell office:value-type="float" office:value="0.823" calcext:value-type="float">
            <text:p>0.823</text:p>
          </table:table-cell>
          <table:table-cell table:number-columns-repeated="244"/>
        </table:table-row>
        <table:table-row table:style-name="ro2">
          <table:table-cell table:formula="of:=SUM([.I156:.T156])" office:value-type="float" office:value="2.4233" calcext:value-type="float">
            <text:p>2.42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Tietze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5" calcext:value-type="float">
            <text:p>5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2065" calcext:value-type="float">
            <text:p>0.2065</text:p>
          </table:table-cell>
          <table:table-cell office:value-type="float" office:value="1.9421" calcext:value-type="float">
            <text:p>1.9421</text:p>
          </table:table-cell>
          <table:table-cell table:number-columns-repeated="244"/>
        </table:table-row>
        <table:table-row table:style-name="ro2">
          <table:table-cell table:formula="of:=SUM([.I157:.T157])" office:value-type="float" office:value="4.2401" calcext:value-type="float">
            <text:p>4.24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Tietze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5" calcext:value-type="float">
            <text:p>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1867" calcext:value-type="float">
            <text:p>0.1867</text:p>
          </table:table-cell>
          <table:table-cell office:value-type="float" office:value="0.6167" calcext:value-type="float">
            <text:p>0.6167</text:p>
          </table:table-cell>
          <table:table-cell office:value-type="float" office:value="0.8083" calcext:value-type="float">
            <text:p>0.8083</text:p>
          </table:table-cell>
          <table:table-cell office:value-type="float" office:value="2.3929" calcext:value-type="float">
            <text:p>2.3929</text:p>
          </table:table-cell>
          <table:table-cell table:number-columns-repeated="244"/>
        </table:table-row>
        <table:table-row table:style-name="ro2">
          <table:table-cell table:formula="of:=SUM([.I158:.T158])" office:value-type="float" office:value="1.9435" calcext:value-type="float">
            <text:p>1.94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Tietze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5" calcext:value-type="float">
            <text:p>5</text:p>
          </table:table-cell>
          <table:table-cell office:value-type="float" office:value="0.0888" calcext:value-type="float">
            <text:p>0.0888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3528" calcext:value-type="float">
            <text:p>0.3528</text:p>
          </table:table-cell>
          <table:table-cell office:value-type="float" office:value="1.3326" calcext:value-type="float">
            <text:p>1.3326</text:p>
          </table:table-cell>
          <table:table-cell table:number-columns-repeated="244"/>
        </table:table-row>
        <table:table-row table:style-name="ro2">
          <table:table-cell table:formula="of:=SUM([.I159:.T159])" office:value-type="float" office:value="0.2716" calcext:value-type="float">
            <text:p>0.27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Wagn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4" calcext:value-type="float">
            <text:p>4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85" calcext:value-type="float">
            <text:p>0.0685</text:p>
          </table:table-cell>
          <table:table-cell office:value-type="float" office:value="0.055" calcext:value-type="float">
            <text:p>0.055</text:p>
          </table:table-cell>
          <table:table-cell table:number-columns-repeated="245"/>
        </table:table-row>
        <table:table-row table:style-name="ro2">
          <table:table-cell table:formula="of:=SUM([.I160:.T160])" office:value-type="float" office:value="0.2724" calcext:value-type="float">
            <text:p>0.27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Wagn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4" calcext:value-type="float">
            <text:p>4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0751" calcext:value-type="float">
            <text:p>0.0751</text:p>
          </table:table-cell>
          <table:table-cell office:value-type="float" office:value="0.0869" calcext:value-type="float">
            <text:p>0.0869</text:p>
          </table:table-cell>
          <table:table-cell table:number-columns-repeated="245"/>
        </table:table-row>
        <table:table-row table:style-name="ro2">
          <table:table-cell table:formula="of:=SUM([.I161:.T161])" office:value-type="float" office:value="0.5118" calcext:value-type="float">
            <text:p>0.5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Wagn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lingeling</text:p>
          </table:table-cell>
          <table:table-cell office:value-type="float" office:value="4" calcext:value-type="float">
            <text:p>4</text:p>
          </table:table-cell>
          <table:table-cell office:value-type="float" office:value="0.0842" calcext:value-type="float">
            <text:p>0.0842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2114" calcext:value-type="float">
            <text:p>0.2114</text:p>
          </table:table-cell>
          <table:table-cell table:number-columns-repeated="245"/>
        </table:table-row>
        <table:table-row table:style-name="ro2">
          <table:table-cell table:formula="of:=SUM([.I162:.T162])" office:value-type="float" office:value="0.3106" calcext:value-type="float">
            <text:p>0.3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Wagn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4" calcext:value-type="float">
            <text:p>4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72" calcext:value-type="float">
            <text:p>0.072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0928" calcext:value-type="float">
            <text:p>0.0928</text:p>
          </table:table-cell>
          <table:table-cell table:number-columns-repeated="245"/>
        </table:table-row>
        <table:table-row table:style-name="ro2">
          <table:table-cell table:formula="of:=SUM([.I163:.T163])" office:value-type="float" office:value="1425.1392" calcext:value-type="float">
            <text:p>1425.13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Watsin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inisat</text:p>
          </table:table-cell>
          <table:table-cell table:number-columns-repeated="2"/>
          <table:table-cell office:value-type="float" office:value="9.5625" calcext:value-type="float">
            <text:p>9.5625</text:p>
          </table:table-cell>
          <table:table-cell office:value-type="float" office:value="10.2505" calcext:value-type="float">
            <text:p>10.2505</text:p>
          </table:table-cell>
          <table:table-cell office:value-type="float" office:value="405.2964" calcext:value-type="float">
            <text:p>405.2964</text:p>
          </table:table-cell>
          <table:table-cell office:value-type="float" office:value="1000.0298" calcext:value-type="float">
            <text:p>1000.0298</text:p>
          </table:table-cell>
          <table:table-cell table:number-columns-repeated="244"/>
        </table:table-row>
        <table:table-row table:style-name="ro2">
          <table:table-cell table:formula="of:=SUM([.I164:.T164])" office:value-type="float" office:value="1888.5606" calcext:value-type="float">
            <text:p>1888.56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Watsin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apleCOMSPS</text:p>
          </table:table-cell>
          <table:table-cell table:number-columns-repeated="2"/>
          <table:table-cell office:value-type="float" office:value="9.7879" calcext:value-type="float">
            <text:p>9.7879</text:p>
          </table:table-cell>
          <table:table-cell office:value-type="float" office:value="10.8049" calcext:value-type="float">
            <text:p>10.8049</text:p>
          </table:table-cell>
          <table:table-cell office:value-type="float" office:value="867.9295" calcext:value-type="float">
            <text:p>867.9295</text:p>
          </table:table-cell>
          <table:table-cell office:value-type="float" office:value="1000.0383" calcext:value-type="float">
            <text:p>1000.0383</text:p>
          </table:table-cell>
          <table:table-cell table:number-columns-repeated="244"/>
        </table:table-row>
        <table:table-row table:style-name="ro2">
          <table:table-cell table:formula="of:=SUM([.I165:.T165])" office:value-type="float" office:value="1275.2208" calcext:value-type="float">
            <text:p>1275.2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Watsin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lingeling</text:p>
          </table:table-cell>
          <table:table-cell table:number-columns-repeated="2"/>
          <table:table-cell office:value-type="float" office:value="18.7202" calcext:value-type="float">
            <text:p>18.7202</text:p>
          </table:table-cell>
          <table:table-cell office:value-type="float" office:value="10.8134" calcext:value-type="float">
            <text:p>10.8134</text:p>
          </table:table-cell>
          <table:table-cell office:value-type="float" office:value="245.6474" calcext:value-type="float">
            <text:p>245.6474</text:p>
          </table:table-cell>
          <table:table-cell office:value-type="float" office:value="1000.0398" calcext:value-type="float">
            <text:p>1000.0398</text:p>
          </table:table-cell>
          <table:table-cell table:number-columns-repeated="244"/>
        </table:table-row>
        <table:table-row table:style-name="ro2">
          <table:table-cell table:formula="of:=SUM([.I166:.T166])" office:value-type="float" office:value="1166.016" calcext:value-type="float">
            <text:p>1166.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tw2sat</text:p>
          </table:table-cell>
          <table:table-cell office:value-type="string" calcext:value-type="string">
            <text:p>Watsin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glucose</text:p>
          </table:table-cell>
          <table:table-cell table:number-columns-repeated="2"/>
          <table:table-cell office:value-type="float" office:value="16.4432" calcext:value-type="float">
            <text:p>16.4432</text:p>
          </table:table-cell>
          <table:table-cell office:value-type="float" office:value="17.3723" calcext:value-type="float">
            <text:p>17.3723</text:p>
          </table:table-cell>
          <table:table-cell office:value-type="float" office:value="132.1769" calcext:value-type="float">
            <text:p>132.1769</text:p>
          </table:table-cell>
          <table:table-cell office:value-type="float" office:value="1000.0236" calcext:value-type="float">
            <text:p>1000.0236</text:p>
          </table:table-cell>
          <table:table-cell table:number-columns-repeated="244"/>
        </table:table-row>
        <table:table-row table:style-name="ro2" table:number-rows-repeated="1048409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comparision of solvers for sptw2sat" table:style-name="ta1">
        <table:shapes>
          <draw:frame draw:z-index="0" draw:name="Chart 1" draw:style-name="gr1" draw:text-style-name="P1" svg:width="454.37pt" svg:height="255.57pt" svg:x="634.11pt" svg:y="26.56pt">
            <loext:p draw:notify-on-update-of-ranges="'comparision of solvers for sptw2sat'.C2:'comparision of solvers for sptw2sat'.C42 'comparision of solvers for sptw2sat'.F1:'comparision of solvers for sptw2sat'.F1 'comparision of solvers for sptw2sat'.F2:'comparision of solvers for sptw2sat'.F42 'comparision of solvers for sptw2sat'.G1:'comparision of solvers for sptw2sat'.G1 'comparision of solvers for sptw2sat'.G2:'comparision of solvers for sptw2sat'.G42 'comparision of solvers for sptw2sat'.H1:'comparision of solvers for sptw2sat'.H1 'comparision of solvers for sptw2sat'.H2:'comparision of solvers for sptw2sat'.H42 'comparision of solvers for sptw2sat'.I1:'comparision of solvers for sptw2sat'.I1 'comparision of solvers for sptw2sat'.I2:'comparision of solvers for sptw2sat'.I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2" draw:style-name="gr1" draw:text-style-name="P1" svg:width="454.2pt" svg:height="254.41pt" svg:x="614.98pt" svg:y="290.72pt">
            <loext:p draw:notify-on-update-of-ranges="'comparision of solvers for sptw2sat'.C2:'comparision of solvers for sptw2sat'.C42 'comparision of solvers for sptw2sat'.J1:'comparision of solvers for sptw2sat'.J1 'comparision of solvers for sptw2sat'.J2:'comparision of solvers for sptw2sat'.J42 'comparision of solvers for sptw2sat'.K1:'comparision of solvers for sptw2sat'.K1 'comparision of solvers for sptw2sat'.K2:'comparision of solvers for sptw2sat'.K42 'comparision of solvers for sptw2sat'.L1:'comparision of solvers for sptw2sat'.L1 'comparision of solvers for sptw2sat'.L2:'comparision of solvers for sptw2sat'.L42 'comparision of solvers for sptw2sat'.M1:'comparision of solvers for sptw2sat'.M1 'comparision of solvers for sptw2sat'.M2:'comparision of solvers for sptw2sat'.M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ce6"/>
        <table:table-column table:style-name="co17" table:default-cell-style-name="ce6"/>
        <table:table-column table:style-name="co12" table:default-cell-style-name="ce6"/>
        <table:table-column table:style-name="co13" table:default-cell-style-name="ce6"/>
        <table:table-column table:style-name="co18" table:default-cell-style-name="ce6"/>
        <table:table-column table:style-name="co19" table:number-columns-repeated="2" table:default-cell-style-name="ce6"/>
        <table:table-column table:style-name="co20" table:default-cell-style-name="ce6"/>
        <table:table-column table:style-name="co19" table:number-columns-repeated="3" table:default-cell-style-name="ce6"/>
        <table:table-column table:style-name="co21" table:default-cell-style-name="ce6"/>
        <table:table-column table:style-name="co19" table:default-cell-style-name="ce6"/>
        <table:table-column table:style-name="co11" table:number-columns-repeated="244" table:default-cell-style-name="ce6"/>
        <table:table-row table:style-name="ro2">
          <table:table-cell office:value-type="string" calcext:value-type="string">
            <text:p>Width</text:p>
          </table:table-cell>
          <table:table-cell office:value-type="string" calcext:value-type="string">
            <text:p>instance</text:p>
          </table:table-cell>
          <table:table-cell table:style-name="ce5" office:value-type="string" calcext:value-type="string">
            <text:p>|V|</text:p>
          </table:table-cell>
          <table:table-cell table:style-name="ce5" office:value-type="string" calcext:value-type="string">
            <text:p>|E|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GSAT</text:p>
          </table:table-cell>
          <table:table-cell office:value-type="string" calcext:value-type="string">
            <text:p>LSAT</text:p>
          </table:table-cell>
          <table:table-cell office:value-type="string" calcext:value-type="string">
            <text:p>MAPSAT</text:p>
          </table:table-cell>
          <table:table-cell office:value-type="string" calcext:value-type="string">
            <text:p>MSAT</text:p>
          </table:table-cell>
          <table:table-cell office:value-type="string" calcext:value-type="string">
            <text:p>GCPU</text:p>
          </table:table-cell>
          <table:table-cell office:value-type="string" calcext:value-type="string">
            <text:p>LCPU</text:p>
          </table:table-cell>
          <table:table-cell office:value-type="string" calcext:value-type="string">
            <text:p>MAPCPU</text:p>
          </table:table-cell>
          <table:table-cell office:value-type="string" calcext:value-type="string">
            <text:p>MCPU</text:p>
          </table:table-cell>
          <table:table-cell table:number-columns-repeated="24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iamond.edg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ucose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4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ll.edg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ucose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1609" calcext:value-type="float">
            <text:p>0.1609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0872" calcext:value-type="float">
            <text:p>0.0872</text:p>
          </table:table-cell>
          <table:table-cell office:value-type="float" office:value="0.04" calcext:value-type="float">
            <text:p>0.04</text:p>
          </table:table-cell>
          <table:table-cell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table:number-columns-repeated="24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tterfly.edg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ucose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6" calcext:value-type="float">
            <text:p>0.06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4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ism.edge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ucose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4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oser.edg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ucose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4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Wagner.edg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lucose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842" calcext:value-type="float">
            <text:p>0.0842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table:number-columns-repeated="24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min.edg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lucose</text:p>
          </table:table-cell>
          <table:table-cell office:value-type="float" office:value="0.0614" calcext:value-type="float">
            <text:p>0.0614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4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hreex3-grid.edg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lucose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1106" calcext:value-type="float">
            <text:p>0.1106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0756" calcext:value-type="float">
            <text:p>0.0756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table:number-columns-repeated="24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etersen.edg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ucose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1526" calcext:value-type="float">
            <text:p>0.1526</text:p>
          </table:table-cell>
          <table:table-cell table:number-columns-repeated="2" office:value-type="float" office:value="0.0642" calcext:value-type="float">
            <text:p>0.0642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4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oldner.edge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ucose</text:p>
          </table:table-cell>
          <table:table-cell office:value-type="float" office:value="0.0896" calcext:value-type="float">
            <text:p>0.0896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619" calcext:value-type="float">
            <text:p>0.0619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table:number-columns-repeated="24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rotzsch.edge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ucose</text:p>
          </table:table-cell>
          <table:table-cell office:value-type="float" office:value="0.081" calcext:value-type="float">
            <text:p>0.081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table:number-columns-repeated="24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Herschel.edge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ucose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table:number-columns-repeated="24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hvatal.edg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lucose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093" calcext:value-type="float">
            <text:p>0.093</text:p>
          </table:table-cell>
          <table:table-cell office:value-type="float" office:value="0.0766" calcext:value-type="float">
            <text:p>0.0766</text:p>
          </table:table-cell>
          <table:table-cell office:value-type="float" office:value="0.07" calcext:value-type="float">
            <text:p>0.07</text:p>
          </table:table-cell>
          <table:table-cell office:value-type="float" office:value="0.22" calcext:value-type="float">
            <text:p>0.22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table:number-columns-repeated="24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urer.edg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ucose</text:p>
          </table:table-cell>
          <table:table-cell office:value-type="float" office:value="0.101" calcext:value-type="float">
            <text:p>0.101</text:p>
          </table:table-cell>
          <table:table-cell office:value-type="float" office:value="0.2462" calcext:value-type="float">
            <text:p>0.2462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0854" calcext:value-type="float">
            <text:p>0.0854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table:number-columns-repeated="24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ranklin.edg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ucose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2055" calcext:value-type="float">
            <text:p>0.2055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782" calcext:value-type="float">
            <text:p>0.0782</text:p>
          </table:table-cell>
          <table:table-cell office:value-type="float" office:value="0.07" calcext:value-type="float">
            <text:p>0.07</text:p>
          </table:table-cell>
          <table:table-cell office:value-type="float" office:value="0.21" calcext:value-type="float">
            <text:p>0.21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table:number-columns-repeated="24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rucht.edg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ucose</text:p>
          </table:table-cell>
          <table:table-cell office:value-type="float" office:value="0.1531" calcext:value-type="float">
            <text:p>0.1531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0693" calcext:value-type="float">
            <text:p>0.0693</text:p>
          </table:table-cell>
          <table:table-cell office:value-type="float" office:value="0.15" calcext:value-type="float">
            <text:p>0.15</text:p>
          </table:table-cell>
          <table:table-cell office:value-type="float" office:value="0.24" calcext:value-type="float">
            <text:p>0.24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table:number-columns-repeated="24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ietze.edg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ucose</text:p>
          </table:table-cell>
          <table:table-cell office:value-type="float" office:value="0.0888" calcext:value-type="float">
            <text:p>0.0888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09" calcext:value-type="float">
            <text:p>0.09</text:p>
          </table:table-cell>
          <table:table-cell office:value-type="float" office:value="0.24" calcext:value-type="float">
            <text:p>0.24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table:number-columns-repeated="24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aley13.edge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lucose</text:p>
          </table:table-cell>
          <table:table-cell office:value-type="float" office:value="0.0966" calcext:value-type="float">
            <text:p>0.0966</text:p>
          </table:table-cell>
          <table:table-cell office:value-type="float" office:value="0.2057" calcext:value-type="float">
            <text:p>0.2057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  <table:table-cell table:number-columns-repeated="24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oussin.edge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lucose</text:p>
          </table:table-cell>
          <table:table-cell office:value-type="float" office:value="0.2885" calcext:value-type="float">
            <text:p>0.2885</text:p>
          </table:table-cell>
          <table:table-cell office:value-type="float" office:value="1.1173" calcext:value-type="float">
            <text:p>1.1173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1679" calcext:value-type="float">
            <text:p>0.1679</text:p>
          </table:table-cell>
          <table:table-cell office:value-type="float" office:value="0.29" calcext:value-type="float">
            <text:p>0.29</text:p>
          </table:table-cell>
          <table:table-cell office:value-type="float" office:value="1.12" calcext:value-type="float">
            <text:p>1.12</text:p>
          </table:table-cell>
          <table:table-cell table:number-columns-repeated="2" office:value-type="float" office:value="0.17" calcext:value-type="float">
            <text:p>0.17</text:p>
          </table:table-cell>
          <table:table-cell table:number-columns-repeated="24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lebsch.edge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ucose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3911" calcext:value-type="float">
            <text:p>0.3911</text:p>
          </table:table-cell>
          <table:table-cell office:value-type="float" office:value="0.1352" calcext:value-type="float">
            <text:p>0.1352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18" calcext:value-type="float">
            <text:p>0.18</text:p>
          </table:table-cell>
          <table:table-cell office:value-type="float" office:value="0.39" calcext:value-type="float">
            <text:p>0.39</text:p>
          </table:table-cell>
          <table:table-cell office:value-type="float" office:value="0.14" calcext:value-type="float">
            <text:p>0.14</text:p>
          </table:table-cell>
          <table:table-cell office:value-type="float" office:value="0.11" calcext:value-type="float">
            <text:p>0.11</text:p>
          </table:table-cell>
          <table:table-cell table:number-columns-repeated="24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ourx4-grid.edge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lucose</text:p>
          </table:table-cell>
          <table:table-cell office:value-type="float" office:value="0.1809" calcext:value-type="float">
            <text:p>0.1809</text:p>
          </table:table-cell>
          <table:table-cell office:value-type="float" office:value="1.4109" calcext:value-type="float">
            <text:p>1.4109</text:p>
          </table:table-cell>
          <table:table-cell office:value-type="float" office:value="0.2076" calcext:value-type="float">
            <text:p>0.2076</text:p>
          </table:table-cell>
          <table:table-cell office:value-type="float" office:value="0.1643" calcext:value-type="float">
            <text:p>0.1643</text:p>
          </table:table-cell>
          <table:table-cell office:value-type="float" office:value="0.18" calcext:value-type="float">
            <text:p>0.18</text:p>
          </table:table-cell>
          <table:table-cell office:value-type="float" office:value="1.41" calcext:value-type="float">
            <text:p>1.41</text:p>
          </table:table-cell>
          <table:table-cell office:value-type="float" office:value="0.21" calcext:value-type="float">
            <text:p>0.21</text:p>
          </table:table-cell>
          <table:table-cell office:value-type="float" office:value="0.16" calcext:value-type="float">
            <text:p>0.16</text:p>
          </table:table-cell>
          <table:table-cell table:number-columns-repeated="24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offman.edge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ucose</text:p>
          </table:table-cell>
          <table:table-cell office:value-type="float" office:value="0.1805" calcext:value-type="float">
            <text:p>0.1805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1523" calcext:value-type="float">
            <text:p>0.1523</text:p>
          </table:table-cell>
          <table:table-cell office:value-type="float" office:value="0.1248" calcext:value-type="float">
            <text:p>0.1248</text:p>
          </table:table-cell>
          <table:table-cell office:value-type="float" office:value="0.18" calcext:value-type="float">
            <text:p>0.18</text:p>
          </table:table-cell>
          <table:table-cell office:value-type="float" office:value="0.48" calcext:value-type="float">
            <text:p>0.48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table:number-columns-repeated="24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hrikhande.edge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lucose</text:p>
          </table:table-cell>
          <table:table-cell office:value-type="float" office:value="0.1997" calcext:value-type="float">
            <text:p>0.1997</text:p>
          </table:table-cell>
          <table:table-cell office:value-type="float" office:value="0.3555" calcext:value-type="float">
            <text:p>0.3555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2" calcext:value-type="float">
            <text:p>0.2</text:p>
          </table:table-cell>
          <table:table-cell office:value-type="float" office:value="0.36" calcext:value-type="float">
            <text:p>0.36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table:number-columns-repeated="24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ousselier.edge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ucose</text:p>
          </table:table-cell>
          <table:table-cell office:value-type="float" office:value="0.5184" calcext:value-type="float">
            <text:p>0.5184</text:p>
          </table:table-cell>
          <table:table-cell office:value-type="float" office:value="1.2739" calcext:value-type="float">
            <text:p>1.2739</text:p>
          </table:table-cell>
          <table:table-cell office:value-type="float" office:value="0.7291" calcext:value-type="float">
            <text:p>0.7291</text:p>
          </table:table-cell>
          <table:table-cell office:value-type="float" office:value="0.3918" calcext:value-type="float">
            <text:p>0.3918</text:p>
          </table:table-cell>
          <table:table-cell office:value-type="float" office:value="0.52" calcext:value-type="float">
            <text:p>0.52</text:p>
          </table:table-cell>
          <table:table-cell office:value-type="float" office:value="1.27" calcext:value-type="float">
            <text:p>1.27</text:p>
          </table:table-cell>
          <table:table-cell office:value-type="float" office:value="0.73" calcext:value-type="float">
            <text:p>0.73</text:p>
          </table:table-cell>
          <table:table-cell office:value-type="float" office:value="0.39" calcext:value-type="float">
            <text:p>0.39</text:p>
          </table:table-cell>
          <table:table-cell table:number-columns-repeated="24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rrera.edge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lucose</text:p>
          </table:table-cell>
          <table:table-cell office:value-type="float" office:value="0.3803" calcext:value-type="float">
            <text:p>0.3803</text:p>
          </table:table-cell>
          <table:table-cell office:value-type="float" office:value="3.7522" calcext:value-type="float">
            <text:p>3.7522</text:p>
          </table:table-cell>
          <table:table-cell office:value-type="float" office:value="0.3007" calcext:value-type="float">
            <text:p>0.3007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38" calcext:value-type="float">
            <text:p>0.38</text:p>
          </table:table-cell>
          <table:table-cell office:value-type="float" office:value="3.75" calcext:value-type="float">
            <text:p>3.7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24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aley17.edge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lucose</text:p>
          </table:table-cell>
          <table:table-cell office:value-type="float" office:value="0.1582" calcext:value-type="float">
            <text:p>0.1582</text:p>
          </table:table-cell>
          <table:table-cell office:value-type="float" office:value="0.2718" calcext:value-type="float">
            <text:p>0.2718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16" calcext:value-type="float">
            <text:p>0.16</text:p>
          </table:table-cell>
          <table:table-cell office:value-type="float" office:value="0.27" calcext:value-type="float">
            <text:p>0.27</text:p>
          </table:table-cell>
          <table:table-cell office:value-type="float" office:value="0.16" calcext:value-type="float">
            <text:p>0.16</text:p>
          </table:table-cell>
          <table:table-cell office:value-type="float" office:value="0.12" calcext:value-type="float">
            <text:p>0.12</text:p>
          </table:table-cell>
          <table:table-cell table:number-columns-repeated="24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appus.edge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ucose</text:p>
          </table:table-cell>
          <table:table-cell office:value-type="float" office:value="0.1683" calcext:value-type="float">
            <text:p>0.1683</text:p>
          </table:table-cell>
          <table:table-cell office:value-type="float" office:value="0.68" calcext:value-type="float">
            <text:p>0.68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office:value-type="float" office:value="0.68" calcext:value-type="float">
            <text:p>0.68</text:p>
          </table:table-cell>
          <table:table-cell office:value-type="float" office:value="1161.4" calcext:value-type="float">
            <text:p>1161.4</text:p>
          </table:table-cell>
          <table:table-cell office:value-type="float" office:value="1203.23" calcext:value-type="float">
            <text:p>1203.23</text:p>
          </table:table-cell>
          <table:table-cell table:number-columns-repeated="24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obertson.edge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lucose</text:p>
          </table:table-cell>
          <table:table-cell office:value-type="float" office:value="0.4379" calcext:value-type="float">
            <text:p>0.4379</text:p>
          </table:table-cell>
          <table:table-cell office:value-type="float" office:value="2.7899" calcext:value-type="float">
            <text:p>2.7899</text:p>
          </table:table-cell>
          <table:table-cell office:value-type="float" office:value="0.2944" calcext:value-type="float">
            <text:p>0.2944</text:p>
          </table:table-cell>
          <table:table-cell office:value-type="float" office:value="1.1036" calcext:value-type="float">
            <text:p>1.1036</text:p>
          </table:table-cell>
          <table:table-cell office:value-type="float" office:value="0.44" calcext:value-type="float">
            <text:p>0.44</text:p>
          </table:table-cell>
          <table:table-cell office:value-type="float" office:value="2.79" calcext:value-type="float">
            <text:p>2.79</text:p>
          </table:table-cell>
          <table:table-cell office:value-type="float" office:value="0.29" calcext:value-type="float">
            <text:p>0.29</text:p>
          </table:table-cell>
          <table:table-cell office:value-type="float" office:value="1.1" calcext:value-type="float">
            <text:p>1.1</text:p>
          </table:table-cell>
          <table:table-cell table:number-columns-repeated="24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esargues.edg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ucose</text:p>
          </table:table-cell>
          <table:table-cell office:value-type="float" office:value="0.7486" calcext:value-type="float">
            <text:p>0.7486</text:p>
          </table:table-cell>
          <table:table-cell office:value-type="float" office:value="5.1223" calcext:value-type="float">
            <text:p>5.1223</text:p>
          </table:table-cell>
          <table:table-cell office:value-type="float" office:value="0.6617" calcext:value-type="float">
            <text:p>0.6617</text:p>
          </table:table-cell>
          <table:table-cell office:value-type="float" office:value="1.0548" calcext:value-type="float">
            <text:p>1.0548</text:p>
          </table:table-cell>
          <table:table-cell office:value-type="float" office:value="0.75" calcext:value-type="float">
            <text:p>0.75</text:p>
          </table:table-cell>
          <table:table-cell office:value-type="float" office:value="5.12" calcext:value-type="float">
            <text:p>5.12</text:p>
          </table:table-cell>
          <table:table-cell office:value-type="float" office:value="0.66" calcext:value-type="float">
            <text:p>0.66</text:p>
          </table:table-cell>
          <table:table-cell office:value-type="float" office:value="1.05" calcext:value-type="float">
            <text:p>1.05</text:p>
          </table:table-cell>
          <table:table-cell table:number-columns-repeated="24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odecahedron.edg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ucose</text:p>
          </table:table-cell>
          <table:table-cell office:value-type="float" office:value="0.7448" calcext:value-type="float">
            <text:p>0.7448</text:p>
          </table:table-cell>
          <table:table-cell office:value-type="float" office:value="2.3962" calcext:value-type="float">
            <text:p>2.3962</text:p>
          </table:table-cell>
          <table:table-cell table:number-columns-repeated="2"/>
          <table:table-cell office:value-type="float" office:value="0.74" calcext:value-type="float">
            <text:p>0.74</text:p>
          </table:table-cell>
          <table:table-cell office:value-type="float" office:value="2.4" calcext:value-type="float">
            <text:p>2.4</text:p>
          </table:table-cell>
          <table:table-cell office:value-type="float" office:value="1054.49" calcext:value-type="float">
            <text:p>1054.49</text:p>
          </table:table-cell>
          <table:table-cell office:value-type="float" office:value="1033.67" calcext:value-type="float">
            <text:p>1033.67</text:p>
          </table:table-cell>
          <table:table-cell table:number-columns-repeated="24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lowerSnark.edg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ucose</text:p>
          </table:table-cell>
          <table:table-cell office:value-type="float" office:value="3.5957" calcext:value-type="float">
            <text:p>3.5957</text:p>
          </table:table-cell>
          <table:table-cell office:value-type="float" office:value="9.4706" calcext:value-type="float">
            <text:p>9.4706</text:p>
          </table:table-cell>
          <table:table-cell office:value-type="float" office:value="3.3432" calcext:value-type="float">
            <text:p>3.3432</text:p>
          </table:table-cell>
          <table:table-cell office:value-type="float" office:value="0.3658" calcext:value-type="float">
            <text:p>0.3658</text:p>
          </table:table-cell>
          <table:table-cell office:value-type="float" office:value="3.6" calcext:value-type="float">
            <text:p>3.6</text:p>
          </table:table-cell>
          <table:table-cell office:value-type="float" office:value="9.47" calcext:value-type="float">
            <text:p>9.47</text:p>
          </table:table-cell>
          <table:table-cell office:value-type="float" office:value="3.34" calcext:value-type="float">
            <text:p>3.34</text:p>
          </table:table-cell>
          <table:table-cell office:value-type="float" office:value="0.37" calcext:value-type="float">
            <text:p>0.37</text:p>
          </table:table-cell>
          <table:table-cell table:number-columns-repeated="24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olkman.edg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ucose</text:p>
          </table:table-cell>
          <table:table-cell office:value-type="float" office:value="0.4645" calcext:value-type="float">
            <text:p>0.4645</text:p>
          </table:table-cell>
          <table:table-cell office:value-type="float" office:value="1.2784" calcext:value-type="float">
            <text:p>1.278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46" calcext:value-type="float">
            <text:p>0.46</text:p>
          </table:table-cell>
          <table:table-cell office:value-type="float" office:value="1.28" calcext:value-type="float">
            <text:p>1.28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table:number-columns-repeated="24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rinkmann.edge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lucose</text:p>
          </table:table-cell>
          <table:table-cell office:value-type="float" office:value="8.928" calcext:value-type="float">
            <text:p>8.928</text:p>
          </table:table-cell>
          <table:table-cell office:value-type="float" office:value="17.667" calcext:value-type="float">
            <text:p>17.667</text:p>
          </table:table-cell>
          <table:table-cell office:value-type="float" office:value="43.4343" calcext:value-type="float">
            <text:p>43.4343</text:p>
          </table:table-cell>
          <table:table-cell office:value-type="float" office:value="3.6842" calcext:value-type="float">
            <text:p>3.6842</text:p>
          </table:table-cell>
          <table:table-cell office:value-type="float" office:value="8.93" calcext:value-type="float">
            <text:p>8.93</text:p>
          </table:table-cell>
          <table:table-cell office:value-type="float" office:value="17.67" calcext:value-type="float">
            <text:p>17.67</text:p>
          </table:table-cell>
          <table:table-cell office:value-type="float" office:value="43.43" calcext:value-type="float">
            <text:p>43.43</text:p>
          </table:table-cell>
          <table:table-cell office:value-type="float" office:value="3.68" calcext:value-type="float">
            <text:p>3.68</text:p>
          </table:table-cell>
          <table:table-cell table:number-columns-repeated="24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Kittell.edge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lucose</text:p>
          </table:table-cell>
          <table:table-cell office:value-type="float" office:value="1.4034" calcext:value-type="float">
            <text:p>1.4034</text:p>
          </table:table-cell>
          <table:table-cell office:value-type="float" office:value="5.7139" calcext:value-type="float">
            <text:p>5.7139</text:p>
          </table:table-cell>
          <table:table-cell office:value-type="float" office:value="1.2821" calcext:value-type="float">
            <text:p>1.2821</text:p>
          </table:table-cell>
          <table:table-cell office:value-type="float" office:value="2.4174" calcext:value-type="float">
            <text:p>2.4174</text:p>
          </table:table-cell>
          <table:table-cell office:value-type="float" office:value="1.4" calcext:value-type="float">
            <text:p>1.4</text:p>
          </table:table-cell>
          <table:table-cell office:value-type="float" office:value="5.71" calcext:value-type="float">
            <text:p>5.71</text:p>
          </table:table-cell>
          <table:table-cell office:value-type="float" office:value="1.28" calcext:value-type="float">
            <text:p>1.28</text:p>
          </table:table-cell>
          <table:table-cell office:value-type="float" office:value="2.42" calcext:value-type="float">
            <text:p>2.42</text:p>
          </table:table-cell>
          <table:table-cell table:number-columns-repeated="24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cGee.edge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ucose</text:p>
          </table:table-cell>
          <table:table-cell table:number-columns-repeated="4"/>
          <table:table-cell office:value-type="float" office:value="1381.02" calcext:value-type="float">
            <text:p>1381.02</text:p>
          </table:table-cell>
          <table:table-cell office:value-type="float" office:value="2081.97" calcext:value-type="float">
            <text:p>2081.97</text:p>
          </table:table-cell>
          <table:table-cell office:value-type="float" office:value="1190.12" calcext:value-type="float">
            <text:p>1190.12</text:p>
          </table:table-cell>
          <table:table-cell office:value-type="float" office:value="1150.62" calcext:value-type="float">
            <text:p>1150.62</text:p>
          </table:table-cell>
          <table:table-cell table:number-columns-repeated="24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auru.edge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ucose</text:p>
          </table:table-cell>
          <table:table-cell table:number-columns-repeated="4"/>
          <table:table-cell office:value-type="float" office:value="1578.21" calcext:value-type="float">
            <text:p>1578.21</text:p>
          </table:table-cell>
          <table:table-cell office:value-type="float" office:value="1984" calcext:value-type="float">
            <text:p>1984</text:p>
          </table:table-cell>
          <table:table-cell office:value-type="float" office:value="1320.76" calcext:value-type="float">
            <text:p>1320.76</text:p>
          </table:table-cell>
          <table:table-cell office:value-type="float" office:value="1158.3" calcext:value-type="float">
            <text:p>1158.3</text:p>
          </table:table-cell>
          <table:table-cell table:number-columns-repeated="24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ivex5-grid.edge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ucose</text:p>
          </table:table-cell>
          <table:table-cell office:value-type="float" office:value="11.4133" calcext:value-type="float">
            <text:p>11.4133</text:p>
          </table:table-cell>
          <table:table-cell office:value-type="float" office:value="49.2327" calcext:value-type="float">
            <text:p>49.2327</text:p>
          </table:table-cell>
          <table:table-cell office:value-type="float" office:value="5.1334" calcext:value-type="float">
            <text:p>5.1334</text:p>
          </table:table-cell>
          <table:table-cell office:value-type="float" office:value="12.7099" calcext:value-type="float">
            <text:p>12.7099</text:p>
          </table:table-cell>
          <table:table-cell office:value-type="float" office:value="11.41" calcext:value-type="float">
            <text:p>11.41</text:p>
          </table:table-cell>
          <table:table-cell office:value-type="float" office:value="49.23" calcext:value-type="float">
            <text:p>49.23</text:p>
          </table:table-cell>
          <table:table-cell office:value-type="float" office:value="5.13" calcext:value-type="float">
            <text:p>5.13</text:p>
          </table:table-cell>
          <table:table-cell office:value-type="float" office:value="12.71" calcext:value-type="float">
            <text:p>12.71</text:p>
          </table:table-cell>
          <table:table-cell table:number-columns-repeated="24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olt.edge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lucose</text:p>
          </table:table-cell>
          <table:table-cell table:number-columns-repeated="4"/>
          <table:table-cell office:value-type="float" office:value="1482.62" calcext:value-type="float">
            <text:p>1482.62</text:p>
          </table:table-cell>
          <table:table-cell office:value-type="float" office:value="1694.74" calcext:value-type="float">
            <text:p>1694.74</text:p>
          </table:table-cell>
          <table:table-cell office:value-type="float" office:value="1274.2" calcext:value-type="float">
            <text:p>1274.2</text:p>
          </table:table-cell>
          <table:table-cell office:value-type="float" office:value="1608.11" calcext:value-type="float">
            <text:p>1608.11</text:p>
          </table:table-cell>
          <table:table-cell table:number-columns-repeated="24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Watsin.edge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lucose</text:p>
          </table:table-cell>
          <table:table-cell table:number-columns-repeated="4"/>
          <table:table-cell office:value-type="float" office:value="1166.03" calcext:value-type="float">
            <text:p>1166.03</text:p>
          </table:table-cell>
          <table:table-cell office:value-type="float" office:value="1275.24" calcext:value-type="float">
            <text:p>1275.24</text:p>
          </table:table-cell>
          <table:table-cell office:value-type="float" office:value="1888.58" calcext:value-type="float">
            <text:p>1888.58</text:p>
          </table:table-cell>
          <table:table-cell office:value-type="float" office:value="1425.16" calcext:value-type="float">
            <text:p>1425.16</text:p>
          </table:table-cell>
          <table:table-cell table:number-columns-repeated="24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10Cage.edge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glucose</text:p>
          </table:table-cell>
          <table:table-cell table:number-columns-repeated="4"/>
          <table:table-cell office:value-type="float" office:value="1121.81" calcext:value-type="float">
            <text:p>1121.81</text:p>
          </table:table-cell>
          <table:table-cell office:value-type="float" office:value="1873.13" calcext:value-type="float">
            <text:p>1873.13</text:p>
          </table:table-cell>
          <table:table-cell office:value-type="float" office:value="1170.26" calcext:value-type="float">
            <text:p>1170.26</text:p>
          </table:table-cell>
          <table:table-cell office:value-type="float" office:value="1152.54" calcext:value-type="float">
            <text:p>1152.54</text:p>
          </table:table-cell>
          <table:table-cell table:number-columns-repeated="24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llingham.edge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glucose</text:p>
          </table:table-cell>
          <table:table-cell table:number-columns-repeated="4"/>
          <table:table-cell office:value-type="float" office:value="1609.79" calcext:value-type="float">
            <text:p>1609.79</text:p>
          </table:table-cell>
          <table:table-cell office:value-type="float" office:value="1753.3" calcext:value-type="float">
            <text:p>1753.3</text:p>
          </table:table-cell>
          <table:table-cell office:value-type="float" office:value="1903.99" calcext:value-type="float">
            <text:p>1903.99</text:p>
          </table:table-cell>
          <table:table-cell office:value-type="float" office:value="1514.88" calcext:value-type="float">
            <text:p>1514.88</text:p>
          </table:table-cell>
          <table:table-cell table:number-columns-repeated="244"/>
        </table:table-row>
        <table:table-row table:style-name="ro1">
          <table:table-cell table:number-columns-repeated="257"/>
        </table:table-row>
        <table:table-row table:style-name="ro2" table:number-rows-repeated="1048532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spel2sat" table:style-name="ta1">
        <table:table-column table:style-name="co1" table:default-cell-style-name="ce6"/>
        <table:table-column table:style-name="co2" table:default-cell-style-name="ce6"/>
        <table:table-column table:style-name="co2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3" table:default-cell-style-name="ce6"/>
        <table:table-column table:style-name="co8" table:number-columns-repeated="2" table:default-cell-style-name="ce6"/>
        <table:table-column table:style-name="co9" table:number-columns-repeated="10" table:default-cell-style-name="ce6"/>
        <table:table-column table:style-name="co10" table:default-cell-style-name="ce6"/>
        <table:table-column table:style-name="co11" table:number-columns-repeated="236" table:default-cell-style-name="ce6"/>
        <table:table-row table:style-name="ro2">
          <table:table-cell office:value-type="string" calcext:value-type="string">
            <text:p>CPU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encoder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solved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ubound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sat_runtm/0/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36"/>
        </table:table-row>
        <table:table-row table:style-name="ro2">
          <table:table-cell table:formula="of:=SUM([.K2:.U2])" office:value-type="float" office:value="100.0148" calcext:value-type="float">
            <text:p>100.0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B10Cage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.0148" calcext:value-type="float">
            <text:p>100.0148</text:p>
          </table:table-cell>
          <table:table-cell table:number-columns-repeated="246"/>
        </table:table-row>
        <table:table-row table:style-name="ro2">
          <table:table-cell table:formula="of:=SUM([.K3:.U3])" office:value-type="float" office:value="2548.4644" calcext:value-type="float">
            <text:p>2548.46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Brinkman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34.9583" calcext:value-type="float">
            <text:p>334.9583</text:p>
          </table:table-cell>
          <table:table-cell office:value-type="float" office:value="335.445" calcext:value-type="float">
            <text:p>335.445</text:p>
          </table:table-cell>
          <table:table-cell office:value-type="float" office:value="335.1738" calcext:value-type="float">
            <text:p>335.1738</text:p>
          </table:table-cell>
          <table:table-cell office:value-type="float" office:value="333.4127" calcext:value-type="float">
            <text:p>333.4127</text:p>
          </table:table-cell>
          <table:table-cell office:value-type="float" office:value="336.1235" calcext:value-type="float">
            <text:p>336.1235</text:p>
          </table:table-cell>
          <table:table-cell office:value-type="float" office:value="340.4848" calcext:value-type="float">
            <text:p>340.4848</text:p>
          </table:table-cell>
          <table:table-cell office:value-type="float" office:value="367.1265" calcext:value-type="float">
            <text:p>367.1265</text:p>
          </table:table-cell>
          <table:table-cell office:value-type="float" office:value="500.6981" calcext:value-type="float">
            <text:p>500.6981</text:p>
          </table:table-cell>
          <table:table-cell table:number-columns-repeated="240"/>
        </table:table-row>
        <table:table-row table:style-name="ro2">
          <table:table-cell table:formula="of:=SUM([.K4:.U4])" office:value-type="float" office:value="0.0267" calcext:value-type="float">
            <text:p>0.02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Bul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657" calcext:value-type="float">
            <text:p>0.0657</text:p>
          </table:table-cell>
          <table:table-cell office:value-type="float" office:value="0.0267" calcext:value-type="float">
            <text:p>0.0267</text:p>
          </table:table-cell>
          <table:table-cell table:number-columns-repeated="246"/>
        </table:table-row>
        <table:table-row table:style-name="ro2">
          <table:table-cell table:formula="of:=SUM([.K5:.U5])" office:value-type="float" office:value="0.0741" calcext:value-type="float">
            <text:p>0.07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Butterfly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741" calcext:value-type="float">
            <text:p>0.0741</text:p>
          </table:table-cell>
          <table:table-cell table:number-columns-repeated="246"/>
        </table:table-row>
        <table:table-row table:style-name="ro2">
          <table:table-cell table:formula="of:=SUM([.K6:.U6])" office:value-type="float" office:value="11.0917" calcext:value-type="float">
            <text:p>11.09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Chvata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1061" calcext:value-type="float">
            <text:p>2.1061</text:p>
          </table:table-cell>
          <table:table-cell office:value-type="float" office:value="2.1062" calcext:value-type="float">
            <text:p>2.1062</text:p>
          </table:table-cell>
          <table:table-cell office:value-type="float" office:value="2.121" calcext:value-type="float">
            <text:p>2.121</text:p>
          </table:table-cell>
          <table:table-cell office:value-type="float" office:value="2.1139" calcext:value-type="float">
            <text:p>2.1139</text:p>
          </table:table-cell>
          <table:table-cell office:value-type="float" office:value="2.1605" calcext:value-type="float">
            <text:p>2.1605</text:p>
          </table:table-cell>
          <table:table-cell office:value-type="float" office:value="2.5901" calcext:value-type="float">
            <text:p>2.5901</text:p>
          </table:table-cell>
          <table:table-cell table:number-columns-repeated="242"/>
        </table:table-row>
        <table:table-row table:style-name="ro2">
          <table:table-cell table:formula="of:=SUM([.K7:.U7])" office:value-type="float" office:value="234.277" calcext:value-type="float">
            <text:p>234.2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Clebsch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.5873" calcext:value-type="float">
            <text:p>21.5873</text:p>
          </table:table-cell>
          <table:table-cell office:value-type="float" office:value="19.4036" calcext:value-type="float">
            <text:p>19.4036</text:p>
          </table:table-cell>
          <table:table-cell office:value-type="float" office:value="19.0734" calcext:value-type="float">
            <text:p>19.0734</text:p>
          </table:table-cell>
          <table:table-cell office:value-type="float" office:value="19.4376" calcext:value-type="float">
            <text:p>19.4376</text:p>
          </table:table-cell>
          <table:table-cell office:value-type="float" office:value="19.2069" calcext:value-type="float">
            <text:p>19.2069</text:p>
          </table:table-cell>
          <table:table-cell office:value-type="float" office:value="21.0706" calcext:value-type="float">
            <text:p>21.0706</text:p>
          </table:table-cell>
          <table:table-cell office:value-type="float" office:value="22.3837" calcext:value-type="float">
            <text:p>22.3837</text:p>
          </table:table-cell>
          <table:table-cell office:value-type="float" office:value="24.5963" calcext:value-type="float">
            <text:p>24.5963</text:p>
          </table:table-cell>
          <table:table-cell office:value-type="float" office:value="89.1049" calcext:value-type="float">
            <text:p>89.1049</text:p>
          </table:table-cell>
          <table:table-cell table:number-columns-repeated="239"/>
        </table:table-row>
        <table:table-row table:style-name="ro2">
          <table:table-cell table:formula="of:=SUM([.K8:.U8])" office:value-type="float" office:value="1349.6716" calcext:value-type="float">
            <text:p>1349.67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Desargues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0.301" calcext:value-type="float">
            <text:p>250.301</text:p>
          </table:table-cell>
          <table:table-cell office:value-type="float" office:value="247.3365" calcext:value-type="float">
            <text:p>247.3365</text:p>
          </table:table-cell>
          <table:table-cell office:value-type="float" office:value="244.968" calcext:value-type="float">
            <text:p>244.968</text:p>
          </table:table-cell>
          <table:table-cell office:value-type="float" office:value="248.4213" calcext:value-type="float">
            <text:p>248.4213</text:p>
          </table:table-cell>
          <table:table-cell office:value-type="float" office:value="253.6542" calcext:value-type="float">
            <text:p>253.6542</text:p>
          </table:table-cell>
          <table:table-cell office:value-type="float" office:value="355.2916" calcext:value-type="float">
            <text:p>355.2916</text:p>
          </table:table-cell>
          <table:table-cell table:number-columns-repeated="242"/>
        </table:table-row>
        <table:table-row table:style-name="ro2">
          <table:table-cell table:formula="of:=SUM([.K9:.U9])" office:value-type="float" office:value="0.0496" calcext:value-type="float">
            <text:p>0.04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Diamon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496" calcext:value-type="float">
            <text:p>0.0496</text:p>
          </table:table-cell>
          <table:table-cell table:number-columns-repeated="246"/>
        </table:table-row>
        <table:table-row table:style-name="ro2">
          <table:table-cell table:formula="of:=SUM([.K10:.U10])" office:value-type="float" office:value="1777.6139" calcext:value-type="float">
            <text:p>1777.6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Dodecahedro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9.8816" calcext:value-type="float">
            <text:p>249.8816</text:p>
          </table:table-cell>
          <table:table-cell office:value-type="float" office:value="252.6975" calcext:value-type="float">
            <text:p>252.6975</text:p>
          </table:table-cell>
          <table:table-cell office:value-type="float" office:value="248.9083" calcext:value-type="float">
            <text:p>248.9083</text:p>
          </table:table-cell>
          <table:table-cell office:value-type="float" office:value="249.9733" calcext:value-type="float">
            <text:p>249.9733</text:p>
          </table:table-cell>
          <table:table-cell office:value-type="float" office:value="286.0176" calcext:value-type="float">
            <text:p>286.0176</text:p>
          </table:table-cell>
          <table:table-cell office:value-type="float" office:value="740.0172" calcext:value-type="float">
            <text:p>740.0172</text:p>
          </table:table-cell>
          <table:table-cell table:number-columns-repeated="242"/>
        </table:table-row>
        <table:table-row table:style-name="ro2">
          <table:table-cell table:formula="of:=SUM([.K11:.U11])" office:value-type="float" office:value="7.3577" calcext:value-type="float">
            <text:p>7.35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Dur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022" calcext:value-type="float">
            <text:p>2.4022</text:p>
          </table:table-cell>
          <table:table-cell office:value-type="float" office:value="2.4537" calcext:value-type="float">
            <text:p>2.4537</text:p>
          </table:table-cell>
          <table:table-cell office:value-type="float" office:value="2.4052" calcext:value-type="float">
            <text:p>2.4052</text:p>
          </table:table-cell>
          <table:table-cell office:value-type="float" office:value="2.4988" calcext:value-type="float">
            <text:p>2.4988</text:p>
          </table:table-cell>
          <table:table-cell table:number-columns-repeated="244"/>
        </table:table-row>
        <table:table-row table:style-name="ro2">
          <table:table-cell table:formula="of:=SUM([.K12:.U12])" office:value-type="float" office:value="79.2905" calcext:value-type="float">
            <text:p>79.2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Ellingham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.2905" calcext:value-type="float">
            <text:p>79.2905</text:p>
          </table:table-cell>
          <table:table-cell table:number-columns-repeated="246"/>
        </table:table-row>
        <table:table-row table:style-name="ro2">
          <table:table-cell table:formula="of:=SUM([.K13:.U13])" office:value-type="float" office:value="232.4019" calcext:value-type="float">
            <text:p>232.40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Errera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.0546" calcext:value-type="float">
            <text:p>49.0546</text:p>
          </table:table-cell>
          <table:table-cell office:value-type="float" office:value="40.2481" calcext:value-type="float">
            <text:p>40.2481</text:p>
          </table:table-cell>
          <table:table-cell office:value-type="float" office:value="46.0669" calcext:value-type="float">
            <text:p>46.0669</text:p>
          </table:table-cell>
          <table:table-cell office:value-type="float" office:value="42.875" calcext:value-type="float">
            <text:p>42.875</text:p>
          </table:table-cell>
          <table:table-cell office:value-type="float" office:value="45.6755" calcext:value-type="float">
            <text:p>45.6755</text:p>
          </table:table-cell>
          <table:table-cell office:value-type="float" office:value="57.5364" calcext:value-type="float">
            <text:p>57.5364</text:p>
          </table:table-cell>
          <table:table-cell table:number-columns-repeated="242"/>
        </table:table-row>
        <table:table-row table:style-name="ro2">
          <table:table-cell table:formula="of:=SUM([.K14:.U14])" office:value-type="float" office:value="1000.0408" calcext:value-type="float">
            <text:p>1000.04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Fivex5-grid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0.0408" calcext:value-type="float">
            <text:p>1000.0408</text:p>
          </table:table-cell>
          <table:table-cell table:number-columns-repeated="246"/>
        </table:table-row>
        <table:table-row table:style-name="ro2">
          <table:table-cell table:formula="of:=SUM([.K15:.U15])" office:value-type="float" office:value="1352.6693" calcext:value-type="float">
            <text:p>1352.66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FlowerSnark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3.3812" calcext:value-type="float">
            <text:p>253.3812</text:p>
          </table:table-cell>
          <table:table-cell office:value-type="float" office:value="251.3685" calcext:value-type="float">
            <text:p>251.3685</text:p>
          </table:table-cell>
          <table:table-cell office:value-type="float" office:value="253.6332" calcext:value-type="float">
            <text:p>253.6332</text:p>
          </table:table-cell>
          <table:table-cell office:value-type="float" office:value="252.1181" calcext:value-type="float">
            <text:p>252.1181</text:p>
          </table:table-cell>
          <table:table-cell office:value-type="float" office:value="262.9687" calcext:value-type="float">
            <text:p>262.9687</text:p>
          </table:table-cell>
          <table:table-cell office:value-type="float" office:value="332.5808" calcext:value-type="float">
            <text:p>332.5808</text:p>
          </table:table-cell>
          <table:table-cell table:number-columns-repeated="242"/>
        </table:table-row>
        <table:table-row table:style-name="ro2">
          <table:table-cell table:formula="of:=SUM([.K16:.U16])" office:value-type="float" office:value="1739.2985" calcext:value-type="float">
            <text:p>1739.29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Folkma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28.276" calcext:value-type="float">
            <text:p>228.276</text:p>
          </table:table-cell>
          <table:table-cell office:value-type="float" office:value="266.8159" calcext:value-type="float">
            <text:p>266.8159</text:p>
          </table:table-cell>
          <table:table-cell office:value-type="float" office:value="303.9929" calcext:value-type="float">
            <text:p>303.9929</text:p>
          </table:table-cell>
          <table:table-cell office:value-type="float" office:value="339.2967" calcext:value-type="float">
            <text:p>339.2967</text:p>
          </table:table-cell>
          <table:table-cell office:value-type="float" office:value="326.8077" calcext:value-type="float">
            <text:p>326.8077</text:p>
          </table:table-cell>
          <table:table-cell office:value-type="float" office:value="266.4667" calcext:value-type="float">
            <text:p>266.4667</text:p>
          </table:table-cell>
          <table:table-cell office:value-type="float" office:value="235.9186" calcext:value-type="float">
            <text:p>235.9186</text:p>
          </table:table-cell>
          <table:table-cell table:number-columns-repeated="241"/>
        </table:table-row>
        <table:table-row table:style-name="ro2">
          <table:table-cell table:formula="of:=SUM([.K17:.U17])" office:value-type="float" office:value="97.9849" calcext:value-type="float">
            <text:p>97.98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Fourx4-gri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.1941" calcext:value-type="float">
            <text:p>35.1941</text:p>
          </table:table-cell>
          <table:table-cell office:value-type="float" office:value="32.0944" calcext:value-type="float">
            <text:p>32.0944</text:p>
          </table:table-cell>
          <table:table-cell office:value-type="float" office:value="32.7288" calcext:value-type="float">
            <text:p>32.7288</text:p>
          </table:table-cell>
          <table:table-cell office:value-type="float" office:value="33.1617" calcext:value-type="float">
            <text:p>33.1617</text:p>
          </table:table-cell>
          <table:table-cell table:number-columns-repeated="244"/>
        </table:table-row>
        <table:table-row table:style-name="ro2">
          <table:table-cell table:formula="of:=SUM([.K18:.U18])" office:value-type="float" office:value="15.0471" calcext:value-type="float">
            <text:p>15.04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Frankli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6474" calcext:value-type="float">
            <text:p>3.6474</text:p>
          </table:table-cell>
          <table:table-cell office:value-type="float" office:value="2.7921" calcext:value-type="float">
            <text:p>2.7921</text:p>
          </table:table-cell>
          <table:table-cell office:value-type="float" office:value="3.8419" calcext:value-type="float">
            <text:p>3.8419</text:p>
          </table:table-cell>
          <table:table-cell office:value-type="float" office:value="4.0049" calcext:value-type="float">
            <text:p>4.0049</text:p>
          </table:table-cell>
          <table:table-cell office:value-type="float" office:value="4.4082" calcext:value-type="float">
            <text:p>4.4082</text:p>
          </table:table-cell>
          <table:table-cell table:number-columns-repeated="243"/>
        </table:table-row>
        <table:table-row table:style-name="ro2">
          <table:table-cell table:formula="of:=SUM([.K19:.U19])" office:value-type="float" office:value="8.1968" calcext:value-type="float">
            <text:p>8.19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Frucht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442" calcext:value-type="float">
            <text:p>2.4442</text:p>
          </table:table-cell>
          <table:table-cell office:value-type="float" office:value="2.7053" calcext:value-type="float">
            <text:p>2.7053</text:p>
          </table:table-cell>
          <table:table-cell office:value-type="float" office:value="2.6396" calcext:value-type="float">
            <text:p>2.6396</text:p>
          </table:table-cell>
          <table:table-cell office:value-type="float" office:value="2.8519" calcext:value-type="float">
            <text:p>2.8519</text:p>
          </table:table-cell>
          <table:table-cell table:number-columns-repeated="244"/>
        </table:table-row>
        <table:table-row table:style-name="ro2">
          <table:table-cell table:formula="of:=SUM([.K20:.U20])" office:value-type="float" office:value="2.5312" calcext:value-type="float">
            <text:p>2.53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Goldn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8613" calcext:value-type="float">
            <text:p>0.8613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8364" calcext:value-type="float">
            <text:p>0.8364</text:p>
          </table:table-cell>
          <table:table-cell table:number-columns-repeated="244"/>
        </table:table-row>
        <table:table-row table:style-name="ro2">
          <table:table-cell table:formula="of:=SUM([.K21:.U21])" office:value-type="float" office:value="4.2666" calcext:value-type="float">
            <text:p>4.26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Grotzsch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0814" calcext:value-type="float">
            <text:p>1.0814</text:p>
          </table:table-cell>
          <table:table-cell office:value-type="float" office:value="1.0466" calcext:value-type="float">
            <text:p>1.0466</text:p>
          </table:table-cell>
          <table:table-cell office:value-type="float" office:value="1.0405" calcext:value-type="float">
            <text:p>1.0405</text:p>
          </table:table-cell>
          <table:table-cell office:value-type="float" office:value="1.0533" calcext:value-type="float">
            <text:p>1.0533</text:p>
          </table:table-cell>
          <table:table-cell office:value-type="float" office:value="1.1262" calcext:value-type="float">
            <text:p>1.1262</text:p>
          </table:table-cell>
          <table:table-cell table:number-columns-repeated="243"/>
        </table:table-row>
        <table:table-row table:style-name="ro2">
          <table:table-cell table:formula="of:=SUM([.K22:.U22])" office:value-type="float" office:value="3.3182" calcext:value-type="float">
            <text:p>3.31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Hersche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1239" calcext:value-type="float">
            <text:p>1.1239</text:p>
          </table:table-cell>
          <table:table-cell office:value-type="float" office:value="1.0865" calcext:value-type="float">
            <text:p>1.0865</text:p>
          </table:table-cell>
          <table:table-cell office:value-type="float" office:value="1.0985" calcext:value-type="float">
            <text:p>1.0985</text:p>
          </table:table-cell>
          <table:table-cell office:value-type="float" office:value="1.1332" calcext:value-type="float">
            <text:p>1.1332</text:p>
          </table:table-cell>
          <table:table-cell table:number-columns-repeated="244"/>
        </table:table-row>
        <table:table-row table:style-name="ro2">
          <table:table-cell table:formula="of:=SUM([.K23:.U23])" office:value-type="float" office:value="255.0661" calcext:value-type="float">
            <text:p>255.06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Hoffma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0.4502" calcext:value-type="float">
            <text:p>40.4502</text:p>
          </table:table-cell>
          <table:table-cell office:value-type="float" office:value="40.5132" calcext:value-type="float">
            <text:p>40.5132</text:p>
          </table:table-cell>
          <table:table-cell office:value-type="float" office:value="31.6417" calcext:value-type="float">
            <text:p>31.6417</text:p>
          </table:table-cell>
          <table:table-cell office:value-type="float" office:value="27.4516" calcext:value-type="float">
            <text:p>27.4516</text:p>
          </table:table-cell>
          <table:table-cell office:value-type="float" office:value="33.1161" calcext:value-type="float">
            <text:p>33.1161</text:p>
          </table:table-cell>
          <table:table-cell office:value-type="float" office:value="40.4389" calcext:value-type="float">
            <text:p>40.4389</text:p>
          </table:table-cell>
          <table:table-cell office:value-type="float" office:value="81.9046" calcext:value-type="float">
            <text:p>81.9046</text:p>
          </table:table-cell>
          <table:table-cell table:number-columns-repeated="241"/>
        </table:table-row>
        <table:table-row table:style-name="ro2">
          <table:table-cell table:formula="of:=SUM([.K24:.U24])" office:value-type="float" office:value="1000.0685" calcext:value-type="float">
            <text:p>1000.06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Holt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0.0685" calcext:value-type="float">
            <text:p>1000.0685</text:p>
          </table:table-cell>
          <table:table-cell table:number-columns-repeated="246"/>
        </table:table-row>
        <table:table-row table:style-name="ro2">
          <table:table-cell table:formula="of:=SUM([.K25:.U25])" office:value-type="float" office:value="1000.0542" calcext:value-type="float">
            <text:p>1000.05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Kittell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0.0542" calcext:value-type="float">
            <text:p>1000.0542</text:p>
          </table:table-cell>
          <table:table-cell table:number-columns-repeated="246"/>
        </table:table-row>
        <table:table-row table:style-name="ro2">
          <table:table-cell table:formula="of:=SUM([.K26:.U26])" office:value-type="float" office:value="1000.0393" calcext:value-type="float">
            <text:p>1000.03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McGee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0.0393" calcext:value-type="float">
            <text:p>1000.0393</text:p>
          </table:table-cell>
          <table:table-cell table:number-columns-repeated="246"/>
        </table:table-row>
        <table:table-row table:style-name="ro2">
          <table:table-cell table:formula="of:=SUM([.K27:.U27])" office:value-type="float" office:value="0.1572" calcext:value-type="float">
            <text:p>0.15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Mos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0807" calcext:value-type="float">
            <text:p>0.0807</text:p>
          </table:table-cell>
          <table:table-cell table:number-columns-repeated="245"/>
        </table:table-row>
        <table:table-row table:style-name="ro2">
          <table:table-cell table:formula="of:=SUM([.K28:.U28])" office:value-type="float" office:value="1000.0711" calcext:value-type="float">
            <text:p>1000.07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Nauru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0.0711" calcext:value-type="float">
            <text:p>1000.0711</text:p>
          </table:table-cell>
          <table:table-cell table:number-columns-repeated="246"/>
        </table:table-row>
        <table:table-row table:style-name="ro2">
          <table:table-cell table:formula="of:=SUM([.K29:.U29])" office:value-type="float" office:value="22.1333" calcext:value-type="float">
            <text:p>22.13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Paley13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0202" calcext:value-type="float">
            <text:p>3.0202</text:p>
          </table:table-cell>
          <table:table-cell office:value-type="float" office:value="3.0479" calcext:value-type="float">
            <text:p>3.0479</text:p>
          </table:table-cell>
          <table:table-cell office:value-type="float" office:value="3.0275" calcext:value-type="float">
            <text:p>3.0275</text:p>
          </table:table-cell>
          <table:table-cell office:value-type="float" office:value="3.0115" calcext:value-type="float">
            <text:p>3.0115</text:p>
          </table:table-cell>
          <table:table-cell office:value-type="float" office:value="3.0035" calcext:value-type="float">
            <text:p>3.0035</text:p>
          </table:table-cell>
          <table:table-cell office:value-type="float" office:value="3.0485" calcext:value-type="float">
            <text:p>3.0485</text:p>
          </table:table-cell>
          <table:table-cell office:value-type="float" office:value="3.2795" calcext:value-type="float">
            <text:p>3.2795</text:p>
          </table:table-cell>
          <table:table-cell office:value-type="float" office:value="3.7149" calcext:value-type="float">
            <text:p>3.7149</text:p>
          </table:table-cell>
          <table:table-cell table:number-columns-repeated="240"/>
        </table:table-row>
        <table:table-row table:style-name="ro2">
          <table:table-cell table:formula="of:=SUM([.K30:.U30])" office:value-type="float" office:value="602.6339" calcext:value-type="float">
            <text:p>602.63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Paley17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.3972" calcext:value-type="float">
            <text:p>25.3972</text:p>
          </table:table-cell>
          <table:table-cell office:value-type="float" office:value="25.3901" calcext:value-type="float">
            <text:p>25.3901</text:p>
          </table:table-cell>
          <table:table-cell office:value-type="float" office:value="25.2633" calcext:value-type="float">
            <text:p>25.2633</text:p>
          </table:table-cell>
          <table:table-cell office:value-type="float" office:value="25.2952" calcext:value-type="float">
            <text:p>25.2952</text:p>
          </table:table-cell>
          <table:table-cell office:value-type="float" office:value="25.3483" calcext:value-type="float">
            <text:p>25.3483</text:p>
          </table:table-cell>
          <table:table-cell office:value-type="float" office:value="25.3417" calcext:value-type="float">
            <text:p>25.3417</text:p>
          </table:table-cell>
          <table:table-cell office:value-type="float" office:value="25.6433" calcext:value-type="float">
            <text:p>25.6433</text:p>
          </table:table-cell>
          <table:table-cell office:value-type="float" office:value="25.736" calcext:value-type="float">
            <text:p>25.736</text:p>
          </table:table-cell>
          <table:table-cell office:value-type="float" office:value="27.6273" calcext:value-type="float">
            <text:p>27.6273</text:p>
          </table:table-cell>
          <table:table-cell office:value-type="float" office:value="30.6252" calcext:value-type="float">
            <text:p>30.6252</text:p>
          </table:table-cell>
          <table:table-cell office:value-type="float" office:value="35.2884" calcext:value-type="float">
            <text:p>35.2884</text:p>
          </table:table-cell>
          <table:table-cell office:value-type="float" office:value="331.0751" calcext:value-type="float">
            <text:p>331.0751</text:p>
          </table:table-cell>
          <table:table-cell table:number-columns-repeated="236"/>
        </table:table-row>
        <table:table-row table:style-name="ro2">
          <table:table-cell table:formula="of:=SUM([.K31:.U31])" office:value-type="float" office:value="1503.0558" calcext:value-type="float">
            <text:p>1503.05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Pappus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6.7982" calcext:value-type="float">
            <text:p>86.7982</text:p>
          </table:table-cell>
          <table:table-cell office:value-type="float" office:value="158.4678" calcext:value-type="float">
            <text:p>158.4678</text:p>
          </table:table-cell>
          <table:table-cell office:value-type="float" office:value="87.0577" calcext:value-type="float">
            <text:p>87.0577</text:p>
          </table:table-cell>
          <table:table-cell office:value-type="float" office:value="156.7565" calcext:value-type="float">
            <text:p>156.7565</text:p>
          </table:table-cell>
          <table:table-cell office:value-type="float" office:value="108.9671" calcext:value-type="float">
            <text:p>108.9671</text:p>
          </table:table-cell>
          <table:table-cell office:value-type="float" office:value="241.8815" calcext:value-type="float">
            <text:p>241.8815</text:p>
          </table:table-cell>
          <table:table-cell office:value-type="float" office:value="749.9252" calcext:value-type="float">
            <text:p>749.9252</text:p>
          </table:table-cell>
          <table:table-cell table:number-columns-repeated="241"/>
        </table:table-row>
        <table:table-row table:style-name="ro2">
          <table:table-cell table:formula="of:=SUM([.K32:.U32])" office:value-type="float" office:value="5.0298" calcext:value-type="float">
            <text:p>5.02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Peterse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5395" calcext:value-type="float">
            <text:p>1.5395</text:p>
          </table:table-cell>
          <table:table-cell office:value-type="float" office:value="0.954" calcext:value-type="float">
            <text:p>0.954</text:p>
          </table:table-cell>
          <table:table-cell office:value-type="float" office:value="1.3795" calcext:value-type="float">
            <text:p>1.3795</text:p>
          </table:table-cell>
          <table:table-cell office:value-type="float" office:value="1.1271" calcext:value-type="float">
            <text:p>1.1271</text:p>
          </table:table-cell>
          <table:table-cell office:value-type="float" office:value="1.5692" calcext:value-type="float">
            <text:p>1.5692</text:p>
          </table:table-cell>
          <table:table-cell table:number-columns-repeated="243"/>
        </table:table-row>
        <table:table-row table:style-name="ro2">
          <table:table-cell table:formula="of:=SUM([.K33:.U33])" office:value-type="float" office:value="2.1071" calcext:value-type="float">
            <text:p>2.10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Pmi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476" calcext:value-type="float">
            <text:p>0.47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4661" calcext:value-type="float">
            <text:p>0.4661</text:p>
          </table:table-cell>
          <table:table-cell table:number-columns-repeated="244"/>
        </table:table-row>
        <table:table-row table:style-name="ro2">
          <table:table-cell table:formula="of:=SUM([.K34:.U34])" office:value-type="float" office:value="90.911" calcext:value-type="float">
            <text:p>90.9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Poussi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.402" calcext:value-type="float">
            <text:p>16.402</text:p>
          </table:table-cell>
          <table:table-cell office:value-type="float" office:value="18.1434" calcext:value-type="float">
            <text:p>18.1434</text:p>
          </table:table-cell>
          <table:table-cell office:value-type="float" office:value="17.3793" calcext:value-type="float">
            <text:p>17.3793</text:p>
          </table:table-cell>
          <table:table-cell office:value-type="float" office:value="18.3998" calcext:value-type="float">
            <text:p>18.3998</text:p>
          </table:table-cell>
          <table:table-cell office:value-type="float" office:value="18.2696" calcext:value-type="float">
            <text:p>18.2696</text:p>
          </table:table-cell>
          <table:table-cell office:value-type="float" office:value="18.7189" calcext:value-type="float">
            <text:p>18.7189</text:p>
          </table:table-cell>
          <table:table-cell table:number-columns-repeated="242"/>
        </table:table-row>
        <table:table-row table:style-name="ro2">
          <table:table-cell table:formula="of:=SUM([.K35:.U35])" office:value-type="float" office:value="0.3241" calcext:value-type="float">
            <text:p>0.32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Prism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1683" calcext:value-type="float">
            <text:p>0.1683</text:p>
          </table:table-cell>
          <table:table-cell office:value-type="float" office:value="0.1558" calcext:value-type="float">
            <text:p>0.1558</text:p>
          </table:table-cell>
          <table:table-cell table:number-columns-repeated="245"/>
        </table:table-row>
        <table:table-row table:style-name="ro2">
          <table:table-cell table:formula="of:=SUM([.K36:.U36])" office:value-type="float" office:value="1270.71" calcext:value-type="float">
            <text:p>1270.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Robertso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6.5992" calcext:value-type="float">
            <text:p>126.5992</text:p>
          </table:table-cell>
          <table:table-cell office:value-type="float" office:value="205.5953" calcext:value-type="float">
            <text:p>205.5953</text:p>
          </table:table-cell>
          <table:table-cell office:value-type="float" office:value="188.961" calcext:value-type="float">
            <text:p>188.961</text:p>
          </table:table-cell>
          <table:table-cell office:value-type="float" office:value="160.2265" calcext:value-type="float">
            <text:p>160.2265</text:p>
          </table:table-cell>
          <table:table-cell office:value-type="float" office:value="161.4337" calcext:value-type="float">
            <text:p>161.4337</text:p>
          </table:table-cell>
          <table:table-cell office:value-type="float" office:value="160.9346" calcext:value-type="float">
            <text:p>160.9346</text:p>
          </table:table-cell>
          <table:table-cell office:value-type="float" office:value="164.8231" calcext:value-type="float">
            <text:p>164.8231</text:p>
          </table:table-cell>
          <table:table-cell office:value-type="float" office:value="228.7358" calcext:value-type="float">
            <text:p>228.7358</text:p>
          </table:table-cell>
          <table:table-cell table:number-columns-repeated="240"/>
        </table:table-row>
        <table:table-row table:style-name="ro2">
          <table:table-cell table:formula="of:=SUM([.K37:.U37])" office:value-type="float" office:value="234.7615" calcext:value-type="float">
            <text:p>234.76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Shrikhande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.848" calcext:value-type="float">
            <text:p>25.848</text:p>
          </table:table-cell>
          <table:table-cell office:value-type="float" office:value="24.8146" calcext:value-type="float">
            <text:p>24.8146</text:p>
          </table:table-cell>
          <table:table-cell office:value-type="float" office:value="24.111" calcext:value-type="float">
            <text:p>24.111</text:p>
          </table:table-cell>
          <table:table-cell office:value-type="float" office:value="24.0365" calcext:value-type="float">
            <text:p>24.0365</text:p>
          </table:table-cell>
          <table:table-cell office:value-type="float" office:value="23.9876" calcext:value-type="float">
            <text:p>23.9876</text:p>
          </table:table-cell>
          <table:table-cell office:value-type="float" office:value="23.3554" calcext:value-type="float">
            <text:p>23.3554</text:p>
          </table:table-cell>
          <table:table-cell office:value-type="float" office:value="24.5961" calcext:value-type="float">
            <text:p>24.5961</text:p>
          </table:table-cell>
          <table:table-cell office:value-type="float" office:value="28.2789" calcext:value-type="float">
            <text:p>28.2789</text:p>
          </table:table-cell>
          <table:table-cell office:value-type="float" office:value="61.5814" calcext:value-type="float">
            <text:p>61.5814</text:p>
          </table:table-cell>
          <table:table-cell table:number-columns-repeated="239"/>
        </table:table-row>
        <table:table-row table:style-name="ro2">
          <table:table-cell table:formula="of:=SUM([.K38:.U38])" office:value-type="float" office:value="127.8723" calcext:value-type="float">
            <text:p>127.87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Sousseli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.1479" calcext:value-type="float">
            <text:p>32.1479</text:p>
          </table:table-cell>
          <table:table-cell office:value-type="float" office:value="34.0332" calcext:value-type="float">
            <text:p>34.0332</text:p>
          </table:table-cell>
          <table:table-cell office:value-type="float" office:value="30.4902" calcext:value-type="float">
            <text:p>30.4902</text:p>
          </table:table-cell>
          <table:table-cell office:value-type="float" office:value="31.1901" calcext:value-type="float">
            <text:p>31.1901</text:p>
          </table:table-cell>
          <table:table-cell office:value-type="float" office:value="32.1588" calcext:value-type="float">
            <text:p>32.1588</text:p>
          </table:table-cell>
          <table:table-cell table:number-columns-repeated="243"/>
        </table:table-row>
        <table:table-row table:style-name="ro2">
          <table:table-cell table:formula="of:=SUM([.K39:.U39])" office:value-type="float" office:value="0.572" calcext:value-type="float">
            <text:p>0.5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Threex3-gri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896" calcext:value-type="float">
            <text:p>0.2896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2839" calcext:value-type="float">
            <text:p>0.2839</text:p>
          </table:table-cell>
          <table:table-cell table:number-columns-repeated="245"/>
        </table:table-row>
        <table:table-row table:style-name="ro2">
          <table:table-cell table:formula="of:=SUM([.K40:.U40])" office:value-type="float" office:value="11.3359" calcext:value-type="float">
            <text:p>11.33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Tietze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5378" calcext:value-type="float">
            <text:p>2.5378</text:p>
          </table:table-cell>
          <table:table-cell office:value-type="float" office:value="2.618" calcext:value-type="float">
            <text:p>2.618</text:p>
          </table:table-cell>
          <table:table-cell office:value-type="float" office:value="2.5594" calcext:value-type="float">
            <text:p>2.5594</text:p>
          </table:table-cell>
          <table:table-cell office:value-type="float" office:value="2.6515" calcext:value-type="float">
            <text:p>2.6515</text:p>
          </table:table-cell>
          <table:table-cell office:value-type="float" office:value="3.507" calcext:value-type="float">
            <text:p>3.507</text:p>
          </table:table-cell>
          <table:table-cell table:number-columns-repeated="243"/>
        </table:table-row>
        <table:table-row table:style-name="ro2">
          <table:table-cell table:formula="of:=SUM([.K41:.U41])" office:value-type="float" office:value="0.4739" calcext:value-type="float">
            <text:p>0.47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Wagn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" calcext:value-type="float">
            <text:p>0.15</text:p>
          </table:table-cell>
          <table:table-cell office:value-type="float" office:value="0.1592" calcext:value-type="float">
            <text:p>0.1592</text:p>
          </table:table-cell>
          <table:table-cell office:value-type="float" office:value="0.1647" calcext:value-type="float">
            <text:p>0.1647</text:p>
          </table:table-cell>
          <table:table-cell table:number-columns-repeated="244"/>
        </table:table-row>
        <table:table-row table:style-name="ro2">
          <table:table-cell table:formula="of:=SUM([.K42:.U42])" office:value-type="float" office:value="80.6459" calcext:value-type="float">
            <text:p>80.64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Watsin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inisa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.6459" calcext:value-type="float">
            <text:p>80.6459</text:p>
          </table:table-cell>
          <table:table-cell table:number-columns-repeated="246"/>
        </table:table-row>
        <table:table-row table:style-name="ro2">
          <table:table-cell table:formula="of:=SUM([.K43:.U43])" office:value-type="float" office:value="133.0559" calcext:value-type="float">
            <text:p>133.05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l2sat</text:p>
          </table:table-cell>
          <table:table-cell table:style-name="ce19" office:value-type="string" calcext:value-type="string">
            <text:p>B10Cage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3.0559" calcext:value-type="float">
            <text:p>133.0559</text:p>
          </table:table-cell>
          <table:table-cell table:number-columns-repeated="246"/>
        </table:table-row>
        <table:table-row table:style-name="ro2">
          <table:table-cell table:formula="of:=SUM([.K44:.U44])" office:value-type="float" office:value="2842.2517" calcext:value-type="float">
            <text:p>2842.25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Brinkman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91.9528" calcext:value-type="float">
            <text:p>391.9528</text:p>
          </table:table-cell>
          <table:table-cell office:value-type="float" office:value="370.5722" calcext:value-type="float">
            <text:p>370.5722</text:p>
          </table:table-cell>
          <table:table-cell office:value-type="float" office:value="374.7586" calcext:value-type="float">
            <text:p>374.7586</text:p>
          </table:table-cell>
          <table:table-cell office:value-type="float" office:value="370.1192" calcext:value-type="float">
            <text:p>370.1192</text:p>
          </table:table-cell>
          <table:table-cell office:value-type="float" office:value="373.548" calcext:value-type="float">
            <text:p>373.548</text:p>
          </table:table-cell>
          <table:table-cell office:value-type="float" office:value="393.2052" calcext:value-type="float">
            <text:p>393.2052</text:p>
          </table:table-cell>
          <table:table-cell office:value-type="float" office:value="443.5177" calcext:value-type="float">
            <text:p>443.5177</text:p>
          </table:table-cell>
          <table:table-cell office:value-type="float" office:value="516.5308" calcext:value-type="float">
            <text:p>516.5308</text:p>
          </table:table-cell>
          <table:table-cell table:number-columns-repeated="240"/>
        </table:table-row>
        <table:table-row table:style-name="ro2">
          <table:table-cell table:formula="of:=SUM([.K45:.U45])" office:value-type="float" office:value="0.0655" calcext:value-type="float">
            <text:p>0.06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Bul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655" calcext:value-type="float">
            <text:p>0.0655</text:p>
          </table:table-cell>
          <table:table-cell table:number-columns-repeated="246"/>
        </table:table-row>
        <table:table-row table:style-name="ro2">
          <table:table-cell table:formula="of:=SUM([.K46:.U46])" office:value-type="float" office:value="0.0631" calcext:value-type="float">
            <text:p>0.06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Butterfly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631" calcext:value-type="float">
            <text:p>0.0631</text:p>
          </table:table-cell>
          <table:table-cell table:number-columns-repeated="246"/>
        </table:table-row>
        <table:table-row table:style-name="ro2">
          <table:table-cell table:formula="of:=SUM([.K47:.U47])" office:value-type="float" office:value="11.1505" calcext:value-type="float">
            <text:p>11.15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Chvata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0579" calcext:value-type="float">
            <text:p>2.0579</text:p>
          </table:table-cell>
          <table:table-cell office:value-type="float" office:value="2.1076" calcext:value-type="float">
            <text:p>2.1076</text:p>
          </table:table-cell>
          <table:table-cell office:value-type="float" office:value="2.1012" calcext:value-type="float">
            <text:p>2.1012</text:p>
          </table:table-cell>
          <table:table-cell office:value-type="float" office:value="2.0988" calcext:value-type="float">
            <text:p>2.0988</text:p>
          </table:table-cell>
          <table:table-cell office:value-type="float" office:value="2.2541" calcext:value-type="float">
            <text:p>2.2541</text:p>
          </table:table-cell>
          <table:table-cell office:value-type="float" office:value="2.5888" calcext:value-type="float">
            <text:p>2.5888</text:p>
          </table:table-cell>
          <table:table-cell table:number-columns-repeated="242"/>
        </table:table-row>
        <table:table-row table:style-name="ro2">
          <table:table-cell table:formula="of:=SUM([.K48:.U48])" office:value-type="float" office:value="245.622" calcext:value-type="float">
            <text:p>245.6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Clebsch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.385" calcext:value-type="float">
            <text:p>19.385</text:p>
          </table:table-cell>
          <table:table-cell office:value-type="float" office:value="18.52" calcext:value-type="float">
            <text:p>18.52</text:p>
          </table:table-cell>
          <table:table-cell office:value-type="float" office:value="18.6947" calcext:value-type="float">
            <text:p>18.6947</text:p>
          </table:table-cell>
          <table:table-cell office:value-type="float" office:value="18.7121" calcext:value-type="float">
            <text:p>18.7121</text:p>
          </table:table-cell>
          <table:table-cell office:value-type="float" office:value="19.6927" calcext:value-type="float">
            <text:p>19.6927</text:p>
          </table:table-cell>
          <table:table-cell office:value-type="float" office:value="19.8244" calcext:value-type="float">
            <text:p>19.8244</text:p>
          </table:table-cell>
          <table:table-cell office:value-type="float" office:value="22.5722" calcext:value-type="float">
            <text:p>22.5722</text:p>
          </table:table-cell>
          <table:table-cell office:value-type="float" office:value="23.4344" calcext:value-type="float">
            <text:p>23.4344</text:p>
          </table:table-cell>
          <table:table-cell office:value-type="float" office:value="104.1715" calcext:value-type="float">
            <text:p>104.1715</text:p>
          </table:table-cell>
          <table:table-cell table:number-columns-repeated="239"/>
        </table:table-row>
        <table:table-row table:style-name="ro2">
          <table:table-cell table:formula="of:=SUM([.K49:.U49])" office:value-type="float" office:value="1386.8586" calcext:value-type="float">
            <text:p>1386.85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Desargues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9.0955" calcext:value-type="float">
            <text:p>259.0955</text:p>
          </table:table-cell>
          <table:table-cell office:value-type="float" office:value="257.5799" calcext:value-type="float">
            <text:p>257.5799</text:p>
          </table:table-cell>
          <table:table-cell office:value-type="float" office:value="255.608" calcext:value-type="float">
            <text:p>255.608</text:p>
          </table:table-cell>
          <table:table-cell office:value-type="float" office:value="254.923" calcext:value-type="float">
            <text:p>254.923</text:p>
          </table:table-cell>
          <table:table-cell office:value-type="float" office:value="268.9995" calcext:value-type="float">
            <text:p>268.9995</text:p>
          </table:table-cell>
          <table:table-cell office:value-type="float" office:value="349.7482" calcext:value-type="float">
            <text:p>349.7482</text:p>
          </table:table-cell>
          <table:table-cell table:number-columns-repeated="242"/>
        </table:table-row>
        <table:table-row table:style-name="ro2">
          <table:table-cell table:formula="of:=SUM([.K50:.U50])" office:value-type="float" office:value="0.0475" calcext:value-type="float">
            <text:p>0.04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Diamon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475" calcext:value-type="float">
            <text:p>0.0475</text:p>
          </table:table-cell>
          <table:table-cell table:number-columns-repeated="246"/>
        </table:table-row>
        <table:table-row table:style-name="ro2">
          <table:table-cell table:formula="of:=SUM([.K51:.U51])" office:value-type="float" office:value="1564.2311" calcext:value-type="float">
            <text:p>1564.23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Dodecahedro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5.4521" calcext:value-type="float">
            <text:p>255.4521</text:p>
          </table:table-cell>
          <table:table-cell office:value-type="float" office:value="257.245" calcext:value-type="float">
            <text:p>257.245</text:p>
          </table:table-cell>
          <table:table-cell office:value-type="float" office:value="255.7101" calcext:value-type="float">
            <text:p>255.7101</text:p>
          </table:table-cell>
          <table:table-cell office:value-type="float" office:value="254.4571" calcext:value-type="float">
            <text:p>254.4571</text:p>
          </table:table-cell>
          <table:table-cell office:value-type="float" office:value="292.3706" calcext:value-type="float">
            <text:p>292.3706</text:p>
          </table:table-cell>
          <table:table-cell office:value-type="float" office:value="504.4483" calcext:value-type="float">
            <text:p>504.4483</text:p>
          </table:table-cell>
          <table:table-cell table:number-columns-repeated="242"/>
        </table:table-row>
        <table:table-row table:style-name="ro2">
          <table:table-cell table:formula="of:=SUM([.K52:.U52])" office:value-type="float" office:value="7.2817" calcext:value-type="float">
            <text:p>7.28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Dur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012" calcext:value-type="float">
            <text:p>2.4012</text:p>
          </table:table-cell>
          <table:table-cell office:value-type="float" office:value="2.4057" calcext:value-type="float">
            <text:p>2.4057</text:p>
          </table:table-cell>
          <table:table-cell office:value-type="float" office:value="2.3993" calcext:value-type="float">
            <text:p>2.3993</text:p>
          </table:table-cell>
          <table:table-cell office:value-type="float" office:value="2.4767" calcext:value-type="float">
            <text:p>2.4767</text:p>
          </table:table-cell>
          <table:table-cell table:number-columns-repeated="244"/>
        </table:table-row>
        <table:table-row table:style-name="ro2">
          <table:table-cell table:formula="of:=SUM([.K53:.U53])" office:value-type="float" office:value="102.2978" calcext:value-type="float">
            <text:p>102.29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Ellingham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.2978" calcext:value-type="float">
            <text:p>102.2978</text:p>
          </table:table-cell>
          <table:table-cell table:number-columns-repeated="246"/>
        </table:table-row>
        <table:table-row table:style-name="ro2">
          <table:table-cell table:formula="of:=SUM([.K54:.U54])" office:value-type="float" office:value="153.8263" calcext:value-type="float">
            <text:p>153.82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Errera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5.5055" calcext:value-type="float">
            <text:p>35.5055</text:p>
          </table:table-cell>
          <table:table-cell office:value-type="float" office:value="29.3923" calcext:value-type="float">
            <text:p>29.3923</text:p>
          </table:table-cell>
          <table:table-cell office:value-type="float" office:value="30.1028" calcext:value-type="float">
            <text:p>30.1028</text:p>
          </table:table-cell>
          <table:table-cell office:value-type="float" office:value="29.6567" calcext:value-type="float">
            <text:p>29.6567</text:p>
          </table:table-cell>
          <table:table-cell office:value-type="float" office:value="31.5753" calcext:value-type="float">
            <text:p>31.5753</text:p>
          </table:table-cell>
          <table:table-cell office:value-type="float" office:value="33.0992" calcext:value-type="float">
            <text:p>33.0992</text:p>
          </table:table-cell>
          <table:table-cell table:number-columns-repeated="242"/>
        </table:table-row>
        <table:table-row table:style-name="ro2">
          <table:table-cell table:formula="of:=SUM([.K55:.U55])" office:value-type="float" office:value="1000.06" calcext:value-type="float">
            <text:p>1000.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Fivex5-grid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0.06" calcext:value-type="float">
            <text:p>1000.06</text:p>
          </table:table-cell>
          <table:table-cell table:number-columns-repeated="246"/>
        </table:table-row>
        <table:table-row table:style-name="ro2">
          <table:table-cell table:formula="of:=SUM([.K56:.U56])" office:value-type="float" office:value="1352.8322" calcext:value-type="float">
            <text:p>1352.83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FlowerSnark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2.2884" calcext:value-type="float">
            <text:p>252.2884</text:p>
          </table:table-cell>
          <table:table-cell office:value-type="float" office:value="251.3992" calcext:value-type="float">
            <text:p>251.3992</text:p>
          </table:table-cell>
          <table:table-cell office:value-type="float" office:value="249.3202" calcext:value-type="float">
            <text:p>249.3202</text:p>
          </table:table-cell>
          <table:table-cell office:value-type="float" office:value="247.947" calcext:value-type="float">
            <text:p>247.947</text:p>
          </table:table-cell>
          <table:table-cell office:value-type="float" office:value="259.33" calcext:value-type="float">
            <text:p>259.33</text:p>
          </table:table-cell>
          <table:table-cell office:value-type="float" office:value="344.8358" calcext:value-type="float">
            <text:p>344.8358</text:p>
          </table:table-cell>
          <table:table-cell table:number-columns-repeated="242"/>
        </table:table-row>
        <table:table-row table:style-name="ro2">
          <table:table-cell table:formula="of:=SUM([.K57:.U57])" office:value-type="float" office:value="1434.9261" calcext:value-type="float">
            <text:p>1434.92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Folkma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29.8912" calcext:value-type="float">
            <text:p>229.8912</text:p>
          </table:table-cell>
          <table:table-cell office:value-type="float" office:value="232.933" calcext:value-type="float">
            <text:p>232.933</text:p>
          </table:table-cell>
          <table:table-cell office:value-type="float" office:value="233.5982" calcext:value-type="float">
            <text:p>233.5982</text:p>
          </table:table-cell>
          <table:table-cell office:value-type="float" office:value="232.6137" calcext:value-type="float">
            <text:p>232.6137</text:p>
          </table:table-cell>
          <table:table-cell office:value-type="float" office:value="230.7857" calcext:value-type="float">
            <text:p>230.7857</text:p>
          </table:table-cell>
          <table:table-cell office:value-type="float" office:value="239.1255" calcext:value-type="float">
            <text:p>239.1255</text:p>
          </table:table-cell>
          <table:table-cell office:value-type="float" office:value="265.87" calcext:value-type="float">
            <text:p>265.87</text:p>
          </table:table-cell>
          <table:table-cell table:number-columns-repeated="241"/>
        </table:table-row>
        <table:table-row table:style-name="ro2">
          <table:table-cell table:formula="of:=SUM([.K58:.U58])" office:value-type="float" office:value="111.5385" calcext:value-type="float">
            <text:p>111.53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Fourx4-gri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3.9892" calcext:value-type="float">
            <text:p>43.9892</text:p>
          </table:table-cell>
          <table:table-cell office:value-type="float" office:value="34.9281" calcext:value-type="float">
            <text:p>34.9281</text:p>
          </table:table-cell>
          <table:table-cell office:value-type="float" office:value="37.9558" calcext:value-type="float">
            <text:p>37.9558</text:p>
          </table:table-cell>
          <table:table-cell office:value-type="float" office:value="38.6546" calcext:value-type="float">
            <text:p>38.6546</text:p>
          </table:table-cell>
          <table:table-cell table:number-columns-repeated="244"/>
        </table:table-row>
        <table:table-row table:style-name="ro2">
          <table:table-cell table:formula="of:=SUM([.K59:.U59])" office:value-type="float" office:value="12.3018" calcext:value-type="float">
            <text:p>12.3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Frankli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7828" calcext:value-type="float">
            <text:p>2.7828</text:p>
          </table:table-cell>
          <table:table-cell office:value-type="float" office:value="2.6159" calcext:value-type="float">
            <text:p>2.6159</text:p>
          </table:table-cell>
          <table:table-cell office:value-type="float" office:value="2.7169" calcext:value-type="float">
            <text:p>2.7169</text:p>
          </table:table-cell>
          <table:table-cell office:value-type="float" office:value="2.7752" calcext:value-type="float">
            <text:p>2.7752</text:p>
          </table:table-cell>
          <table:table-cell office:value-type="float" office:value="4.1938" calcext:value-type="float">
            <text:p>4.1938</text:p>
          </table:table-cell>
          <table:table-cell table:number-columns-repeated="243"/>
        </table:table-row>
        <table:table-row table:style-name="ro2">
          <table:table-cell table:formula="of:=SUM([.K60:.U60])" office:value-type="float" office:value="10.0116" calcext:value-type="float">
            <text:p>10.0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Frucht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9398" calcext:value-type="float">
            <text:p>2.9398</text:p>
          </table:table-cell>
          <table:table-cell office:value-type="float" office:value="3.2103" calcext:value-type="float">
            <text:p>3.2103</text:p>
          </table:table-cell>
          <table:table-cell office:value-type="float" office:value="3.3292" calcext:value-type="float">
            <text:p>3.3292</text:p>
          </table:table-cell>
          <table:table-cell office:value-type="float" office:value="3.4721" calcext:value-type="float">
            <text:p>3.4721</text:p>
          </table:table-cell>
          <table:table-cell table:number-columns-repeated="244"/>
        </table:table-row>
        <table:table-row table:style-name="ro2">
          <table:table-cell table:formula="of:=SUM([.K61:.U61])" office:value-type="float" office:value="3.783" calcext:value-type="float">
            <text:p>3.7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Goldn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474" calcext:value-type="float">
            <text:p>0.9474</text:p>
          </table:table-cell>
          <table:table-cell office:value-type="float" office:value="1.2837" calcext:value-type="float">
            <text:p>1.2837</text:p>
          </table:table-cell>
          <table:table-cell office:value-type="float" office:value="1.522" calcext:value-type="float">
            <text:p>1.522</text:p>
          </table:table-cell>
          <table:table-cell office:value-type="float" office:value="0.9773" calcext:value-type="float">
            <text:p>0.9773</text:p>
          </table:table-cell>
          <table:table-cell table:number-columns-repeated="244"/>
        </table:table-row>
        <table:table-row table:style-name="ro2">
          <table:table-cell table:formula="of:=SUM([.K62:.U62])" office:value-type="float" office:value="4.4276" calcext:value-type="float">
            <text:p>4.42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Grotzsch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0733" calcext:value-type="float">
            <text:p>2.0733</text:p>
          </table:table-cell>
          <table:table-cell office:value-type="float" office:value="1.2321" calcext:value-type="float">
            <text:p>1.2321</text:p>
          </table:table-cell>
          <table:table-cell office:value-type="float" office:value="0.9676" calcext:value-type="float">
            <text:p>0.9676</text:p>
          </table:table-cell>
          <table:table-cell office:value-type="float" office:value="1.0166" calcext:value-type="float">
            <text:p>1.0166</text:p>
          </table:table-cell>
          <table:table-cell office:value-type="float" office:value="1.2113" calcext:value-type="float">
            <text:p>1.2113</text:p>
          </table:table-cell>
          <table:table-cell table:number-columns-repeated="243"/>
        </table:table-row>
        <table:table-row table:style-name="ro2">
          <table:table-cell table:formula="of:=SUM([.K63:.U63])" office:value-type="float" office:value="3.8986" calcext:value-type="float">
            <text:p>3.89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Hersche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1256" calcext:value-type="float">
            <text:p>1.1256</text:p>
          </table:table-cell>
          <table:table-cell office:value-type="float" office:value="1.8228" calcext:value-type="float">
            <text:p>1.8228</text:p>
          </table:table-cell>
          <table:table-cell office:value-type="float" office:value="1.0706" calcext:value-type="float">
            <text:p>1.0706</text:p>
          </table:table-cell>
          <table:table-cell office:value-type="float" office:value="1.0052" calcext:value-type="float">
            <text:p>1.0052</text:p>
          </table:table-cell>
          <table:table-cell table:number-columns-repeated="244"/>
        </table:table-row>
        <table:table-row table:style-name="ro2">
          <table:table-cell table:formula="of:=SUM([.K64:.U64])" office:value-type="float" office:value="204.7284" calcext:value-type="float">
            <text:p>204.72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Hoffma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6.3295" calcext:value-type="float">
            <text:p>26.3295</text:p>
          </table:table-cell>
          <table:table-cell office:value-type="float" office:value="26.2178" calcext:value-type="float">
            <text:p>26.2178</text:p>
          </table:table-cell>
          <table:table-cell office:value-type="float" office:value="26.1537" calcext:value-type="float">
            <text:p>26.1537</text:p>
          </table:table-cell>
          <table:table-cell office:value-type="float" office:value="26.1631" calcext:value-type="float">
            <text:p>26.1631</text:p>
          </table:table-cell>
          <table:table-cell office:value-type="float" office:value="26.8118" calcext:value-type="float">
            <text:p>26.8118</text:p>
          </table:table-cell>
          <table:table-cell office:value-type="float" office:value="34.7132" calcext:value-type="float">
            <text:p>34.7132</text:p>
          </table:table-cell>
          <table:table-cell office:value-type="float" office:value="64.6688" calcext:value-type="float">
            <text:p>64.6688</text:p>
          </table:table-cell>
          <table:table-cell table:number-columns-repeated="241"/>
        </table:table-row>
        <table:table-row table:style-name="ro2">
          <table:table-cell table:formula="of:=SUM([.K65:.U65])" office:value-type="float" office:value="1000.0368" calcext:value-type="float">
            <text:p>1000.03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Holt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0.0368" calcext:value-type="float">
            <text:p>1000.0368</text:p>
          </table:table-cell>
          <table:table-cell table:number-columns-repeated="246"/>
        </table:table-row>
        <table:table-row table:style-name="ro2">
          <table:table-cell table:formula="of:=SUM([.K66:.U66])" office:value-type="float" office:value="3698.5819" calcext:value-type="float">
            <text:p>3698.58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Kittel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76.3322" calcext:value-type="float">
            <text:p>576.3322</text:p>
          </table:table-cell>
          <table:table-cell office:value-type="float" office:value="699.8806" calcext:value-type="float">
            <text:p>699.8806</text:p>
          </table:table-cell>
          <table:table-cell office:value-type="float" office:value="647.2661" calcext:value-type="float">
            <text:p>647.2661</text:p>
          </table:table-cell>
          <table:table-cell office:value-type="float" office:value="576.4284" calcext:value-type="float">
            <text:p>576.4284</text:p>
          </table:table-cell>
          <table:table-cell office:value-type="float" office:value="575.1569" calcext:value-type="float">
            <text:p>575.1569</text:p>
          </table:table-cell>
          <table:table-cell office:value-type="float" office:value="594.3366" calcext:value-type="float">
            <text:p>594.3366</text:p>
          </table:table-cell>
          <table:table-cell office:value-type="float" office:value="605.5133" calcext:value-type="float">
            <text:p>605.5133</text:p>
          </table:table-cell>
          <table:table-cell table:number-columns-repeated="241"/>
        </table:table-row>
        <table:table-row table:style-name="ro2">
          <table:table-cell table:formula="of:=SUM([.K67:.U67])" office:value-type="float" office:value="1000.1008" calcext:value-type="float">
            <text:p>1000.1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McGee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0.1008" calcext:value-type="float">
            <text:p>1000.1008</text:p>
          </table:table-cell>
          <table:table-cell table:number-columns-repeated="246"/>
        </table:table-row>
        <table:table-row table:style-name="ro2">
          <table:table-cell table:formula="of:=SUM([.K68:.U68])" office:value-type="float" office:value="0.486" calcext:value-type="float">
            <text:p>0.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Mos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2512" calcext:value-type="float">
            <text:p>0.2512</text:p>
          </table:table-cell>
          <table:table-cell office:value-type="float" office:value="0.2348" calcext:value-type="float">
            <text:p>0.2348</text:p>
          </table:table-cell>
          <table:table-cell table:number-columns-repeated="245"/>
        </table:table-row>
        <table:table-row table:style-name="ro2">
          <table:table-cell table:formula="of:=SUM([.K69:.U69])" office:value-type="float" office:value="1000.0602" calcext:value-type="float">
            <text:p>1000.06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Nauru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0.0602" calcext:value-type="float">
            <text:p>1000.0602</text:p>
          </table:table-cell>
          <table:table-cell table:number-columns-repeated="246"/>
        </table:table-row>
        <table:table-row table:style-name="ro2">
          <table:table-cell table:formula="of:=SUM([.K70:.U70])" office:value-type="float" office:value="25.4161" calcext:value-type="float">
            <text:p>25.41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Paley13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8269" calcext:value-type="float">
            <text:p>3.8269</text:p>
          </table:table-cell>
          <table:table-cell office:value-type="float" office:value="3.0867" calcext:value-type="float">
            <text:p>3.0867</text:p>
          </table:table-cell>
          <table:table-cell office:value-type="float" office:value="3.0284" calcext:value-type="float">
            <text:p>3.0284</text:p>
          </table:table-cell>
          <table:table-cell office:value-type="float" office:value="3.0757" calcext:value-type="float">
            <text:p>3.0757</text:p>
          </table:table-cell>
          <table:table-cell office:value-type="float" office:value="2.9876" calcext:value-type="float">
            <text:p>2.9876</text:p>
          </table:table-cell>
          <table:table-cell office:value-type="float" office:value="3.478" calcext:value-type="float">
            <text:p>3.478</text:p>
          </table:table-cell>
          <table:table-cell office:value-type="float" office:value="4.2033" calcext:value-type="float">
            <text:p>4.2033</text:p>
          </table:table-cell>
          <table:table-cell office:value-type="float" office:value="5.5564" calcext:value-type="float">
            <text:p>5.5564</text:p>
          </table:table-cell>
          <table:table-cell table:number-columns-repeated="240"/>
        </table:table-row>
        <table:table-row table:style-name="ro2">
          <table:table-cell table:formula="of:=SUM([.K71:.U71])" office:value-type="float" office:value="504.5415" calcext:value-type="float">
            <text:p>504.54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Paley17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5.8802" calcext:value-type="float">
            <text:p>35.8802</text:p>
          </table:table-cell>
          <table:table-cell office:value-type="float" office:value="29.8549" calcext:value-type="float">
            <text:p>29.8549</text:p>
          </table:table-cell>
          <table:table-cell office:value-type="float" office:value="31.7247" calcext:value-type="float">
            <text:p>31.7247</text:p>
          </table:table-cell>
          <table:table-cell office:value-type="float" office:value="30.648" calcext:value-type="float">
            <text:p>30.648</text:p>
          </table:table-cell>
          <table:table-cell office:value-type="float" office:value="32.3563" calcext:value-type="float">
            <text:p>32.3563</text:p>
          </table:table-cell>
          <table:table-cell office:value-type="float" office:value="45.6877" calcext:value-type="float">
            <text:p>45.6877</text:p>
          </table:table-cell>
          <table:table-cell office:value-type="float" office:value="39.4961" calcext:value-type="float">
            <text:p>39.4961</text:p>
          </table:table-cell>
          <table:table-cell office:value-type="float" office:value="46.4813" calcext:value-type="float">
            <text:p>46.4813</text:p>
          </table:table-cell>
          <table:table-cell office:value-type="float" office:value="54.9641" calcext:value-type="float">
            <text:p>54.9641</text:p>
          </table:table-cell>
          <table:table-cell office:value-type="float" office:value="37.3135" calcext:value-type="float">
            <text:p>37.3135</text:p>
          </table:table-cell>
          <table:table-cell office:value-type="float" office:value="54.2862" calcext:value-type="float">
            <text:p>54.2862</text:p>
          </table:table-cell>
          <table:table-cell office:value-type="float" office:value="101.7287" calcext:value-type="float">
            <text:p>101.7287</text:p>
          </table:table-cell>
          <table:table-cell table:number-columns-repeated="236"/>
        </table:table-row>
        <table:table-row table:style-name="ro2">
          <table:table-cell table:formula="of:=SUM([.K72:.U72])" office:value-type="float" office:value="912.6859" calcext:value-type="float">
            <text:p>912.68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Pappus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3.7834" calcext:value-type="float">
            <text:p>83.7834</text:p>
          </table:table-cell>
          <table:table-cell office:value-type="float" office:value="101.0773" calcext:value-type="float">
            <text:p>101.0773</text:p>
          </table:table-cell>
          <table:table-cell office:value-type="float" office:value="103.1884" calcext:value-type="float">
            <text:p>103.1884</text:p>
          </table:table-cell>
          <table:table-cell office:value-type="float" office:value="103.002" calcext:value-type="float">
            <text:p>103.002</text:p>
          </table:table-cell>
          <table:table-cell office:value-type="float" office:value="102.8447" calcext:value-type="float">
            <text:p>102.8447</text:p>
          </table:table-cell>
          <table:table-cell office:value-type="float" office:value="171.2824" calcext:value-type="float">
            <text:p>171.2824</text:p>
          </table:table-cell>
          <table:table-cell office:value-type="float" office:value="331.2911" calcext:value-type="float">
            <text:p>331.2911</text:p>
          </table:table-cell>
          <table:table-cell table:number-columns-repeated="241"/>
        </table:table-row>
        <table:table-row table:style-name="ro2">
          <table:table-cell table:formula="of:=SUM([.K73:.U73])" office:value-type="float" office:value="5.0869" calcext:value-type="float">
            <text:p>5.08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Peterse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899" calcext:value-type="float">
            <text:p>0.8899</text:p>
          </table:table-cell>
          <table:table-cell office:value-type="float" office:value="1.1013" calcext:value-type="float">
            <text:p>1.1013</text:p>
          </table:table-cell>
          <table:table-cell office:value-type="float" office:value="1.3898" calcext:value-type="float">
            <text:p>1.3898</text:p>
          </table:table-cell>
          <table:table-cell office:value-type="float" office:value="1.1628" calcext:value-type="float">
            <text:p>1.1628</text:p>
          </table:table-cell>
          <table:table-cell office:value-type="float" office:value="1.433" calcext:value-type="float">
            <text:p>1.433</text:p>
          </table:table-cell>
          <table:table-cell table:number-columns-repeated="243"/>
        </table:table-row>
        <table:table-row table:style-name="ro2">
          <table:table-cell table:formula="of:=SUM([.K74:.U74])" office:value-type="float" office:value="2.2554" calcext:value-type="float">
            <text:p>2.25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Pmi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6381" calcext:value-type="float">
            <text:p>0.6381</text:p>
          </table:table-cell>
          <table:table-cell office:value-type="float" office:value="0.6681" calcext:value-type="float">
            <text:p>0.6681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9548" calcext:value-type="float">
            <text:p>0.9548</text:p>
          </table:table-cell>
          <table:table-cell table:number-columns-repeated="244"/>
        </table:table-row>
        <table:table-row table:style-name="ro2">
          <table:table-cell table:formula="of:=SUM([.K75:.U75])" office:value-type="float" office:value="61.0735" calcext:value-type="float">
            <text:p>61.07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Poussi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.2615" calcext:value-type="float">
            <text:p>12.2615</text:p>
          </table:table-cell>
          <table:table-cell office:value-type="float" office:value="12.0942" calcext:value-type="float">
            <text:p>12.0942</text:p>
          </table:table-cell>
          <table:table-cell office:value-type="float" office:value="12.0407" calcext:value-type="float">
            <text:p>12.0407</text:p>
          </table:table-cell>
          <table:table-cell office:value-type="float" office:value="12.0801" calcext:value-type="float">
            <text:p>12.0801</text:p>
          </table:table-cell>
          <table:table-cell office:value-type="float" office:value="12.0914" calcext:value-type="float">
            <text:p>12.0914</text:p>
          </table:table-cell>
          <table:table-cell office:value-type="float" office:value="12.7671" calcext:value-type="float">
            <text:p>12.7671</text:p>
          </table:table-cell>
          <table:table-cell table:number-columns-repeated="242"/>
        </table:table-row>
        <table:table-row table:style-name="ro2">
          <table:table-cell table:formula="of:=SUM([.K76:.U76])" office:value-type="float" office:value="0.4129" calcext:value-type="float">
            <text:p>0.4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Prism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1941" calcext:value-type="float">
            <text:p>0.1941</text:p>
          </table:table-cell>
          <table:table-cell table:number-columns-repeated="245"/>
        </table:table-row>
        <table:table-row table:style-name="ro2">
          <table:table-cell table:formula="of:=SUM([.K77:.U77])" office:value-type="float" office:value="1082.725" calcext:value-type="float">
            <text:p>1082.7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Robertso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4.7573" calcext:value-type="float">
            <text:p>134.7573</text:p>
          </table:table-cell>
          <table:table-cell office:value-type="float" office:value="133.8175" calcext:value-type="float">
            <text:p>133.8175</text:p>
          </table:table-cell>
          <table:table-cell office:value-type="float" office:value="134.5275" calcext:value-type="float">
            <text:p>134.5275</text:p>
          </table:table-cell>
          <table:table-cell office:value-type="float" office:value="135.3982" calcext:value-type="float">
            <text:p>135.3982</text:p>
          </table:table-cell>
          <table:table-cell office:value-type="float" office:value="137.3143" calcext:value-type="float">
            <text:p>137.3143</text:p>
          </table:table-cell>
          <table:table-cell office:value-type="float" office:value="140.0581" calcext:value-type="float">
            <text:p>140.0581</text:p>
          </table:table-cell>
          <table:table-cell office:value-type="float" office:value="164.5112" calcext:value-type="float">
            <text:p>164.5112</text:p>
          </table:table-cell>
          <table:table-cell office:value-type="float" office:value="237.0982" calcext:value-type="float">
            <text:p>237.0982</text:p>
          </table:table-cell>
          <table:table-cell table:number-columns-repeated="240"/>
        </table:table-row>
        <table:table-row table:style-name="ro2">
          <table:table-cell table:formula="of:=SUM([.K78:.U78])" office:value-type="float" office:value="249.8475" calcext:value-type="float">
            <text:p>249.84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Shrikhande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.5885" calcext:value-type="float">
            <text:p>22.5885</text:p>
          </table:table-cell>
          <table:table-cell office:value-type="float" office:value="27.6447" calcext:value-type="float">
            <text:p>27.6447</text:p>
          </table:table-cell>
          <table:table-cell office:value-type="float" office:value="25.6818" calcext:value-type="float">
            <text:p>25.6818</text:p>
          </table:table-cell>
          <table:table-cell office:value-type="float" office:value="27.3347" calcext:value-type="float">
            <text:p>27.3347</text:p>
          </table:table-cell>
          <table:table-cell office:value-type="float" office:value="26.5699" calcext:value-type="float">
            <text:p>26.5699</text:p>
          </table:table-cell>
          <table:table-cell office:value-type="float" office:value="26.8046" calcext:value-type="float">
            <text:p>26.8046</text:p>
          </table:table-cell>
          <table:table-cell office:value-type="float" office:value="27.8293" calcext:value-type="float">
            <text:p>27.8293</text:p>
          </table:table-cell>
          <table:table-cell office:value-type="float" office:value="31.5875" calcext:value-type="float">
            <text:p>31.5875</text:p>
          </table:table-cell>
          <table:table-cell office:value-type="float" office:value="56.395" calcext:value-type="float">
            <text:p>56.395</text:p>
          </table:table-cell>
          <table:table-cell table:number-columns-repeated="239"/>
        </table:table-row>
        <table:table-row table:style-name="ro2">
          <table:table-cell table:formula="of:=SUM([.K79:.U79])" office:value-type="float" office:value="143.6405" calcext:value-type="float">
            <text:p>143.64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Sousseli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.2469" calcext:value-type="float">
            <text:p>36.2469</text:p>
          </table:table-cell>
          <table:table-cell office:value-type="float" office:value="34.4111" calcext:value-type="float">
            <text:p>34.4111</text:p>
          </table:table-cell>
          <table:table-cell office:value-type="float" office:value="33.2514" calcext:value-type="float">
            <text:p>33.2514</text:p>
          </table:table-cell>
          <table:table-cell office:value-type="float" office:value="33.7555" calcext:value-type="float">
            <text:p>33.7555</text:p>
          </table:table-cell>
          <table:table-cell office:value-type="float" office:value="42.2225" calcext:value-type="float">
            <text:p>42.2225</text:p>
          </table:table-cell>
          <table:table-cell table:number-columns-repeated="243"/>
        </table:table-row>
        <table:table-row table:style-name="ro2">
          <table:table-cell table:formula="of:=SUM([.K80:.U80])" office:value-type="float" office:value="0.5949" calcext:value-type="float">
            <text:p>0.59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Threex3-gri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762" calcext:value-type="float">
            <text:p>0.2762</text:p>
          </table:table-cell>
          <table:table-cell office:value-type="float" office:value="0.3009" calcext:value-type="float">
            <text:p>0.3009</text:p>
          </table:table-cell>
          <table:table-cell office:value-type="float" office:value="0.294" calcext:value-type="float">
            <text:p>0.294</text:p>
          </table:table-cell>
          <table:table-cell table:number-columns-repeated="245"/>
        </table:table-row>
        <table:table-row table:style-name="ro2">
          <table:table-cell table:formula="of:=SUM([.K81:.U81])" office:value-type="float" office:value="12.7108" calcext:value-type="float">
            <text:p>12.7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Tietze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7647" calcext:value-type="float">
            <text:p>2.7647</text:p>
          </table:table-cell>
          <table:table-cell office:value-type="float" office:value="2.9865" calcext:value-type="float">
            <text:p>2.9865</text:p>
          </table:table-cell>
          <table:table-cell office:value-type="float" office:value="2.9887" calcext:value-type="float">
            <text:p>2.9887</text:p>
          </table:table-cell>
          <table:table-cell office:value-type="float" office:value="2.8884" calcext:value-type="float">
            <text:p>2.8884</text:p>
          </table:table-cell>
          <table:table-cell office:value-type="float" office:value="3.8472" calcext:value-type="float">
            <text:p>3.8472</text:p>
          </table:table-cell>
          <table:table-cell table:number-columns-repeated="243"/>
        </table:table-row>
        <table:table-row table:style-name="ro2">
          <table:table-cell table:formula="of:=SUM([.K82:.U82])" office:value-type="float" office:value="0.4711" calcext:value-type="float">
            <text:p>0.47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Wagn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54" calcext:value-type="float">
            <text:p>0.154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1681" calcext:value-type="float">
            <text:p>0.1681</text:p>
          </table:table-cell>
          <table:table-cell table:number-columns-repeated="244"/>
        </table:table-row>
        <table:table-row table:style-name="ro2">
          <table:table-cell table:formula="of:=SUM([.K83:.U83])" office:value-type="float" office:value="104.9526" calcext:value-type="float">
            <text:p>104.95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Watsin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apleCOMSP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4.9526" calcext:value-type="float">
            <text:p>104.9526</text:p>
          </table:table-cell>
          <table:table-cell table:number-columns-repeated="246"/>
        </table:table-row>
        <table:table-row table:style-name="ro2">
          <table:table-cell table:formula="of:=SUM([.K84:.U84])" office:value-type="float" office:value="158.67" calcext:value-type="float">
            <text:p>158.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B10Cage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8.67" calcext:value-type="float">
            <text:p>158.67</text:p>
          </table:table-cell>
          <table:table-cell table:number-columns-repeated="246"/>
        </table:table-row>
        <table:table-row table:style-name="ro2">
          <table:table-cell table:formula="of:=SUM([.K85:.U85])" office:value-type="float" office:value="3971.7289" calcext:value-type="float">
            <text:p>3971.72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Brinkman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95.965" calcext:value-type="float">
            <text:p>495.965</text:p>
          </table:table-cell>
          <table:table-cell office:value-type="float" office:value="590.0531" calcext:value-type="float">
            <text:p>590.0531</text:p>
          </table:table-cell>
          <table:table-cell office:value-type="float" office:value="599.6933" calcext:value-type="float">
            <text:p>599.6933</text:p>
          </table:table-cell>
          <table:table-cell office:value-type="float" office:value="542.3678" calcext:value-type="float">
            <text:p>542.3678</text:p>
          </table:table-cell>
          <table:table-cell office:value-type="float" office:value="527.5028" calcext:value-type="float">
            <text:p>527.5028</text:p>
          </table:table-cell>
          <table:table-cell office:value-type="float" office:value="505.0892" calcext:value-type="float">
            <text:p>505.0892</text:p>
          </table:table-cell>
          <table:table-cell office:value-type="float" office:value="538.214" calcext:value-type="float">
            <text:p>538.214</text:p>
          </table:table-cell>
          <table:table-cell office:value-type="float" office:value="668.8087" calcext:value-type="float">
            <text:p>668.8087</text:p>
          </table:table-cell>
          <table:table-cell table:number-columns-repeated="240"/>
        </table:table-row>
        <table:table-row table:style-name="ro2">
          <table:table-cell table:formula="of:=SUM([.K86:.U86])" office:value-type="float" office:value="0.0671" calcext:value-type="float">
            <text:p>0.06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Bul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671" calcext:value-type="float">
            <text:p>0.0671</text:p>
          </table:table-cell>
          <table:table-cell table:number-columns-repeated="246"/>
        </table:table-row>
        <table:table-row table:style-name="ro2">
          <table:table-cell table:formula="of:=SUM([.K87:.U87])" office:value-type="float" office:value="0.0674" calcext:value-type="float">
            <text:p>0.06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Butterfly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0674" calcext:value-type="float">
            <text:p>0.0674</text:p>
          </table:table-cell>
          <table:table-cell table:number-columns-repeated="246"/>
        </table:table-row>
        <table:table-row table:style-name="ro2">
          <table:table-cell table:formula="of:=SUM([.K88:.U88])" office:value-type="float" office:value="14.8757" calcext:value-type="float">
            <text:p>14.87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Chvata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7923" calcext:value-type="float">
            <text:p>2.7923</text:p>
          </table:table-cell>
          <table:table-cell office:value-type="float" office:value="2.8415" calcext:value-type="float">
            <text:p>2.8415</text:p>
          </table:table-cell>
          <table:table-cell office:value-type="float" office:value="2.824" calcext:value-type="float">
            <text:p>2.824</text:p>
          </table:table-cell>
          <table:table-cell office:value-type="float" office:value="2.8687" calcext:value-type="float">
            <text:p>2.8687</text:p>
          </table:table-cell>
          <table:table-cell office:value-type="float" office:value="2.9256" calcext:value-type="float">
            <text:p>2.9256</text:p>
          </table:table-cell>
          <table:table-cell office:value-type="float" office:value="3.4159" calcext:value-type="float">
            <text:p>3.4159</text:p>
          </table:table-cell>
          <table:table-cell table:number-columns-repeated="242"/>
        </table:table-row>
        <table:table-row table:style-name="ro2">
          <table:table-cell table:formula="of:=SUM([.K89:.U89])" office:value-type="float" office:value="365.9527" calcext:value-type="float">
            <text:p>365.95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Clebsch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3.0139" calcext:value-type="float">
            <text:p>33.0139</text:p>
          </table:table-cell>
          <table:table-cell office:value-type="float" office:value="32.9882" calcext:value-type="float">
            <text:p>32.9882</text:p>
          </table:table-cell>
          <table:table-cell office:value-type="float" office:value="32.7038" calcext:value-type="float">
            <text:p>32.7038</text:p>
          </table:table-cell>
          <table:table-cell office:value-type="float" office:value="32.8589" calcext:value-type="float">
            <text:p>32.8589</text:p>
          </table:table-cell>
          <table:table-cell office:value-type="float" office:value="32.985" calcext:value-type="float">
            <text:p>32.985</text:p>
          </table:table-cell>
          <table:table-cell office:value-type="float" office:value="34.0183" calcext:value-type="float">
            <text:p>34.0183</text:p>
          </table:table-cell>
          <table:table-cell office:value-type="float" office:value="36.4479" calcext:value-type="float">
            <text:p>36.4479</text:p>
          </table:table-cell>
          <table:table-cell office:value-type="float" office:value="41.5139" calcext:value-type="float">
            <text:p>41.5139</text:p>
          </table:table-cell>
          <table:table-cell office:value-type="float" office:value="122.4367" calcext:value-type="float">
            <text:p>122.4367</text:p>
          </table:table-cell>
          <table:table-cell table:number-columns-repeated="239"/>
        </table:table-row>
        <table:table-row table:style-name="ro2">
          <table:table-cell table:formula="of:=SUM([.K90:.U90])" office:value-type="float" office:value="2067.6043" calcext:value-type="float">
            <text:p>2067.60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Desargues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5.3214" calcext:value-type="float">
            <text:p>345.3214</text:p>
          </table:table-cell>
          <table:table-cell office:value-type="float" office:value="422.0033" calcext:value-type="float">
            <text:p>422.0033</text:p>
          </table:table-cell>
          <table:table-cell office:value-type="float" office:value="380.5131" calcext:value-type="float">
            <text:p>380.5131</text:p>
          </table:table-cell>
          <table:table-cell office:value-type="float" office:value="387.5557" calcext:value-type="float">
            <text:p>387.5557</text:p>
          </table:table-cell>
          <table:table-cell office:value-type="float" office:value="404.8663" calcext:value-type="float">
            <text:p>404.8663</text:p>
          </table:table-cell>
          <table:table-cell office:value-type="float" office:value="472.6659" calcext:value-type="float">
            <text:p>472.6659</text:p>
          </table:table-cell>
          <table:table-cell table:number-columns-repeated="242"/>
        </table:table-row>
        <table:table-row table:style-name="ro2">
          <table:table-cell table:formula="of:=SUM([.K91:.U91])" office:value-type="float" office:value="0.0743" calcext:value-type="float">
            <text:p>0.07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Diamon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41" calcext:value-type="float">
            <text:p>0.141</text:p>
          </table:table-cell>
          <table:table-cell office:value-type="float" office:value="0.0743" calcext:value-type="float">
            <text:p>0.0743</text:p>
          </table:table-cell>
          <table:table-cell table:number-columns-repeated="246"/>
        </table:table-row>
        <table:table-row table:style-name="ro2">
          <table:table-cell table:formula="of:=SUM([.K92:.U92])" office:value-type="float" office:value="1979.8" calcext:value-type="float">
            <text:p>1979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Dodecahedro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4.3974" calcext:value-type="float">
            <text:p>344.3974</text:p>
          </table:table-cell>
          <table:table-cell office:value-type="float" office:value="348.9484" calcext:value-type="float">
            <text:p>348.9484</text:p>
          </table:table-cell>
          <table:table-cell office:value-type="float" office:value="345.4873" calcext:value-type="float">
            <text:p>345.4873</text:p>
          </table:table-cell>
          <table:table-cell office:value-type="float" office:value="346.4968" calcext:value-type="float">
            <text:p>346.4968</text:p>
          </table:table-cell>
          <table:table-cell office:value-type="float" office:value="375.7373" calcext:value-type="float">
            <text:p>375.7373</text:p>
          </table:table-cell>
          <table:table-cell office:value-type="float" office:value="563.1302" calcext:value-type="float">
            <text:p>563.1302</text:p>
          </table:table-cell>
          <table:table-cell table:number-columns-repeated="242"/>
        </table:table-row>
        <table:table-row table:style-name="ro2">
          <table:table-cell table:formula="of:=SUM([.K93:.U93])" office:value-type="float" office:value="10.2821" calcext:value-type="float">
            <text:p>10.28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Dur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636" calcext:value-type="float">
            <text:p>3.4636</text:p>
          </table:table-cell>
          <table:table-cell office:value-type="float" office:value="3.4012" calcext:value-type="float">
            <text:p>3.4012</text:p>
          </table:table-cell>
          <table:table-cell office:value-type="float" office:value="3.3203" calcext:value-type="float">
            <text:p>3.3203</text:p>
          </table:table-cell>
          <table:table-cell office:value-type="float" office:value="3.5606" calcext:value-type="float">
            <text:p>3.5606</text:p>
          </table:table-cell>
          <table:table-cell table:number-columns-repeated="244"/>
        </table:table-row>
        <table:table-row table:style-name="ro2">
          <table:table-cell table:formula="of:=SUM([.K94:.U94])" office:value-type="float" office:value="74.3937" calcext:value-type="float">
            <text:p>74.39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Ellingham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4.3937" calcext:value-type="float">
            <text:p>74.3937</text:p>
          </table:table-cell>
          <table:table-cell table:number-columns-repeated="246"/>
        </table:table-row>
        <table:table-row table:style-name="ro2">
          <table:table-cell table:formula="of:=SUM([.K95:.U95])" office:value-type="float" office:value="318.6835" calcext:value-type="float">
            <text:p>318.68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Errera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9.9921" calcext:value-type="float">
            <text:p>59.9921</text:p>
          </table:table-cell>
          <table:table-cell office:value-type="float" office:value="54.9011" calcext:value-type="float">
            <text:p>54.9011</text:p>
          </table:table-cell>
          <table:table-cell office:value-type="float" office:value="56.438" calcext:value-type="float">
            <text:p>56.438</text:p>
          </table:table-cell>
          <table:table-cell office:value-type="float" office:value="59.2567" calcext:value-type="float">
            <text:p>59.2567</text:p>
          </table:table-cell>
          <table:table-cell office:value-type="float" office:value="80.0544" calcext:value-type="float">
            <text:p>80.0544</text:p>
          </table:table-cell>
          <table:table-cell office:value-type="float" office:value="68.0333" calcext:value-type="float">
            <text:p>68.0333</text:p>
          </table:table-cell>
          <table:table-cell table:number-columns-repeated="242"/>
        </table:table-row>
        <table:table-row table:style-name="ro2">
          <table:table-cell table:formula="of:=SUM([.K96:.U96])" office:value-type="float" office:value="48.2362" calcext:value-type="float">
            <text:p>48.23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Fivex5-gri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6.8502" calcext:value-type="float">
            <text:p>26.8502</text:p>
          </table:table-cell>
          <table:table-cell office:value-type="float" office:value="14.307" calcext:value-type="float">
            <text:p>14.307</text:p>
          </table:table-cell>
          <table:table-cell office:value-type="float" office:value="15.1259" calcext:value-type="float">
            <text:p>15.1259</text:p>
          </table:table-cell>
          <table:table-cell office:value-type="float" office:value="18.8033" calcext:value-type="float">
            <text:p>18.8033</text:p>
          </table:table-cell>
          <table:table-cell table:number-columns-repeated="244"/>
        </table:table-row>
        <table:table-row table:style-name="ro2">
          <table:table-cell table:formula="of:=SUM([.K97:.U97])" office:value-type="float" office:value="1594.3603" calcext:value-type="float">
            <text:p>1594.3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FlowerSnark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0.9863" calcext:value-type="float">
            <text:p>250.9863</text:p>
          </table:table-cell>
          <table:table-cell office:value-type="float" office:value="280.8948" calcext:value-type="float">
            <text:p>280.8948</text:p>
          </table:table-cell>
          <table:table-cell office:value-type="float" office:value="302.4687" calcext:value-type="float">
            <text:p>302.4687</text:p>
          </table:table-cell>
          <table:table-cell office:value-type="float" office:value="343.3285" calcext:value-type="float">
            <text:p>343.3285</text:p>
          </table:table-cell>
          <table:table-cell office:value-type="float" office:value="331.82" calcext:value-type="float">
            <text:p>331.82</text:p>
          </table:table-cell>
          <table:table-cell office:value-type="float" office:value="335.8483" calcext:value-type="float">
            <text:p>335.8483</text:p>
          </table:table-cell>
          <table:table-cell table:number-columns-repeated="242"/>
        </table:table-row>
        <table:table-row table:style-name="ro2">
          <table:table-cell table:formula="of:=SUM([.K98:.U98])" office:value-type="float" office:value="1989.7547" calcext:value-type="float">
            <text:p>1989.75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Folkma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21.4309" calcext:value-type="float">
            <text:p>321.4309</text:p>
          </table:table-cell>
          <table:table-cell office:value-type="float" office:value="322.0178" calcext:value-type="float">
            <text:p>322.0178</text:p>
          </table:table-cell>
          <table:table-cell office:value-type="float" office:value="323.5523" calcext:value-type="float">
            <text:p>323.5523</text:p>
          </table:table-cell>
          <table:table-cell office:value-type="float" office:value="325.7249" calcext:value-type="float">
            <text:p>325.7249</text:p>
          </table:table-cell>
          <table:table-cell office:value-type="float" office:value="331.0227" calcext:value-type="float">
            <text:p>331.0227</text:p>
          </table:table-cell>
          <table:table-cell office:value-type="float" office:value="335.826" calcext:value-type="float">
            <text:p>335.826</text:p>
          </table:table-cell>
          <table:table-cell office:value-type="float" office:value="351.611" calcext:value-type="float">
            <text:p>351.611</text:p>
          </table:table-cell>
          <table:table-cell table:number-columns-repeated="241"/>
        </table:table-row>
        <table:table-row table:style-name="ro2">
          <table:table-cell table:formula="of:=SUM([.K99:.U99])" office:value-type="float" office:value="159.232" calcext:value-type="float">
            <text:p>159.2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Fourx4-gri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9.6936" calcext:value-type="float">
            <text:p>59.6936</text:p>
          </table:table-cell>
          <table:table-cell office:value-type="float" office:value="52.1696" calcext:value-type="float">
            <text:p>52.1696</text:p>
          </table:table-cell>
          <table:table-cell office:value-type="float" office:value="52.0225" calcext:value-type="float">
            <text:p>52.0225</text:p>
          </table:table-cell>
          <table:table-cell office:value-type="float" office:value="55.0399" calcext:value-type="float">
            <text:p>55.0399</text:p>
          </table:table-cell>
          <table:table-cell table:number-columns-repeated="244"/>
        </table:table-row>
        <table:table-row table:style-name="ro2">
          <table:table-cell table:formula="of:=SUM([.K100:.U100])" office:value-type="float" office:value="15.9926" calcext:value-type="float">
            <text:p>15.99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Frankli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7316" calcext:value-type="float">
            <text:p>3.7316</text:p>
          </table:table-cell>
          <table:table-cell office:value-type="float" office:value="3.6866" calcext:value-type="float">
            <text:p>3.6866</text:p>
          </table:table-cell>
          <table:table-cell office:value-type="float" office:value="3.626" calcext:value-type="float">
            <text:p>3.626</text:p>
          </table:table-cell>
          <table:table-cell office:value-type="float" office:value="3.688" calcext:value-type="float">
            <text:p>3.688</text:p>
          </table:table-cell>
          <table:table-cell office:value-type="float" office:value="4.992" calcext:value-type="float">
            <text:p>4.992</text:p>
          </table:table-cell>
          <table:table-cell table:number-columns-repeated="243"/>
        </table:table-row>
        <table:table-row table:style-name="ro2">
          <table:table-cell table:formula="of:=SUM([.K101:.U101])" office:value-type="float" office:value="7.5616" calcext:value-type="float">
            <text:p>7.56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Frucht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732" calcext:value-type="float">
            <text:p>2.4732</text:p>
          </table:table-cell>
          <table:table-cell office:value-type="float" office:value="2.3945" calcext:value-type="float">
            <text:p>2.3945</text:p>
          </table:table-cell>
          <table:table-cell office:value-type="float" office:value="2.4694" calcext:value-type="float">
            <text:p>2.4694</text:p>
          </table:table-cell>
          <table:table-cell office:value-type="float" office:value="2.6977" calcext:value-type="float">
            <text:p>2.6977</text:p>
          </table:table-cell>
          <table:table-cell table:number-columns-repeated="244"/>
        </table:table-row>
        <table:table-row table:style-name="ro2">
          <table:table-cell table:formula="of:=SUM([.K102:.U102])" office:value-type="float" office:value="3.7243" calcext:value-type="float">
            <text:p>3.7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Goldn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2487" calcext:value-type="float">
            <text:p>1.2487</text:p>
          </table:table-cell>
          <table:table-cell office:value-type="float" office:value="1.236" calcext:value-type="float">
            <text:p>1.236</text:p>
          </table:table-cell>
          <table:table-cell office:value-type="float" office:value="1.2518" calcext:value-type="float">
            <text:p>1.2518</text:p>
          </table:table-cell>
          <table:table-cell office:value-type="float" office:value="1.2365" calcext:value-type="float">
            <text:p>1.2365</text:p>
          </table:table-cell>
          <table:table-cell table:number-columns-repeated="244"/>
        </table:table-row>
        <table:table-row table:style-name="ro2">
          <table:table-cell table:formula="of:=SUM([.K103:.U103])" office:value-type="float" office:value="6.3891" calcext:value-type="float">
            <text:p>6.38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Grotzsch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5737" calcext:value-type="float">
            <text:p>1.5737</text:p>
          </table:table-cell>
          <table:table-cell office:value-type="float" office:value="1.5819" calcext:value-type="float">
            <text:p>1.5819</text:p>
          </table:table-cell>
          <table:table-cell office:value-type="float" office:value="1.5675" calcext:value-type="float">
            <text:p>1.5675</text:p>
          </table:table-cell>
          <table:table-cell office:value-type="float" office:value="1.5748" calcext:value-type="float">
            <text:p>1.5748</text:p>
          </table:table-cell>
          <table:table-cell office:value-type="float" office:value="1.6649" calcext:value-type="float">
            <text:p>1.6649</text:p>
          </table:table-cell>
          <table:table-cell table:number-columns-repeated="243"/>
        </table:table-row>
        <table:table-row table:style-name="ro2">
          <table:table-cell table:formula="of:=SUM([.K104:.U104])" office:value-type="float" office:value="4.8834" calcext:value-type="float">
            <text:p>4.88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Hersche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6861" calcext:value-type="float">
            <text:p>1.6861</text:p>
          </table:table-cell>
          <table:table-cell office:value-type="float" office:value="1.5448" calcext:value-type="float">
            <text:p>1.5448</text:p>
          </table:table-cell>
          <table:table-cell office:value-type="float" office:value="1.6454" calcext:value-type="float">
            <text:p>1.6454</text:p>
          </table:table-cell>
          <table:table-cell office:value-type="float" office:value="1.6932" calcext:value-type="float">
            <text:p>1.6932</text:p>
          </table:table-cell>
          <table:table-cell table:number-columns-repeated="244"/>
        </table:table-row>
        <table:table-row table:style-name="ro2">
          <table:table-cell table:formula="of:=SUM([.K105:.U105])" office:value-type="float" office:value="221.8836" calcext:value-type="float">
            <text:p>221.88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Hoffma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.9776" calcext:value-type="float">
            <text:p>30.9776</text:p>
          </table:table-cell>
          <table:table-cell office:value-type="float" office:value="30.4582" calcext:value-type="float">
            <text:p>30.4582</text:p>
          </table:table-cell>
          <table:table-cell office:value-type="float" office:value="30.0617" calcext:value-type="float">
            <text:p>30.0617</text:p>
          </table:table-cell>
          <table:table-cell office:value-type="float" office:value="30.7084" calcext:value-type="float">
            <text:p>30.7084</text:p>
          </table:table-cell>
          <table:table-cell office:value-type="float" office:value="30.0251" calcext:value-type="float">
            <text:p>30.0251</text:p>
          </table:table-cell>
          <table:table-cell office:value-type="float" office:value="36.0312" calcext:value-type="float">
            <text:p>36.0312</text:p>
          </table:table-cell>
          <table:table-cell office:value-type="float" office:value="64.599" calcext:value-type="float">
            <text:p>64.599</text:p>
          </table:table-cell>
          <table:table-cell table:number-columns-repeated="241"/>
        </table:table-row>
        <table:table-row table:style-name="ro2">
          <table:table-cell table:formula="of:=SUM([.K106:.U106])" office:value-type="float" office:value="1919.3846" calcext:value-type="float">
            <text:p>1919.38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Holt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.1505" calcext:value-type="float">
            <text:p>28.1505</text:p>
          </table:table-cell>
          <table:table-cell office:value-type="float" office:value="21.6864" calcext:value-type="float">
            <text:p>21.6864</text:p>
          </table:table-cell>
          <table:table-cell office:value-type="float" office:value="19.855" calcext:value-type="float">
            <text:p>19.855</text:p>
          </table:table-cell>
          <table:table-cell office:value-type="float" office:value="27.8753" calcext:value-type="float">
            <text:p>27.8753</text:p>
          </table:table-cell>
          <table:table-cell office:value-type="float" office:value="78.0303" calcext:value-type="float">
            <text:p>78.0303</text:p>
          </table:table-cell>
          <table:table-cell office:value-type="float" office:value="169.7252" calcext:value-type="float">
            <text:p>169.7252</text:p>
          </table:table-cell>
          <table:table-cell office:value-type="float" office:value="574.0239" calcext:value-type="float">
            <text:p>574.0239</text:p>
          </table:table-cell>
          <table:table-cell office:value-type="float" office:value="1000.038" calcext:value-type="float">
            <text:p>1000.038</text:p>
          </table:table-cell>
          <table:table-cell table:number-columns-repeated="239"/>
        </table:table-row>
        <table:table-row table:style-name="ro2">
          <table:table-cell table:formula="of:=SUM([.K107:.U107])" office:value-type="float" office:value="160.3337" calcext:value-type="float">
            <text:p>160.33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Kittel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.525" calcext:value-type="float">
            <text:p>12.525</text:p>
          </table:table-cell>
          <table:table-cell office:value-type="float" office:value="9.7022" calcext:value-type="float">
            <text:p>9.7022</text:p>
          </table:table-cell>
          <table:table-cell office:value-type="float" office:value="9.4184" calcext:value-type="float">
            <text:p>9.4184</text:p>
          </table:table-cell>
          <table:table-cell office:value-type="float" office:value="11.7611" calcext:value-type="float">
            <text:p>11.7611</text:p>
          </table:table-cell>
          <table:table-cell office:value-type="float" office:value="15.1885" calcext:value-type="float">
            <text:p>15.1885</text:p>
          </table:table-cell>
          <table:table-cell office:value-type="float" office:value="25.5441" calcext:value-type="float">
            <text:p>25.5441</text:p>
          </table:table-cell>
          <table:table-cell office:value-type="float" office:value="88.7194" calcext:value-type="float">
            <text:p>88.7194</text:p>
          </table:table-cell>
          <table:table-cell table:number-columns-repeated="241"/>
        </table:table-row>
        <table:table-row table:style-name="ro2">
          <table:table-cell table:formula="of:=SUM([.K108:.U108])" office:value-type="float" office:value="1575.8859" calcext:value-type="float">
            <text:p>1575.88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McGee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.2306" calcext:value-type="float">
            <text:p>23.2306</text:p>
          </table:table-cell>
          <table:table-cell office:value-type="float" office:value="23.6851" calcext:value-type="float">
            <text:p>23.6851</text:p>
          </table:table-cell>
          <table:table-cell office:value-type="float" office:value="30.8736" calcext:value-type="float">
            <text:p>30.8736</text:p>
          </table:table-cell>
          <table:table-cell office:value-type="float" office:value="82.0498" calcext:value-type="float">
            <text:p>82.0498</text:p>
          </table:table-cell>
          <table:table-cell office:value-type="float" office:value="416.022" calcext:value-type="float">
            <text:p>416.022</text:p>
          </table:table-cell>
          <table:table-cell office:value-type="float" office:value="1000.0248" calcext:value-type="float">
            <text:p>1000.0248</text:p>
          </table:table-cell>
          <table:table-cell table:number-columns-repeated="241"/>
        </table:table-row>
        <table:table-row table:style-name="ro2">
          <table:table-cell table:formula="of:=SUM([.K109:.U109])" office:value-type="float" office:value="0.1581" calcext:value-type="float">
            <text:p>0.15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Mos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0798" calcext:value-type="float">
            <text:p>0.0798</text:p>
          </table:table-cell>
          <table:table-cell table:number-columns-repeated="245"/>
        </table:table-row>
        <table:table-row table:style-name="ro2">
          <table:table-cell table:formula="of:=SUM([.K110:.U110])" office:value-type="float" office:value="1749.8115" calcext:value-type="float">
            <text:p>1749.81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Nauru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.0548" calcext:value-type="float">
            <text:p>22.0548</text:p>
          </table:table-cell>
          <table:table-cell office:value-type="float" office:value="22.9995" calcext:value-type="float">
            <text:p>22.9995</text:p>
          </table:table-cell>
          <table:table-cell office:value-type="float" office:value="36.7954" calcext:value-type="float">
            <text:p>36.7954</text:p>
          </table:table-cell>
          <table:table-cell office:value-type="float" office:value="114.8053" calcext:value-type="float">
            <text:p>114.8053</text:p>
          </table:table-cell>
          <table:table-cell office:value-type="float" office:value="553.1275" calcext:value-type="float">
            <text:p>553.1275</text:p>
          </table:table-cell>
          <table:table-cell office:value-type="float" office:value="1000.029" calcext:value-type="float">
            <text:p>1000.029</text:p>
          </table:table-cell>
          <table:table-cell table:number-columns-repeated="241"/>
        </table:table-row>
        <table:table-row table:style-name="ro2">
          <table:table-cell table:formula="of:=SUM([.K111:.U111])" office:value-type="float" office:value="30.4607" calcext:value-type="float">
            <text:p>30.46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Paley13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4592" calcext:value-type="float">
            <text:p>3.4592</text:p>
          </table:table-cell>
          <table:table-cell office:value-type="float" office:value="3.5795" calcext:value-type="float">
            <text:p>3.5795</text:p>
          </table:table-cell>
          <table:table-cell office:value-type="float" office:value="4.1517" calcext:value-type="float">
            <text:p>4.1517</text:p>
          </table:table-cell>
          <table:table-cell office:value-type="float" office:value="4.0011" calcext:value-type="float">
            <text:p>4.0011</text:p>
          </table:table-cell>
          <table:table-cell office:value-type="float" office:value="4.702" calcext:value-type="float">
            <text:p>4.702</text:p>
          </table:table-cell>
          <table:table-cell office:value-type="float" office:value="3.4081" calcext:value-type="float">
            <text:p>3.4081</text:p>
          </table:table-cell>
          <table:table-cell office:value-type="float" office:value="4.7553" calcext:value-type="float">
            <text:p>4.7553</text:p>
          </table:table-cell>
          <table:table-cell office:value-type="float" office:value="5.863" calcext:value-type="float">
            <text:p>5.863</text:p>
          </table:table-cell>
          <table:table-cell table:number-columns-repeated="240"/>
        </table:table-row>
        <table:table-row table:style-name="ro2">
          <table:table-cell table:formula="of:=SUM([.K112:.U112])" office:value-type="float" office:value="686.5701" calcext:value-type="float">
            <text:p>686.57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Paley17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5.2071" calcext:value-type="float">
            <text:p>35.2071</text:p>
          </table:table-cell>
          <table:table-cell office:value-type="float" office:value="35.5329" calcext:value-type="float">
            <text:p>35.5329</text:p>
          </table:table-cell>
          <table:table-cell office:value-type="float" office:value="34.9726" calcext:value-type="float">
            <text:p>34.9726</text:p>
          </table:table-cell>
          <table:table-cell office:value-type="float" office:value="35.0131" calcext:value-type="float">
            <text:p>35.0131</text:p>
          </table:table-cell>
          <table:table-cell office:value-type="float" office:value="35.1215" calcext:value-type="float">
            <text:p>35.1215</text:p>
          </table:table-cell>
          <table:table-cell office:value-type="float" office:value="35.2053" calcext:value-type="float">
            <text:p>35.2053</text:p>
          </table:table-cell>
          <table:table-cell office:value-type="float" office:value="35.4462" calcext:value-type="float">
            <text:p>35.4462</text:p>
          </table:table-cell>
          <table:table-cell office:value-type="float" office:value="35.4327" calcext:value-type="float">
            <text:p>35.4327</text:p>
          </table:table-cell>
          <table:table-cell office:value-type="float" office:value="37.9873" calcext:value-type="float">
            <text:p>37.9873</text:p>
          </table:table-cell>
          <table:table-cell office:value-type="float" office:value="42.7865" calcext:value-type="float">
            <text:p>42.7865</text:p>
          </table:table-cell>
          <table:table-cell office:value-type="float" office:value="46.599" calcext:value-type="float">
            <text:p>46.599</text:p>
          </table:table-cell>
          <table:table-cell office:value-type="float" office:value="312.473" calcext:value-type="float">
            <text:p>312.473</text:p>
          </table:table-cell>
          <table:table-cell table:number-columns-repeated="236"/>
        </table:table-row>
        <table:table-row table:style-name="ro2">
          <table:table-cell table:formula="of:=SUM([.K113:.U113])" office:value-type="float" office:value="1223.2327" calcext:value-type="float">
            <text:p>1223.23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Pappus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2.4285" calcext:value-type="float">
            <text:p>102.4285</text:p>
          </table:table-cell>
          <table:table-cell office:value-type="float" office:value="111.7026" calcext:value-type="float">
            <text:p>111.7026</text:p>
          </table:table-cell>
          <table:table-cell office:value-type="float" office:value="99.3619" calcext:value-type="float">
            <text:p>99.3619</text:p>
          </table:table-cell>
          <table:table-cell office:value-type="float" office:value="110.1716" calcext:value-type="float">
            <text:p>110.1716</text:p>
          </table:table-cell>
          <table:table-cell office:value-type="float" office:value="156.5107" calcext:value-type="float">
            <text:p>156.5107</text:p>
          </table:table-cell>
          <table:table-cell office:value-type="float" office:value="195.6304" calcext:value-type="float">
            <text:p>195.6304</text:p>
          </table:table-cell>
          <table:table-cell office:value-type="float" office:value="549.8555" calcext:value-type="float">
            <text:p>549.8555</text:p>
          </table:table-cell>
          <table:table-cell table:number-columns-repeated="241"/>
        </table:table-row>
        <table:table-row table:style-name="ro2">
          <table:table-cell table:formula="of:=SUM([.K114:.U114])" office:value-type="float" office:value="5.1064" calcext:value-type="float">
            <text:p>5.10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Peterse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2966" calcext:value-type="float">
            <text:p>1.2966</text:p>
          </table:table-cell>
          <table:table-cell office:value-type="float" office:value="1.4586" calcext:value-type="float">
            <text:p>1.4586</text:p>
          </table:table-cell>
          <table:table-cell office:value-type="float" office:value="1.3678" calcext:value-type="float">
            <text:p>1.3678</text:p>
          </table:table-cell>
          <table:table-cell office:value-type="float" office:value="1.0342" calcext:value-type="float">
            <text:p>1.0342</text:p>
          </table:table-cell>
          <table:table-cell office:value-type="float" office:value="1.2458" calcext:value-type="float">
            <text:p>1.2458</text:p>
          </table:table-cell>
          <table:table-cell table:number-columns-repeated="243"/>
        </table:table-row>
        <table:table-row table:style-name="ro2">
          <table:table-cell table:formula="of:=SUM([.K115:.U115])" office:value-type="float" office:value="2.0596" calcext:value-type="float">
            <text:p>2.05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Pmi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192" calcext:value-type="float">
            <text:p>0.8192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5362" calcext:value-type="float">
            <text:p>0.5362</text:p>
          </table:table-cell>
          <table:table-cell office:value-type="float" office:value="0.9192" calcext:value-type="float">
            <text:p>0.9192</text:p>
          </table:table-cell>
          <table:table-cell table:number-columns-repeated="244"/>
        </table:table-row>
        <table:table-row table:style-name="ro2">
          <table:table-cell table:formula="of:=SUM([.K116:.U116])" office:value-type="float" office:value="82.0341" calcext:value-type="float">
            <text:p>82.03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Poussi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.7078" calcext:value-type="float">
            <text:p>16.7078</text:p>
          </table:table-cell>
          <table:table-cell office:value-type="float" office:value="16.2882" calcext:value-type="float">
            <text:p>16.2882</text:p>
          </table:table-cell>
          <table:table-cell office:value-type="float" office:value="16.2457" calcext:value-type="float">
            <text:p>16.2457</text:p>
          </table:table-cell>
          <table:table-cell office:value-type="float" office:value="16.3412" calcext:value-type="float">
            <text:p>16.3412</text:p>
          </table:table-cell>
          <table:table-cell office:value-type="float" office:value="16.4249" calcext:value-type="float">
            <text:p>16.4249</text:p>
          </table:table-cell>
          <table:table-cell office:value-type="float" office:value="16.7341" calcext:value-type="float">
            <text:p>16.7341</text:p>
          </table:table-cell>
          <table:table-cell table:number-columns-repeated="242"/>
        </table:table-row>
        <table:table-row table:style-name="ro2">
          <table:table-cell table:formula="of:=SUM([.K117:.U117])" office:value-type="float" office:value="0.4203" calcext:value-type="float">
            <text:p>0.4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Prism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858" calcext:value-type="float">
            <text:p>0.1858</text:p>
          </table:table-cell>
          <table:table-cell office:value-type="float" office:value="0.1829" calcext:value-type="float">
            <text:p>0.1829</text:p>
          </table:table-cell>
          <table:table-cell office:value-type="float" office:value="0.2374" calcext:value-type="float">
            <text:p>0.2374</text:p>
          </table:table-cell>
          <table:table-cell table:number-columns-repeated="245"/>
        </table:table-row>
        <table:table-row table:style-name="ro2">
          <table:table-cell table:formula="of:=SUM([.K118:.U118])" office:value-type="float" office:value="1619.4003" calcext:value-type="float">
            <text:p>1619.40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Robertso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5.4019" calcext:value-type="float">
            <text:p>175.4019</text:p>
          </table:table-cell>
          <table:table-cell office:value-type="float" office:value="271.425" calcext:value-type="float">
            <text:p>271.425</text:p>
          </table:table-cell>
          <table:table-cell office:value-type="float" office:value="226.9918" calcext:value-type="float">
            <text:p>226.9918</text:p>
          </table:table-cell>
          <table:table-cell office:value-type="float" office:value="210.9241" calcext:value-type="float">
            <text:p>210.9241</text:p>
          </table:table-cell>
          <table:table-cell office:value-type="float" office:value="215.9395" calcext:value-type="float">
            <text:p>215.9395</text:p>
          </table:table-cell>
          <table:table-cell office:value-type="float" office:value="200.2099" calcext:value-type="float">
            <text:p>200.2099</text:p>
          </table:table-cell>
          <table:table-cell office:value-type="float" office:value="209.291" calcext:value-type="float">
            <text:p>209.291</text:p>
          </table:table-cell>
          <table:table-cell office:value-type="float" office:value="284.619" calcext:value-type="float">
            <text:p>284.619</text:p>
          </table:table-cell>
          <table:table-cell table:number-columns-repeated="240"/>
        </table:table-row>
        <table:table-row table:style-name="ro2">
          <table:table-cell table:formula="of:=SUM([.K119:.U119])" office:value-type="float" office:value="257.7878" calcext:value-type="float">
            <text:p>257.78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Shrikhande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8.5707" calcext:value-type="float">
            <text:p>28.5707</text:p>
          </table:table-cell>
          <table:table-cell office:value-type="float" office:value="28.2814" calcext:value-type="float">
            <text:p>28.2814</text:p>
          </table:table-cell>
          <table:table-cell office:value-type="float" office:value="28.4091" calcext:value-type="float">
            <text:p>28.4091</text:p>
          </table:table-cell>
          <table:table-cell office:value-type="float" office:value="28.6497" calcext:value-type="float">
            <text:p>28.6497</text:p>
          </table:table-cell>
          <table:table-cell office:value-type="float" office:value="28.5474" calcext:value-type="float">
            <text:p>28.5474</text:p>
          </table:table-cell>
          <table:table-cell office:value-type="float" office:value="28.5318" calcext:value-type="float">
            <text:p>28.5318</text:p>
          </table:table-cell>
          <table:table-cell office:value-type="float" office:value="30.043" calcext:value-type="float">
            <text:p>30.043</text:p>
          </table:table-cell>
          <table:table-cell office:value-type="float" office:value="35.2327" calcext:value-type="float">
            <text:p>35.2327</text:p>
          </table:table-cell>
          <table:table-cell office:value-type="float" office:value="50.0927" calcext:value-type="float">
            <text:p>50.0927</text:p>
          </table:table-cell>
          <table:table-cell table:number-columns-repeated="239"/>
        </table:table-row>
        <table:table-row table:style-name="ro2">
          <table:table-cell table:formula="of:=SUM([.K120:.U120])" office:value-type="float" office:value="164.1627" calcext:value-type="float">
            <text:p>164.16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Sousseli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.6656" calcext:value-type="float">
            <text:p>40.6656</text:p>
          </table:table-cell>
          <table:table-cell office:value-type="float" office:value="40.9709" calcext:value-type="float">
            <text:p>40.9709</text:p>
          </table:table-cell>
          <table:table-cell office:value-type="float" office:value="40.8952" calcext:value-type="float">
            <text:p>40.8952</text:p>
          </table:table-cell>
          <table:table-cell office:value-type="float" office:value="40.8859" calcext:value-type="float">
            <text:p>40.8859</text:p>
          </table:table-cell>
          <table:table-cell office:value-type="float" office:value="41.4107" calcext:value-type="float">
            <text:p>41.4107</text:p>
          </table:table-cell>
          <table:table-cell table:number-columns-repeated="243"/>
        </table:table-row>
        <table:table-row table:style-name="ro2">
          <table:table-cell table:formula="of:=SUM([.K121:.U121])" office:value-type="float" office:value="0.7528" calcext:value-type="float">
            <text:p>0.75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Threex3-gri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3727" calcext:value-type="float">
            <text:p>0.3727</text:p>
          </table:table-cell>
          <table:table-cell office:value-type="float" office:value="0.3801" calcext:value-type="float">
            <text:p>0.3801</text:p>
          </table:table-cell>
          <table:table-cell table:number-columns-repeated="245"/>
        </table:table-row>
        <table:table-row table:style-name="ro2">
          <table:table-cell table:formula="of:=SUM([.K122:.U122])" office:value-type="float" office:value="14.5722" calcext:value-type="float">
            <text:p>14.57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Tietze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4082" calcext:value-type="float">
            <text:p>3.4082</text:p>
          </table:table-cell>
          <table:table-cell office:value-type="float" office:value="3.349" calcext:value-type="float">
            <text:p>3.349</text:p>
          </table:table-cell>
          <table:table-cell office:value-type="float" office:value="3.5043" calcext:value-type="float">
            <text:p>3.5043</text:p>
          </table:table-cell>
          <table:table-cell office:value-type="float" office:value="3.4621" calcext:value-type="float">
            <text:p>3.4621</text:p>
          </table:table-cell>
          <table:table-cell office:value-type="float" office:value="4.2568" calcext:value-type="float">
            <text:p>4.2568</text:p>
          </table:table-cell>
          <table:table-cell table:number-columns-repeated="243"/>
        </table:table-row>
        <table:table-row table:style-name="ro2">
          <table:table-cell table:formula="of:=SUM([.K123:.U123])" office:value-type="float" office:value="0.4995" calcext:value-type="float">
            <text:p>0.49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Wagn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711" calcext:value-type="float">
            <text:p>0.1711</text:p>
          </table:table-cell>
          <table:table-cell office:value-type="float" office:value="0.1602" calcext:value-type="float">
            <text:p>0.1602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1707" calcext:value-type="float">
            <text:p>0.1707</text:p>
          </table:table-cell>
          <table:table-cell table:number-columns-repeated="244"/>
        </table:table-row>
        <table:table-row table:style-name="ro2">
          <table:table-cell table:formula="of:=SUM([.K124:.U124])" office:value-type="float" office:value="97.2305" calcext:value-type="float">
            <text:p>97.2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l2sat</text:p>
          </table:table-cell>
          <table:table-cell office:value-type="string" calcext:value-type="string">
            <text:p>Watsin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gluco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.2305" calcext:value-type="float">
            <text:p>97.2305</text:p>
          </table:table-cell>
          <table:table-cell table:number-columns-repeated="246"/>
        </table:table-row>
        <table:table-row table:style-name="ro2" table:number-rows-repeated="104845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comparision of sptw and spel" table:style-name="ta1">
        <table:shapes>
          <draw:frame draw:z-index="0" draw:name="Chart 1" draw:style-name="gr1" draw:text-style-name="P1" svg:width="454.08pt" svg:height="255.34pt" svg:x="597.97pt" svg:y="8.93pt">
            <loext:p draw:notify-on-update-of-ranges="'comparision of sptw and spel'.C2:'comparision of sptw and spel'.C42 'comparision of sptw and spel'.F1:'comparision of sptw and spel'.F1 'comparision of sptw and spel'.F2:'comparision of sptw and spel'.F42 'comparision of sptw and spel'.I1:'comparision of sptw and spel'.I1 'comparision of sptw and spel'.I2:'comparision of sptw and spel'.I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name="Chart 2" draw:style-name="gr1" draw:text-style-name="P1" svg:width="453.8pt" svg:height="255.51pt" svg:x="570.42pt" svg:y="305.77pt">
            <loext:p draw:notify-on-update-of-ranges="'comparision of sptw and spel'.C2:'comparision of sptw and spel'.C42 'comparision of sptw and spel'.G1:'comparision of sptw and spel'.G1 'comparision of sptw and spel'.G2:'comparision of sptw and spel'.G42 'comparision of sptw and spel'.H1:'comparision of sptw and spel'.H1 'comparision of sptw and spel'.H2:'comparision of sptw and spel'.H4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4" table:default-cell-style-name="ce6"/>
        <table:table-column table:style-name="co17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9" table:number-columns-repeated="2" table:default-cell-style-name="ce6"/>
        <table:table-column table:style-name="co1" table:default-cell-style-name="ce6"/>
        <table:table-column table:style-name="co11" table:number-columns-repeated="249" table:default-cell-style-name="ce6"/>
        <table:table-row table:style-name="ro2">
          <table:table-cell/>
          <table:table-cell office:value-type="string" calcext:value-type="string">
            <text:p>instance</text:p>
          </table:table-cell>
          <table:table-cell table:style-name="ce5" office:value-type="string" calcext:value-type="string">
            <text:p>|V|</text:p>
          </table:table-cell>
          <table:table-cell table:style-name="ce5" office:value-type="string" calcext:value-type="string">
            <text:p>|E|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pSAT</text:p>
          </table:table-cell>
          <table:table-cell office:value-type="string" calcext:value-type="string">
            <text:p>pCPU</text:p>
          </table:table-cell>
          <table:table-cell office:value-type="string" calcext:value-type="string">
            <text:p>eCPU</text:p>
          </table:table-cell>
          <table:table-cell office:value-type="string" calcext:value-type="string">
            <text:p>eSAT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B10Cage.edge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21.7975" calcext:value-type="float">
            <text:p>1121.7975</text:p>
          </table:table-cell>
          <table:table-cell office:value-type="float" office:value="158.67" calcext:value-type="float">
            <text:p>158.67</text:p>
          </table:table-cell>
          <table:table-cell table:number-columns-repeated="249"/>
        </table:table-row>
        <table:table-row table:style-name="ro2">
          <table:table-cell/>
          <table:table-cell office:value-type="string" calcext:value-type="string">
            <text:p>Brinkmann.edge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8.928" calcext:value-type="float">
            <text:p>8.928</text:p>
          </table:table-cell>
          <table:table-cell office:value-type="float" office:value="390.1042" calcext:value-type="float">
            <text:p>390.1042</text:p>
          </table:table-cell>
          <table:table-cell office:value-type="float" office:value="3971.7289" calcext:value-type="float">
            <text:p>3971.7289</text:p>
          </table:table-cell>
          <table:table-cell office:value-type="float" office:value="495.965" calcext:value-type="float">
            <text:p>495.965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Bull.edg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828" calcext:value-type="float">
            <text:p>0.0828</text:p>
          </table:table-cell>
          <table:table-cell office:value-type="float" office:value="0.0671" calcext:value-type="float">
            <text:p>0.0671</text:p>
          </table:table-cell>
          <table:table-cell office:value-type="float" office:value="0.0459" calcext:value-type="float">
            <text:p>0.0459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Butterfly.edg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908" calcext:value-type="float">
            <text:p>0.0908</text:p>
          </table:table-cell>
          <table:table-cell office:value-type="float" office:value="0.0674" calcext:value-type="float">
            <text:p>0.0674</text:p>
          </table:table-cell>
          <table:table-cell office:value-type="float" office:value="0.0539" calcext:value-type="float">
            <text:p>0.0539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Chvatal.edg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.0707" calcext:value-type="float">
            <text:p>0.0707</text:p>
          </table:table-cell>
          <table:table-cell office:value-type="float" office:value="1.3204" calcext:value-type="float">
            <text:p>1.3204</text:p>
          </table:table-cell>
          <table:table-cell office:value-type="float" office:value="14.8757" calcext:value-type="float">
            <text:p>14.8757</text:p>
          </table:table-cell>
          <table:table-cell office:value-type="float" office:value="2.7923" calcext:value-type="float">
            <text:p>2.7923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Clebsch.edge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0.1752" calcext:value-type="float">
            <text:p>0.1752</text:p>
          </table:table-cell>
          <table:table-cell office:value-type="float" office:value="39.3911" calcext:value-type="float">
            <text:p>39.3911</text:p>
          </table:table-cell>
          <table:table-cell office:value-type="float" office:value="365.9527" calcext:value-type="float">
            <text:p>365.9527</text:p>
          </table:table-cell>
          <table:table-cell office:value-type="float" office:value="33.0139" calcext:value-type="float">
            <text:p>33.0139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Desargues.edg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.7486" calcext:value-type="float">
            <text:p>0.7486</text:p>
          </table:table-cell>
          <table:table-cell office:value-type="float" office:value="237.5683" calcext:value-type="float">
            <text:p>237.5683</text:p>
          </table:table-cell>
          <table:table-cell office:value-type="float" office:value="2067.6043" calcext:value-type="float">
            <text:p>2067.6043</text:p>
          </table:table-cell>
          <table:table-cell office:value-type="float" office:value="345.3214" calcext:value-type="float">
            <text:p>345.3214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Diamond.edg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838" calcext:value-type="float">
            <text:p>0.0838</text:p>
          </table:table-cell>
          <table:table-cell office:value-type="float" office:value="0.0743" calcext:value-type="float">
            <text:p>0.0743</text:p>
          </table:table-cell>
          <table:table-cell office:value-type="float" office:value="0.141" calcext:value-type="float">
            <text:p>0.141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Dodecahedron.edg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.7448" calcext:value-type="float">
            <text:p>0.7448</text:p>
          </table:table-cell>
          <table:table-cell office:value-type="float" office:value="337.1977" calcext:value-type="float">
            <text:p>337.1977</text:p>
          </table:table-cell>
          <table:table-cell office:value-type="float" office:value="1979.8" calcext:value-type="float">
            <text:p>1979.8</text:p>
          </table:table-cell>
          <table:table-cell office:value-type="float" office:value="344.3974" calcext:value-type="float">
            <text:p>344.3974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Durer.edg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.101" calcext:value-type="float">
            <text:p>0.101</text:p>
          </table:table-cell>
          <table:table-cell office:value-type="float" office:value="0.7572" calcext:value-type="float">
            <text:p>0.7572</text:p>
          </table:table-cell>
          <table:table-cell office:value-type="float" office:value="10.2821" calcext:value-type="float">
            <text:p>10.2821</text:p>
          </table:table-cell>
          <table:table-cell office:value-type="float" office:value="3.4636" calcext:value-type="float">
            <text:p>3.4636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Ellingham.edge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09.7674" calcext:value-type="float">
            <text:p>1609.7674</text:p>
          </table:table-cell>
          <table:table-cell office:value-type="float" office:value="74.3937" calcext:value-type="float">
            <text:p>74.3937</text:p>
          </table:table-cell>
          <table:table-cell table:number-columns-repeated="249"/>
        </table:table-row>
        <table:table-row table:style-name="ro2">
          <table:table-cell/>
          <table:table-cell office:value-type="string" calcext:value-type="string">
            <text:p>Errera.edge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0.3803" calcext:value-type="float">
            <text:p>0.3803</text:p>
          </table:table-cell>
          <table:table-cell office:value-type="float" office:value="3.1435" calcext:value-type="float">
            <text:p>3.1435</text:p>
          </table:table-cell>
          <table:table-cell office:value-type="float" office:value="318.6835" calcext:value-type="float">
            <text:p>318.6835</text:p>
          </table:table-cell>
          <table:table-cell office:value-type="float" office:value="59.9921" calcext:value-type="float">
            <text:p>59.9921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Fivex5-grid.edge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1.4133" calcext:value-type="float">
            <text:p>11.4133</text:p>
          </table:table-cell>
          <table:table-cell office:value-type="float" office:value="19.5237" calcext:value-type="float">
            <text:p>19.5237</text:p>
          </table:table-cell>
          <table:table-cell office:value-type="float" office:value="48.2362" calcext:value-type="float">
            <text:p>48.2362</text:p>
          </table:table-cell>
          <table:table-cell office:value-type="float" office:value="26.8502" calcext:value-type="float">
            <text:p>26.8502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FlowerSnark.edg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.5957" calcext:value-type="float">
            <text:p>3.5957</text:p>
          </table:table-cell>
          <table:table-cell office:value-type="float" office:value="201.3966" calcext:value-type="float">
            <text:p>201.3966</text:p>
          </table:table-cell>
          <table:table-cell office:value-type="float" office:value="1594.3603" calcext:value-type="float">
            <text:p>1594.3603</text:p>
          </table:table-cell>
          <table:table-cell office:value-type="float" office:value="250.9863" calcext:value-type="float">
            <text:p>250.9863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Folkman.edg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.4645" calcext:value-type="float">
            <text:p>0.4645</text:p>
          </table:table-cell>
          <table:table-cell office:value-type="float" office:value="202.5937" calcext:value-type="float">
            <text:p>202.5937</text:p>
          </table:table-cell>
          <table:table-cell office:value-type="float" office:value="1989.7547" calcext:value-type="float">
            <text:p>1989.7547</text:p>
          </table:table-cell>
          <table:table-cell office:value-type="float" office:value="321.4309" calcext:value-type="float">
            <text:p>321.4309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Fourx4-grid.edge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.1809" calcext:value-type="float">
            <text:p>0.1809</text:p>
          </table:table-cell>
          <table:table-cell office:value-type="float" office:value="1.6503" calcext:value-type="float">
            <text:p>1.6503</text:p>
          </table:table-cell>
          <table:table-cell office:value-type="float" office:value="159.232" calcext:value-type="float">
            <text:p>159.232</text:p>
          </table:table-cell>
          <table:table-cell office:value-type="float" office:value="59.6936" calcext:value-type="float">
            <text:p>59.6936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Franklin.edg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0728" calcext:value-type="float">
            <text:p>0.0728</text:p>
          </table:table-cell>
          <table:table-cell office:value-type="float" office:value="2.9499" calcext:value-type="float">
            <text:p>2.9499</text:p>
          </table:table-cell>
          <table:table-cell office:value-type="float" office:value="15.9926" calcext:value-type="float">
            <text:p>15.9926</text:p>
          </table:table-cell>
          <table:table-cell office:value-type="float" office:value="3.7316" calcext:value-type="float">
            <text:p>3.7316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Frucht.edg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.1531" calcext:value-type="float">
            <text:p>0.1531</text:p>
          </table:table-cell>
          <table:table-cell office:value-type="float" office:value="1.354" calcext:value-type="float">
            <text:p>1.354</text:p>
          </table:table-cell>
          <table:table-cell office:value-type="float" office:value="7.5616" calcext:value-type="float">
            <text:p>7.5616</text:p>
          </table:table-cell>
          <table:table-cell office:value-type="float" office:value="2.4732" calcext:value-type="float">
            <text:p>2.4732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Goldner.edge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.0896" calcext:value-type="float">
            <text:p>0.0896</text:p>
          </table:table-cell>
          <table:table-cell office:value-type="float" office:value="0.335" calcext:value-type="float">
            <text:p>0.335</text:p>
          </table:table-cell>
          <table:table-cell office:value-type="float" office:value="3.7243" calcext:value-type="float">
            <text:p>3.7243</text:p>
          </table:table-cell>
          <table:table-cell office:value-type="float" office:value="1.2487" calcext:value-type="float">
            <text:p>1.2487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Grotzsch.edge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081" calcext:value-type="float">
            <text:p>0.081</text:p>
          </table:table-cell>
          <table:table-cell office:value-type="float" office:value="0.6699" calcext:value-type="float">
            <text:p>0.6699</text:p>
          </table:table-cell>
          <table:table-cell office:value-type="float" office:value="6.3891" calcext:value-type="float">
            <text:p>6.3891</text:p>
          </table:table-cell>
          <table:table-cell office:value-type="float" office:value="1.5737" calcext:value-type="float">
            <text:p>1.5737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Herschel.edge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4395" calcext:value-type="float">
            <text:p>0.4395</text:p>
          </table:table-cell>
          <table:table-cell office:value-type="float" office:value="4.8834" calcext:value-type="float">
            <text:p>4.8834</text:p>
          </table:table-cell>
          <table:table-cell office:value-type="float" office:value="1.6861" calcext:value-type="float">
            <text:p>1.6861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Hoffman.edge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1805" calcext:value-type="float">
            <text:p>0.1805</text:p>
          </table:table-cell>
          <table:table-cell office:value-type="float" office:value="45.2675" calcext:value-type="float">
            <text:p>45.2675</text:p>
          </table:table-cell>
          <table:table-cell office:value-type="float" office:value="221.8836" calcext:value-type="float">
            <text:p>221.8836</text:p>
          </table:table-cell>
          <table:table-cell office:value-type="float" office:value="30.9776" calcext:value-type="float">
            <text:p>30.9776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Holt.edge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82.5881" calcext:value-type="float">
            <text:p>1482.5881</text:p>
          </table:table-cell>
          <table:table-cell office:value-type="float" office:value="1919.3846" calcext:value-type="float">
            <text:p>1919.3846</text:p>
          </table:table-cell>
          <table:table-cell table:number-columns-repeated="249"/>
        </table:table-row>
        <table:table-row table:style-name="ro2">
          <table:table-cell/>
          <table:table-cell office:value-type="string" calcext:value-type="string">
            <text:p>Kittell.edge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.4034" calcext:value-type="float">
            <text:p>1.4034</text:p>
          </table:table-cell>
          <table:table-cell office:value-type="float" office:value="33.7042" calcext:value-type="float">
            <text:p>33.7042</text:p>
          </table:table-cell>
          <table:table-cell office:value-type="float" office:value="160.3337" calcext:value-type="float">
            <text:p>160.3337</text:p>
          </table:table-cell>
          <table:table-cell office:value-type="float" office:value="12.525" calcext:value-type="float">
            <text:p>12.525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McGee.edge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80.9998" calcext:value-type="float">
            <text:p>1380.9998</text:p>
          </table:table-cell>
          <table:table-cell office:value-type="float" office:value="1575.8859" calcext:value-type="float">
            <text:p>1575.8859</text:p>
          </table:table-cell>
          <table:table-cell table:number-columns-repeated="249"/>
        </table:table-row>
        <table:table-row table:style-name="ro2">
          <table:table-cell/>
          <table:table-cell office:value-type="string" calcext:value-type="string">
            <text:p>Moser.edge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1574" calcext:value-type="float">
            <text:p>0.1574</text:p>
          </table:table-cell>
          <table:table-cell office:value-type="float" office:value="0.1581" calcext:value-type="float">
            <text:p>0.1581</text:p>
          </table:table-cell>
          <table:table-cell office:value-type="float" office:value="0.0712" calcext:value-type="float">
            <text:p>0.0712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Nauru.edge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78.1821" calcext:value-type="float">
            <text:p>1578.1821</text:p>
          </table:table-cell>
          <table:table-cell office:value-type="float" office:value="1749.8115" calcext:value-type="float">
            <text:p>1749.8115</text:p>
          </table:table-cell>
          <table:table-cell table:number-columns-repeated="249"/>
        </table:table-row>
        <table:table-row table:style-name="ro2">
          <table:table-cell/>
          <table:table-cell office:value-type="string" calcext:value-type="string">
            <text:p>Paley13.edge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0.0966" calcext:value-type="float">
            <text:p>0.0966</text:p>
          </table:table-cell>
          <table:table-cell office:value-type="float" office:value="2.2125" calcext:value-type="float">
            <text:p>2.2125</text:p>
          </table:table-cell>
          <table:table-cell office:value-type="float" office:value="30.4607" calcext:value-type="float">
            <text:p>30.4607</text:p>
          </table:table-cell>
          <table:table-cell office:value-type="float" office:value="3.4592" calcext:value-type="float">
            <text:p>3.4592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Paley17.edge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0.1582" calcext:value-type="float">
            <text:p>0.1582</text:p>
          </table:table-cell>
          <table:table-cell office:value-type="float" office:value="27.8818" calcext:value-type="float">
            <text:p>27.8818</text:p>
          </table:table-cell>
          <table:table-cell office:value-type="float" office:value="686.5701" calcext:value-type="float">
            <text:p>686.5701</text:p>
          </table:table-cell>
          <table:table-cell office:value-type="float" office:value="35.2071" calcext:value-type="float">
            <text:p>35.2071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Pappus.edge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0.1683" calcext:value-type="float">
            <text:p>0.1683</text:p>
          </table:table-cell>
          <table:table-cell office:value-type="float" office:value="438.2364" calcext:value-type="float">
            <text:p>438.2364</text:p>
          </table:table-cell>
          <table:table-cell office:value-type="float" office:value="1223.2327" calcext:value-type="float">
            <text:p>1223.2327</text:p>
          </table:table-cell>
          <table:table-cell office:value-type="float" office:value="102.4285" calcext:value-type="float">
            <text:p>102.4285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Petersen.edg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7677" calcext:value-type="float">
            <text:p>0.7677</text:p>
          </table:table-cell>
          <table:table-cell office:value-type="float" office:value="5.1064" calcext:value-type="float">
            <text:p>5.1064</text:p>
          </table:table-cell>
          <table:table-cell office:value-type="float" office:value="1.2966" calcext:value-type="float">
            <text:p>1.2966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Pmin.edg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0614" calcext:value-type="float">
            <text:p>0.0614</text:p>
          </table:table-cell>
          <table:table-cell office:value-type="float" office:value="0.2796" calcext:value-type="float">
            <text:p>0.2796</text:p>
          </table:table-cell>
          <table:table-cell office:value-type="float" office:value="2.0596" calcext:value-type="float">
            <text:p>2.0596</text:p>
          </table:table-cell>
          <table:table-cell office:value-type="float" office:value="0.8192" calcext:value-type="float">
            <text:p>0.8192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Poussin.edge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0.2885" calcext:value-type="float">
            <text:p>0.2885</text:p>
          </table:table-cell>
          <table:table-cell office:value-type="float" office:value="2.5307" calcext:value-type="float">
            <text:p>2.5307</text:p>
          </table:table-cell>
          <table:table-cell office:value-type="float" office:value="82.0341" calcext:value-type="float">
            <text:p>82.0341</text:p>
          </table:table-cell>
          <table:table-cell office:value-type="float" office:value="16.7078" calcext:value-type="float">
            <text:p>16.7078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Prism.edge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295" calcext:value-type="float">
            <text:p>0.1295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1858" calcext:value-type="float">
            <text:p>0.1858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Robertson.edge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.4379" calcext:value-type="float">
            <text:p>0.4379</text:p>
          </table:table-cell>
          <table:table-cell office:value-type="float" office:value="202.5554" calcext:value-type="float">
            <text:p>202.5554</text:p>
          </table:table-cell>
          <table:table-cell office:value-type="float" office:value="1619.4003" calcext:value-type="float">
            <text:p>1619.4003</text:p>
          </table:table-cell>
          <table:table-cell office:value-type="float" office:value="175.4019" calcext:value-type="float">
            <text:p>175.4019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Shrikhande.edge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0.1997" calcext:value-type="float">
            <text:p>0.1997</text:p>
          </table:table-cell>
          <table:table-cell office:value-type="float" office:value="19.1788" calcext:value-type="float">
            <text:p>19.1788</text:p>
          </table:table-cell>
          <table:table-cell office:value-type="float" office:value="257.7878" calcext:value-type="float">
            <text:p>257.7878</text:p>
          </table:table-cell>
          <table:table-cell office:value-type="float" office:value="28.5707" calcext:value-type="float">
            <text:p>28.5707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Sousselier.edge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.5184" calcext:value-type="float">
            <text:p>0.5184</text:p>
          </table:table-cell>
          <table:table-cell office:value-type="float" office:value="4.6919" calcext:value-type="float">
            <text:p>4.6919</text:p>
          </table:table-cell>
          <table:table-cell office:value-type="float" office:value="164.1627" calcext:value-type="float">
            <text:p>164.1627</text:p>
          </table:table-cell>
          <table:table-cell office:value-type="float" office:value="40.6656" calcext:value-type="float">
            <text:p>40.6656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Threex3-grid.edg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2061" calcext:value-type="float">
            <text:p>0.2061</text:p>
          </table:table-cell>
          <table:table-cell office:value-type="float" office:value="0.7528" calcext:value-type="float">
            <text:p>0.7528</text:p>
          </table:table-cell>
          <table:table-cell office:value-type="float" office:value="0.3614" calcext:value-type="float">
            <text:p>0.3614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Tietze.edg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0888" calcext:value-type="float">
            <text:p>0.0888</text:p>
          </table:table-cell>
          <table:table-cell office:value-type="float" office:value="1.9435" calcext:value-type="float">
            <text:p>1.9435</text:p>
          </table:table-cell>
          <table:table-cell office:value-type="float" office:value="14.5722" calcext:value-type="float">
            <text:p>14.5722</text:p>
          </table:table-cell>
          <table:table-cell office:value-type="float" office:value="3.4082" calcext:value-type="float">
            <text:p>3.4082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Wagner.edg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3106" calcext:value-type="float">
            <text:p>0.3106</text:p>
          </table:table-cell>
          <table:table-cell office:value-type="float" office:value="0.4995" calcext:value-type="float">
            <text:p>0.4995</text:p>
          </table:table-cell>
          <table:table-cell office:value-type="float" office:value="0.1711" calcext:value-type="float">
            <text:p>0.1711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Watsin.edge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66.016" calcext:value-type="float">
            <text:p>1166.016</text:p>
          </table:table-cell>
          <table:table-cell office:value-type="float" office:value="97.2305" calcext:value-type="float">
            <text:p>97.2305</text:p>
          </table:table-cell>
          <table:table-cell table:number-columns-repeated="249"/>
        </table:table-row>
        <table:table-row table:style-name="ro2" table:number-rows-repeated="1048533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path2sat" table:style-name="ta1">
        <table:table-column table:style-name="co1" table:default-cell-style-name="ce6"/>
        <table:table-column table:style-name="co2" table:default-cell-style-name="ce6"/>
        <table:table-column table:style-name="co24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9" table:number-columns-repeated="10" table:default-cell-style-name="ce6"/>
        <table:table-column table:style-name="co11" table:number-columns-repeated="238" table:default-cell-style-name="ce6"/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encoder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solved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sat_runtm/0/0</text:p>
          </table:table-cell>
          <table:table-cell office:value-type="string" calcext:value-type="string">
            <text:p>sat_runtm/0/1</text:p>
          </table:table-cell>
          <table:table-cell office:value-type="string" calcext:value-type="string">
            <text:p>unsat_runtm/0/1</text:p>
          </table:table-cell>
          <table:table-cell office:value-type="string" calcext:value-type="string">
            <text:p>unsat_runtm/1/1</text:p>
          </table:table-cell>
          <table:table-cell office:value-type="string" calcext:value-type="string">
            <text:p>unsat_runtm/2/1</text:p>
          </table:table-cell>
          <table:table-cell office:value-type="string" calcext:value-type="string">
            <text:p>unsat_runtm/3/1</text:p>
          </table:table-cell>
          <table:table-cell office:value-type="string" calcext:value-type="string">
            <text:p>unsat_runtm/4/1</text:p>
          </table:table-cell>
          <table:table-cell office:value-type="string" calcext:value-type="string">
            <text:p>unsat_runtm/5/1</text:p>
          </table:table-cell>
          <table:table-cell office:value-type="string" calcext:value-type="string">
            <text:p>unsat_runtm/6/1</text:p>
          </table:table-cell>
          <table:table-cell office:value-type="string" calcext:value-type="string">
            <text:p>unsat_runtm/7/1</text:p>
          </table:table-cell>
          <table:table-cell office:value-type="string" calcext:value-type="string">
            <text:p>unsat_runtm/8/1</text:p>
          </table:table-cell>
          <table:table-cell office:value-type="string" calcext:value-type="string">
            <text:p>unsat_runtm/9/1</text:p>
          </table:table-cell>
          <table:table-cell table:number-columns-repeated="238"/>
        </table:table-row>
        <table:table-row table:style-name="ro1">
          <table:table-cell table:formula="of:=SUM([.I2:.S2])" office:value-type="float" office:value="1172.194" calcext:value-type="float">
            <text:p>1172.1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B10Cage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glucose</text:p>
          </table:table-cell>
          <table:table-cell table:number-columns-repeated="2"/>
          <table:table-cell office:value-type="float" office:value="0.8794" calcext:value-type="float">
            <text:p>0.8794</text:p>
          </table:table-cell>
          <table:table-cell office:value-type="float" office:value="0.8786" calcext:value-type="float">
            <text:p>0.8786</text:p>
          </table:table-cell>
          <table:table-cell office:value-type="float" office:value="1.1803" calcext:value-type="float">
            <text:p>1.1803</text:p>
          </table:table-cell>
          <table:table-cell office:value-type="float" office:value="1.5239" calcext:value-type="float">
            <text:p>1.5239</text:p>
          </table:table-cell>
          <table:table-cell office:value-type="float" office:value="2.7484" calcext:value-type="float">
            <text:p>2.7484</text:p>
          </table:table-cell>
          <table:table-cell office:value-type="float" office:value="20.4785" calcext:value-type="float">
            <text:p>20.4785</text:p>
          </table:table-cell>
          <table:table-cell office:value-type="float" office:value="144.4726" calcext:value-type="float">
            <text:p>144.4726</text:p>
          </table:table-cell>
          <table:table-cell office:value-type="float" office:value="1000.0323" calcext:value-type="float">
            <text:p>1000.0323</text:p>
          </table:table-cell>
          <table:table-cell table:number-columns-repeated="240"/>
        </table:table-row>
        <table:table-row table:style-name="ro1">
          <table:table-cell table:formula="of:=SUM([.I3:.S3])" office:value-type="float" office:value="5.0638" calcext:value-type="float">
            <text:p>5.06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Brinkman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8" calcext:value-type="float">
            <text:p>8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0937" calcext:value-type="float">
            <text:p>0.0937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3321" calcext:value-type="float">
            <text:p>0.3321</text:p>
          </table:table-cell>
          <table:table-cell office:value-type="float" office:value="4.1862" calcext:value-type="float">
            <text:p>4.1862</text:p>
          </table:table-cell>
          <table:table-cell table:number-columns-repeated="242"/>
        </table:table-row>
        <table:table-row table:style-name="ro1">
          <table:table-cell table:formula="of:=SUM([.I4:.S4])" office:value-type="float" office:value="0.0584" calcext:value-type="float">
            <text:p>0.05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Bul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2" calcext:value-type="float">
            <text:p>2</text:p>
          </table:table-cell>
          <table:table-cell office:value-type="float" office:value="0.0584" calcext:value-type="float">
            <text:p>0.0584</text:p>
          </table:table-cell>
          <table:table-cell table:number-columns-repeated="248"/>
        </table:table-row>
        <table:table-row table:style-name="ro1">
          <table:table-cell table:formula="of:=SUM([.I5:.S5])" office:value-type="float" office:value="0.0469" calcext:value-type="float">
            <text:p>0.04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Butterfly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2" calcext:value-type="float">
            <text:p>2</text:p>
          </table:table-cell>
          <table:table-cell office:value-type="float" office:value="0.0469" calcext:value-type="float">
            <text:p>0.0469</text:p>
          </table:table-cell>
          <table:table-cell table:number-columns-repeated="248"/>
        </table:table-row>
        <table:table-row table:style-name="ro1">
          <table:table-cell table:formula="of:=SUM([.I6:.S6])" office:value-type="float" office:value="0.3249" calcext:value-type="float">
            <text:p>0.32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Chvata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6" calcext:value-type="float">
            <text:p>6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1052" calcext:value-type="float">
            <text:p>0.1052</text:p>
          </table:table-cell>
          <table:table-cell table:number-columns-repeated="244"/>
        </table:table-row>
        <table:table-row table:style-name="ro1">
          <table:table-cell table:formula="of:=SUM([.I7:.S7])" office:value-type="float" office:value="19.7446" calcext:value-type="float">
            <text:p>19.74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Clebsch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9" calcext:value-type="float">
            <text:p>9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746" calcext:value-type="float">
            <text:p>0.0746</text:p>
          </table:table-cell>
          <table:table-cell office:value-type="float" office:value="0.3593" calcext:value-type="float">
            <text:p>0.3593</text:p>
          </table:table-cell>
          <table:table-cell office:value-type="float" office:value="1.1571" calcext:value-type="float">
            <text:p>1.1571</text:p>
          </table:table-cell>
          <table:table-cell office:value-type="float" office:value="17.9228" calcext:value-type="float">
            <text:p>17.9228</text:p>
          </table:table-cell>
          <table:table-cell table:number-columns-repeated="241"/>
        </table:table-row>
        <table:table-row table:style-name="ro1">
          <table:table-cell table:formula="of:=SUM([.I8:.S8])" office:value-type="float" office:value="6.4314" calcext:value-type="float">
            <text:p>6.43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Desargues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7" calcext:value-type="float">
            <text:p>7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721" calcext:value-type="float">
            <text:p>0.0721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2508" calcext:value-type="float">
            <text:p>0.2508</text:p>
          </table:table-cell>
          <table:table-cell office:value-type="float" office:value="5.8163" calcext:value-type="float">
            <text:p>5.8163</text:p>
          </table:table-cell>
          <table:table-cell table:number-columns-repeated="243"/>
        </table:table-row>
        <table:table-row table:style-name="ro1">
          <table:table-cell table:formula="of:=SUM([.I9:.S9])" office:value-type="float" office:value="0.049" calcext:value-type="float">
            <text:p>0.0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Diamon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2" calcext:value-type="float">
            <text:p>2</text:p>
          </table:table-cell>
          <table:table-cell office:value-type="float" office:value="0.049" calcext:value-type="float">
            <text:p>0.049</text:p>
          </table:table-cell>
          <table:table-cell table:number-columns-repeated="248"/>
        </table:table-row>
        <table:table-row table:style-name="ro1">
          <table:table-cell table:formula="of:=SUM([.I10:.S10])" office:value-type="float" office:value="1.718" calcext:value-type="float">
            <text:p>1.7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Dodecahedro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6" calcext:value-type="float">
            <text:p>6</text:p>
          </table:table-cell>
          <table:table-cell office:value-type="float" office:value="0.0638" calcext:value-type="float">
            <text:p>0.0638</text:p>
          </table:table-cell>
          <table:table-cell office:value-type="float" office:value="0.0981" calcext:value-type="float">
            <text:p>0.0981</text:p>
          </table:table-cell>
          <table:table-cell office:value-type="float" office:value="0.0863" calcext:value-type="float">
            <text:p>0.0863</text:p>
          </table:table-cell>
          <table:table-cell office:value-type="float" office:value="0.176" calcext:value-type="float">
            <text:p>0.176</text:p>
          </table:table-cell>
          <table:table-cell office:value-type="float" office:value="1.2938" calcext:value-type="float">
            <text:p>1.2938</text:p>
          </table:table-cell>
          <table:table-cell table:number-columns-repeated="244"/>
        </table:table-row>
        <table:table-row table:style-name="ro1">
          <table:table-cell table:formula="of:=SUM([.I11:.S11])" office:value-type="float" office:value="0.172" calcext:value-type="float">
            <text:p>0.1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Dur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4" calcext:value-type="float">
            <text:p>4</text:p>
          </table:table-cell>
          <table:table-cell office:value-type="float" office:value="0.038" calcext:value-type="float">
            <text:p>0.038</text:p>
          </table:table-cell>
          <table:table-cell office:value-type="float" office:value="0.0872" calcext:value-type="float">
            <text:p>0.0872</text:p>
          </table:table-cell>
          <table:table-cell office:value-type="float" office:value="0.0468" calcext:value-type="float">
            <text:p>0.0468</text:p>
          </table:table-cell>
          <table:table-cell table:number-columns-repeated="246"/>
        </table:table-row>
        <table:table-row table:style-name="ro1">
          <table:table-cell table:formula="of:=SUM([.I12:.S12])" office:value-type="float" office:value="29.0561" calcext:value-type="float">
            <text:p>29.05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Ellingham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6" calcext:value-type="float">
            <text:p>6</text:p>
          </table:table-cell>
          <table:table-cell office:value-type="float" office:value="24.6645" calcext:value-type="float">
            <text:p>24.6645</text:p>
          </table:table-cell>
          <table:table-cell office:value-type="float" office:value="0.8614" calcext:value-type="float">
            <text:p>0.8614</text:p>
          </table:table-cell>
          <table:table-cell office:value-type="float" office:value="0.8923" calcext:value-type="float">
            <text:p>0.8923</text:p>
          </table:table-cell>
          <table:table-cell office:value-type="float" office:value="1.1908" calcext:value-type="float">
            <text:p>1.1908</text:p>
          </table:table-cell>
          <table:table-cell office:value-type="float" office:value="1.4471" calcext:value-type="float">
            <text:p>1.4471</text:p>
          </table:table-cell>
          <table:table-cell table:number-columns-repeated="244"/>
        </table:table-row>
        <table:table-row table:style-name="ro1">
          <table:table-cell table:formula="of:=SUM([.I13:.S13])" office:value-type="float" office:value="0.5359" calcext:value-type="float">
            <text:p>0.53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Errera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6" calcext:value-type="float">
            <text:p>6</text:p>
          </table:table-cell>
          <table:table-cell office:value-type="float" office:value="0.1261" calcext:value-type="float">
            <text:p>0.1261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1677" calcext:value-type="float">
            <text:p>0.1677</text:p>
          </table:table-cell>
          <table:table-cell table:number-columns-repeated="244"/>
        </table:table-row>
        <table:table-row table:style-name="ro1">
          <table:table-cell table:formula="of:=SUM([.I14:.S14])" office:value-type="float" office:value="0.3378" calcext:value-type="float">
            <text:p>0.33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Fivex5-gri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4" calcext:value-type="float">
            <text:p>4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1129" calcext:value-type="float">
            <text:p>0.1129</text:p>
          </table:table-cell>
          <table:table-cell table:number-columns-repeated="246"/>
        </table:table-row>
        <table:table-row table:style-name="ro1">
          <table:table-cell table:formula="of:=SUM([.I15:.S15])" office:value-type="float" office:value="5.0375" calcext:value-type="float">
            <text:p>5.03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FlowerSnark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7" calcext:value-type="float">
            <text:p>7</text:p>
          </table:table-cell>
          <table:table-cell office:value-type="float" office:value="0.0962" calcext:value-type="float">
            <text:p>0.0962</text:p>
          </table:table-cell>
          <table:table-cell office:value-type="float" office:value="0.149" calcext:value-type="float">
            <text:p>0.149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096" calcext:value-type="float">
            <text:p>0.096</text:p>
          </table:table-cell>
          <table:table-cell office:value-type="float" office:value="0.2032" calcext:value-type="float">
            <text:p>0.2032</text:p>
          </table:table-cell>
          <table:table-cell office:value-type="float" office:value="4.4354" calcext:value-type="float">
            <text:p>4.4354</text:p>
          </table:table-cell>
          <table:table-cell table:number-columns-repeated="243"/>
        </table:table-row>
        <table:table-row table:style-name="ro1">
          <table:table-cell table:formula="of:=SUM([.I16:.S16])" office:value-type="float" office:value="2.4492" calcext:value-type="float">
            <text:p>2.44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Folkma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7" calcext:value-type="float">
            <text:p>7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1845" calcext:value-type="float">
            <text:p>0.1845</text:p>
          </table:table-cell>
          <table:table-cell office:value-type="float" office:value="1.9117" calcext:value-type="float">
            <text:p>1.9117</text:p>
          </table:table-cell>
          <table:table-cell table:number-columns-repeated="243"/>
        </table:table-row>
        <table:table-row table:style-name="ro1">
          <table:table-cell table:formula="of:=SUM([.I17:.S17])" office:value-type="float" office:value="0.3522" calcext:value-type="float">
            <text:p>0.35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Fourx4-gri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4" calcext:value-type="float">
            <text:p>4</text:p>
          </table:table-cell>
          <table:table-cell office:value-type="float" office:value="0.1295" calcext:value-type="float">
            <text:p>0.1295</text:p>
          </table:table-cell>
          <table:table-cell office:value-type="float" office:value="0.1666" calcext:value-type="float">
            <text:p>0.1666</text:p>
          </table:table-cell>
          <table:table-cell office:value-type="float" office:value="0.0561" calcext:value-type="float">
            <text:p>0.0561</text:p>
          </table:table-cell>
          <table:table-cell table:number-columns-repeated="246"/>
        </table:table-row>
        <table:table-row table:style-name="ro1">
          <table:table-cell table:formula="of:=SUM([.I18:.S18])" office:value-type="float" office:value="0.2826" calcext:value-type="float">
            <text:p>0.28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Frankli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5" calcext:value-type="float">
            <text:p>5</text:p>
          </table:table-cell>
          <table:table-cell office:value-type="float" office:value="0.0683" calcext:value-type="float">
            <text:p>0.0683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771" calcext:value-type="float">
            <text:p>0.0771</text:p>
          </table:table-cell>
          <table:table-cell office:value-type="float" office:value="0.0809" calcext:value-type="float">
            <text:p>0.0809</text:p>
          </table:table-cell>
          <table:table-cell table:number-columns-repeated="245"/>
        </table:table-row>
        <table:table-row table:style-name="ro1">
          <table:table-cell table:formula="of:=SUM([.I19:.S19])" office:value-type="float" office:value="0.3598" calcext:value-type="float">
            <text:p>0.35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Frucht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4" calcext:value-type="float">
            <text:p>4</text:p>
          </table:table-cell>
          <table:table-cell office:value-type="float" office:value="0.1066" calcext:value-type="float">
            <text:p>0.1066</text:p>
          </table:table-cell>
          <table:table-cell office:value-type="float" office:value="0.1556" calcext:value-type="float">
            <text:p>0.1556</text:p>
          </table:table-cell>
          <table:table-cell office:value-type="float" office:value="0.0976" calcext:value-type="float">
            <text:p>0.0976</text:p>
          </table:table-cell>
          <table:table-cell table:number-columns-repeated="246"/>
        </table:table-row>
        <table:table-row table:style-name="ro1">
          <table:table-cell table:formula="of:=SUM([.I20:.S20])" office:value-type="float" office:value="0.4025" calcext:value-type="float">
            <text:p>0.4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Goldn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4" calcext:value-type="float">
            <text:p>4</text:p>
          </table:table-cell>
          <table:table-cell office:value-type="float" office:value="0.1843" calcext:value-type="float">
            <text:p>0.184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292" calcext:value-type="float">
            <text:p>0.1292</text:p>
          </table:table-cell>
          <table:table-cell table:number-columns-repeated="246"/>
        </table:table-row>
        <table:table-row table:style-name="ro1">
          <table:table-cell table:formula="of:=SUM([.I21:.S21])" office:value-type="float" office:value="0.2494" calcext:value-type="float">
            <text:p>0.24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Grotzsch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5" calcext:value-type="float">
            <text:p>5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522" calcext:value-type="float">
            <text:p>0.0522</text:p>
          </table:table-cell>
          <table:table-cell table:number-columns-repeated="245"/>
        </table:table-row>
        <table:table-row table:style-name="ro1">
          <table:table-cell table:formula="of:=SUM([.I22:.S22])" office:value-type="float" office:value="0.3006" calcext:value-type="float">
            <text:p>0.30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Hersche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4" calcext:value-type="float">
            <text:p>4</text:p>
          </table:table-cell>
          <table:table-cell office:value-type="float" office:value="0.076" calcext:value-type="float">
            <text:p>0.076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0928" calcext:value-type="float">
            <text:p>0.0928</text:p>
          </table:table-cell>
          <table:table-cell table:number-columns-repeated="246"/>
        </table:table-row>
        <table:table-row table:style-name="ro1">
          <table:table-cell table:formula="of:=SUM([.I23:.S23])" office:value-type="float" office:value="1.5056" calcext:value-type="float">
            <text:p>1.50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Hoffma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7" calcext:value-type="float">
            <text:p>7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89" calcext:value-type="float">
            <text:p>0.1189</text:p>
          </table:table-cell>
          <table:table-cell office:value-type="float" office:value="0.1307" calcext:value-type="float">
            <text:p>0.1307</text:p>
          </table:table-cell>
          <table:table-cell office:value-type="float" office:value="0.1504" calcext:value-type="float">
            <text:p>0.1504</text:p>
          </table:table-cell>
          <table:table-cell office:value-type="float" office:value="0.927" calcext:value-type="float">
            <text:p>0.927</text:p>
          </table:table-cell>
          <table:table-cell table:number-columns-repeated="243"/>
        </table:table-row>
        <table:table-row table:style-name="ro1">
          <table:table-cell table:formula="of:=SUM([.I24:.S24])" office:value-type="float" office:value="1358.8461" calcext:value-type="float">
            <text:p>1358.84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Holt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glucose</text:p>
          </table:table-cell>
          <table:table-cell table:number-columns-repeated="2"/>
          <table:table-cell office:value-type="float" office:value="0.0937" calcext:value-type="float">
            <text:p>0.0937</text:p>
          </table:table-cell>
          <table:table-cell office:value-type="float" office:value="0.1168" calcext:value-type="float">
            <text:p>0.1168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2751" calcext:value-type="float">
            <text:p>0.2751</text:p>
          </table:table-cell>
          <table:table-cell office:value-type="float" office:value="0.7507" calcext:value-type="float">
            <text:p>0.7507</text:p>
          </table:table-cell>
          <table:table-cell office:value-type="float" office:value="1.8899" calcext:value-type="float">
            <text:p>1.8899</text:p>
          </table:table-cell>
          <table:table-cell office:value-type="float" office:value="52.6765" calcext:value-type="float">
            <text:p>52.6765</text:p>
          </table:table-cell>
          <table:table-cell office:value-type="float" office:value="302.8571" calcext:value-type="float">
            <text:p>302.8571</text:p>
          </table:table-cell>
          <table:table-cell office:value-type="float" office:value="1000.0358" calcext:value-type="float">
            <text:p>1000.0358</text:p>
          </table:table-cell>
          <table:table-cell table:number-columns-repeated="239"/>
        </table:table-row>
        <table:table-row table:style-name="ro1">
          <table:table-cell table:formula="of:=SUM([.I25:.S25])" office:value-type="float" office:value="1.1336" calcext:value-type="float">
            <text:p>1.13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Kittel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7" calcext:value-type="float">
            <text:p>7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1409" calcext:value-type="float">
            <text:p>0.1409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4968" calcext:value-type="float">
            <text:p>0.4968</text:p>
          </table:table-cell>
          <table:table-cell table:number-columns-repeated="243"/>
        </table:table-row>
        <table:table-row table:style-name="ro1">
          <table:table-cell table:formula="of:=SUM([.I26:.S26])" office:value-type="float" office:value="37.0669" calcext:value-type="float">
            <text:p>37.06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McGee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8" calcext:value-type="float">
            <text:p>8</text:p>
          </table:table-cell>
          <table:table-cell office:value-type="float" office:value="0.0872" calcext:value-type="float">
            <text:p>0.0872</text:p>
          </table:table-cell>
          <table:table-cell office:value-type="float" office:value="0.1187" calcext:value-type="float">
            <text:p>0.1187</text:p>
          </table:table-cell>
          <table:table-cell office:value-type="float" office:value="0.1165" calcext:value-type="float">
            <text:p>0.1165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2786" calcext:value-type="float">
            <text:p>0.2786</text:p>
          </table:table-cell>
          <table:table-cell office:value-type="float" office:value="2.4595" calcext:value-type="float">
            <text:p>2.4595</text:p>
          </table:table-cell>
          <table:table-cell office:value-type="float" office:value="33.84" calcext:value-type="float">
            <text:p>33.84</text:p>
          </table:table-cell>
          <table:table-cell table:number-columns-repeated="242"/>
        </table:table-row>
        <table:table-row table:style-name="ro1">
          <table:table-cell table:formula="of:=SUM([.I27:.S27])" office:value-type="float" office:value="0.1059" calcext:value-type="float">
            <text:p>0.10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Mos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3" calcext:value-type="float">
            <text:p>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804" calcext:value-type="float">
            <text:p>0.0804</text:p>
          </table:table-cell>
          <table:table-cell table:number-columns-repeated="247"/>
        </table:table-row>
        <table:table-row table:style-name="ro1">
          <table:table-cell table:formula="of:=SUM([.I28:.S28])" office:value-type="float" office:value="78.5201" calcext:value-type="float">
            <text:p>78.5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Nauru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8" calcext:value-type="float">
            <text:p>8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1373" calcext:value-type="float">
            <text:p>0.1373</text:p>
          </table:table-cell>
          <table:table-cell office:value-type="float" office:value="0.0966" calcext:value-type="float">
            <text:p>0.0966</text:p>
          </table:table-cell>
          <table:table-cell office:value-type="float" office:value="0.1295" calcext:value-type="float">
            <text:p>0.1295</text:p>
          </table:table-cell>
          <table:table-cell office:value-type="float" office:value="0.1778" calcext:value-type="float">
            <text:p>0.1778</text:p>
          </table:table-cell>
          <table:table-cell office:value-type="float" office:value="2.4703" calcext:value-type="float">
            <text:p>2.4703</text:p>
          </table:table-cell>
          <table:table-cell office:value-type="float" office:value="75.43" calcext:value-type="float">
            <text:p>75.43</text:p>
          </table:table-cell>
          <table:table-cell table:number-columns-repeated="242"/>
        </table:table-row>
        <table:table-row table:style-name="ro1">
          <table:table-cell table:formula="of:=SUM([.I29:.S29])" office:value-type="float" office:value="1.079" calcext:value-type="float">
            <text:p>1.0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Paley13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8" calcext:value-type="float">
            <text:p>8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0746" calcext:value-type="float">
            <text:p>0.0746</text:p>
          </table:table-cell>
          <table:table-cell office:value-type="float" office:value="0.0951" calcext:value-type="float">
            <text:p>0.0951</text:p>
          </table:table-cell>
          <table:table-cell office:value-type="float" office:value="0.0927" calcext:value-type="float">
            <text:p>0.0927</text:p>
          </table:table-cell>
          <table:table-cell office:value-type="float" office:value="0.1254" calcext:value-type="float">
            <text:p>0.1254</text:p>
          </table:table-cell>
          <table:table-cell office:value-type="float" office:value="0.5485" calcext:value-type="float">
            <text:p>0.5485</text:p>
          </table:table-cell>
          <table:table-cell table:number-columns-repeated="242"/>
        </table:table-row>
        <table:table-row table:style-name="ro1">
          <table:table-cell table:formula="of:=SUM([.I30:.S30])" office:value-type="float" office:value="244.3831" calcext:value-type="float">
            <text:p>244.38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Paley17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12" calcext:value-type="float">
            <text:p>12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0828" calcext:value-type="float">
            <text:p>0.0828</text:p>
          </table:table-cell>
          <table:table-cell office:value-type="float" office:value="0.1201" calcext:value-type="float">
            <text:p>0.1201</text:p>
          </table:table-cell>
          <table:table-cell office:value-type="float" office:value="0.0643" calcext:value-type="float">
            <text:p>0.0643</text:p>
          </table:table-cell>
          <table:table-cell office:value-type="float" office:value="0.0983" calcext:value-type="float">
            <text:p>0.0983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7299" calcext:value-type="float">
            <text:p>0.7299</text:p>
          </table:table-cell>
          <table:table-cell office:value-type="float" office:value="5.8242" calcext:value-type="float">
            <text:p>5.8242</text:p>
          </table:table-cell>
          <table:table-cell office:value-type="float" office:value="17.7097" calcext:value-type="float">
            <text:p>17.7097</text:p>
          </table:table-cell>
          <table:table-cell office:value-type="float" office:value="219.4498" calcext:value-type="float">
            <text:p>219.4498</text:p>
          </table:table-cell>
          <table:table-cell table:number-columns-repeated="238"/>
        </table:table-row>
        <table:table-row table:style-name="ro1">
          <table:table-cell table:formula="of:=SUM([.I31:.S31])" office:value-type="float" office:value="8.2854" calcext:value-type="float">
            <text:p>8.28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Pappus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7" calcext:value-type="float">
            <text:p>7</text:p>
          </table:table-cell>
          <table:table-cell office:value-type="float" office:value="0.263" calcext:value-type="float">
            <text:p>0.263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1927" calcext:value-type="float">
            <text:p>0.1927</text:p>
          </table:table-cell>
          <table:table-cell office:value-type="float" office:value="7.5007" calcext:value-type="float">
            <text:p>7.5007</text:p>
          </table:table-cell>
          <table:table-cell table:number-columns-repeated="243"/>
        </table:table-row>
        <table:table-row table:style-name="ro1">
          <table:table-cell table:formula="of:=SUM([.I32:.S32])" office:value-type="float" office:value="0.3406" calcext:value-type="float">
            <text:p>0.34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Peterse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5" calcext:value-type="float">
            <text:p>5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1178" calcext:value-type="float">
            <text:p>0.1178</text:p>
          </table:table-cell>
          <table:table-cell table:number-columns-repeated="245"/>
        </table:table-row>
        <table:table-row table:style-name="ro1">
          <table:table-cell table:formula="of:=SUM([.I33:.S33])" office:value-type="float" office:value="0.2517" calcext:value-type="float">
            <text:p>0.25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Pmi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4" calcext:value-type="float">
            <text:p>4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0631" calcext:value-type="float">
            <text:p>0.0631</text:p>
          </table:table-cell>
          <table:table-cell table:number-columns-repeated="246"/>
        </table:table-row>
        <table:table-row table:style-name="ro1">
          <table:table-cell table:formula="of:=SUM([.I34:.S34])" office:value-type="float" office:value="0.4438" calcext:value-type="float">
            <text:p>0.44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Poussi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6" calcext:value-type="float">
            <text:p>6</text:p>
          </table:table-cell>
          <table:table-cell office:value-type="float" office:value="0.0846" calcext:value-type="float">
            <text:p>0.0846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0673" calcext:value-type="float">
            <text:p>0.0673</text:p>
          </table:table-cell>
          <table:table-cell office:value-type="float" office:value="0.0731" calcext:value-type="float">
            <text:p>0.0731</text:p>
          </table:table-cell>
          <table:table-cell office:value-type="float" office:value="0.1297" calcext:value-type="float">
            <text:p>0.1297</text:p>
          </table:table-cell>
          <table:table-cell table:number-columns-repeated="244"/>
        </table:table-row>
        <table:table-row table:style-name="ro1">
          <table:table-cell table:formula="of:=SUM([.I35:.S35])" office:value-type="float" office:value="0.0987" calcext:value-type="float">
            <text:p>0.0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Prism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3" calcext:value-type="float">
            <text:p>3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601" calcext:value-type="float">
            <text:p>0.0601</text:p>
          </table:table-cell>
          <table:table-cell table:number-columns-repeated="247"/>
        </table:table-row>
        <table:table-row table:style-name="ro1">
          <table:table-cell table:formula="of:=SUM([.I36:.S36])" office:value-type="float" office:value="3.5075" calcext:value-type="float">
            <text:p>3.50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Robertso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8" calcext:value-type="float">
            <text:p>8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0948" calcext:value-type="float">
            <text:p>0.0948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88" calcext:value-type="float">
            <text:p>0.0888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4391" calcext:value-type="float">
            <text:p>0.4391</text:p>
          </table:table-cell>
          <table:table-cell office:value-type="float" office:value="2.5661" calcext:value-type="float">
            <text:p>2.5661</text:p>
          </table:table-cell>
          <table:table-cell table:number-columns-repeated="242"/>
        </table:table-row>
        <table:table-row table:style-name="ro1">
          <table:table-cell table:formula="of:=SUM([.I37:.S37])" office:value-type="float" office:value="10.1222" calcext:value-type="float">
            <text:p>10.12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Shrikhande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9" calcext:value-type="float">
            <text:p>9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103" calcext:value-type="float">
            <text:p>0.103</text:p>
          </table:table-cell>
          <table:table-cell office:value-type="float" office:value="1.0693" calcext:value-type="float">
            <text:p>1.0693</text:p>
          </table:table-cell>
          <table:table-cell office:value-type="float" office:value="8.5288" calcext:value-type="float">
            <text:p>8.5288</text:p>
          </table:table-cell>
          <table:table-cell table:number-columns-repeated="241"/>
        </table:table-row>
        <table:table-row table:style-name="ro1">
          <table:table-cell table:formula="of:=SUM([.I38:.S38])" office:value-type="float" office:value="0.3674" calcext:value-type="float">
            <text:p>0.36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Sousseli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5" calcext:value-type="float">
            <text:p>5</text:p>
          </table:table-cell>
          <table:table-cell office:value-type="float" office:value="0.0838" calcext:value-type="float">
            <text:p>0.0838</text:p>
          </table:table-cell>
          <table:table-cell office:value-type="float" office:value="0.1077" calcext:value-type="float">
            <text:p>0.1077</text:p>
          </table:table-cell>
          <table:table-cell office:value-type="float" office:value="0.0877" calcext:value-type="float">
            <text:p>0.0877</text:p>
          </table:table-cell>
          <table:table-cell office:value-type="float" office:value="0.0882" calcext:value-type="float">
            <text:p>0.0882</text:p>
          </table:table-cell>
          <table:table-cell table:number-columns-repeated="245"/>
        </table:table-row>
        <table:table-row table:style-name="ro1">
          <table:table-cell table:formula="of:=SUM([.I39:.S39])" office:value-type="float" office:value="0.1511" calcext:value-type="float">
            <text:p>0.15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Threex3-gri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3" calcext:value-type="float">
            <text:p>3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1113" calcext:value-type="float">
            <text:p>0.1113</text:p>
          </table:table-cell>
          <table:table-cell table:number-columns-repeated="247"/>
        </table:table-row>
        <table:table-row table:style-name="ro1">
          <table:table-cell table:formula="of:=SUM([.I40:.S40])" office:value-type="float" office:value="0.2966" calcext:value-type="float">
            <text:p>0.29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Tietze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5" calcext:value-type="float">
            <text:p>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1031" calcext:value-type="float">
            <text:p>0.1031</text:p>
          </table:table-cell>
          <table:table-cell table:number-columns-repeated="245"/>
        </table:table-row>
        <table:table-row table:style-name="ro1">
          <table:table-cell table:formula="of:=SUM([.I41:.S41])" office:value-type="float" office:value="0.1354" calcext:value-type="float">
            <text:p>0.13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Wagn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4" calcext:value-type="float">
            <text:p>4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347" calcext:value-type="float">
            <text:p>0.0347</text:p>
          </table:table-cell>
          <table:table-cell table:number-columns-repeated="246"/>
        </table:table-row>
        <table:table-row table:style-name="ro1">
          <table:table-cell table:formula="of:=SUM([.I42:.S42])" office:value-type="float" office:value="11.724" calcext:value-type="float">
            <text:p>11.7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Watsi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glucose</text:p>
          </table:table-cell>
          <table:table-cell office:value-type="float" office:value="7" calcext:value-type="float">
            <text:p>7</text:p>
          </table:table-cell>
          <table:table-cell office:value-type="float" office:value="1.2967" calcext:value-type="float">
            <text:p>1.2967</text:p>
          </table:table-cell>
          <table:table-cell office:value-type="float" office:value="0.2328" calcext:value-type="float">
            <text:p>0.2328</text:p>
          </table:table-cell>
          <table:table-cell office:value-type="float" office:value="0.2139" calcext:value-type="float">
            <text:p>0.2139</text:p>
          </table:table-cell>
          <table:table-cell office:value-type="float" office:value="0.4681" calcext:value-type="float">
            <text:p>0.4681</text:p>
          </table:table-cell>
          <table:table-cell office:value-type="float" office:value="0.9313" calcext:value-type="float">
            <text:p>0.9313</text:p>
          </table:table-cell>
          <table:table-cell office:value-type="float" office:value="8.5812" calcext:value-type="float">
            <text:p>8.5812</text:p>
          </table:table-cell>
          <table:table-cell table:number-columns-repeated="243"/>
        </table:table-row>
        <table:table-row table:style-name="ro1">
          <table:table-cell table:formula="of:=SUM([.I43:.S43])" office:value-type="float" office:value="1430.4085" calcext:value-type="float">
            <text:p>1430.40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B10Cage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apleCOMSPS</text:p>
          </table:table-cell>
          <table:table-cell table:number-columns-repeated="2"/>
          <table:table-cell office:value-type="float" office:value="0.6643" calcext:value-type="float">
            <text:p>0.6643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8845" calcext:value-type="float">
            <text:p>0.8845</text:p>
          </table:table-cell>
          <table:table-cell office:value-type="float" office:value="1.5505" calcext:value-type="float">
            <text:p>1.5505</text:p>
          </table:table-cell>
          <table:table-cell office:value-type="float" office:value="3.1491" calcext:value-type="float">
            <text:p>3.1491</text:p>
          </table:table-cell>
          <table:table-cell office:value-type="float" office:value="26.061" calcext:value-type="float">
            <text:p>26.061</text:p>
          </table:table-cell>
          <table:table-cell office:value-type="float" office:value="61.0454" calcext:value-type="float">
            <text:p>61.0454</text:p>
          </table:table-cell>
          <table:table-cell office:value-type="float" office:value="336.355" calcext:value-type="float">
            <text:p>336.355</text:p>
          </table:table-cell>
          <table:table-cell office:value-type="float" office:value="1000.0341" calcext:value-type="float">
            <text:p>1000.0341</text:p>
          </table:table-cell>
          <table:table-cell table:number-columns-repeated="239"/>
        </table:table-row>
        <table:table-row table:style-name="ro1">
          <table:table-cell table:formula="of:=SUM([.I44:.S44])" office:value-type="float" office:value="6.8241" calcext:value-type="float">
            <text:p>6.82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Brinkman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8" calcext:value-type="float">
            <text:p>8</text:p>
          </table:table-cell>
          <table:table-cell office:value-type="float" office:value="0.3324" calcext:value-type="float">
            <text:p>0.3324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0682" calcext:value-type="float">
            <text:p>0.0682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1283" calcext:value-type="float">
            <text:p>0.1283</text:p>
          </table:table-cell>
          <table:table-cell office:value-type="float" office:value="0.369" calcext:value-type="float">
            <text:p>0.369</text:p>
          </table:table-cell>
          <table:table-cell office:value-type="float" office:value="5.7623" calcext:value-type="float">
            <text:p>5.7623</text:p>
          </table:table-cell>
          <table:table-cell table:number-columns-repeated="242"/>
        </table:table-row>
        <table:table-row table:style-name="ro1">
          <table:table-cell table:formula="of:=SUM([.I45:.S45])" office:value-type="float" office:value="0.0578" calcext:value-type="float">
            <text:p>0.05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Bul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2" calcext:value-type="float">
            <text:p>2</text:p>
          </table:table-cell>
          <table:table-cell office:value-type="float" office:value="0.0578" calcext:value-type="float">
            <text:p>0.0578</text:p>
          </table:table-cell>
          <table:table-cell table:number-columns-repeated="248"/>
        </table:table-row>
        <table:table-row table:style-name="ro1">
          <table:table-cell table:formula="of:=SUM([.I46:.S46])" office:value-type="float" office:value="0.0773" calcext:value-type="float">
            <text:p>0.07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Butterfly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2" calcext:value-type="float">
            <text:p>2</text:p>
          </table:table-cell>
          <table:table-cell office:value-type="float" office:value="0.0773" calcext:value-type="float">
            <text:p>0.0773</text:p>
          </table:table-cell>
          <table:table-cell table:number-columns-repeated="248"/>
        </table:table-row>
        <table:table-row table:style-name="ro1">
          <table:table-cell table:formula="of:=SUM([.I47:.S47])" office:value-type="float" office:value="0.3238" calcext:value-type="float">
            <text:p>0.32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Chvata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6" calcext:value-type="float">
            <text:p>6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1314" calcext:value-type="float">
            <text:p>0.1314</text:p>
          </table:table-cell>
          <table:table-cell table:number-columns-repeated="244"/>
        </table:table-row>
        <table:table-row table:style-name="ro1">
          <table:table-cell table:formula="of:=SUM([.I48:.S48])" office:value-type="float" office:value="15.7188" calcext:value-type="float">
            <text:p>15.71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Clebsch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9" calcext:value-type="float">
            <text:p>9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726" calcext:value-type="float">
            <text:p>0.0726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1734" calcext:value-type="float">
            <text:p>0.1734</text:p>
          </table:table-cell>
          <table:table-cell office:value-type="float" office:value="1.4188" calcext:value-type="float">
            <text:p>1.4188</text:p>
          </table:table-cell>
          <table:table-cell office:value-type="float" office:value="13.7914" calcext:value-type="float">
            <text:p>13.7914</text:p>
          </table:table-cell>
          <table:table-cell table:number-columns-repeated="241"/>
        </table:table-row>
        <table:table-row table:style-name="ro1">
          <table:table-cell table:formula="of:=SUM([.I49:.S49])" office:value-type="float" office:value="8.1309" calcext:value-type="float">
            <text:p>8.13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Desargues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7" calcext:value-type="float">
            <text:p>7</text:p>
          </table:table-cell>
          <table:table-cell office:value-type="float" office:value="0.0934" calcext:value-type="float">
            <text:p>0.0934</text:p>
          </table:table-cell>
          <table:table-cell office:value-type="float" office:value="0.098" calcext:value-type="float">
            <text:p>0.098</text:p>
          </table:table-cell>
          <table:table-cell office:value-type="float" office:value="0.0697" calcext:value-type="float">
            <text:p>0.0697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3405" calcext:value-type="float">
            <text:p>0.3405</text:p>
          </table:table-cell>
          <table:table-cell office:value-type="float" office:value="7.4254" calcext:value-type="float">
            <text:p>7.4254</text:p>
          </table:table-cell>
          <table:table-cell table:number-columns-repeated="243"/>
        </table:table-row>
        <table:table-row table:style-name="ro1">
          <table:table-cell table:formula="of:=SUM([.I50:.S50])" office:value-type="float" office:value="0.0513" calcext:value-type="float">
            <text:p>0.05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Diamon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2" calcext:value-type="float">
            <text:p>2</text:p>
          </table:table-cell>
          <table:table-cell office:value-type="float" office:value="0.0513" calcext:value-type="float">
            <text:p>0.0513</text:p>
          </table:table-cell>
          <table:table-cell table:number-columns-repeated="248"/>
        </table:table-row>
        <table:table-row table:style-name="ro1">
          <table:table-cell table:formula="of:=SUM([.I51:.S51])" office:value-type="float" office:value="1.5442" calcext:value-type="float">
            <text:p>1.54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Dodecahedro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6" calcext:value-type="float">
            <text:p>6</text:p>
          </table:table-cell>
          <table:table-cell office:value-type="float" office:value="0.0735" calcext:value-type="float">
            <text:p>0.0735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1432" calcext:value-type="float">
            <text:p>0.1432</text:p>
          </table:table-cell>
          <table:table-cell office:value-type="float" office:value="1.1104" calcext:value-type="float">
            <text:p>1.1104</text:p>
          </table:table-cell>
          <table:table-cell table:number-columns-repeated="244"/>
        </table:table-row>
        <table:table-row table:style-name="ro1">
          <table:table-cell table:formula="of:=SUM([.I52:.S52])" office:value-type="float" office:value="0.1624" calcext:value-type="float">
            <text:p>0.16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Dur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4" calcext:value-type="float">
            <text:p>4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0344" calcext:value-type="float">
            <text:p>0.0344</text:p>
          </table:table-cell>
          <table:table-cell table:number-columns-repeated="246"/>
        </table:table-row>
        <table:table-row table:style-name="ro1">
          <table:table-cell table:formula="of:=SUM([.I53:.S53])" office:value-type="float" office:value="24.1398" calcext:value-type="float">
            <text:p>24.13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Ellingham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6" calcext:value-type="float">
            <text:p>6</text:p>
          </table:table-cell>
          <table:table-cell office:value-type="float" office:value="13.4802" calcext:value-type="float">
            <text:p>13.4802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9175" calcext:value-type="float">
            <text:p>0.9175</text:p>
          </table:table-cell>
          <table:table-cell office:value-type="float" office:value="1.3155" calcext:value-type="float">
            <text:p>1.3155</text:p>
          </table:table-cell>
          <table:table-cell office:value-type="float" office:value="7.5968" calcext:value-type="float">
            <text:p>7.5968</text:p>
          </table:table-cell>
          <table:table-cell table:number-columns-repeated="244"/>
        </table:table-row>
        <table:table-row table:style-name="ro1">
          <table:table-cell table:formula="of:=SUM([.I54:.S54])" office:value-type="float" office:value="0.524" calcext:value-type="float">
            <text:p>0.5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Errera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6" calcext:value-type="float">
            <text:p>6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1127" calcext:value-type="float">
            <text:p>0.1127</text:p>
          </table:table-cell>
          <table:table-cell office:value-type="float" office:value="0.0868" calcext:value-type="float">
            <text:p>0.0868</text:p>
          </table:table-cell>
          <table:table-cell office:value-type="float" office:value="0.1155" calcext:value-type="float">
            <text:p>0.1155</text:p>
          </table:table-cell>
          <table:table-cell table:number-columns-repeated="244"/>
        </table:table-row>
        <table:table-row table:style-name="ro1">
          <table:table-cell table:formula="of:=SUM([.I55:.S55])" office:value-type="float" office:value="0.2703" calcext:value-type="float">
            <text:p>0.27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Fivex5-gri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4" calcext:value-type="float">
            <text:p>4</text:p>
          </table:table-cell>
          <table:table-cell office:value-type="float" office:value="0.0966" calcext:value-type="float">
            <text:p>0.0966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1025" calcext:value-type="float">
            <text:p>0.1025</text:p>
          </table:table-cell>
          <table:table-cell table:number-columns-repeated="246"/>
        </table:table-row>
        <table:table-row table:style-name="ro1">
          <table:table-cell table:formula="of:=SUM([.I56:.S56])" office:value-type="float" office:value="8.2717" calcext:value-type="float">
            <text:p>8.27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FlowerSnark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7" calcext:value-type="float">
            <text:p>7</text:p>
          </table:table-cell>
          <table:table-cell office:value-type="float" office:value="0.0683" calcext:value-type="float">
            <text:p>0.0683</text:p>
          </table:table-cell>
          <table:table-cell office:value-type="float" office:value="0.0613" calcext:value-type="float">
            <text:p>0.0613</text:p>
          </table:table-cell>
          <table:table-cell office:value-type="float" office:value="0.0603" calcext:value-type="float">
            <text:p>0.0603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3289" calcext:value-type="float">
            <text:p>0.3289</text:p>
          </table:table-cell>
          <table:table-cell office:value-type="float" office:value="7.6343" calcext:value-type="float">
            <text:p>7.6343</text:p>
          </table:table-cell>
          <table:table-cell table:number-columns-repeated="243"/>
        </table:table-row>
        <table:table-row table:style-name="ro1">
          <table:table-cell table:formula="of:=SUM([.I57:.S57])" office:value-type="float" office:value="2.4605" calcext:value-type="float">
            <text:p>2.46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Folkma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7" calcext:value-type="float">
            <text:p>7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0804" calcext:value-type="float">
            <text:p>0.0804</text:p>
          </table:table-cell>
          <table:table-cell office:value-type="float" office:value="0.1679" calcext:value-type="float">
            <text:p>0.1679</text:p>
          </table:table-cell>
          <table:table-cell office:value-type="float" office:value="1.9948" calcext:value-type="float">
            <text:p>1.9948</text:p>
          </table:table-cell>
          <table:table-cell table:number-columns-repeated="243"/>
        </table:table-row>
        <table:table-row table:style-name="ro1">
          <table:table-cell table:formula="of:=SUM([.I58:.S58])" office:value-type="float" office:value="0.166" calcext:value-type="float">
            <text:p>0.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Fourx4-gri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4" calcext:value-type="float">
            <text:p>4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591" calcext:value-type="float">
            <text:p>0.0591</text:p>
          </table:table-cell>
          <table:table-cell table:number-columns-repeated="246"/>
        </table:table-row>
        <table:table-row table:style-name="ro1">
          <table:table-cell table:formula="of:=SUM([.I59:.S59])" office:value-type="float" office:value="0.3572" calcext:value-type="float">
            <text:p>0.35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Frankli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5" calcext:value-type="float">
            <text:p>5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0682" calcext:value-type="float">
            <text:p>0.0682</text:p>
          </table:table-cell>
          <table:table-cell office:value-type="float" office:value="0.0817" calcext:value-type="float">
            <text:p>0.0817</text:p>
          </table:table-cell>
          <table:table-cell office:value-type="float" office:value="0.1385" calcext:value-type="float">
            <text:p>0.1385</text:p>
          </table:table-cell>
          <table:table-cell table:number-columns-repeated="245"/>
        </table:table-row>
        <table:table-row table:style-name="ro1">
          <table:table-cell table:formula="of:=SUM([.I60:.S60])" office:value-type="float" office:value="0.2737" calcext:value-type="float">
            <text:p>0.27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Frucht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4" calcext:value-type="float">
            <text:p>4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033" calcext:value-type="float">
            <text:p>0.033</text:p>
          </table:table-cell>
          <table:table-cell office:value-type="float" office:value="0.1129" calcext:value-type="float">
            <text:p>0.1129</text:p>
          </table:table-cell>
          <table:table-cell table:number-columns-repeated="246"/>
        </table:table-row>
        <table:table-row table:style-name="ro1">
          <table:table-cell table:formula="of:=SUM([.I61:.S61])" office:value-type="float" office:value="0.2944" calcext:value-type="float">
            <text:p>0.2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Goldn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4" calcext:value-type="float">
            <text:p>4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154" calcext:value-type="float">
            <text:p>0.154</text:p>
          </table:table-cell>
          <table:table-cell office:value-type="float" office:value="0.0561" calcext:value-type="float">
            <text:p>0.0561</text:p>
          </table:table-cell>
          <table:table-cell table:number-columns-repeated="246"/>
        </table:table-row>
        <table:table-row table:style-name="ro1">
          <table:table-cell table:formula="of:=SUM([.I62:.S62])" office:value-type="float" office:value="0.3745" calcext:value-type="float">
            <text:p>0.37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Grotzsch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5" calcext:value-type="float">
            <text:p>5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1196" calcext:value-type="float">
            <text:p>0.1196</text:p>
          </table:table-cell>
          <table:table-cell table:number-columns-repeated="245"/>
        </table:table-row>
        <table:table-row table:style-name="ro1">
          <table:table-cell table:formula="of:=SUM([.I63:.S63])" office:value-type="float" office:value="0.2642" calcext:value-type="float">
            <text:p>0.26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Hersche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4" calcext:value-type="float">
            <text:p>4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623" calcext:value-type="float">
            <text:p>0.0623</text:p>
          </table:table-cell>
          <table:table-cell table:number-columns-repeated="246"/>
        </table:table-row>
        <table:table-row table:style-name="ro1">
          <table:table-cell table:formula="of:=SUM([.I64:.S64])" office:value-type="float" office:value="3.5582" calcext:value-type="float">
            <text:p>3.55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Hoffma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7" calcext:value-type="float">
            <text:p>7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1023" calcext:value-type="float">
            <text:p>0.1023</text:p>
          </table:table-cell>
          <table:table-cell office:value-type="float" office:value="0.1276" calcext:value-type="float">
            <text:p>0.1276</text:p>
          </table:table-cell>
          <table:table-cell office:value-type="float" office:value="0.2126" calcext:value-type="float">
            <text:p>0.2126</text:p>
          </table:table-cell>
          <table:table-cell office:value-type="float" office:value="2.8941" calcext:value-type="float">
            <text:p>2.8941</text:p>
          </table:table-cell>
          <table:table-cell table:number-columns-repeated="243"/>
        </table:table-row>
        <table:table-row table:style-name="ro1">
          <table:table-cell table:formula="of:=SUM([.I65:.S65])" office:value-type="float" office:value="1165.4518" calcext:value-type="float">
            <text:p>1165.45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Holt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apleCOMSPS</text:p>
          </table:table-cell>
          <table:table-cell table:number-columns-repeated="2"/>
          <table:table-cell office:value-type="float" office:value="0.1119" calcext:value-type="float">
            <text:p>0.1119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1264" calcext:value-type="float">
            <text:p>0.1264</text:p>
          </table:table-cell>
          <table:table-cell office:value-type="float" office:value="0.236" calcext:value-type="float">
            <text:p>0.236</text:p>
          </table:table-cell>
          <table:table-cell office:value-type="float" office:value="0.6003" calcext:value-type="float">
            <text:p>0.6003</text:p>
          </table:table-cell>
          <table:table-cell office:value-type="float" office:value="4.4472" calcext:value-type="float">
            <text:p>4.4472</text:p>
          </table:table-cell>
          <table:table-cell office:value-type="float" office:value="29.2223" calcext:value-type="float">
            <text:p>29.2223</text:p>
          </table:table-cell>
          <table:table-cell office:value-type="float" office:value="130.508" calcext:value-type="float">
            <text:p>130.508</text:p>
          </table:table-cell>
          <table:table-cell office:value-type="float" office:value="1000.0356" calcext:value-type="float">
            <text:p>1000.0356</text:p>
          </table:table-cell>
          <table:table-cell table:number-columns-repeated="239"/>
        </table:table-row>
        <table:table-row table:style-name="ro1">
          <table:table-cell table:formula="of:=SUM([.I66:.S66])" office:value-type="float" office:value="1.76" calcext:value-type="float">
            <text:p>1.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Kittel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7" calcext:value-type="float">
            <text:p>7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138" calcext:value-type="float">
            <text:p>0.138</text:p>
          </table:table-cell>
          <table:table-cell office:value-type="float" office:value="0.0973" calcext:value-type="float">
            <text:p>0.0973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1957" calcext:value-type="float">
            <text:p>0.1957</text:p>
          </table:table-cell>
          <table:table-cell office:value-type="float" office:value="1.147" calcext:value-type="float">
            <text:p>1.147</text:p>
          </table:table-cell>
          <table:table-cell table:number-columns-repeated="243"/>
        </table:table-row>
        <table:table-row table:style-name="ro1">
          <table:table-cell table:formula="of:=SUM([.I67:.S67])" office:value-type="float" office:value="31.6209" calcext:value-type="float">
            <text:p>31.62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McGee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8" calcext:value-type="float">
            <text:p>8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2469" calcext:value-type="float">
            <text:p>0.2469</text:p>
          </table:table-cell>
          <table:table-cell office:value-type="float" office:value="2.2665" calcext:value-type="float">
            <text:p>2.2665</text:p>
          </table:table-cell>
          <table:table-cell office:value-type="float" office:value="28.6211" calcext:value-type="float">
            <text:p>28.6211</text:p>
          </table:table-cell>
          <table:table-cell table:number-columns-repeated="242"/>
        </table:table-row>
        <table:table-row table:style-name="ro1">
          <table:table-cell table:formula="of:=SUM([.I68:.S68])" office:value-type="float" office:value="0.1782" calcext:value-type="float">
            <text:p>0.17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Mos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3" calcext:value-type="float">
            <text:p>3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0618" calcext:value-type="float">
            <text:p>0.0618</text:p>
          </table:table-cell>
          <table:table-cell table:number-columns-repeated="247"/>
        </table:table-row>
        <table:table-row table:style-name="ro1">
          <table:table-cell table:formula="of:=SUM([.I69:.S69])"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Nauru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8" calcext:value-type="float">
            <text:p>8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1444" calcext:value-type="float">
            <text:p>0.1444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1878" calcext:value-type="float">
            <text:p>0.1878</text:p>
          </table:table-cell>
          <table:table-cell office:value-type="float" office:value="0.3491" calcext:value-type="float">
            <text:p>0.3491</text:p>
          </table:table-cell>
          <table:table-cell office:value-type="float" office:value="3.7627" calcext:value-type="float">
            <text:p>3.7627</text:p>
          </table:table-cell>
          <table:table-cell office:value-type="float" office:value="49.2919" calcext:value-type="float">
            <text:p>49.2919</text:p>
          </table:table-cell>
          <table:table-cell table:number-columns-repeated="242"/>
        </table:table-row>
        <table:table-row table:style-name="ro1">
          <table:table-cell table:formula="of:=SUM([.I70:.S70])" office:value-type="float" office:value="1.0471" calcext:value-type="float">
            <text:p>1.04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Paley13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8" calcext:value-type="float">
            <text:p>8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2" calcext:value-type="float">
            <text:p>0.102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1159" calcext:value-type="float">
            <text:p>0.1159</text:p>
          </table:table-cell>
          <table:table-cell office:value-type="float" office:value="0.5351" calcext:value-type="float">
            <text:p>0.5351</text:p>
          </table:table-cell>
          <table:table-cell table:number-columns-repeated="242"/>
        </table:table-row>
        <table:table-row table:style-name="ro1">
          <table:table-cell table:formula="of:=SUM([.I71:.S71])" office:value-type="float" office:value="102.8098" calcext:value-type="float">
            <text:p>102.80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Paley17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12" calcext:value-type="float">
            <text:p>12</text:p>
          </table:table-cell>
          <table:table-cell office:value-type="float" office:value="0.0854" calcext:value-type="float">
            <text:p>0.0854</text:p>
          </table:table-cell>
          <table:table-cell office:value-type="float" office:value="0.0673" calcext:value-type="float">
            <text:p>0.0673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142" calcext:value-type="float">
            <text:p>0.142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1617" calcext:value-type="float">
            <text:p>0.1617</text:p>
          </table:table-cell>
          <table:table-cell office:value-type="float" office:value="0.1638" calcext:value-type="float">
            <text:p>0.1638</text:p>
          </table:table-cell>
          <table:table-cell office:value-type="float" office:value="0.9403" calcext:value-type="float">
            <text:p>0.9403</text:p>
          </table:table-cell>
          <table:table-cell office:value-type="float" office:value="6.2457" calcext:value-type="float">
            <text:p>6.2457</text:p>
          </table:table-cell>
          <table:table-cell office:value-type="float" office:value="7.9018" calcext:value-type="float">
            <text:p>7.9018</text:p>
          </table:table-cell>
          <table:table-cell office:value-type="float" office:value="86.9229" calcext:value-type="float">
            <text:p>86.9229</text:p>
          </table:table-cell>
          <table:table-cell table:number-columns-repeated="238"/>
        </table:table-row>
        <table:table-row table:style-name="ro1">
          <table:table-cell table:formula="of:=SUM([.I72:.S72])" office:value-type="float" office:value="5.8338" calcext:value-type="float">
            <text:p>5.83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Pappus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7" calcext:value-type="float">
            <text:p>7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726" calcext:value-type="float">
            <text:p>0.0726</text:p>
          </table:table-cell>
          <table:table-cell office:value-type="float" office:value="0.0839" calcext:value-type="float">
            <text:p>0.0839</text:p>
          </table:table-cell>
          <table:table-cell office:value-type="float" office:value="0.0867" calcext:value-type="float">
            <text:p>0.0867</text:p>
          </table:table-cell>
          <table:table-cell office:value-type="float" office:value="0.3535" calcext:value-type="float">
            <text:p>0.3535</text:p>
          </table:table-cell>
          <table:table-cell office:value-type="float" office:value="5.188" calcext:value-type="float">
            <text:p>5.188</text:p>
          </table:table-cell>
          <table:table-cell table:number-columns-repeated="243"/>
        </table:table-row>
        <table:table-row table:style-name="ro1">
          <table:table-cell table:formula="of:=SUM([.I73:.S73])" office:value-type="float" office:value="0.2967" calcext:value-type="float">
            <text:p>0.29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Peterse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5" calcext:value-type="float">
            <text:p>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84" calcext:value-type="float">
            <text:p>0.0884</text:p>
          </table:table-cell>
          <table:table-cell office:value-type="float" office:value="0.1028" calcext:value-type="float">
            <text:p>0.1028</text:p>
          </table:table-cell>
          <table:table-cell table:number-columns-repeated="245"/>
        </table:table-row>
        <table:table-row table:style-name="ro1">
          <table:table-cell table:formula="of:=SUM([.I74:.S74])" office:value-type="float" office:value="0.1693" calcext:value-type="float">
            <text:p>0.16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Pmi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4" calcext:value-type="float">
            <text:p>4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683" calcext:value-type="float">
            <text:p>0.0683</text:p>
          </table:table-cell>
          <table:table-cell office:value-type="float" office:value="0.0469" calcext:value-type="float">
            <text:p>0.0469</text:p>
          </table:table-cell>
          <table:table-cell table:number-columns-repeated="246"/>
        </table:table-row>
        <table:table-row table:style-name="ro1">
          <table:table-cell table:formula="of:=SUM([.I75:.S75])" office:value-type="float" office:value="0.5392" calcext:value-type="float">
            <text:p>0.53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Poussi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6" calcext:value-type="float">
            <text:p>6</text:p>
          </table:table-cell>
          <table:table-cell office:value-type="float" office:value="0.08" calcext:value-type="float">
            <text:p>0.08</text:p>
          </table:table-cell>
          <table:table-cell office:value-type="float" office:value="0.1231" calcext:value-type="float">
            <text:p>0.1231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0943" calcext:value-type="float">
            <text:p>0.0943</text:p>
          </table:table-cell>
          <table:table-cell table:number-columns-repeated="244"/>
        </table:table-row>
        <table:table-row table:style-name="ro1">
          <table:table-cell table:formula="of:=SUM([.I76:.S76])" office:value-type="float" office:value="0.1512" calcext:value-type="float">
            <text:p>0.15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Prism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3" calcext:value-type="float">
            <text:p>3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1054" calcext:value-type="float">
            <text:p>0.1054</text:p>
          </table:table-cell>
          <table:table-cell table:number-columns-repeated="247"/>
        </table:table-row>
        <table:table-row table:style-name="ro1">
          <table:table-cell table:formula="of:=SUM([.I77:.S77])" office:value-type="float" office:value="2.6666" calcext:value-type="float">
            <text:p>2.66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Robertso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8" calcext:value-type="float">
            <text:p>8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664" calcext:value-type="float">
            <text:p>0.0664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2925" calcext:value-type="float">
            <text:p>0.2925</text:p>
          </table:table-cell>
          <table:table-cell office:value-type="float" office:value="2.0192" calcext:value-type="float">
            <text:p>2.0192</text:p>
          </table:table-cell>
          <table:table-cell table:number-columns-repeated="242"/>
        </table:table-row>
        <table:table-row table:style-name="ro1">
          <table:table-cell table:formula="of:=SUM([.I78:.S78])" office:value-type="float" office:value="6.6354" calcext:value-type="float">
            <text:p>6.63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Shrikhande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9" calcext:value-type="float">
            <text:p>9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992" calcext:value-type="float">
            <text:p>0.0992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731" calcext:value-type="float">
            <text:p>0.0731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94" calcext:value-type="float">
            <text:p>0.094</text:p>
          </table:table-cell>
          <table:table-cell office:value-type="float" office:value="0.8791" calcext:value-type="float">
            <text:p>0.8791</text:p>
          </table:table-cell>
          <table:table-cell office:value-type="float" office:value="5.3311" calcext:value-type="float">
            <text:p>5.3311</text:p>
          </table:table-cell>
          <table:table-cell table:number-columns-repeated="241"/>
        </table:table-row>
        <table:table-row table:style-name="ro1">
          <table:table-cell table:formula="of:=SUM([.I79:.S79])" office:value-type="float" office:value="0.3226" calcext:value-type="float">
            <text:p>0.32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Sousseli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5" calcext:value-type="float">
            <text:p>5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52" calcext:value-type="float">
            <text:p>0.1152</text:p>
          </table:table-cell>
          <table:table-cell table:number-columns-repeated="245"/>
        </table:table-row>
        <table:table-row table:style-name="ro1">
          <table:table-cell table:formula="of:=SUM([.I80:.S80])" office:value-type="float" office:value="0.1585" calcext:value-type="float">
            <text:p>0.15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Threex3-gri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3" calcext:value-type="float">
            <text:p>3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1164" calcext:value-type="float">
            <text:p>0.1164</text:p>
          </table:table-cell>
          <table:table-cell table:number-columns-repeated="247"/>
        </table:table-row>
        <table:table-row table:style-name="ro1">
          <table:table-cell table:formula="of:=SUM([.I81:.S81])" office:value-type="float" office:value="0.2562" calcext:value-type="float">
            <text:p>0.25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Tietze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5" calcext:value-type="float">
            <text:p>5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0697" calcext:value-type="float">
            <text:p>0.0697</text:p>
          </table:table-cell>
          <table:table-cell office:value-type="float" office:value="0.078" calcext:value-type="float">
            <text:p>0.078</text:p>
          </table:table-cell>
          <table:table-cell table:number-columns-repeated="245"/>
        </table:table-row>
        <table:table-row table:style-name="ro1">
          <table:table-cell table:formula="of:=SUM([.I82:.S82])" office:value-type="float" office:value="0.1316" calcext:value-type="float">
            <text:p>0.13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Wagn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4" calcext:value-type="float">
            <text:p>4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511" calcext:value-type="float">
            <text:p>0.0511</text:p>
          </table:table-cell>
          <table:table-cell table:number-columns-repeated="246"/>
        </table:table-row>
        <table:table-row table:style-name="ro1">
          <table:table-cell table:formula="of:=SUM([.I83:.S83])" office:value-type="float" office:value="17.8552" calcext:value-type="float">
            <text:p>17.85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Watsi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apleCOMSPS</text:p>
          </table:table-cell>
          <table:table-cell office:value-type="float" office:value="7" calcext:value-type="float">
            <text:p>7</text:p>
          </table:table-cell>
          <table:table-cell office:value-type="float" office:value="2.7053" calcext:value-type="float">
            <text:p>2.7053</text:p>
          </table:table-cell>
          <table:table-cell office:value-type="float" office:value="0.3243" calcext:value-type="float">
            <text:p>0.3243</text:p>
          </table:table-cell>
          <table:table-cell office:value-type="float" office:value="0.2606" calcext:value-type="float">
            <text:p>0.2606</text:p>
          </table:table-cell>
          <table:table-cell office:value-type="float" office:value="0.3902" calcext:value-type="float">
            <text:p>0.3902</text:p>
          </table:table-cell>
          <table:table-cell office:value-type="float" office:value="1.8677" calcext:value-type="float">
            <text:p>1.8677</text:p>
          </table:table-cell>
          <table:table-cell office:value-type="float" office:value="12.3071" calcext:value-type="float">
            <text:p>12.3071</text:p>
          </table:table-cell>
          <table:table-cell table:number-columns-repeated="243"/>
        </table:table-row>
        <table:table-row table:style-name="ro1">
          <table:table-cell table:formula="of:=SUM([.I84:.S84])" office:value-type="float" office:value="1209.1261" calcext:value-type="float">
            <text:p>1209.12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B10Cage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inisat</text:p>
          </table:table-cell>
          <table:table-cell table:number-columns-repeated="2"/>
          <table:table-cell office:value-type="float" office:value="0.8124" calcext:value-type="float">
            <text:p>0.8124</text:p>
          </table:table-cell>
          <table:table-cell office:value-type="float" office:value="0.7778" calcext:value-type="float">
            <text:p>0.7778</text:p>
          </table:table-cell>
          <table:table-cell office:value-type="float" office:value="1.0453" calcext:value-type="float">
            <text:p>1.0453</text:p>
          </table:table-cell>
          <table:table-cell office:value-type="float" office:value="1.3689" calcext:value-type="float">
            <text:p>1.3689</text:p>
          </table:table-cell>
          <table:table-cell office:value-type="float" office:value="6.1359" calcext:value-type="float">
            <text:p>6.1359</text:p>
          </table:table-cell>
          <table:table-cell office:value-type="float" office:value="36.6785" calcext:value-type="float">
            <text:p>36.6785</text:p>
          </table:table-cell>
          <table:table-cell office:value-type="float" office:value="162.2668" calcext:value-type="float">
            <text:p>162.2668</text:p>
          </table:table-cell>
          <table:table-cell office:value-type="float" office:value="1000.0405" calcext:value-type="float">
            <text:p>1000.0405</text:p>
          </table:table-cell>
          <table:table-cell table:number-columns-repeated="240"/>
        </table:table-row>
        <table:table-row table:style-name="ro1">
          <table:table-cell table:formula="of:=SUM([.I85:.S85])" office:value-type="float" office:value="3.6389" calcext:value-type="float">
            <text:p>3.63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Brinkman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8" calcext:value-type="float">
            <text:p>8</text:p>
          </table:table-cell>
          <table:table-cell office:value-type="float" office:value="0.108" calcext:value-type="float">
            <text:p>0.108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0984" calcext:value-type="float">
            <text:p>0.0984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2212" calcext:value-type="float">
            <text:p>0.2212</text:p>
          </table:table-cell>
          <table:table-cell office:value-type="float" office:value="2.9035" calcext:value-type="float">
            <text:p>2.9035</text:p>
          </table:table-cell>
          <table:table-cell table:number-columns-repeated="242"/>
        </table:table-row>
        <table:table-row table:style-name="ro1">
          <table:table-cell table:formula="of:=SUM([.I86:.S86])" office:value-type="float" office:value="0.0855" calcext:value-type="float">
            <text:p>0.08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Bul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2" calcext:value-type="float">
            <text:p>2</text:p>
          </table:table-cell>
          <table:table-cell office:value-type="float" office:value="0.0855" calcext:value-type="float">
            <text:p>0.0855</text:p>
          </table:table-cell>
          <table:table-cell table:number-columns-repeated="248"/>
        </table:table-row>
        <table:table-row table:style-name="ro1">
          <table:table-cell table:formula="of:=SUM([.I87:.S87])" office:value-type="float" office:value="0.0385" calcext:value-type="float">
            <text:p>0.03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Butterfly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2" calcext:value-type="float">
            <text:p>2</text:p>
          </table:table-cell>
          <table:table-cell office:value-type="float" office:value="0.0385" calcext:value-type="float">
            <text:p>0.0385</text:p>
          </table:table-cell>
          <table:table-cell table:number-columns-repeated="248"/>
        </table:table-row>
        <table:table-row table:style-name="ro1">
          <table:table-cell table:formula="of:=SUM([.I88:.S88])" office:value-type="float" office:value="0.3531" calcext:value-type="float">
            <text:p>0.35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Chvata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6" calcext:value-type="float">
            <text:p>6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0937" calcext:value-type="float">
            <text:p>0.0937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1087" calcext:value-type="float">
            <text:p>0.1087</text:p>
          </table:table-cell>
          <table:table-cell table:number-columns-repeated="244"/>
        </table:table-row>
        <table:table-row table:style-name="ro1">
          <table:table-cell table:formula="of:=SUM([.I89:.S89])" office:value-type="float" office:value="41.5983" calcext:value-type="float">
            <text:p>41.59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Clebsch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9" calcext:value-type="float">
            <text:p>9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104" calcext:value-type="float">
            <text:p>0.104</text:p>
          </table:table-cell>
          <table:table-cell office:value-type="float" office:value="0.203" calcext:value-type="float">
            <text:p>0.203</text:p>
          </table:table-cell>
          <table:table-cell office:value-type="float" office:value="1.1639" calcext:value-type="float">
            <text:p>1.1639</text:p>
          </table:table-cell>
          <table:table-cell office:value-type="float" office:value="39.8992" calcext:value-type="float">
            <text:p>39.8992</text:p>
          </table:table-cell>
          <table:table-cell table:number-columns-repeated="241"/>
        </table:table-row>
        <table:table-row table:style-name="ro1">
          <table:table-cell table:formula="of:=SUM([.I90:.S90])" office:value-type="float" office:value="5.7637" calcext:value-type="float">
            <text:p>5.76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Desargues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7" calcext:value-type="float">
            <text:p>7</text:p>
          </table:table-cell>
          <table:table-cell office:value-type="float" office:value="0.0801" calcext:value-type="float">
            <text:p>0.0801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049" calcext:value-type="float">
            <text:p>0.049</text:p>
          </table:table-cell>
          <table:table-cell office:value-type="float" office:value="0.1127" calcext:value-type="float">
            <text:p>0.1127</text:p>
          </table:table-cell>
          <table:table-cell office:value-type="float" office:value="0.153" calcext:value-type="float">
            <text:p>0.153</text:p>
          </table:table-cell>
          <table:table-cell office:value-type="float" office:value="5.2991" calcext:value-type="float">
            <text:p>5.2991</text:p>
          </table:table-cell>
          <table:table-cell table:number-columns-repeated="243"/>
        </table:table-row>
        <table:table-row table:style-name="ro1">
          <table:table-cell table:formula="of:=SUM([.I91:.S91])" office:value-type="float" office:value="0.063" calcext:value-type="float">
            <text:p>0.0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Diamon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2" calcext:value-type="float">
            <text:p>2</text:p>
          </table:table-cell>
          <table:table-cell office:value-type="float" office:value="0.063" calcext:value-type="float">
            <text:p>0.063</text:p>
          </table:table-cell>
          <table:table-cell table:number-columns-repeated="248"/>
        </table:table-row>
        <table:table-row table:style-name="ro1">
          <table:table-cell table:formula="of:=SUM([.I92:.S92])" office:value-type="float" office:value="0.875" calcext:value-type="float">
            <text:p>0.8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Dodecahedro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6" calcext:value-type="float">
            <text:p>6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1127" calcext:value-type="float">
            <text:p>0.1127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5257" calcext:value-type="float">
            <text:p>0.5257</text:p>
          </table:table-cell>
          <table:table-cell table:number-columns-repeated="244"/>
        </table:table-row>
        <table:table-row table:style-name="ro1">
          <table:table-cell table:formula="of:=SUM([.I93:.S93])" office:value-type="float" office:value="0.1973" calcext:value-type="float">
            <text:p>0.19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Dur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4" calcext:value-type="float">
            <text:p>4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443" calcext:value-type="float">
            <text:p>0.0443</text:p>
          </table:table-cell>
          <table:table-cell table:number-columns-repeated="246"/>
        </table:table-row>
        <table:table-row table:style-name="ro1">
          <table:table-cell table:formula="of:=SUM([.I94:.S94])" office:value-type="float" office:value="9.5611" calcext:value-type="float">
            <text:p>9.56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Ellingham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6" calcext:value-type="float">
            <text:p>6</text:p>
          </table:table-cell>
          <table:table-cell office:value-type="float" office:value="4.4507" calcext:value-type="float">
            <text:p>4.4507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8868" calcext:value-type="float">
            <text:p>0.8868</text:p>
          </table:table-cell>
          <table:table-cell office:value-type="float" office:value="1.122" calcext:value-type="float">
            <text:p>1.122</text:p>
          </table:table-cell>
          <table:table-cell office:value-type="float" office:value="2.2741" calcext:value-type="float">
            <text:p>2.2741</text:p>
          </table:table-cell>
          <table:table-cell table:number-columns-repeated="244"/>
        </table:table-row>
        <table:table-row table:style-name="ro1">
          <table:table-cell table:formula="of:=SUM([.I95:.S95])" office:value-type="float" office:value="0.3115" calcext:value-type="float">
            <text:p>0.31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Errera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6" calcext:value-type="float">
            <text:p>6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72" calcext:value-type="float">
            <text:p>0.07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951" calcext:value-type="float">
            <text:p>0.0951</text:p>
          </table:table-cell>
          <table:table-cell office:value-type="float" office:value="0.0746" calcext:value-type="float">
            <text:p>0.0746</text:p>
          </table:table-cell>
          <table:table-cell table:number-columns-repeated="244"/>
        </table:table-row>
        <table:table-row table:style-name="ro1">
          <table:table-cell table:formula="of:=SUM([.I96:.S96])" office:value-type="float" office:value="0.307" calcext:value-type="float">
            <text:p>0.3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Fivex5-gri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4" calcext:value-type="float">
            <text:p>4</text:p>
          </table:table-cell>
          <table:table-cell office:value-type="float" office:value="0.0845" calcext:value-type="float">
            <text:p>0.0845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1376" calcext:value-type="float">
            <text:p>0.1376</text:p>
          </table:table-cell>
          <table:table-cell table:number-columns-repeated="246"/>
        </table:table-row>
        <table:table-row table:style-name="ro1">
          <table:table-cell table:formula="of:=SUM([.I97:.S97])" office:value-type="float" office:value="4.1232" calcext:value-type="float">
            <text:p>4.12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FlowerSnark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7" calcext:value-type="float">
            <text:p>7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47" calcext:value-type="float">
            <text:p>0.047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1739" calcext:value-type="float">
            <text:p>0.1739</text:p>
          </table:table-cell>
          <table:table-cell office:value-type="float" office:value="3.6756" calcext:value-type="float">
            <text:p>3.6756</text:p>
          </table:table-cell>
          <table:table-cell table:number-columns-repeated="243"/>
        </table:table-row>
        <table:table-row table:style-name="ro1">
          <table:table-cell table:formula="of:=SUM([.I98:.S98])" office:value-type="float" office:value="0.9702" calcext:value-type="float">
            <text:p>0.97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Folkma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7" calcext:value-type="float">
            <text:p>7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4915" calcext:value-type="float">
            <text:p>0.4915</text:p>
          </table:table-cell>
          <table:table-cell table:number-columns-repeated="243"/>
        </table:table-row>
        <table:table-row table:style-name="ro1">
          <table:table-cell table:formula="of:=SUM([.I99:.S99])" office:value-type="float" office:value="0.1474" calcext:value-type="float">
            <text:p>0.14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Fourx4-gri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4" calcext:value-type="float">
            <text:p>4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398" calcext:value-type="float">
            <text:p>0.0398</text:p>
          </table:table-cell>
          <table:table-cell table:number-columns-repeated="246"/>
        </table:table-row>
        <table:table-row table:style-name="ro1">
          <table:table-cell table:formula="of:=SUM([.I100:.S100])" office:value-type="float" office:value="0.239" calcext:value-type="float">
            <text:p>0.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Frankli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5" calcext:value-type="float">
            <text:p>5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92" calcext:value-type="float">
            <text:p>0.092</text:p>
          </table:table-cell>
          <table:table-cell table:number-columns-repeated="245"/>
        </table:table-row>
        <table:table-row table:style-name="ro1">
          <table:table-cell table:formula="of:=SUM([.I101:.S101])" office:value-type="float" office:value="0.1489" calcext:value-type="float">
            <text:p>0.14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Frucht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4" calcext:value-type="float">
            <text:p>4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622" calcext:value-type="float">
            <text:p>0.0622</text:p>
          </table:table-cell>
          <table:table-cell office:value-type="float" office:value="0.0421" calcext:value-type="float">
            <text:p>0.0421</text:p>
          </table:table-cell>
          <table:table-cell table:number-columns-repeated="246"/>
        </table:table-row>
        <table:table-row table:style-name="ro1">
          <table:table-cell table:formula="of:=SUM([.I102:.S102])" office:value-type="float" office:value="0.2772" calcext:value-type="float">
            <text:p>0.27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Goldn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4" calcext:value-type="float">
            <text:p>4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108" calcext:value-type="float">
            <text:p>0.108</text:p>
          </table:table-cell>
          <table:table-cell table:number-columns-repeated="246"/>
        </table:table-row>
        <table:table-row table:style-name="ro1">
          <table:table-cell table:formula="of:=SUM([.I103:.S103])" office:value-type="float" office:value="0.2641" calcext:value-type="float">
            <text:p>0.26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Grotzsch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5" calcext:value-type="float">
            <text:p>5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06" calcext:value-type="float">
            <text:p>0.06</text:p>
          </table:table-cell>
          <table:table-cell table:number-columns-repeated="245"/>
        </table:table-row>
        <table:table-row table:style-name="ro1">
          <table:table-cell table:formula="of:=SUM([.I104:.S104])" office:value-type="float" office:value="0.3308" calcext:value-type="float">
            <text:p>0.3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Hersche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4" calcext:value-type="float">
            <text:p>4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94" calcext:value-type="float">
            <text:p>0.0994</text:p>
          </table:table-cell>
          <table:table-cell table:number-columns-repeated="246"/>
        </table:table-row>
        <table:table-row table:style-name="ro1">
          <table:table-cell table:formula="of:=SUM([.I105:.S105])" office:value-type="float" office:value="1.4041" calcext:value-type="float">
            <text:p>1.40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Hoffma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7" calcext:value-type="float">
            <text:p>7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1532" calcext:value-type="float">
            <text:p>0.1532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9692" calcext:value-type="float">
            <text:p>0.9692</text:p>
          </table:table-cell>
          <table:table-cell table:number-columns-repeated="243"/>
        </table:table-row>
        <table:table-row table:style-name="ro1">
          <table:table-cell table:formula="of:=SUM([.I106:.S106])" office:value-type="float" office:value="1122.4183" calcext:value-type="float">
            <text:p>1122.41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Holt</text:p>
          </table:table-cell>
          <table:table-cell office:value-type="float" office:value="124" calcext:value-type="float">
            <text:p>124</text:p>
          </table:table-cell>
          <table:table-cell table:style-name="ce18" office:value-type="string" calcext:value-type="string">
            <text:p>false</text:p>
          </table:table-cell>
          <table:table-cell office:value-type="string" calcext:value-type="string">
            <text:p>minisat</text:p>
          </table:table-cell>
          <table:table-cell table:number-columns-repeated="2"/>
          <table:table-cell office:value-type="float" office:value="0.0904" calcext:value-type="float">
            <text:p>0.0904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1837" calcext:value-type="float">
            <text:p>0.1837</text:p>
          </table:table-cell>
          <table:table-cell office:value-type="float" office:value="0.5194" calcext:value-type="float">
            <text:p>0.5194</text:p>
          </table:table-cell>
          <table:table-cell office:value-type="float" office:value="1.9123" calcext:value-type="float">
            <text:p>1.9123</text:p>
          </table:table-cell>
          <table:table-cell office:value-type="float" office:value="119.412" calcext:value-type="float">
            <text:p>119.412</text:p>
          </table:table-cell>
          <table:table-cell office:value-type="float" office:value="1000.0362" calcext:value-type="float">
            <text:p>1000.0362</text:p>
          </table:table-cell>
          <table:table-cell table:number-columns-repeated="240"/>
        </table:table-row>
        <table:table-row table:style-name="ro1">
          <table:table-cell table:formula="of:=SUM([.I107:.S107])" office:value-type="float" office:value="0.9243" calcext:value-type="float">
            <text:p>0.92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Kittell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7" calcext:value-type="float">
            <text:p>7</text:p>
          </table:table-cell>
          <table:table-cell office:value-type="float" office:value="0.1189" calcext:value-type="float">
            <text:p>0.1189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3764" calcext:value-type="float">
            <text:p>0.3764</text:p>
          </table:table-cell>
          <table:table-cell table:number-columns-repeated="243"/>
        </table:table-row>
        <table:table-row table:style-name="ro1">
          <table:table-cell table:formula="of:=SUM([.I108:.S108])" office:value-type="float" office:value="68.9075" calcext:value-type="float">
            <text:p>68.90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McGee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8" calcext:value-type="float">
            <text:p>8</text:p>
          </table:table-cell>
          <table:table-cell office:value-type="float" office:value="0.0861" calcext:value-type="float">
            <text:p>0.0861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1698" calcext:value-type="float">
            <text:p>0.1698</text:p>
          </table:table-cell>
          <table:table-cell office:value-type="float" office:value="1.4375" calcext:value-type="float">
            <text:p>1.4375</text:p>
          </table:table-cell>
          <table:table-cell office:value-type="float" office:value="66.8957" calcext:value-type="float">
            <text:p>66.8957</text:p>
          </table:table-cell>
          <table:table-cell table:number-columns-repeated="242"/>
        </table:table-row>
        <table:table-row table:style-name="ro1">
          <table:table-cell table:formula="of:=SUM([.I109:.S109])" office:value-type="float" office:value="0.1683" calcext:value-type="float">
            <text:p>0.16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Mos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3" calcext:value-type="float">
            <text:p>3</text:p>
          </table:table-cell>
          <table:table-cell office:value-type="float" office:value="0.0976" calcext:value-type="float">
            <text:p>0.0976</text:p>
          </table:table-cell>
          <table:table-cell office:value-type="float" office:value="0.0707" calcext:value-type="float">
            <text:p>0.0707</text:p>
          </table:table-cell>
          <table:table-cell table:number-columns-repeated="247"/>
        </table:table-row>
        <table:table-row table:style-name="ro1">
          <table:table-cell table:formula="of:=SUM([.I110:.S110])" office:value-type="float" office:value="154.4337" calcext:value-type="float">
            <text:p>154.43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Nauru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8" calcext:value-type="float">
            <text:p>8</text:p>
          </table:table-cell>
          <table:table-cell office:value-type="float" office:value="0.0877" calcext:value-type="float">
            <text:p>0.0877</text:p>
          </table:table-cell>
          <table:table-cell office:value-type="float" office:value="0.0976" calcext:value-type="float">
            <text:p>0.0976</text:p>
          </table:table-cell>
          <table:table-cell office:value-type="float" office:value="0.1138" calcext:value-type="float">
            <text:p>0.1138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273" calcext:value-type="float">
            <text:p>0.273</text:p>
          </table:table-cell>
          <table:table-cell office:value-type="float" office:value="3.4275" calcext:value-type="float">
            <text:p>3.4275</text:p>
          </table:table-cell>
          <table:table-cell office:value-type="float" office:value="150.3052" calcext:value-type="float">
            <text:p>150.3052</text:p>
          </table:table-cell>
          <table:table-cell table:number-columns-repeated="242"/>
        </table:table-row>
        <table:table-row table:style-name="ro1">
          <table:table-cell table:formula="of:=SUM([.I111:.S111])" office:value-type="float" office:value="0.9689" calcext:value-type="float">
            <text:p>0.96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Paley13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8" calcext:value-type="float">
            <text:p>8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773" calcext:value-type="float">
            <text:p>0.1773</text:p>
          </table:table-cell>
          <table:table-cell office:value-type="float" office:value="0.4372" calcext:value-type="float">
            <text:p>0.4372</text:p>
          </table:table-cell>
          <table:table-cell table:number-columns-repeated="242"/>
        </table:table-row>
        <table:table-row table:style-name="ro1">
          <table:table-cell table:formula="of:=SUM([.I112:.S112])" office:value-type="float" office:value="645.5865" calcext:value-type="float">
            <text:p>645.58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Paley17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12" calcext:value-type="float">
            <text:p>12</text:p>
          </table:table-cell>
          <table:table-cell office:value-type="float" office:value="0.0846" calcext:value-type="float">
            <text:p>0.0846</text:p>
          </table:table-cell>
          <table:table-cell office:value-type="float" office:value="0.0749" calcext:value-type="float">
            <text:p>0.0749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1705" calcext:value-type="float">
            <text:p>0.1705</text:p>
          </table:table-cell>
          <table:table-cell office:value-type="float" office:value="0.0876" calcext:value-type="float">
            <text:p>0.0876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7882" calcext:value-type="float">
            <text:p>0.7882</text:p>
          </table:table-cell>
          <table:table-cell office:value-type="float" office:value="8.3938" calcext:value-type="float">
            <text:p>8.3938</text:p>
          </table:table-cell>
          <table:table-cell office:value-type="float" office:value="52.1908" calcext:value-type="float">
            <text:p>52.1908</text:p>
          </table:table-cell>
          <table:table-cell office:value-type="float" office:value="583.6027" calcext:value-type="float">
            <text:p>583.6027</text:p>
          </table:table-cell>
          <table:table-cell table:number-columns-repeated="238"/>
        </table:table-row>
        <table:table-row table:style-name="ro1">
          <table:table-cell table:formula="of:=SUM([.I113:.S113])" office:value-type="float" office:value="8.3658" calcext:value-type="float">
            <text:p>8.36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Pappus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7" calcext:value-type="float">
            <text:p>7</text:p>
          </table:table-cell>
          <table:table-cell office:value-type="float" office:value="0.0603" calcext:value-type="float">
            <text:p>0.0603</text:p>
          </table:table-cell>
          <table:table-cell office:value-type="float" office:value="0.0633" calcext:value-type="float">
            <text:p>0.0633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1376" calcext:value-type="float">
            <text:p>0.1376</text:p>
          </table:table-cell>
          <table:table-cell office:value-type="float" office:value="0.2295" calcext:value-type="float">
            <text:p>0.2295</text:p>
          </table:table-cell>
          <table:table-cell office:value-type="float" office:value="7.7788" calcext:value-type="float">
            <text:p>7.7788</text:p>
          </table:table-cell>
          <table:table-cell table:number-columns-repeated="243"/>
        </table:table-row>
        <table:table-row table:style-name="ro1">
          <table:table-cell table:formula="of:=SUM([.I114:.S114])" office:value-type="float" office:value="0.2723" calcext:value-type="float">
            <text:p>0.27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Peterse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5" calcext:value-type="float">
            <text:p>5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579" calcext:value-type="float">
            <text:p>0.0579</text:p>
          </table:table-cell>
          <table:table-cell office:value-type="float" office:value="0.0716" calcext:value-type="float">
            <text:p>0.0716</text:p>
          </table:table-cell>
          <table:table-cell table:number-columns-repeated="245"/>
        </table:table-row>
        <table:table-row table:style-name="ro1">
          <table:table-cell table:formula="of:=SUM([.I115:.S115])" office:value-type="float" office:value="0.2138" calcext:value-type="float">
            <text:p>0.2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Pmi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4" calcext:value-type="float">
            <text:p>4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044" calcext:value-type="float">
            <text:p>0.044</text:p>
          </table:table-cell>
          <table:table-cell table:number-columns-repeated="246"/>
        </table:table-row>
        <table:table-row table:style-name="ro1">
          <table:table-cell table:formula="of:=SUM([.I116:.S116])" office:value-type="float" office:value="0.3451" calcext:value-type="float">
            <text:p>0.34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Poussi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6" calcext:value-type="float">
            <text:p>6</text:p>
          </table:table-cell>
          <table:table-cell office:value-type="float" office:value="0.0877" calcext:value-type="float">
            <text:p>0.0877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648" calcext:value-type="float">
            <text:p>0.0648</text:p>
          </table:table-cell>
          <table:table-cell office:value-type="float" office:value="0.0887" calcext:value-type="float">
            <text:p>0.0887</text:p>
          </table:table-cell>
          <table:table-cell table:number-columns-repeated="244"/>
        </table:table-row>
        <table:table-row table:style-name="ro1">
          <table:table-cell table:formula="of:=SUM([.I117:.S117])" office:value-type="float" office:value="0.173" calcext:value-type="float">
            <text:p>0.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Prism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3" calcext:value-type="float">
            <text:p>3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0622" calcext:value-type="float">
            <text:p>0.0622</text:p>
          </table:table-cell>
          <table:table-cell table:number-columns-repeated="247"/>
        </table:table-row>
        <table:table-row table:style-name="ro1">
          <table:table-cell table:formula="of:=SUM([.I118:.S118])" office:value-type="float" office:value="5.2983" calcext:value-type="float">
            <text:p>5.29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Robertso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8" calcext:value-type="float">
            <text:p>8</text:p>
          </table:table-cell>
          <table:table-cell office:value-type="float" office:value="0.077" calcext:value-type="float">
            <text:p>0.077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078" calcext:value-type="float">
            <text:p>0.078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1614" calcext:value-type="float">
            <text:p>0.1614</text:p>
          </table:table-cell>
          <table:table-cell office:value-type="float" office:value="0.3055" calcext:value-type="float">
            <text:p>0.3055</text:p>
          </table:table-cell>
          <table:table-cell office:value-type="float" office:value="4.4372" calcext:value-type="float">
            <text:p>4.4372</text:p>
          </table:table-cell>
          <table:table-cell table:number-columns-repeated="242"/>
        </table:table-row>
        <table:table-row table:style-name="ro1">
          <table:table-cell table:formula="of:=SUM([.I119:.S119])" office:value-type="float" office:value="13.3162" calcext:value-type="float">
            <text:p>13.31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Shrikhande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9" calcext:value-type="float">
            <text:p>9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0651" calcext:value-type="float">
            <text:p>0.0651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057" calcext:value-type="float">
            <text:p>0.057</text:p>
          </table:table-cell>
          <table:table-cell office:value-type="float" office:value="0.1014" calcext:value-type="float">
            <text:p>0.1014</text:p>
          </table:table-cell>
          <table:table-cell office:value-type="float" office:value="0.5426" calcext:value-type="float">
            <text:p>0.5426</text:p>
          </table:table-cell>
          <table:table-cell office:value-type="float" office:value="12.3522" calcext:value-type="float">
            <text:p>12.3522</text:p>
          </table:table-cell>
          <table:table-cell table:number-columns-repeated="241"/>
        </table:table-row>
        <table:table-row table:style-name="ro1">
          <table:table-cell table:formula="of:=SUM([.I120:.S120])" office:value-type="float" office:value="0.2935" calcext:value-type="float">
            <text:p>0.29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Sousseli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5" calcext:value-type="float">
            <text:p>5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046" calcext:value-type="float">
            <text:p>0.046</text:p>
          </table:table-cell>
          <table:table-cell office:value-type="float" office:value="0.0832" calcext:value-type="float">
            <text:p>0.0832</text:p>
          </table:table-cell>
          <table:table-cell office:value-type="float" office:value="0.056" calcext:value-type="float">
            <text:p>0.056</text:p>
          </table:table-cell>
          <table:table-cell table:number-columns-repeated="245"/>
        </table:table-row>
        <table:table-row table:style-name="ro1">
          <table:table-cell table:formula="of:=SUM([.I121:.S121])" office:value-type="float" office:value="0.1379" calcext:value-type="float">
            <text:p>0.13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Threex3-grid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3" calcext:value-type="float">
            <text:p>3</text:p>
          </table:table-cell>
          <table:table-cell office:value-type="float" office:value="0.079" calcext:value-type="float">
            <text:p>0.079</text:p>
          </table:table-cell>
          <table:table-cell office:value-type="float" office:value="0.0589" calcext:value-type="float">
            <text:p>0.0589</text:p>
          </table:table-cell>
          <table:table-cell table:number-columns-repeated="247"/>
        </table:table-row>
        <table:table-row table:style-name="ro1">
          <table:table-cell table:formula="of:=SUM([.I122:.S122])" office:value-type="float" office:value="0.1908" calcext:value-type="float">
            <text:p>0.19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Tietze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5" calcext:value-type="float">
            <text:p>5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534" calcext:value-type="float">
            <text:p>0.0534</text:p>
          </table:table-cell>
          <table:table-cell table:number-columns-repeated="245"/>
        </table:table-row>
        <table:table-row table:style-name="ro1">
          <table:table-cell table:formula="of:=SUM([.I123:.S123])" office:value-type="float" office:value="0.1515" calcext:value-type="float">
            <text:p>0.15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Wagner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4" calcext:value-type="float">
            <text:p>4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637" calcext:value-type="float">
            <text:p>0.0637</text:p>
          </table:table-cell>
          <table:table-cell table:number-columns-repeated="246"/>
        </table:table-row>
        <table:table-row table:style-name="ro1">
          <table:table-cell table:formula="of:=SUM([.I124:.S124])" office:value-type="float" office:value="15.3357" calcext:value-type="float">
            <text:p>15.33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h2sat</text:p>
          </table:table-cell>
          <table:table-cell office:value-type="string" calcext:value-type="string">
            <text:p>Watsin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true</text:p>
          </table:table-cell>
          <table:table-cell office:value-type="string" calcext:value-type="string">
            <text:p>minisat</text:p>
          </table:table-cell>
          <table:table-cell office:value-type="float" office:value="7" calcext:value-type="float">
            <text:p>7</text:p>
          </table:table-cell>
          <table:table-cell office:value-type="float" office:value="5.1029" calcext:value-type="float">
            <text:p>5.1029</text:p>
          </table:table-cell>
          <table:table-cell office:value-type="float" office:value="0.2835" calcext:value-type="float">
            <text:p>0.2835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3452" calcext:value-type="float">
            <text:p>0.3452</text:p>
          </table:table-cell>
          <table:table-cell office:value-type="float" office:value="1.5241" calcext:value-type="float">
            <text:p>1.5241</text:p>
          </table:table-cell>
          <table:table-cell office:value-type="float" office:value="7.8599" calcext:value-type="float">
            <text:p>7.8599</text:p>
          </table:table-cell>
          <table:table-cell table:number-columns-repeated="243"/>
        </table:table-row>
        <table:table-row table:style-name="ro1" table:number-rows-repeated="1048451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  <table:database-ranges>
        <table:database-range table:name="__Anonymous_Sheet_DB__0" table:target-range-address="'result (3)'.A1:'result (3)'.T124">
          <table:sort>
            <table:sort-by table:field-number="3" table:data-type="automatic"/>
          </table:sort>
        </table:database-range>
        <table:database-range table:name="__Anonymous_Sheet_DB__2" table:target-range-address="'final results'.A3:'final results'.K43" table:contains-header="false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5" table:target-range-address="spel2sat.A1:spel2sat.U124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currency-style style:name="N1014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 style:data-style-name="N2" text:time-value="11:01:30.951328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4T12:48:23.457153627</dc:date>
    <meta:editing-duration>PT3H40M20S</meta:editing-duration>
    <meta:editing-cycles>3</meta:editing-cycles>
    <meta:generator>LibreOffice/5.1.4.2$Linux_X86_64 LibreOffice_project/10m0$Build-2</meta:generator>
    <meta:document-statistic meta:table-count="8" meta:cell-count="950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 style:rotation-angle="0"/>
      <style:text-properties fo:color="#3c3c3c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3c3c3c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3c3c3c" fo:font-family="Arial"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3c3c3c" fo:font-family="Arial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rizontal-bar" chart:symbol-width="0.1cm" chart:symbol-height="0.1cm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16.03cm" svg:height="9.017cm" xlink:href=".." xlink:type="simple" chart:class="chart:line" chart:style-name="ch1">
        <chart:title svg:x="7.059cm" svg:y="0.316cm" chart:style-name="ch2">
          <text:p>SAT time</text:p>
        </chart:title>
        <chart:legend chart:legend-position="end" svg:x="13.257cm" svg:y="3.462cm" style:legend-expansion="high" chart:style-name="ch3"/>
        <chart:plot-area chart:style-name="ch4" table:cell-range-address="'comparision of solvers for sptw2sat'.C2:'comparision of solvers for sptw2sat'.C42 'comparision of solvers for sptw2sat'.F1:'comparision of solvers for sptw2sat'.I42" chart:data-source-has-labels="both" svg:x="1.331cm" svg:y="1.275cm" svg:width="11.606cm" svg:height="6.581cm">
          <chartooo:coordinate-region svg:x="2.243cm" svg:y="1.474cm" svg:width="10.555cm" svg:height="6.183cm"/>
          <chart:axis chart:dimension="x" chart:name="primary-x" chart:style-name="ch5" chartooo:axis-type="auto">
            <chartooo:date-scale/>
            <chart:title svg:x="6.892cm" svg:y="8.036cm" chart:style-name="ch6">
              <text:p>|V|</text:p>
            </chart:title>
            <chart:categories table:cell-range-address="'comparision of solvers for sptw2sat'.C2:'comparision of solvers for sptw2sat'.C42"/>
          </chart:axis>
          <chart:axis chart:dimension="y" chart:name="primary-y" chart:style-name="ch7">
            <chart:title svg:x="0.451cm" svg:y="5.456cm" chart:style-name="ch8">
              <text:p>Time in Sec</text:p>
            </chart:title>
            <chart:grid chart:style-name="ch9" chart:class="major"/>
          </chart:axis>
          <chart:series chart:style-name="ch10" chart:values-cell-range-address="'comparision of solvers for sptw2sat'.F2:'comparision of solvers for sptw2sat'.F42" chart:label-cell-address="'comparision of solvers for sptw2sat'.F1:'comparision of solvers for sptw2sat'.F1" chart:class="chart:line">
            <chart:data-point chart:repeated="41"/>
          </chart:series>
          <chart:series chart:style-name="ch11" chart:values-cell-range-address="'comparision of solvers for sptw2sat'.G2:'comparision of solvers for sptw2sat'.G42" chart:label-cell-address="'comparision of solvers for sptw2sat'.G1:'comparision of solvers for sptw2sat'.G1" chart:class="chart:line">
            <chart:data-point chart:repeated="41"/>
          </chart:series>
          <chart:series chart:style-name="ch12" chart:values-cell-range-address="'comparision of solvers for sptw2sat'.H2:'comparision of solvers for sptw2sat'.H42" chart:label-cell-address="'comparision of solvers for sptw2sat'.H1:'comparision of solvers for sptw2sat'.H1" chart:class="chart:line">
            <chart:data-point chart:repeated="41"/>
          </chart:series>
          <chart:series chart:style-name="ch13" chart:values-cell-range-address="'comparision of solvers for sptw2sat'.I2:'comparision of solvers for sptw2sat'.I42" chart:label-cell-address="'comparision of solvers for sptw2sat'.I1:'comparision of solvers for sptw2sat'.I1" chart:class="chart:line">
            <chart:data-point chart:repeated="4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SAT</text:p>
                <draw:g>
                  <svg:desc>'comparision of solvers for sptw2sat'.F1:'comparision of solvers for sptw2sat'.F1</svg:desc>
                </draw:g>
              </table:table-cell>
              <table:table-cell office:value-type="string">
                <text:p>LSAT</text:p>
                <draw:g>
                  <svg:desc>'comparision of solvers for sptw2sat'.G1:'comparision of solvers for sptw2sat'.G1</svg:desc>
                </draw:g>
              </table:table-cell>
              <table:table-cell office:value-type="string">
                <text:p>MAPSAT</text:p>
                <draw:g>
                  <svg:desc>'comparision of solvers for sptw2sat'.H1:'comparision of solvers for sptw2sat'.H1</svg:desc>
                </draw:g>
              </table:table-cell>
              <table:table-cell office:value-type="string">
                <text:p>MSAT</text:p>
                <draw:g>
                  <svg:desc>'comparision of solvers for sptw2sat'.I1:'comparision of solvers for sptw2sat'.I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comparision of solvers for sptw2sat'.C2:'comparision of solvers for sptw2sat'.C42</svg:desc>
                </draw:g>
              </table:table-cell>
              <table:table-cell office:value-type="float" office:value="0.0499">
                <text:p>0.0499</text:p>
                <draw:g>
                  <svg:desc>'comparision of solvers for sptw2sat'.F2:'comparision of solvers for sptw2sat'.F42</svg:desc>
                </draw:g>
              </table:table-cell>
              <table:table-cell office:value-type="float" office:value="0.0727">
                <text:p>0.0727</text:p>
                <draw:g>
                  <svg:desc>'comparision of solvers for sptw2sat'.G2:'comparision of solvers for sptw2sat'.G42</svg:desc>
                </draw:g>
              </table:table-cell>
              <table:table-cell office:value-type="float" office:value="0.045">
                <text:p>0.045</text:p>
                <draw:g>
                  <svg:desc>'comparision of solvers for sptw2sat'.H2:'comparision of solvers for sptw2sat'.H42</svg:desc>
                </draw:g>
              </table:table-cell>
              <table:table-cell office:value-type="float" office:value="0.0222">
                <text:p>0.0222</text:p>
                <draw:g>
                  <svg:desc>'comparision of solvers for sptw2sat'.I2:'comparision of solvers for sptw2sat'.I4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368">
                <text:p>0.0368</text:p>
              </table:table-cell>
              <table:table-cell office:value-type="float" office:value="0.1609">
                <text:p>0.1609</text:p>
              </table:table-cell>
              <table:table-cell office:value-type="float" office:value="0.0807">
                <text:p>0.0807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563">
                <text:p>0.0563</text:p>
              </table:table-cell>
              <table:table-cell office:value-type="float" office:value="0.1606">
                <text:p>0.1606</text:p>
              </table:table-cell>
              <table:table-cell office:value-type="float" office:value="0.0464">
                <text:p>0.0464</text:p>
              </table:table-cell>
              <table:table-cell office:value-type="float" office:value="0.0297">
                <text:p>0.02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339">
                <text:p>0.0339</text:p>
              </table:table-cell>
              <table:table-cell office:value-type="float" office:value="0.0765">
                <text:p>0.0765</text:p>
              </table:table-cell>
              <table:table-cell office:value-type="float" office:value="0.0373">
                <text:p>0.0373</text:p>
              </table:table-cell>
              <table:table-cell office:value-type="float" office:value="0.0331">
                <text:p>0.033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596">
                <text:p>0.0596</text:p>
              </table:table-cell>
              <table:table-cell office:value-type="float" office:value="0.1125">
                <text:p>0.1125</text:p>
              </table:table-cell>
              <table:table-cell office:value-type="float" office:value="0.0371">
                <text:p>0.0371</text:p>
              </table:table-cell>
              <table:table-cell office:value-type="float" office:value="0.0455">
                <text:p>0.04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585">
                <text:p>0.0585</text:p>
              </table:table-cell>
              <table:table-cell office:value-type="float" office:value="0.0842">
                <text:p>0.0842</text:p>
              </table:table-cell>
              <table:table-cell office:value-type="float" office:value="0.0506">
                <text:p>0.0506</text:p>
              </table:table-cell>
              <table:table-cell office:value-type="float" office:value="0.0791">
                <text:p>0.079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614">
                <text:p>0.0614</text:p>
              </table:table-cell>
              <table:table-cell office:value-type="float" office:value="0.1085">
                <text:p>0.1085</text:p>
              </table:table-cell>
              <table:table-cell office:value-type="float" office:value="0.0522">
                <text:p>0.0522</text:p>
              </table:table-cell>
              <table:table-cell office:value-type="float" office:value="0.0341">
                <text:p>0.034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648">
                <text:p>0.0648</text:p>
              </table:table-cell>
              <table:table-cell office:value-type="float" office:value="0.1106">
                <text:p>0.1106</text:p>
              </table:table-cell>
              <table:table-cell office:value-type="float" office:value="0.0599">
                <text:p>0.0599</text:p>
              </table:table-cell>
              <table:table-cell office:value-type="float" office:value="0.0756">
                <text:p>0.07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64">
                <text:p>0.0764</text:p>
              </table:table-cell>
              <table:table-cell office:value-type="float" office:value="0.1526">
                <text:p>0.1526</text:p>
              </table:table-cell>
              <table:table-cell office:value-type="float" office:value="0.0642">
                <text:p>0.0642</text:p>
              </table:table-cell>
              <table:table-cell office:value-type="float" office:value="0.0642">
                <text:p>0.064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896">
                <text:p>0.0896</text:p>
              </table:table-cell>
              <table:table-cell office:value-type="float" office:value="0.2034">
                <text:p>0.2034</text:p>
              </table:table-cell>
              <table:table-cell office:value-type="float" office:value="0.0874">
                <text:p>0.0874</text:p>
              </table:table-cell>
              <table:table-cell office:value-type="float" office:value="0.0619">
                <text:p>0.061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81">
                <text:p>0.081</text:p>
              </table:table-cell>
              <table:table-cell office:value-type="float" office:value="0.1648">
                <text:p>0.1648</text:p>
              </table:table-cell>
              <table:table-cell office:value-type="float" office:value="0.0722">
                <text:p>0.0722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987">
                <text:p>0.0987</text:p>
              </table:table-cell>
              <table:table-cell office:value-type="float" office:value="0.2048">
                <text:p>0.2048</text:p>
              </table:table-cell>
              <table:table-cell office:value-type="float" office:value="0.1344">
                <text:p>0.1344</text:p>
              </table:table-cell>
              <table:table-cell office:value-type="float" office:value="0.0989">
                <text:p>0.098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707">
                <text:p>0.0707</text:p>
              </table:table-cell>
              <table:table-cell office:value-type="float" office:value="0.2228">
                <text:p>0.2228</text:p>
              </table:table-cell>
              <table:table-cell office:value-type="float" office:value="0.093">
                <text:p>0.093</text:p>
              </table:table-cell>
              <table:table-cell office:value-type="float" office:value="0.0766">
                <text:p>0.076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01">
                <text:p>0.101</text:p>
              </table:table-cell>
              <table:table-cell office:value-type="float" office:value="0.2462">
                <text:p>0.2462</text:p>
              </table:table-cell>
              <table:table-cell office:value-type="float" office:value="0.0999">
                <text:p>0.0999</text:p>
              </table:table-cell>
              <table:table-cell office:value-type="float" office:value="0.0854">
                <text:p>0.085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728">
                <text:p>0.0728</text:p>
              </table:table-cell>
              <table:table-cell office:value-type="float" office:value="0.2055">
                <text:p>0.2055</text:p>
              </table:table-cell>
              <table:table-cell office:value-type="float" office:value="0.0691">
                <text:p>0.0691</text:p>
              </table:table-cell>
              <table:table-cell office:value-type="float" office:value="0.0782">
                <text:p>0.07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531">
                <text:p>0.1531</text:p>
              </table:table-cell>
              <table:table-cell office:value-type="float" office:value="0.2367">
                <text:p>0.2367</text:p>
              </table:table-cell>
              <table:table-cell office:value-type="float" office:value="0.1015">
                <text:p>0.1015</text:p>
              </table:table-cell>
              <table:table-cell office:value-type="float" office:value="0.0693">
                <text:p>0.069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888">
                <text:p>0.0888</text:p>
              </table:table-cell>
              <table:table-cell office:value-type="float" office:value="0.2355">
                <text:p>0.2355</text:p>
              </table:table-cell>
              <table:table-cell office:value-type="float" office:value="0.1038">
                <text:p>0.1038</text:p>
              </table:table-cell>
              <table:table-cell office:value-type="float" office:value="0.0803">
                <text:p>0.080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966">
                <text:p>0.0966</text:p>
              </table:table-cell>
              <table:table-cell office:value-type="float" office:value="0.2057">
                <text:p>0.2057</text:p>
              </table:table-cell>
              <table:table-cell office:value-type="float" office:value="0.1074">
                <text:p>0.1074</text:p>
              </table:table-cell>
              <table:table-cell office:value-type="float" office:value="0.0615">
                <text:p>0.061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885">
                <text:p>0.2885</text:p>
              </table:table-cell>
              <table:table-cell office:value-type="float" office:value="1.1173">
                <text:p>1.1173</text:p>
              </table:table-cell>
              <table:table-cell office:value-type="float" office:value="0.1704">
                <text:p>0.1704</text:p>
              </table:table-cell>
              <table:table-cell office:value-type="float" office:value="0.1679">
                <text:p>0.167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752">
                <text:p>0.1752</text:p>
              </table:table-cell>
              <table:table-cell office:value-type="float" office:value="0.3911">
                <text:p>0.3911</text:p>
              </table:table-cell>
              <table:table-cell office:value-type="float" office:value="0.1352">
                <text:p>0.1352</text:p>
              </table:table-cell>
              <table:table-cell office:value-type="float" office:value="0.1121">
                <text:p>0.11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809">
                <text:p>0.1809</text:p>
              </table:table-cell>
              <table:table-cell office:value-type="float" office:value="1.4109">
                <text:p>1.4109</text:p>
              </table:table-cell>
              <table:table-cell office:value-type="float" office:value="0.2076">
                <text:p>0.2076</text:p>
              </table:table-cell>
              <table:table-cell office:value-type="float" office:value="0.1643">
                <text:p>0.16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805">
                <text:p>0.1805</text:p>
              </table:table-cell>
              <table:table-cell office:value-type="float" office:value="0.4774">
                <text:p>0.4774</text:p>
              </table:table-cell>
              <table:table-cell office:value-type="float" office:value="0.1523">
                <text:p>0.1523</text:p>
              </table:table-cell>
              <table:table-cell office:value-type="float" office:value="0.1248">
                <text:p>0.12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997">
                <text:p>0.1997</text:p>
              </table:table-cell>
              <table:table-cell office:value-type="float" office:value="0.3555">
                <text:p>0.3555</text:p>
              </table:table-cell>
              <table:table-cell office:value-type="float" office:value="0.1661">
                <text:p>0.1661</text:p>
              </table:table-cell>
              <table:table-cell office:value-type="float" office:value="0.1627">
                <text:p>0.16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184">
                <text:p>0.5184</text:p>
              </table:table-cell>
              <table:table-cell office:value-type="float" office:value="1.2739">
                <text:p>1.2739</text:p>
              </table:table-cell>
              <table:table-cell office:value-type="float" office:value="0.7291">
                <text:p>0.7291</text:p>
              </table:table-cell>
              <table:table-cell office:value-type="float" office:value="0.3918">
                <text:p>0.391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803">
                <text:p>0.3803</text:p>
              </table:table-cell>
              <table:table-cell office:value-type="float" office:value="3.7522">
                <text:p>3.7522</text:p>
              </table:table-cell>
              <table:table-cell office:value-type="float" office:value="0.3007">
                <text:p>0.3007</text:p>
              </table:table-cell>
              <table:table-cell office:value-type="float" office:value="0.2035">
                <text:p>0.203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582">
                <text:p>0.1582</text:p>
              </table:table-cell>
              <table:table-cell office:value-type="float" office:value="0.2718">
                <text:p>0.2718</text:p>
              </table:table-cell>
              <table:table-cell office:value-type="float" office:value="0.1637">
                <text:p>0.1637</text:p>
              </table:table-cell>
              <table:table-cell office:value-type="float" office:value="0.1245">
                <text:p>0.124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683">
                <text:p>0.1683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379">
                <text:p>0.4379</text:p>
              </table:table-cell>
              <table:table-cell office:value-type="float" office:value="2.7899">
                <text:p>2.7899</text:p>
              </table:table-cell>
              <table:table-cell office:value-type="float" office:value="0.2944">
                <text:p>0.2944</text:p>
              </table:table-cell>
              <table:table-cell office:value-type="float" office:value="1.1036">
                <text:p>1.103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486">
                <text:p>0.7486</text:p>
              </table:table-cell>
              <table:table-cell office:value-type="float" office:value="5.1223">
                <text:p>5.1223</text:p>
              </table:table-cell>
              <table:table-cell office:value-type="float" office:value="0.6617">
                <text:p>0.6617</text:p>
              </table:table-cell>
              <table:table-cell office:value-type="float" office:value="1.0548">
                <text:p>1.05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448">
                <text:p>0.7448</text:p>
              </table:table-cell>
              <table:table-cell office:value-type="float" office:value="2.3962">
                <text:p>2.3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5957">
                <text:p>3.5957</text:p>
              </table:table-cell>
              <table:table-cell office:value-type="float" office:value="9.4706">
                <text:p>9.4706</text:p>
              </table:table-cell>
              <table:table-cell office:value-type="float" office:value="3.3432">
                <text:p>3.3432</text:p>
              </table:table-cell>
              <table:table-cell office:value-type="float" office:value="0.3658">
                <text:p>0.36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645">
                <text:p>0.4645</text:p>
              </table:table-cell>
              <table:table-cell office:value-type="float" office:value="1.2784">
                <text:p>1.2784</text:p>
              </table:table-cell>
              <table:table-cell office:value-type="float" office:value="0.7026">
                <text:p>0.7026</text:p>
              </table:table-cell>
              <table:table-cell office:value-type="float" office:value="0.3625">
                <text:p>0.362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.928">
                <text:p>8.928</text:p>
              </table:table-cell>
              <table:table-cell office:value-type="float" office:value="17.667">
                <text:p>17.667</text:p>
              </table:table-cell>
              <table:table-cell office:value-type="float" office:value="43.4343">
                <text:p>43.4343</text:p>
              </table:table-cell>
              <table:table-cell office:value-type="float" office:value="3.6842">
                <text:p>3.684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4034">
                <text:p>1.4034</text:p>
              </table:table-cell>
              <table:table-cell office:value-type="float" office:value="5.7139">
                <text:p>5.7139</text:p>
              </table:table-cell>
              <table:table-cell office:value-type="float" office:value="1.2821">
                <text:p>1.2821</text:p>
              </table:table-cell>
              <table:table-cell office:value-type="float" office:value="2.4174">
                <text:p>2.417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.4133">
                <text:p>11.4133</text:p>
              </table:table-cell>
              <table:table-cell office:value-type="float" office:value="49.2327">
                <text:p>49.2327</text:p>
              </table:table-cell>
              <table:table-cell office:value-type="float" office:value="5.1334">
                <text:p>5.1334</text:p>
              </table:table-cell>
              <table:table-cell office:value-type="float" office:value="12.7099">
                <text:p>12.709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 style:rotation-angle="0"/>
      <style:text-properties fo:color="#3c3c3c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3c3c3c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3c3c3c" fo:font-family="Arial"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3c3c3c" fo:font-family="Arial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rizontal-bar" chart:symbol-width="0.1cm" chart:symbol-height="0.1cm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16.024cm" svg:height="8.976cm" xlink:href=".." xlink:type="simple" chart:class="chart:line" chart:style-name="ch1">
        <chart:title svg:x="6.976cm" svg:y="0.315cm" chart:style-name="ch2">
          <text:p>CPU time</text:p>
        </chart:title>
        <chart:legend chart:legend-position="end" svg:x="13.198cm" svg:y="3.442cm" style:legend-expansion="high" chart:style-name="ch3"/>
        <chart:plot-area chart:style-name="ch4" table:cell-range-address="'comparision of solvers for sptw2sat'.C2:'comparision of solvers for sptw2sat'.C42 'comparision of solvers for sptw2sat'.J1:'comparision of solvers for sptw2sat'.M42" chart:data-source-has-labels="both" svg:x="1.331cm" svg:y="1.273cm" svg:width="11.547cm" svg:height="6.543cm">
          <chartooo:coordinate-region svg:x="2.243cm" svg:y="1.392cm" svg:width="10.23cm" svg:height="6.144cm"/>
          <chart:axis chart:dimension="x" chart:name="primary-x" chart:style-name="ch5" chartooo:axis-type="auto">
            <chartooo:date-scale/>
            <chart:title svg:x="6.862cm" svg:y="7.995cm" chart:style-name="ch6">
              <text:p>|V|</text:p>
            </chart:title>
            <chart:categories table:cell-range-address="'comparision of solvers for sptw2sat'.C2:'comparision of solvers for sptw2sat'.C42"/>
          </chart:axis>
          <chart:axis chart:dimension="y" chart:name="primary-y" chart:style-name="ch7">
            <chart:title svg:x="0.451cm" svg:y="5.474cm" chart:style-name="ch8">
              <text:p>Time in Sec.</text:p>
            </chart:title>
            <chart:grid chart:style-name="ch9" chart:class="major"/>
          </chart:axis>
          <chart:series chart:style-name="ch10" chart:values-cell-range-address="'comparision of solvers for sptw2sat'.J2:'comparision of solvers for sptw2sat'.J42" chart:label-cell-address="'comparision of solvers for sptw2sat'.J1:'comparision of solvers for sptw2sat'.J1" chart:class="chart:line">
            <chart:data-point chart:repeated="41"/>
          </chart:series>
          <chart:series chart:style-name="ch11" chart:values-cell-range-address="'comparision of solvers for sptw2sat'.K2:'comparision of solvers for sptw2sat'.K42" chart:label-cell-address="'comparision of solvers for sptw2sat'.K1:'comparision of solvers for sptw2sat'.K1" chart:class="chart:line">
            <chart:data-point chart:repeated="41"/>
          </chart:series>
          <chart:series chart:style-name="ch12" chart:values-cell-range-address="'comparision of solvers for sptw2sat'.L2:'comparision of solvers for sptw2sat'.L42" chart:label-cell-address="'comparision of solvers for sptw2sat'.L1:'comparision of solvers for sptw2sat'.L1" chart:class="chart:line">
            <chart:data-point chart:repeated="41"/>
          </chart:series>
          <chart:series chart:style-name="ch13" chart:values-cell-range-address="'comparision of solvers for sptw2sat'.M2:'comparision of solvers for sptw2sat'.M42" chart:label-cell-address="'comparision of solvers for sptw2sat'.M1:'comparision of solvers for sptw2sat'.M1" chart:class="chart:line">
            <chart:data-point chart:repeated="4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PU</text:p>
                <draw:g>
                  <svg:desc>'comparision of solvers for sptw2sat'.J1:'comparision of solvers for sptw2sat'.J1</svg:desc>
                </draw:g>
              </table:table-cell>
              <table:table-cell office:value-type="string">
                <text:p>LCPU</text:p>
                <draw:g>
                  <svg:desc>'comparision of solvers for sptw2sat'.K1:'comparision of solvers for sptw2sat'.K1</svg:desc>
                </draw:g>
              </table:table-cell>
              <table:table-cell office:value-type="string">
                <text:p>MAPCPU</text:p>
                <draw:g>
                  <svg:desc>'comparision of solvers for sptw2sat'.L1:'comparision of solvers for sptw2sat'.L1</svg:desc>
                </draw:g>
              </table:table-cell>
              <table:table-cell office:value-type="string">
                <text:p>MCPU</text:p>
                <draw:g>
                  <svg:desc>'comparision of solvers for sptw2sat'.M1:'comparision of solvers for sptw2sat'.M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comparision of solvers for sptw2sat'.C2:'comparision of solvers for sptw2sat'.C42</svg:desc>
                </draw:g>
              </table:table-cell>
              <table:table-cell office:value-type="float" office:value="0.05">
                <text:p>0.05</text:p>
                <draw:g>
                  <svg:desc>'comparision of solvers for sptw2sat'.J2:'comparision of solvers for sptw2sat'.J42</svg:desc>
                </draw:g>
              </table:table-cell>
              <table:table-cell office:value-type="float" office:value="0.07">
                <text:p>0.07</text:p>
                <draw:g>
                  <svg:desc>'comparision of solvers for sptw2sat'.K2:'comparision of solvers for sptw2sat'.K42</svg:desc>
                </draw:g>
              </table:table-cell>
              <table:table-cell office:value-type="float" office:value="0.04">
                <text:p>0.04</text:p>
                <draw:g>
                  <svg:desc>'comparision of solvers for sptw2sat'.L2:'comparision of solvers for sptw2sat'.L42</svg:desc>
                </draw:g>
              </table:table-cell>
              <table:table-cell office:value-type="float" office:value="0.02">
                <text:p>0.02</text:p>
                <draw:g>
                  <svg:desc>'comparision of solvers for sptw2sat'.M2:'comparision of solvers for sptw2sat'.M4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16">
                <text:p>0.16</text:p>
              </table:table-cell>
              <table:table-cell office:value-type="float" office:value="0.08">
                <text:p>0.0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6">
                <text:p>0.06</text:p>
              </table:table-cell>
              <table:table-cell office:value-type="float" office:value="0.16">
                <text:p>0.16</text:p>
              </table:table-cell>
              <table:table-cell office:value-type="float" office:value="0.05">
                <text:p>0.0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.08">
                <text:p>0.08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11">
                <text:p>0.11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0.05">
                <text:p>0.0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6">
                <text:p>0.06</text:p>
              </table:table-cell>
              <table:table-cell office:value-type="float" office:value="0.11">
                <text:p>0.11</text:p>
              </table:table-cell>
              <table:table-cell office:value-type="float" office:value="0.05">
                <text:p>0.0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6">
                <text:p>0.06</text:p>
              </table:table-cell>
              <table:table-cell office:value-type="float" office:value="0.11">
                <text:p>0.11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0.15">
                <text:p>0.15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9">
                <text:p>0.09</text:p>
              </table:table-cell>
              <table:table-cell office:value-type="float" office:value="0.2">
                <text:p>0.2</text:p>
              </table:table-cell>
              <table:table-cell office:value-type="float" office:value="0.09">
                <text:p>0.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0.16">
                <text:p>0.16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13">
                <text:p>0.1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7">
                <text:p>0.07</text:p>
              </table:table-cell>
              <table:table-cell office:value-type="float" office:value="0.22">
                <text:p>0.22</text:p>
              </table:table-cell>
              <table:table-cell office:value-type="float" office:value="0.09">
                <text:p>0.0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7">
                <text:p>0.07</text:p>
              </table:table-cell>
              <table:table-cell office:value-type="float" office:value="0.21">
                <text:p>0.21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5">
                <text:p>0.15</text:p>
              </table:table-cell>
              <table:table-cell office:value-type="float" office:value="0.24">
                <text:p>0.24</text:p>
              </table:table-cell>
              <table:table-cell office:value-type="float" office:value="0.1">
                <text:p>0.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9">
                <text:p>0.09</text:p>
              </table:table-cell>
              <table:table-cell office:value-type="float" office:value="0.24">
                <text:p>0.24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">
                <text:p>0.1</text:p>
              </table:table-cell>
              <table:table-cell office:value-type="float" office:value="0.21">
                <text:p>0.21</text:p>
              </table:table-cell>
              <table:table-cell office:value-type="float" office:value="0.11">
                <text:p>0.1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9">
                <text:p>0.29</text:p>
              </table:table-cell>
              <table:table-cell office:value-type="float" office:value="1.12">
                <text:p>1.12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8">
                <text:p>0.18</text:p>
              </table:table-cell>
              <table:table-cell office:value-type="float" office:value="0.39">
                <text:p>0.39</text:p>
              </table:table-cell>
              <table:table-cell office:value-type="float" office:value="0.14">
                <text:p>0.1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8">
                <text:p>0.18</text:p>
              </table:table-cell>
              <table:table-cell office:value-type="float" office:value="1.41">
                <text:p>1.41</text:p>
              </table:table-cell>
              <table:table-cell office:value-type="float" office:value="0.21">
                <text:p>0.2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8">
                <text:p>0.18</text:p>
              </table:table-cell>
              <table:table-cell office:value-type="float" office:value="0.48">
                <text:p>0.48</text:p>
              </table:table-cell>
              <table:table-cell office:value-type="float" office:value="0.15">
                <text:p>0.1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">
                <text:p>0.2</text:p>
              </table:table-cell>
              <table:table-cell office:value-type="float" office:value="0.36">
                <text:p>0.36</text:p>
              </table:table-cell>
              <table:table-cell office:value-type="float" office:value="0.17">
                <text:p>0.1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2">
                <text:p>0.52</text:p>
              </table:table-cell>
              <table:table-cell office:value-type="float" office:value="1.27">
                <text:p>1.27</text:p>
              </table:table-cell>
              <table:table-cell office:value-type="float" office:value="0.73">
                <text:p>0.7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8">
                <text:p>0.38</text:p>
              </table:table-cell>
              <table:table-cell office:value-type="float" office:value="3.75">
                <text:p>3.75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27">
                <text:p>0.27</text:p>
              </table:table-cell>
              <table:table-cell office:value-type="float" office:value="0.16">
                <text:p>0.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68">
                <text:p>0.68</text:p>
              </table:table-cell>
              <table:table-cell office:value-type="float" office:value="1161.4">
                <text:p>1161.4</text:p>
              </table:table-cell>
              <table:table-cell office:value-type="float" office:value="1203.23">
                <text:p>1203.2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4">
                <text:p>0.44</text:p>
              </table:table-cell>
              <table:table-cell office:value-type="float" office:value="2.79">
                <text:p>2.79</text:p>
              </table:table-cell>
              <table:table-cell office:value-type="float" office:value="0.29">
                <text:p>0.2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5">
                <text:p>0.75</text:p>
              </table:table-cell>
              <table:table-cell office:value-type="float" office:value="5.12">
                <text:p>5.12</text:p>
              </table:table-cell>
              <table:table-cell office:value-type="float" office:value="0.66">
                <text:p>0.6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4">
                <text:p>0.74</text:p>
              </table:table-cell>
              <table:table-cell office:value-type="float" office:value="2.4">
                <text:p>2.4</text:p>
              </table:table-cell>
              <table:table-cell office:value-type="float" office:value="1054.49">
                <text:p>1054.49</text:p>
              </table:table-cell>
              <table:table-cell office:value-type="float" office:value="1033.67">
                <text:p>1033.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6">
                <text:p>3.6</text:p>
              </table:table-cell>
              <table:table-cell office:value-type="float" office:value="9.47">
                <text:p>9.47</text:p>
              </table:table-cell>
              <table:table-cell office:value-type="float" office:value="3.34">
                <text:p>3.3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6">
                <text:p>0.46</text:p>
              </table:table-cell>
              <table:table-cell office:value-type="float" office:value="1.28">
                <text:p>1.28</text:p>
              </table:table-cell>
              <table:table-cell office:value-type="float" office:value="0.7">
                <text:p>0.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.93">
                <text:p>8.93</text:p>
              </table:table-cell>
              <table:table-cell office:value-type="float" office:value="17.67">
                <text:p>17.67</text:p>
              </table:table-cell>
              <table:table-cell office:value-type="float" office:value="43.43">
                <text:p>43.43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4">
                <text:p>1.4</text:p>
              </table:table-cell>
              <table:table-cell office:value-type="float" office:value="5.71">
                <text:p>5.71</text:p>
              </table:table-cell>
              <table:table-cell office:value-type="float" office:value="1.28">
                <text:p>1.28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381.02">
                <text:p>1381.02</text:p>
              </table:table-cell>
              <table:table-cell office:value-type="float" office:value="2081.97">
                <text:p>2081.97</text:p>
              </table:table-cell>
              <table:table-cell office:value-type="float" office:value="1190.12">
                <text:p>1190.12</text:p>
              </table:table-cell>
              <table:table-cell office:value-type="float" office:value="1150.62">
                <text:p>1150.6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578.21">
                <text:p>1578.21</text:p>
              </table:table-cell>
              <table:table-cell office:value-type="float" office:value="1984">
                <text:p>1984</text:p>
              </table:table-cell>
              <table:table-cell office:value-type="float" office:value="1320.76">
                <text:p>1320.76</text:p>
              </table:table-cell>
              <table:table-cell office:value-type="float" office:value="1158.3">
                <text:p>1158.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.41">
                <text:p>11.41</text:p>
              </table:table-cell>
              <table:table-cell office:value-type="float" office:value="49.23">
                <text:p>49.23</text:p>
              </table:table-cell>
              <table:table-cell office:value-type="float" office:value="5.13">
                <text:p>5.13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482.62">
                <text:p>1482.62</text:p>
              </table:table-cell>
              <table:table-cell office:value-type="float" office:value="1694.74">
                <text:p>1694.74</text:p>
              </table:table-cell>
              <table:table-cell office:value-type="float" office:value="1274.2">
                <text:p>1274.2</text:p>
              </table:table-cell>
              <table:table-cell office:value-type="float" office:value="1608.11">
                <text:p>1608.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66.03">
                <text:p>1166.03</text:p>
              </table:table-cell>
              <table:table-cell office:value-type="float" office:value="1275.24">
                <text:p>1275.24</text:p>
              </table:table-cell>
              <table:table-cell office:value-type="float" office:value="1888.58">
                <text:p>1888.58</text:p>
              </table:table-cell>
              <table:table-cell office:value-type="float" office:value="1425.16">
                <text:p>1425.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21.81">
                <text:p>1121.81</text:p>
              </table:table-cell>
              <table:table-cell office:value-type="float" office:value="1873.13">
                <text:p>1873.13</text:p>
              </table:table-cell>
              <table:table-cell office:value-type="float" office:value="1170.26">
                <text:p>1170.26</text:p>
              </table:table-cell>
              <table:table-cell office:value-type="float" office:value="1152.54">
                <text:p>1152.5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609.79">
                <text:p>1609.79</text:p>
              </table:table-cell>
              <table:table-cell office:value-type="float" office:value="1753.3">
                <text:p>1753.3</text:p>
              </table:table-cell>
              <table:table-cell office:value-type="float" office:value="1903.99">
                <text:p>1903.99</text:p>
              </table:table-cell>
              <table:table-cell office:value-type="float" office:value="1514.88">
                <text:p>1514.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 style:rotation-angle="0"/>
      <style:text-properties fo:color="#3c3c3c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3c3c3c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3c3c3c" fo:font-family="Arial"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3c3c3c" fo:font-family="Arial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6.02cm" svg:height="9.009cm" xlink:href=".." xlink:type="simple" chart:class="chart:line" chart:style-name="ch1">
        <chart:title svg:x="6.048cm" svg:y="0.316cm" chart:style-name="ch2">
          <text:p>Time taken for SAT</text:p>
        </chart:title>
        <chart:legend chart:legend-position="end" svg:x="13.829cm" svg:y="3.956cm" style:legend-expansion="high" chart:style-name="ch3"/>
        <chart:plot-area chart:style-name="ch4" table:cell-range-address="'comparision of sptw and spel'.C2:'comparision of sptw and spel'.C42 'comparision of sptw and spel'.F1:'comparision of sptw and spel'.F42 'comparision of sptw and spel'.I1:'comparision of sptw and spel'.I42" chart:data-source-has-labels="both" svg:x="1.331cm" svg:y="1.275cm" svg:width="12.178cm" svg:height="6.573cm">
          <chartooo:coordinate-region svg:x="2.243cm" svg:y="1.475cm" svg:width="11.046cm" svg:height="6.174cm"/>
          <chart:axis chart:dimension="x" chart:name="primary-x" chart:style-name="ch5" chartooo:axis-type="auto">
            <chartooo:date-scale/>
            <chart:title svg:x="7.178cm" svg:y="8.028cm" chart:style-name="ch6">
              <text:p>|V|</text:p>
            </chart:title>
            <chart:categories table:cell-range-address="'comparision of sptw and spel'.C2:'comparision of sptw and spel'.C42"/>
          </chart:axis>
          <chart:axis chart:dimension="y" chart:name="primary-y" chart:style-name="ch7">
            <chart:title svg:x="0.451cm" svg:y="5.809cm" chart:style-name="ch8">
              <text:p>Time in Seconds</text:p>
            </chart:title>
            <chart:grid chart:style-name="ch9" chart:class="major"/>
          </chart:axis>
          <chart:series chart:style-name="ch10" chart:values-cell-range-address="'comparision of sptw and spel'.F2:'comparision of sptw and spel'.F42" chart:label-cell-address="'comparision of sptw and spel'.F1:'comparision of sptw and spel'.F1" chart:class="chart:line">
            <chart:data-point chart:repeated="41"/>
          </chart:series>
          <chart:series chart:style-name="ch11" chart:values-cell-range-address="'comparision of sptw and spel'.I2:'comparision of sptw and spel'.I42" chart:label-cell-address="'comparision of sptw and spel'.I1:'comparision of sptw and spel'.I1" chart:class="chart:line"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AT</text:p>
                <draw:g>
                  <svg:desc>'comparision of sptw and spel'.F1:'comparision of sptw and spel'.F1</svg:desc>
                </draw:g>
              </table:table-cell>
              <table:table-cell office:value-type="string">
                <text:p>eSAT</text:p>
                <draw:g>
                  <svg:desc>'comparision of sptw and spel'.I1:'comparision of sptw and spel'.I1</svg:desc>
                </draw:g>
              </table:table-cell>
            </table:table-row>
          </table:table-header-rows>
          <table:table-rows>
            <table:table-row>
              <table:table-cell office:value-type="float" office:value="70">
                <text:p>70</text:p>
                <draw:g>
                  <svg:desc>'comparision of sptw and spel'.C2:'comparision of sptw and spel'.C42</svg:desc>
                </draw:g>
              </table:table-cell>
              <table:table-cell office:value-type="float" office:value="NaN">
                <text:p>NaN</text:p>
                <draw:g>
                  <svg:desc>'comparision of sptw and spel'.F2:'comparision of sptw and spel'.F42</svg:desc>
                </draw:g>
              </table:table-cell>
              <table:table-cell office:value-type="float" office:value="NaN">
                <text:p>NaN</text:p>
                <draw:g>
                  <svg:desc>'comparision of sptw and spel'.I2:'comparision of sptw and spel'.I42</svg:desc>
                </draw:g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.928">
                <text:p>8.928</text:p>
              </table:table-cell>
              <table:table-cell office:value-type="float" office:value="495.965">
                <text:p>495.9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368">
                <text:p>0.0368</text:p>
              </table:table-cell>
              <table:table-cell office:value-type="float" office:value="0.0459">
                <text:p>0.04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563">
                <text:p>0.0563</text:p>
              </table:table-cell>
              <table:table-cell office:value-type="float" office:value="0.0539">
                <text:p>0.053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707">
                <text:p>0.0707</text:p>
              </table:table-cell>
              <table:table-cell office:value-type="float" office:value="2.7923">
                <text:p>2.792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752">
                <text:p>0.1752</text:p>
              </table:table-cell>
              <table:table-cell office:value-type="float" office:value="33.0139">
                <text:p>33.01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486">
                <text:p>0.7486</text:p>
              </table:table-cell>
              <table:table-cell office:value-type="float" office:value="345.3214">
                <text:p>345.32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99">
                <text:p>0.0499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448">
                <text:p>0.7448</text:p>
              </table:table-cell>
              <table:table-cell office:value-type="float" office:value="344.3974">
                <text:p>344.397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01">
                <text:p>0.101</text:p>
              </table:table-cell>
              <table:table-cell office:value-type="float" office:value="3.4636">
                <text:p>3.463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803">
                <text:p>0.3803</text:p>
              </table:table-cell>
              <table:table-cell office:value-type="float" office:value="59.9921">
                <text:p>59.992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.4133">
                <text:p>11.4133</text:p>
              </table:table-cell>
              <table:table-cell office:value-type="float" office:value="26.8502">
                <text:p>26.85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5957">
                <text:p>3.5957</text:p>
              </table:table-cell>
              <table:table-cell office:value-type="float" office:value="250.9863">
                <text:p>250.98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645">
                <text:p>0.4645</text:p>
              </table:table-cell>
              <table:table-cell office:value-type="float" office:value="321.4309">
                <text:p>321.430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809">
                <text:p>0.1809</text:p>
              </table:table-cell>
              <table:table-cell office:value-type="float" office:value="59.6936">
                <text:p>59.693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728">
                <text:p>0.0728</text:p>
              </table:table-cell>
              <table:table-cell office:value-type="float" office:value="3.7316">
                <text:p>3.73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531">
                <text:p>0.1531</text:p>
              </table:table-cell>
              <table:table-cell office:value-type="float" office:value="2.4732">
                <text:p>2.473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896">
                <text:p>0.0896</text:p>
              </table:table-cell>
              <table:table-cell office:value-type="float" office:value="1.2487">
                <text:p>1.248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81">
                <text:p>0.081</text:p>
              </table:table-cell>
              <table:table-cell office:value-type="float" office:value="1.5737">
                <text:p>1.57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987">
                <text:p>0.0987</text:p>
              </table:table-cell>
              <table:table-cell office:value-type="float" office:value="1.6861">
                <text:p>1.686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805">
                <text:p>0.1805</text:p>
              </table:table-cell>
              <table:table-cell office:value-type="float" office:value="30.9776">
                <text:p>30.977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4034">
                <text:p>1.4034</text:p>
              </table:table-cell>
              <table:table-cell office:value-type="float" office:value="12.525">
                <text:p>12.52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596">
                <text:p>0.0596</text:p>
              </table:table-cell>
              <table:table-cell office:value-type="float" office:value="0.0712">
                <text:p>0.071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966">
                <text:p>0.0966</text:p>
              </table:table-cell>
              <table:table-cell office:value-type="float" office:value="3.4592">
                <text:p>3.459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582">
                <text:p>0.1582</text:p>
              </table:table-cell>
              <table:table-cell office:value-type="float" office:value="35.2071">
                <text:p>35.207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683">
                <text:p>0.1683</text:p>
              </table:table-cell>
              <table:table-cell office:value-type="float" office:value="102.4285">
                <text:p>102.42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64">
                <text:p>0.0764</text:p>
              </table:table-cell>
              <table:table-cell office:value-type="float" office:value="1.2966">
                <text:p>1.296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614">
                <text:p>0.0614</text:p>
              </table:table-cell>
              <table:table-cell office:value-type="float" office:value="0.8192">
                <text:p>0.819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885">
                <text:p>0.2885</text:p>
              </table:table-cell>
              <table:table-cell office:value-type="float" office:value="16.7078">
                <text:p>16.707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339">
                <text:p>0.0339</text:p>
              </table:table-cell>
              <table:table-cell office:value-type="float" office:value="0.1858">
                <text:p>0.185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379">
                <text:p>0.4379</text:p>
              </table:table-cell>
              <table:table-cell office:value-type="float" office:value="175.4019">
                <text:p>175.401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997">
                <text:p>0.1997</text:p>
              </table:table-cell>
              <table:table-cell office:value-type="float" office:value="28.5707">
                <text:p>28.570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184">
                <text:p>0.5184</text:p>
              </table:table-cell>
              <table:table-cell office:value-type="float" office:value="40.6656">
                <text:p>40.66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648">
                <text:p>0.0648</text:p>
              </table:table-cell>
              <table:table-cell office:value-type="float" office:value="0.3614">
                <text:p>0.361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888">
                <text:p>0.0888</text:p>
              </table:table-cell>
              <table:table-cell office:value-type="float" office:value="3.4082">
                <text:p>3.408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585">
                <text:p>0.0585</text:p>
              </table:table-cell>
              <table:table-cell office:value-type="float" office:value="0.1711">
                <text:p>0.17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 style:rotation-angle="0"/>
      <style:text-properties fo:color="#3c3c3c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3c3c3c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3c3c3c" fo:font-family="Arial"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3c3c3c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3c3c3c" fo:font-family="Arial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6.01cm" svg:height="9.015cm" xlink:href=".." xlink:type="simple" chart:class="chart:line" chart:style-name="ch1">
        <chart:title svg:x="6.93cm" svg:y="0.316cm" chart:style-name="ch2">
          <text:p>CPU Time</text:p>
        </chart:title>
        <chart:legend chart:legend-position="end" svg:x="13.766cm" svg:y="3.959cm" style:legend-expansion="high" chart:style-name="ch3"/>
        <chart:plot-area chart:style-name="ch4" table:cell-range-address="'comparision of sptw and spel'.C2:'comparision of sptw and spel'.C42 'comparision of sptw and spel'.G1:'comparision of sptw and spel'.H42" chart:data-source-has-labels="both" svg:x="1.331cm" svg:y="1.275cm" svg:width="12.115cm" svg:height="6.579cm">
          <chartooo:coordinate-region svg:x="2.243cm" svg:y="1.39cm" svg:width="10.798cm" svg:height="6.181cm"/>
          <chart:axis chart:dimension="x" chart:name="primary-x" chart:style-name="ch5" chartooo:axis-type="auto">
            <chartooo:date-scale/>
            <chart:title svg:x="7.146cm" svg:y="8.034cm" chart:style-name="ch6">
              <text:p>|V|</text:p>
            </chart:title>
            <chart:categories table:cell-range-address="'comparision of sptw and spel'.C2:'comparision of sptw and spel'.C42"/>
          </chart:axis>
          <chart:axis chart:dimension="y" chart:name="primary-y" chart:style-name="ch7">
            <chart:title svg:x="0.451cm" svg:y="5.812cm" chart:style-name="ch8">
              <text:p>Time in Seconds</text:p>
            </chart:title>
            <chart:grid chart:style-name="ch9" chart:class="major"/>
          </chart:axis>
          <chart:series chart:style-name="ch10" chart:values-cell-range-address="'comparision of sptw and spel'.G2:'comparision of sptw and spel'.G42" chart:label-cell-address="'comparision of sptw and spel'.G1:'comparision of sptw and spel'.G1" chart:class="chart:line">
            <chart:data-point chart:repeated="41"/>
          </chart:series>
          <chart:series chart:style-name="ch11" chart:values-cell-range-address="'comparision of sptw and spel'.H2:'comparision of sptw and spel'.H42" chart:label-cell-address="'comparision of sptw and spel'.H1:'comparision of sptw and spel'.H1" chart:class="chart:line"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CPU</text:p>
                <draw:g>
                  <svg:desc>'comparision of sptw and spel'.G1:'comparision of sptw and spel'.G1</svg:desc>
                </draw:g>
              </table:table-cell>
              <table:table-cell office:value-type="string">
                <text:p>eCPU</text:p>
                <draw:g>
                  <svg:desc>'comparision of sptw and spel'.H1:'comparision of sptw and spel'.H1</svg:desc>
                </draw:g>
              </table:table-cell>
            </table:table-row>
          </table:table-header-rows>
          <table:table-rows>
            <table:table-row>
              <table:table-cell office:value-type="float" office:value="70">
                <text:p>70</text:p>
                <draw:g>
                  <svg:desc>'comparision of sptw and spel'.C2:'comparision of sptw and spel'.C42</svg:desc>
                </draw:g>
              </table:table-cell>
              <table:table-cell office:value-type="float" office:value="1121.7975">
                <text:p>1121.7975</text:p>
                <draw:g>
                  <svg:desc>'comparision of sptw and spel'.G2:'comparision of sptw and spel'.G42</svg:desc>
                </draw:g>
              </table:table-cell>
              <table:table-cell office:value-type="float" office:value="158.67">
                <text:p>158.67</text:p>
                <draw:g>
                  <svg:desc>'comparision of sptw and spel'.H2:'comparision of sptw and spel'.H42</svg:desc>
                </draw:g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90.1042">
                <text:p>390.1042</text:p>
              </table:table-cell>
              <table:table-cell office:value-type="float" office:value="3971.7289">
                <text:p>3971.728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828">
                <text:p>0.0828</text:p>
              </table:table-cell>
              <table:table-cell office:value-type="float" office:value="0.0671">
                <text:p>0.06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908">
                <text:p>0.0908</text:p>
              </table:table-cell>
              <table:table-cell office:value-type="float" office:value="0.0674">
                <text:p>0.067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3204">
                <text:p>1.3204</text:p>
              </table:table-cell>
              <table:table-cell office:value-type="float" office:value="14.8757">
                <text:p>14.87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9.3911">
                <text:p>39.3911</text:p>
              </table:table-cell>
              <table:table-cell office:value-type="float" office:value="365.9527">
                <text:p>365.95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7.5683">
                <text:p>237.5683</text:p>
              </table:table-cell>
              <table:table-cell office:value-type="float" office:value="2067.6043">
                <text:p>2067.60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838">
                <text:p>0.0838</text:p>
              </table:table-cell>
              <table:table-cell office:value-type="float" office:value="0.0743">
                <text:p>0.07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37.1977">
                <text:p>337.1977</text:p>
              </table:table-cell>
              <table:table-cell office:value-type="float" office:value="1979.8">
                <text:p>1979.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572">
                <text:p>0.7572</text:p>
              </table:table-cell>
              <table:table-cell office:value-type="float" office:value="10.2821">
                <text:p>10.282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609.7674">
                <text:p>1609.7674</text:p>
              </table:table-cell>
              <table:table-cell office:value-type="float" office:value="74.3937">
                <text:p>74.393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.1435">
                <text:p>3.1435</text:p>
              </table:table-cell>
              <table:table-cell office:value-type="float" office:value="318.6835">
                <text:p>318.683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9.5237">
                <text:p>19.5237</text:p>
              </table:table-cell>
              <table:table-cell office:value-type="float" office:value="48.2362">
                <text:p>48.23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1.3966">
                <text:p>201.3966</text:p>
              </table:table-cell>
              <table:table-cell office:value-type="float" office:value="1594.3603">
                <text:p>1594.36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2.5937">
                <text:p>202.5937</text:p>
              </table:table-cell>
              <table:table-cell office:value-type="float" office:value="1989.7547">
                <text:p>1989.754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6503">
                <text:p>1.6503</text:p>
              </table:table-cell>
              <table:table-cell office:value-type="float" office:value="159.232">
                <text:p>159.23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9499">
                <text:p>2.9499</text:p>
              </table:table-cell>
              <table:table-cell office:value-type="float" office:value="15.9926">
                <text:p>15.992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354">
                <text:p>1.354</text:p>
              </table:table-cell>
              <table:table-cell office:value-type="float" office:value="7.5616">
                <text:p>7.561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35">
                <text:p>0.335</text:p>
              </table:table-cell>
              <table:table-cell office:value-type="float" office:value="3.7243">
                <text:p>3.724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699">
                <text:p>0.6699</text:p>
              </table:table-cell>
              <table:table-cell office:value-type="float" office:value="6.3891">
                <text:p>6.389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395">
                <text:p>0.4395</text:p>
              </table:table-cell>
              <table:table-cell office:value-type="float" office:value="4.8834">
                <text:p>4.88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5.2675">
                <text:p>45.2675</text:p>
              </table:table-cell>
              <table:table-cell office:value-type="float" office:value="221.8836">
                <text:p>221.883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482.5881">
                <text:p>1482.5881</text:p>
              </table:table-cell>
              <table:table-cell office:value-type="float" office:value="1919.3846">
                <text:p>1919.38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3.7042">
                <text:p>33.7042</text:p>
              </table:table-cell>
              <table:table-cell office:value-type="float" office:value="160.3337">
                <text:p>160.333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380.9998">
                <text:p>1380.9998</text:p>
              </table:table-cell>
              <table:table-cell office:value-type="float" office:value="1575.8859">
                <text:p>1575.885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574">
                <text:p>0.1574</text:p>
              </table:table-cell>
              <table:table-cell office:value-type="float" office:value="0.1581">
                <text:p>0.158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578.1821">
                <text:p>1578.1821</text:p>
              </table:table-cell>
              <table:table-cell office:value-type="float" office:value="1749.8115">
                <text:p>1749.811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2125">
                <text:p>2.2125</text:p>
              </table:table-cell>
              <table:table-cell office:value-type="float" office:value="30.4607">
                <text:p>30.460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7.8818">
                <text:p>27.8818</text:p>
              </table:table-cell>
              <table:table-cell office:value-type="float" office:value="686.5701">
                <text:p>686.570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38.2364">
                <text:p>438.2364</text:p>
              </table:table-cell>
              <table:table-cell office:value-type="float" office:value="1223.2327">
                <text:p>1223.23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677">
                <text:p>0.7677</text:p>
              </table:table-cell>
              <table:table-cell office:value-type="float" office:value="5.1064">
                <text:p>5.106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796">
                <text:p>0.2796</text:p>
              </table:table-cell>
              <table:table-cell office:value-type="float" office:value="2.0596">
                <text:p>2.059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5307">
                <text:p>2.5307</text:p>
              </table:table-cell>
              <table:table-cell office:value-type="float" office:value="82.0341">
                <text:p>82.03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295">
                <text:p>0.1295</text:p>
              </table:table-cell>
              <table:table-cell office:value-type="float" office:value="0.4203">
                <text:p>0.420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02.5554">
                <text:p>202.5554</text:p>
              </table:table-cell>
              <table:table-cell office:value-type="float" office:value="1619.4003">
                <text:p>1619.400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.1788">
                <text:p>19.1788</text:p>
              </table:table-cell>
              <table:table-cell office:value-type="float" office:value="257.7878">
                <text:p>257.787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6919">
                <text:p>4.6919</text:p>
              </table:table-cell>
              <table:table-cell office:value-type="float" office:value="164.1627">
                <text:p>164.16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061">
                <text:p>0.2061</text:p>
              </table:table-cell>
              <table:table-cell office:value-type="float" office:value="0.7528">
                <text:p>0.752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9435">
                <text:p>1.9435</text:p>
              </table:table-cell>
              <table:table-cell office:value-type="float" office:value="14.5722">
                <text:p>14.57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106">
                <text:p>0.3106</text:p>
              </table:table-cell>
              <table:table-cell office:value-type="float" office:value="0.4995">
                <text:p>0.499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66.016">
                <text:p>1166.016</text:p>
              </table:table-cell>
              <table:table-cell office:value-type="float" office:value="97.2305">
                <text:p>97.23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